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 style:data-style-name="N41"/>
    <style:style style:name="ce2" style:family="table-cell" style:parent-style-name="Default" style:data-style-name="N46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アプリ設定</text:p>
          </table:table-cell>
          <table:table-cell office:value-type="string" calcext:value-type="string">
            <text:p>WaitStartTime</text:p>
          </table:table-cell>
          <table:table-cell office:value-type="string" calcext:value-type="string">
            <text:p>10秒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TrackingTime</text:p>
          </table:table-cell>
          <table:table-cell office:value-type="string" calcext:value-type="string">
            <text:p>30秒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20秒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 calcext:value-type="string">
            <text:p>ディスプレイON</text:p>
          </table:table-cell>
          <table:table-cell table:number-columns-repeated="2"/>
          <table:table-cell office:value-type="string" calcext:value-type="string">
            <text:p>測位開始後ディスプレイOFF</text:p>
          </table:table-cell>
          <table:table-cell table:number-columns-repeated="2"/>
          <table:table-cell office:value-type="string" calcext:value-type="string">
            <text:p>最初からディスプレイOFF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操作</text:p>
          </table:table-cell>
          <table:table-cell office:value-type="string" calcext:value-type="string">
            <text:p>意図した時間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意図した時間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意図した時間</text:p>
          </table:table-cell>
          <table:table-cell table:style-name="Default" office:value-type="string" calcext:value-type="string">
            <text:p>現実</text:p>
          </table:table-cell>
        </table:table-row>
        <table:table-row table:style-name="ro1">
          <table:table-cell/>
          <table:table-cell office:value-type="string" calcext:value-type="string">
            <text:p>開始ボタン押下時間</text:p>
          </table:table-cell>
          <table:table-cell table:number-columns-repeated="2" table:style-name="ce1" office:value-type="time" office:time-value="PT09H34M27S" calcext:value-type="time">
            <text:p>09:34:27</text:p>
          </table:table-cell>
          <table:table-cell table:style-name="ce1"/>
          <table:table-cell table:number-columns-repeated="2" table:style-name="ce1" office:value-type="time" office:time-value="PT10H04M59S" calcext:value-type="time">
            <text:p>10:04:59</text:p>
          </table:table-cell>
          <table:table-cell table:style-name="ce1" table:number-columns-repeated="2"/>
          <table:table-cell table:style-name="ce1" office:value-type="time" office:time-value="PT10H13M41S" calcext:value-type="time">
            <text:p>10:13:41</text:p>
          </table:table-cell>
        </table:table-row>
        <table:table-row table:style-name="ro1">
          <table:table-cell office:value-type="string" calcext:value-type="string">
            <text:p>測位1セット目</text:p>
          </table:table-cell>
          <table:table-cell office:value-type="string" calcext:value-type="string">
            <text:p>Tracking開始時間</text:p>
          </table:table-cell>
          <table:table-cell table:style-name="ce1" table:formula="of:=[.C7]+TIME(0;0;10)" office:value-type="time" office:time-value="PT09H34M37S" calcext:value-type="time">
            <text:p>09:34:37</text:p>
          </table:table-cell>
          <table:table-cell table:style-name="ce2" office:value-type="time" office:time-value="PT09H34M37.53S" calcext:value-type="time">
            <text:p>09:34:37.53</text:p>
          </table:table-cell>
          <table:table-cell table:style-name="ce1" office:value-type="string" calcext:value-type="string">
            <text:p>測位1セット目</text:p>
          </table:table-cell>
          <table:table-cell table:style-name="ce1" table:formula="of:=[.F7]+TIME(0;0;10)" office:value-type="time" office:time-value="PT10H05M09S" calcext:value-type="time">
            <text:p>10:05:09</text:p>
          </table:table-cell>
          <table:table-cell table:style-name="ce2" office:value-type="time" office:time-value="PT10H05M09.177S" calcext:value-type="time">
            <text:p>10:05:09.18</text:p>
          </table:table-cell>
          <table:table-cell office:value-type="string" calcext:value-type="string">
            <text:p>Tracking開始時間</text:p>
          </table:table-cell>
          <table:table-cell table:style-name="ce2"/>
          <table:table-cell office:value-type="time" office:time-value="PT10H13M51.069S" calcext:value-type="time">
            <text:p>10:13:51.07</text:p>
          </table:table-cell>
        </table:table-row>
        <table:table-row table:style-name="ro1">
          <table:table-cell table:number-columns-repeated="2"/>
          <table:table-cell table:style-name="ce1" table:formula="of:=[.C8]+TIME(0;0;30)" office:value-type="time" office:time-value="PT09H35M07S" calcext:value-type="time">
            <text:p>09:35:07</text:p>
          </table:table-cell>
          <table:table-cell table:style-name="ce2" office:value-type="time" office:time-value="PT09H34M44.794S" calcext:value-type="time">
            <text:p>09:34:44.79</text:p>
          </table:table-cell>
          <table:table-cell table:style-name="ce1"/>
          <table:table-cell/>
          <table:table-cell table:style-name="ce2" office:value-type="time" office:time-value="PT10H05M12.834S" calcext:value-type="time">
            <text:p>10:05:12.83</text:p>
          </table:table-cell>
          <table:table-cell/>
          <table:table-cell table:style-name="ce2"/>
          <table:table-cell office:value-type="time" office:time-value="PT10H13M57.445S" calcext:value-type="time">
            <text:p>10:13:57.45</text:p>
          </table:table-cell>
        </table:table-row>
        <table:table-row table:style-name="ro1">
          <table:table-cell table:number-columns-repeated="2"/>
          <table:table-cell table:style-name="ce1" table:formula="of:=[.C9]+TIME(0;0;20)" office:value-type="time" office:time-value="PT09H35M27S" calcext:value-type="time">
            <text:p>09:35:27</text:p>
          </table:table-cell>
          <table:table-cell table:style-name="ce2" office:value-type="time" office:time-value="PT09H34M45.773S" calcext:value-type="time">
            <text:p>09:34:45.77</text:p>
          </table:table-cell>
          <table:table-cell table:style-name="ce1"/>
          <table:table-cell/>
          <table:table-cell table:style-name="ce2" office:value-type="time" office:time-value="PT10H05M13.25S" calcext:value-type="time">
            <text:p>10:05:13.25</text:p>
          </table:table-cell>
          <table:table-cell/>
          <table:table-cell table:style-name="ce2"/>
          <table:table-cell office:value-type="time" office:time-value="PT10H13M58.193S" calcext:value-type="time">
            <text:p>10:13:58.19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1.776S" calcext:value-type="time">
            <text:p>09:34:51.78</text:p>
          </table:table-cell>
          <table:table-cell table:number-columns-repeated="2"/>
          <table:table-cell table:style-name="ce2" office:value-type="time" office:time-value="PT10H05M14.117S" calcext:value-type="time">
            <text:p>10:05:14.12</text:p>
          </table:table-cell>
          <table:table-cell/>
          <table:table-cell table:style-name="ce2"/>
          <table:table-cell office:value-type="time" office:time-value="PT10H13M59.357S" calcext:value-type="time">
            <text:p>10:13:59.36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2.79S" calcext:value-type="time">
            <text:p>09:34:52.79</text:p>
          </table:table-cell>
          <table:table-cell table:number-columns-repeated="2"/>
          <table:table-cell table:style-name="ce2" office:value-type="time" office:time-value="PT10H05M26.632S" calcext:value-type="time">
            <text:p>10:05:26.63</text:p>
          </table:table-cell>
          <table:table-cell table:number-columns-repeated="2"/>
          <table:table-cell office:value-type="time" office:time-value="PT10H14M00.168S" calcext:value-type="time">
            <text:p>10:14:00.17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3.778S" calcext:value-type="time">
            <text:p>09:34:53.78</text:p>
          </table:table-cell>
          <table:table-cell table:number-columns-repeated="2"/>
          <table:table-cell table:style-name="ce2" office:value-type="time" office:time-value="PT10H05M26.679S" calcext:value-type="time">
            <text:p>10:05:26.68</text:p>
          </table:table-cell>
          <table:table-cell table:number-columns-repeated="2"/>
          <table:table-cell office:value-type="time" office:time-value="PT10H14M01.178S" calcext:value-type="time">
            <text:p>10:14:01.18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4.776S" calcext:value-type="time">
            <text:p>09:34:54.78</text:p>
          </table:table-cell>
          <table:table-cell table:number-columns-repeated="2"/>
          <table:table-cell table:style-name="ce2" office:value-type="time" office:time-value="PT10H05M26.72S" calcext:value-type="time">
            <text:p>10:05:26.72</text:p>
          </table:table-cell>
          <table:table-cell table:number-columns-repeated="2"/>
          <table:table-cell office:value-type="time" office:time-value="PT10H14M02.171S" calcext:value-type="time">
            <text:p>10:14:02.17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5.772S" calcext:value-type="time">
            <text:p>09:34:55.77</text:p>
          </table:table-cell>
          <table:table-cell table:number-columns-repeated="2"/>
          <table:table-cell table:style-name="ce2" office:value-type="time" office:time-value="PT10H05M27.419S" calcext:value-type="time">
            <text:p>10:05:27.42</text:p>
          </table:table-cell>
          <table:table-cell table:number-columns-repeated="2"/>
          <table:table-cell office:value-type="time" office:time-value="PT10H15M00.697S" calcext:value-type="time">
            <text:p>10:15:00.70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8.181S" calcext:value-type="time">
            <text:p>09:34:58.18</text:p>
          </table:table-cell>
          <table:table-cell table:number-columns-repeated="2"/>
          <table:table-cell table:style-name="ce2" office:value-type="time" office:time-value="PT10H05M28.477S" calcext:value-type="time">
            <text:p>10:05:28.48</text:p>
          </table:table-cell>
          <table:table-cell table:number-columns-repeated="2"/>
          <table:table-cell office:value-type="time" office:time-value="PT10H15M00.758S" calcext:value-type="time">
            <text:p>10:15:00.76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4M59.154S" calcext:value-type="time">
            <text:p>09:34:59.15</text:p>
          </table:table-cell>
          <table:table-cell table:number-columns-repeated="2"/>
          <table:table-cell table:style-name="ce2" office:value-type="time" office:time-value="PT10H05M35.589S" calcext:value-type="time">
            <text:p>10:05:35.59</text:p>
          </table:table-cell>
          <table:table-cell table:number-columns-repeated="2"/>
          <table:table-cell office:value-type="time" office:time-value="PT10H15M57.802S" calcext:value-type="time">
            <text:p>10:15:57.80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0.204S" calcext:value-type="time">
            <text:p>09:35:00.20</text:p>
          </table:table-cell>
          <table:table-cell table:number-columns-repeated="2"/>
          <table:table-cell table:style-name="ce2" office:value-type="time" office:time-value="PT10H05M35.937S" calcext:value-type="time">
            <text:p>10:05:35.94</text:p>
          </table:table-cell>
          <table:table-cell table:number-columns-repeated="2"/>
          <table:table-cell office:value-type="time" office:time-value="PT10H15M57.876S" calcext:value-type="time">
            <text:p>10:15:57.88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1.127S" calcext:value-type="time">
            <text:p>09:35:01.13</text:p>
          </table:table-cell>
          <table:table-cell table:number-columns-repeated="2"/>
          <table:table-cell table:style-name="ce2" office:value-type="time" office:time-value="PT10H06M00.582S" calcext:value-type="time">
            <text:p>10:06:00.58</text:p>
          </table:table-cell>
          <table:table-cell table:number-columns-repeated="2"/>
          <table:table-cell office:value-type="time" office:time-value="PT10H15M57.895S" calcext:value-type="time">
            <text:p>10:15:57.90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2.161S" calcext:value-type="time">
            <text:p>09:35:02.16</text:p>
          </table:table-cell>
          <table:table-cell table:number-columns-repeated="2"/>
          <table:table-cell table:style-name="ce2" office:value-type="time" office:time-value="PT10H06M31.577S" calcext:value-type="time">
            <text:p>10:06:31.58</text:p>
          </table:table-cell>
          <table:table-cell table:number-columns-repeated="2"/>
          <table:table-cell office:value-type="time" office:time-value="PT10H15M57.973S" calcext:value-type="time">
            <text:p>10:15:57.97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3.164S" calcext:value-type="time">
            <text:p>09:35:03.16</text:p>
          </table:table-cell>
          <table:table-cell table:number-columns-repeated="2"/>
          <table:table-cell table:style-name="ce2" office:value-type="time" office:time-value="PT10H06M31.939S" calcext:value-type="time">
            <text:p>10:06:31.94</text:p>
          </table:table-cell>
          <table:table-cell table:number-columns-repeated="2"/>
          <table:table-cell office:value-type="time" office:time-value="PT10H15M58.056S" calcext:value-type="time">
            <text:p>10:15:58.06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4.164S" calcext:value-type="time">
            <text:p>09:35:04.16</text:p>
          </table:table-cell>
          <table:table-cell table:number-columns-repeated="2"/>
          <table:table-cell table:style-name="ce2" office:value-type="time" office:time-value="PT10H06M32S" calcext:value-type="time">
            <text:p>10:06:32.00</text:p>
          </table:table-cell>
          <table:table-cell table:number-columns-repeated="2"/>
          <table:table-cell office:value-type="time" office:time-value="PT10H15M58.074S" calcext:value-type="time">
            <text:p>10:15:58.07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5.16S" calcext:value-type="time">
            <text:p>09:35:05.16</text:p>
          </table:table-cell>
          <table:table-cell table:number-columns-repeated="2"/>
          <table:table-cell table:style-name="ce2" office:value-type="time" office:time-value="PT10H06M32.061S" calcext:value-type="time">
            <text:p>10:06:32.06</text:p>
          </table:table-cell>
          <table:table-cell table:number-columns-repeated="2"/>
          <table:table-cell office:value-type="time" office:time-value="PT10H15M58.211S" calcext:value-type="time">
            <text:p>10:15:58.21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6.158S" calcext:value-type="time">
            <text:p>09:35:06.16</text:p>
          </table:table-cell>
          <table:table-cell table:number-columns-repeated="2"/>
          <table:table-cell table:style-name="ce2" office:value-type="time" office:time-value="PT10H07M00.733S" calcext:value-type="time">
            <text:p>10:07:00.73</text:p>
          </table:table-cell>
          <table:table-cell table:number-columns-repeated="2"/>
          <table:table-cell office:value-type="time" office:time-value="PT10H15M58.225S" calcext:value-type="time">
            <text:p>10:15:58.23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7.161S" calcext:value-type="time">
            <text:p>09:35:07.16</text:p>
          </table:table-cell>
          <table:table-cell table:number-columns-repeated="2"/>
          <table:table-cell table:style-name="ce2" office:value-type="time" office:time-value="PT10H07M01.074S" calcext:value-type="time">
            <text:p>10:07:01.07</text:p>
          </table:table-cell>
          <table:table-cell table:number-columns-repeated="2"/>
          <table:table-cell office:value-type="time" office:time-value="PT10H15M58.307S" calcext:value-type="time">
            <text:p>10:15:58.31</text:p>
          </table:table-cell>
        </table:table-row>
        <table:table-row table:style-name="ro1">
          <table:table-cell table:number-columns-repeated="3"/>
          <table:table-cell table:style-name="ce2" office:value-type="time" office:time-value="PT09H35M07.548S" calcext:value-type="time">
            <text:p>09:35:07.55</text:p>
          </table:table-cell>
          <table:table-cell table:number-columns-repeated="2"/>
          <table:table-cell table:style-name="ce2" office:value-type="time" office:time-value="PT10H07M01.398S" calcext:value-type="time">
            <text:p>10:07:01.40</text:p>
          </table:table-cell>
          <table:table-cell table:number-columns-repeated="2"/>
          <table:table-cell office:value-type="time" office:time-value="PT10H15M58.36S" calcext:value-type="time">
            <text:p>10:15:58.36</text:p>
          </table:table-cell>
        </table:table-row>
        <table:table-row table:style-name="ro1">
          <table:table-cell table:number-columns-repeated="5"/>
          <table:table-cell table:style-name="ce1" table:formula="of:=[.F8]+TIME(0;0;30)" office:value-type="time" office:time-value="PT10H05M39S" calcext:value-type="time">
            <text:p>10:05:39</text:p>
          </table:table-cell>
          <table:table-cell table:style-name="ce2" office:value-type="time" office:time-value="PT10H08M00.466S" calcext:value-type="time">
            <text:p>10:08:00.47</text:p>
          </table:table-cell>
          <table:table-cell table:number-columns-repeated="2"/>
          <table:table-cell office:value-type="time" office:time-value="PT10H15M58.375S" calcext:value-type="time">
            <text:p>10:15:58.38</text:p>
          </table:table-cell>
        </table:table-row>
        <table:table-row table:style-name="ro1">
          <table:table-cell table:number-columns-repeated="9"/>
          <table:table-cell office:value-type="time" office:time-value="PT10H15M58.383S" calcext:value-type="time">
            <text:p>10:15:58.38</text:p>
          </table:table-cell>
        </table:table-row>
        <table:table-row table:style-name="ro1">
          <table:table-cell table:number-columns-repeated="9"/>
          <table:table-cell office:value-type="time" office:time-value="PT10H15M58.39S" calcext:value-type="time">
            <text:p>10:15:58.39</text:p>
          </table:table-cell>
        </table:table-row>
        <table:table-row table:style-name="ro1">
          <table:table-cell table:number-columns-repeated="9"/>
          <table:table-cell office:value-type="time" office:time-value="PT10H15M58.4S" calcext:value-type="time">
            <text:p>10:15:58.40</text:p>
          </table:table-cell>
        </table:table-row>
        <table:table-row table:style-name="ro1">
          <table:table-cell table:number-columns-repeated="9"/>
          <table:table-cell office:value-type="time" office:time-value="PT10H15M58.407S" calcext:value-type="time">
            <text:p>10:15:58.41</text:p>
          </table:table-cell>
        </table:table-row>
        <table:table-row table:style-name="ro1">
          <table:table-cell table:number-columns-repeated="9"/>
          <table:table-cell office:value-type="time" office:time-value="PT10H15M58.414S" calcext:value-type="time">
            <text:p>10:15:58.41</text:p>
          </table:table-cell>
        </table:table-row>
        <table:table-row table:style-name="ro1">
          <table:table-cell table:number-columns-repeated="9"/>
          <table:table-cell office:value-type="time" office:time-value="PT10H15M58.43S" calcext:value-type="time">
            <text:p>10:15:58.43</text:p>
          </table:table-cell>
        </table:table-row>
        <table:table-row table:style-name="ro1">
          <table:table-cell table:number-columns-repeated="9"/>
          <table:table-cell office:value-type="time" office:time-value="PT10H15M58.469S" calcext:value-type="time">
            <text:p>10:15:58.47</text:p>
          </table:table-cell>
        </table:table-row>
        <table:table-row table:style-name="ro1">
          <table:table-cell table:number-columns-repeated="9"/>
          <table:table-cell office:value-type="time" office:time-value="PT10H15M58.475S" calcext:value-type="time">
            <text:p>10:15:58.48</text:p>
          </table:table-cell>
        </table:table-row>
        <table:table-row table:style-name="ro1">
          <table:table-cell table:number-columns-repeated="9"/>
          <table:table-cell office:value-type="time" office:time-value="PT10H15M58.499S" calcext:value-type="time">
            <text:p>10:15:58.50</text:p>
          </table:table-cell>
        </table:table-row>
        <table:table-row table:style-name="ro1">
          <table:table-cell table:number-columns-repeated="9"/>
          <table:table-cell office:value-type="time" office:time-value="PT10H15M58.514S" calcext:value-type="time">
            <text:p>10:15:58.51</text:p>
          </table:table-cell>
        </table:table-row>
        <table:table-row table:style-name="ro1">
          <table:table-cell table:number-columns-repeated="9"/>
          <table:table-cell office:value-type="time" office:time-value="PT10H15M59.533S" calcext:value-type="time">
            <text:p>10:15:59.53</text:p>
          </table:table-cell>
        </table:table-row>
        <table:table-row table:style-name="ro1">
          <table:table-cell table:number-columns-repeated="9"/>
          <table:table-cell office:value-type="time" office:time-value="PT10H16M00.465S" calcext:value-type="time">
            <text:p>10:16:00.47</text:p>
          </table:table-cell>
        </table:table-row>
        <table:table-row table:style-name="ro1">
          <table:table-cell table:number-columns-repeated="9"/>
          <table:table-cell office:value-type="time" office:time-value="PT10H16M01.426S" calcext:value-type="time">
            <text:p>10:16:01.43</text:p>
          </table:table-cell>
        </table:table-row>
        <table:table-row table:style-name="ro1">
          <table:table-cell table:number-columns-repeated="9"/>
          <table:table-cell office:value-type="time" office:time-value="PT10H16M05.56S" calcext:value-type="time">
            <text:p>10:16:05.56</text:p>
          </table:table-cell>
        </table:table-row>
        <table:table-row table:style-name="ro1">
          <table:table-cell table:number-columns-repeated="9"/>
          <table:table-cell office:value-type="time" office:time-value="PT10H16M06.43S" calcext:value-type="time">
            <text:p>10:16:06.4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racking終了時間</text:p>
          </table:table-cell>
          <table:table-cell/>
          <table:table-cell office:value-type="time" office:time-value="PT10H16M08.503S" calcext:value-type="time">
            <text:p>10:16:08.50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/>
          <table:table-cell office:value-type="string" calcext:value-type="string">
            <text:p>Tracking終了時間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測位2セット目</text:p>
          </table:table-cell>
          <table:table-cell office:value-type="string" calcext:value-type="string">
            <text:p>Tracking開始時間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Tracking終了時間</text:p>
          </table:table-cell>
          <table:table-cell table:number-columns-repeated="7"/>
          <table:table-cell table:style-name="Default"/>
        </table:table-row>
      </table:table>
      <table:table table:name="ディスプレイON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測位方式</text:p>
          </table:table-cell>
          <table:table-cell table:style-name="Default" office:value-type="string" calcext:value-type="string">
            <text:p>測位開始待ち時間</text:p>
          </table:table-cell>
          <table:table-cell table:style-name="Default" office:value-type="string" calcext:value-type="string">
            <text:p>TrackingTime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アシストデータ削除時間</text:p>
          </table:table-cell>
          <table:table-cell office:value-type="string" calcext:value-type="string">
            <text:p>アシストデータ削除有無</text:p>
          </table:table-cell>
          <table:table-cell office:value-type="string" calcext:value-type="string">
            <text:p>ログ出力有無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ACK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測位開始時間</text:p>
          </table:table-cell>
          <table:table-cell table:style-name="Default" office:value-type="string" calcext:value-type="string">
            <text:p>測位終了時間</text:p>
          </table:table-cell>
          <table:table-cell table:style-name="Default" office:value-type="string" calcext:value-type="string">
            <text:p>測位成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経度</text:p>
          </table:table-cell>
          <table:table-cell office:value-type="string" calcext:value-type="string">
            <text:p>TTF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cationTime(epoch)</text:p>
          </table:table-cell>
          <table:table-cell office:value-type="string" calcext:value-type="string">
            <text:p>LocationTime(UTC)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44.794S" calcext:value-type="time">
            <text:p>09:34:44.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140999" calcext:value-type="float">
            <text:p>35.22140999</text:p>
          </table:table-cell>
          <table:table-cell office:value-type="float" office:value="139.67359484" calcext:value-type="float">
            <text:p>139.67359484</text:p>
          </table:table-cell>
          <table:table-cell office:value-type="float" office:value="7.264" calcext:value-type="float">
            <text:p>7.264</text:p>
          </table:table-cell>
          <table:table-cell office:value-type="float" office:value="736" calcext:value-type="float">
            <text:p>736</text:p>
          </table:table-cell>
          <table:table-cell office:value-type="float" office:value="1541637285602" calcext:value-type="float">
            <text:p>1541637285602</text:p>
          </table:table-cell>
          <table:table-cell office:value-type="string" calcext:value-type="string">
            <text:p>2018-11-08T09:34:45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45.773S" calcext:value-type="time">
            <text:p>09:34:45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37945" calcext:value-type="float">
            <text:p>35.22337945</text:p>
          </table:table-cell>
          <table:table-cell office:value-type="float" office:value="139.67374447" calcext:value-type="float">
            <text:p>139.67374447</text:p>
          </table:table-cell>
          <table:table-cell office:value-type="float" office:value="8.243" calcext:value-type="float">
            <text:p>8.243</text:p>
          </table:table-cell>
          <table:table-cell office:value-type="float" office:value="57" calcext:value-type="float">
            <text:p>57</text:p>
          </table:table-cell>
          <table:table-cell office:value-type="float" office:value="1541637287056" calcext:value-type="float">
            <text:p>1541637287056</text:p>
          </table:table-cell>
          <table:table-cell office:value-type="string" calcext:value-type="string">
            <text:p>2018-11-08T09:34:47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1.776S" calcext:value-type="time">
            <text:p>09:34:51.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134" calcext:value-type="float">
            <text:p>35.2239134</text:p>
          </table:table-cell>
          <table:table-cell office:value-type="float" office:value="139.67316919" calcext:value-type="float">
            <text:p>139.67316919</text:p>
          </table:table-cell>
          <table:table-cell office:value-type="float" office:value="14.246" calcext:value-type="float">
            <text:p>14.246</text:p>
          </table:table-cell>
          <table:table-cell office:value-type="float" office:value="41" calcext:value-type="float">
            <text:p>41</text:p>
          </table:table-cell>
          <table:table-cell office:value-type="float" office:value="1541637292628" calcext:value-type="float">
            <text:p>1541637292628</text:p>
          </table:table-cell>
          <table:table-cell office:value-type="string" calcext:value-type="string">
            <text:p>2018-11-08T09:34:52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2.79S" calcext:value-type="time">
            <text:p>09:34:52.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2511" calcext:value-type="float">
            <text:p>35.22372511</text:p>
          </table:table-cell>
          <table:table-cell office:value-type="float" office:value="139.6735668" calcext:value-type="float">
            <text:p>139.6735668</text:p>
          </table:table-cell>
          <table:table-cell office:value-type="float" office:value="15.2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office:value-type="float" office:value="1541637293589" calcext:value-type="float">
            <text:p>1541637293589</text:p>
          </table:table-cell>
          <table:table-cell office:value-type="string" calcext:value-type="string">
            <text:p>2018-11-08T09:34:53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3.778S" calcext:value-type="time">
            <text:p>09:34:53.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6547" calcext:value-type="float">
            <text:p>35.22356547</text:p>
          </table:table-cell>
          <table:table-cell office:value-type="float" office:value="139.67368475" calcext:value-type="float">
            <text:p>139.67368475</text:p>
          </table:table-cell>
          <table:table-cell office:value-type="float" office:value="16.248" calcext:value-type="float">
            <text:p>16.248</text:p>
          </table:table-cell>
          <table:table-cell office:value-type="float" office:value="41" calcext:value-type="float">
            <text:p>41</text:p>
          </table:table-cell>
          <table:table-cell office:value-type="float" office:value="1541637294640" calcext:value-type="float">
            <text:p>1541637294640</text:p>
          </table:table-cell>
          <table:table-cell office:value-type="string" calcext:value-type="string">
            <text:p>2018-11-08T09:34:54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4.776S" calcext:value-type="time">
            <text:p>09:34:54.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64595" calcext:value-type="float">
            <text:p>35.22364595</text:p>
          </table:table-cell>
          <table:table-cell office:value-type="float" office:value="139.67348127" calcext:value-type="float">
            <text:p>139.67348127</text:p>
          </table:table-cell>
          <table:table-cell office:value-type="float" office:value="17.246" calcext:value-type="float">
            <text:p>17.246</text:p>
          </table:table-cell>
          <table:table-cell office:value-type="float" office:value="32" calcext:value-type="float">
            <text:p>32</text:p>
          </table:table-cell>
          <table:table-cell office:value-type="float" office:value="1541637295640" calcext:value-type="float">
            <text:p>1541637295640</text:p>
          </table:table-cell>
          <table:table-cell office:value-type="string" calcext:value-type="string">
            <text:p>2018-11-08T09:34:55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5.772S" calcext:value-type="time">
            <text:p>09:34:55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1838" calcext:value-type="float">
            <text:p>35.22371838</text:p>
          </table:table-cell>
          <table:table-cell office:value-type="float" office:value="139.67334678" calcext:value-type="float">
            <text:p>139.67334678</text:p>
          </table:table-cell>
          <table:table-cell office:value-type="float" office:value="18.242" calcext:value-type="float">
            <text:p>18.242</text:p>
          </table:table-cell>
          <table:table-cell office:value-type="float" office:value="23" calcext:value-type="float">
            <text:p>23</text:p>
          </table:table-cell>
          <table:table-cell office:value-type="float" office:value="1541637296000" calcext:value-type="float">
            <text:p>1541637296000</text:p>
          </table:table-cell>
          <table:table-cell office:value-type="string" calcext:value-type="string">
            <text:p>2018-11-08T09:34:56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8.181S" calcext:value-type="time">
            <text:p>09:34:58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7173" calcext:value-type="float">
            <text:p>35.22357173</text:p>
          </table:table-cell>
          <table:table-cell office:value-type="float" office:value="139.67375226" calcext:value-type="float">
            <text:p>139.67375226</text:p>
          </table:table-cell>
          <table:table-cell office:value-type="float" office:value="20.651" calcext:value-type="float">
            <text:p>20.651</text:p>
          </table:table-cell>
          <table:table-cell office:value-type="float" office:value="45" calcext:value-type="float">
            <text:p>45</text:p>
          </table:table-cell>
          <table:table-cell office:value-type="float" office:value="1541637299000" calcext:value-type="float">
            <text:p>1541637299000</text:p>
          </table:table-cell>
          <table:table-cell office:value-type="string" calcext:value-type="string">
            <text:p>2018-11-08T09:34:59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4M59.154S" calcext:value-type="time">
            <text:p>09:34:5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67417" calcext:value-type="float">
            <text:p>35.22367417</text:p>
          </table:table-cell>
          <table:table-cell office:value-type="float" office:value="139.67376172" calcext:value-type="float">
            <text:p>139.67376172</text:p>
          </table:table-cell>
          <table:table-cell office:value-type="float" office:value="21.624" calcext:value-type="float">
            <text:p>21.624</text:p>
          </table:table-cell>
          <table:table-cell office:value-type="float" office:value="41" calcext:value-type="float">
            <text:p>41</text:p>
          </table:table-cell>
          <table:table-cell office:value-type="float" office:value="1541637300000" calcext:value-type="float">
            <text:p>1541637300000</text:p>
          </table:table-cell>
          <table:table-cell office:value-type="string" calcext:value-type="string">
            <text:p>2018-11-08T09:35:00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0.204S" calcext:value-type="time">
            <text:p>09:35:00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2704" calcext:value-type="float">
            <text:p>35.22372704</text:p>
          </table:table-cell>
          <table:table-cell office:value-type="float" office:value="139.6737803" calcext:value-type="float">
            <text:p>139.6737803</text:p>
          </table:table-cell>
          <table:table-cell office:value-type="float" office:value="22.674" calcext:value-type="float">
            <text:p>22.674</text:p>
          </table:table-cell>
          <table:table-cell office:value-type="float" office:value="37" calcext:value-type="float">
            <text:p>37</text:p>
          </table:table-cell>
          <table:table-cell office:value-type="float" office:value="1541637301000" calcext:value-type="float">
            <text:p>1541637301000</text:p>
          </table:table-cell>
          <table:table-cell office:value-type="string" calcext:value-type="string">
            <text:p>2018-11-08T09:35:01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1.127S" calcext:value-type="time">
            <text:p>09:35:01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181" calcext:value-type="float">
            <text:p>35.2237181</text:p>
          </table:table-cell>
          <table:table-cell office:value-type="float" office:value="139.6738409" calcext:value-type="float">
            <text:p>139.6738409</text:p>
          </table:table-cell>
          <table:table-cell office:value-type="float" office:value="23.597" calcext:value-type="float">
            <text:p>23.597</text:p>
          </table:table-cell>
          <table:table-cell office:value-type="float" office:value="34" calcext:value-type="float">
            <text:p>34</text:p>
          </table:table-cell>
          <table:table-cell office:value-type="float" office:value="1541637302000" calcext:value-type="float">
            <text:p>1541637302000</text:p>
          </table:table-cell>
          <table:table-cell office:value-type="string" calcext:value-type="string">
            <text:p>2018-11-08T09:35:02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2.161S" calcext:value-type="time">
            <text:p>09:35:0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269" calcext:value-type="float">
            <text:p>35.22373269</text:p>
          </table:table-cell>
          <table:table-cell office:value-type="float" office:value="139.67385501" calcext:value-type="float">
            <text:p>139.67385501</text:p>
          </table:table-cell>
          <table:table-cell office:value-type="float" office:value="24.631" calcext:value-type="float">
            <text:p>24.631</text:p>
          </table:table-cell>
          <table:table-cell office:value-type="float" office:value="32" calcext:value-type="float">
            <text:p>32</text:p>
          </table:table-cell>
          <table:table-cell office:value-type="float" office:value="1541637303000" calcext:value-type="float">
            <text:p>1541637303000</text:p>
          </table:table-cell>
          <table:table-cell office:value-type="string" calcext:value-type="string">
            <text:p>2018-11-08T09:35:03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3.164S" calcext:value-type="time">
            <text:p>09:35:0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715" calcext:value-type="float">
            <text:p>35.22375715</text:p>
          </table:table-cell>
          <table:table-cell office:value-type="float" office:value="139.67386896" calcext:value-type="float">
            <text:p>139.67386896</text:p>
          </table:table-cell>
          <table:table-cell office:value-type="float" office:value="25.634" calcext:value-type="float">
            <text:p>25.634</text:p>
          </table:table-cell>
          <table:table-cell office:value-type="float" office:value="29" calcext:value-type="float">
            <text:p>29</text:p>
          </table:table-cell>
          <table:table-cell office:value-type="float" office:value="1541637304000" calcext:value-type="float">
            <text:p>1541637304000</text:p>
          </table:table-cell>
          <table:table-cell office:value-type="string" calcext:value-type="string">
            <text:p>2018-11-08T09:35:04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4.164S" calcext:value-type="time">
            <text:p>09:35:0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595" calcext:value-type="float">
            <text:p>35.22375595</text:p>
          </table:table-cell>
          <table:table-cell office:value-type="float" office:value="139.67391714" calcext:value-type="float">
            <text:p>139.67391714</text:p>
          </table:table-cell>
          <table:table-cell office:value-type="float" office:value="26.634" calcext:value-type="float">
            <text:p>26.634</text:p>
          </table:table-cell>
          <table:table-cell office:value-type="float" office:value="27" calcext:value-type="float">
            <text:p>27</text:p>
          </table:table-cell>
          <table:table-cell office:value-type="float" office:value="1541637305000" calcext:value-type="float">
            <text:p>1541637305000</text:p>
          </table:table-cell>
          <table:table-cell office:value-type="string" calcext:value-type="string">
            <text:p>2018-11-08T09:35:05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5.16S" calcext:value-type="time">
            <text:p>09:35:0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889" calcext:value-type="float">
            <text:p>35.22373889</text:p>
          </table:table-cell>
          <table:table-cell office:value-type="float" office:value="139.67396486" calcext:value-type="float">
            <text:p>139.67396486</text:p>
          </table:table-cell>
          <table:table-cell office:value-type="float" office:value="27.63" calcext:value-type="float">
            <text:p>27.63</text:p>
          </table:table-cell>
          <table:table-cell office:value-type="float" office:value="27" calcext:value-type="float">
            <text:p>27</text:p>
          </table:table-cell>
          <table:table-cell office:value-type="float" office:value="1541637306000" calcext:value-type="float">
            <text:p>1541637306000</text:p>
          </table:table-cell>
          <table:table-cell office:value-type="string" calcext:value-type="string">
            <text:p>2018-11-08T09:35:06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6.158S" calcext:value-type="time">
            <text:p>09:35:0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855" calcext:value-type="float">
            <text:p>35.22373855</text:p>
          </table:table-cell>
          <table:table-cell office:value-type="float" office:value="139.67397555" calcext:value-type="float">
            <text:p>139.67397555</text:p>
          </table:table-cell>
          <table:table-cell office:value-type="float" office:value="28.628" calcext:value-type="float">
            <text:p>28.628</text:p>
          </table:table-cell>
          <table:table-cell office:value-type="float" office:value="28" calcext:value-type="float">
            <text:p>28</text:p>
          </table:table-cell>
          <table:table-cell office:value-type="float" office:value="1541637307000" calcext:value-type="float">
            <text:p>1541637307000</text:p>
          </table:table-cell>
          <table:table-cell office:value-type="string" calcext:value-type="string">
            <text:p>2018-11-08T09:35:07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7.161S" calcext:value-type="time">
            <text:p>09:35:0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4046" calcext:value-type="float">
            <text:p>35.22374046</text:p>
          </table:table-cell>
          <table:table-cell office:value-type="float" office:value="139.67398436" calcext:value-type="float">
            <text:p>139.67398436</text:p>
          </table:table-cell>
          <table:table-cell office:value-type="float" office:value="29.631" calcext:value-type="float">
            <text:p>29.631</text:p>
          </table:table-cell>
          <table:table-cell office:value-type="float" office:value="28" calcext:value-type="float">
            <text:p>28</text:p>
          </table:table-cell>
          <table:table-cell office:value-type="float" office:value="1541637308000" calcext:value-type="float">
            <text:p>1541637308000</text:p>
          </table:table-cell>
          <table:table-cell office:value-type="string" calcext:value-type="string">
            <text:p>2018-11-08T09:35:08+0900</text:p>
          </table:table-cell>
        </table:table-row>
        <table:table-row table:style-name="ro1">
          <table:table-cell office:value-type="time" office:time-value="PT09H34M37.53S" calcext:value-type="time">
            <text:p>09:34:37.53</text:p>
          </table:table-cell>
          <table:table-cell office:value-type="time" office:time-value="PT09H35M07.548S" calcext:value-type="time">
            <text:p>09:35:07.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8" calcext:value-type="float">
            <text:p>30.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3.182S" calcext:value-type="time">
            <text:p>09:35:43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982" calcext:value-type="float">
            <text:p>35.22373982</text:p>
          </table:table-cell>
          <table:table-cell office:value-type="float" office:value="139.67398166" calcext:value-type="float">
            <text:p>139.67398166</text:p>
          </table:table-cell>
          <table:table-cell office:value-type="float" office:value="15.621" calcext:value-type="float">
            <text:p>15.621</text:p>
          </table:table-cell>
          <table:table-cell office:value-type="float" office:value="43" calcext:value-type="float">
            <text:p>43</text:p>
          </table:table-cell>
          <table:table-cell office:value-type="float" office:value="1541637344000" calcext:value-type="float">
            <text:p>1541637344000</text:p>
          </table:table-cell>
          <table:table-cell office:value-type="string" calcext:value-type="string">
            <text:p>2018-11-08T09:35:44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4.167S" calcext:value-type="time">
            <text:p>09:35:44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4069" calcext:value-type="float">
            <text:p>35.22374069</text:p>
          </table:table-cell>
          <table:table-cell office:value-type="float" office:value="139.67397931" calcext:value-type="float">
            <text:p>139.67397931</text:p>
          </table:table-cell>
          <table:table-cell office:value-type="float" office:value="16.606" calcext:value-type="float">
            <text:p>16.606</text:p>
          </table:table-cell>
          <table:table-cell office:value-type="float" office:value="39" calcext:value-type="float">
            <text:p>39</text:p>
          </table:table-cell>
          <table:table-cell office:value-type="float" office:value="1541637345000" calcext:value-type="float">
            <text:p>1541637345000</text:p>
          </table:table-cell>
          <table:table-cell office:value-type="string" calcext:value-type="string">
            <text:p>2018-11-08T09:35:45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5.154S" calcext:value-type="time">
            <text:p>09:35:4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618" calcext:value-type="float">
            <text:p>35.22373618</text:p>
          </table:table-cell>
          <table:table-cell office:value-type="float" office:value="139.6739788" calcext:value-type="float">
            <text:p>139.6739788</text:p>
          </table:table-cell>
          <table:table-cell office:value-type="float" office:value="17.593" calcext:value-type="float">
            <text:p>17.593</text:p>
          </table:table-cell>
          <table:table-cell office:value-type="float" office:value="33" calcext:value-type="float">
            <text:p>33</text:p>
          </table:table-cell>
          <table:table-cell office:value-type="float" office:value="1541637346000" calcext:value-type="float">
            <text:p>1541637346000</text:p>
          </table:table-cell>
          <table:table-cell office:value-type="string" calcext:value-type="string">
            <text:p>2018-11-08T09:35:46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6.151S" calcext:value-type="time">
            <text:p>09:35:4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494" calcext:value-type="float">
            <text:p>35.22373494</text:p>
          </table:table-cell>
          <table:table-cell office:value-type="float" office:value="139.67397836" calcext:value-type="float">
            <text:p>139.67397836</text:p>
          </table:table-cell>
          <table:table-cell office:value-type="float" office:value="18.59" calcext:value-type="float">
            <text:p>18.59</text:p>
          </table:table-cell>
          <table:table-cell office:value-type="float" office:value="27" calcext:value-type="float">
            <text:p>27</text:p>
          </table:table-cell>
          <table:table-cell office:value-type="float" office:value="1541637347000" calcext:value-type="float">
            <text:p>1541637347000</text:p>
          </table:table-cell>
          <table:table-cell office:value-type="string" calcext:value-type="string">
            <text:p>2018-11-08T09:35:47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7.153S" calcext:value-type="time">
            <text:p>09:35:4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669" calcext:value-type="float">
            <text:p>35.22373669</text:p>
          </table:table-cell>
          <table:table-cell office:value-type="float" office:value="139.67397793" calcext:value-type="float">
            <text:p>139.67397793</text:p>
          </table:table-cell>
          <table:table-cell office:value-type="float" office:value="19.592" calcext:value-type="float">
            <text:p>19.592</text:p>
          </table:table-cell>
          <table:table-cell office:value-type="float" office:value="25" calcext:value-type="float">
            <text:p>25</text:p>
          </table:table-cell>
          <table:table-cell office:value-type="float" office:value="1541637348000" calcext:value-type="float">
            <text:p>1541637348000</text:p>
          </table:table-cell>
          <table:table-cell office:value-type="string" calcext:value-type="string">
            <text:p>2018-11-08T09:35:48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8.155S" calcext:value-type="time">
            <text:p>09:35:4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937" calcext:value-type="float">
            <text:p>35.22373937</text:p>
          </table:table-cell>
          <table:table-cell office:value-type="float" office:value="139.6739769" calcext:value-type="float">
            <text:p>139.6739769</text:p>
          </table:table-cell>
          <table:table-cell office:value-type="float" office:value="20.594" calcext:value-type="float">
            <text:p>20.594</text:p>
          </table:table-cell>
          <table:table-cell office:value-type="float" office:value="24" calcext:value-type="float">
            <text:p>24</text:p>
          </table:table-cell>
          <table:table-cell office:value-type="float" office:value="1541637349000" calcext:value-type="float">
            <text:p>1541637349000</text:p>
          </table:table-cell>
          <table:table-cell office:value-type="string" calcext:value-type="string">
            <text:p>2018-11-08T09:35:49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49.179S" calcext:value-type="time">
            <text:p>09:35:49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404" calcext:value-type="float">
            <text:p>35.2237404</text:p>
          </table:table-cell>
          <table:table-cell office:value-type="float" office:value="139.67397652" calcext:value-type="float">
            <text:p>139.67397652</text:p>
          </table:table-cell>
          <table:table-cell office:value-type="float" office:value="21.618" calcext:value-type="float">
            <text:p>21.618</text:p>
          </table:table-cell>
          <table:table-cell office:value-type="float" office:value="22" calcext:value-type="float">
            <text:p>22</text:p>
          </table:table-cell>
          <table:table-cell office:value-type="float" office:value="1541637350000" calcext:value-type="float">
            <text:p>1541637350000</text:p>
          </table:table-cell>
          <table:table-cell office:value-type="string" calcext:value-type="string">
            <text:p>2018-11-08T09:35:50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0.157S" calcext:value-type="time">
            <text:p>09:35:5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4845" calcext:value-type="float">
            <text:p>35.22374845</text:p>
          </table:table-cell>
          <table:table-cell office:value-type="float" office:value="139.67396622" calcext:value-type="float">
            <text:p>139.67396622</text:p>
          </table:table-cell>
          <table:table-cell office:value-type="float" office:value="22.596" calcext:value-type="float">
            <text:p>22.596</text:p>
          </table:table-cell>
          <table:table-cell office:value-type="float" office:value="21" calcext:value-type="float">
            <text:p>21</text:p>
          </table:table-cell>
          <table:table-cell office:value-type="float" office:value="1541637351000" calcext:value-type="float">
            <text:p>1541637351000</text:p>
          </table:table-cell>
          <table:table-cell office:value-type="string" calcext:value-type="string">
            <text:p>2018-11-08T09:35:51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1.156S" calcext:value-type="time">
            <text:p>09:35:51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046" calcext:value-type="float">
            <text:p>35.22375046</text:p>
          </table:table-cell>
          <table:table-cell office:value-type="float" office:value="139.6739637" calcext:value-type="float">
            <text:p>139.6739637</text:p>
          </table:table-cell>
          <table:table-cell office:value-type="float" office:value="23.595" calcext:value-type="float">
            <text:p>23.595</text:p>
          </table:table-cell>
          <table:table-cell office:value-type="float" office:value="22" calcext:value-type="float">
            <text:p>22</text:p>
          </table:table-cell>
          <table:table-cell office:value-type="float" office:value="1541637352000" calcext:value-type="float">
            <text:p>1541637352000</text:p>
          </table:table-cell>
          <table:table-cell office:value-type="string" calcext:value-type="string">
            <text:p>2018-11-08T09:35:52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2.158S" calcext:value-type="time">
            <text:p>09:35:5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008" calcext:value-type="float">
            <text:p>35.22375008</text:p>
          </table:table-cell>
          <table:table-cell office:value-type="float" office:value="139.67396007" calcext:value-type="float">
            <text:p>139.67396007</text:p>
          </table:table-cell>
          <table:table-cell office:value-type="float" office:value="24.597" calcext:value-type="float">
            <text:p>24.597</text:p>
          </table:table-cell>
          <table:table-cell office:value-type="float" office:value="22" calcext:value-type="float">
            <text:p>22</text:p>
          </table:table-cell>
          <table:table-cell office:value-type="float" office:value="1541637353000" calcext:value-type="float">
            <text:p>1541637353000</text:p>
          </table:table-cell>
          <table:table-cell office:value-type="string" calcext:value-type="string">
            <text:p>2018-11-08T09:35:53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3.158S" calcext:value-type="time">
            <text:p>09:35:5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079" calcext:value-type="float">
            <text:p>35.22375079</text:p>
          </table:table-cell>
          <table:table-cell office:value-type="float" office:value="139.67395843" calcext:value-type="float">
            <text:p>139.67395843</text:p>
          </table:table-cell>
          <table:table-cell office:value-type="float" office:value="25.597" calcext:value-type="float">
            <text:p>25.597</text:p>
          </table:table-cell>
          <table:table-cell office:value-type="float" office:value="24" calcext:value-type="float">
            <text:p>24</text:p>
          </table:table-cell>
          <table:table-cell office:value-type="float" office:value="1541637354000" calcext:value-type="float">
            <text:p>1541637354000</text:p>
          </table:table-cell>
          <table:table-cell office:value-type="string" calcext:value-type="string">
            <text:p>2018-11-08T09:35:54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4.176S" calcext:value-type="time">
            <text:p>09:35:54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247" calcext:value-type="float">
            <text:p>35.22375247</text:p>
          </table:table-cell>
          <table:table-cell office:value-type="float" office:value="139.67395464" calcext:value-type="float">
            <text:p>139.67395464</text:p>
          </table:table-cell>
          <table:table-cell office:value-type="float" office:value="26.615" calcext:value-type="float">
            <text:p>26.615</text:p>
          </table:table-cell>
          <table:table-cell office:value-type="float" office:value="24" calcext:value-type="float">
            <text:p>24</text:p>
          </table:table-cell>
          <table:table-cell office:value-type="float" office:value="1541637355000" calcext:value-type="float">
            <text:p>1541637355000</text:p>
          </table:table-cell>
          <table:table-cell office:value-type="string" calcext:value-type="string">
            <text:p>2018-11-08T09:35:55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5.156S" calcext:value-type="time">
            <text:p>09:35:5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355" calcext:value-type="float">
            <text:p>35.22375355</text:p>
          </table:table-cell>
          <table:table-cell office:value-type="float" office:value="139.67395354" calcext:value-type="float">
            <text:p>139.67395354</text:p>
          </table:table-cell>
          <table:table-cell office:value-type="float" office:value="27.595" calcext:value-type="float">
            <text:p>27.595</text:p>
          </table:table-cell>
          <table:table-cell office:value-type="float" office:value="25" calcext:value-type="float">
            <text:p>25</text:p>
          </table:table-cell>
          <table:table-cell office:value-type="float" office:value="1541637356000" calcext:value-type="float">
            <text:p>1541637356000</text:p>
          </table:table-cell>
          <table:table-cell office:value-type="string" calcext:value-type="string">
            <text:p>2018-11-08T09:35:56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6.163S" calcext:value-type="time">
            <text:p>09:35:5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464" calcext:value-type="float">
            <text:p>35.22375464</text:p>
          </table:table-cell>
          <table:table-cell office:value-type="float" office:value="139.67395328" calcext:value-type="float">
            <text:p>139.67395328</text:p>
          </table:table-cell>
          <table:table-cell office:value-type="float" office:value="28.602" calcext:value-type="float">
            <text:p>28.602</text:p>
          </table:table-cell>
          <table:table-cell office:value-type="float" office:value="25" calcext:value-type="float">
            <text:p>25</text:p>
          </table:table-cell>
          <table:table-cell office:value-type="float" office:value="1541637357000" calcext:value-type="float">
            <text:p>1541637357000</text:p>
          </table:table-cell>
          <table:table-cell office:value-type="string" calcext:value-type="string">
            <text:p>2018-11-08T09:35:57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7.161S" calcext:value-type="time">
            <text:p>09:35:5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459" calcext:value-type="float">
            <text:p>35.22375459</text:p>
          </table:table-cell>
          <table:table-cell office:value-type="float" office:value="139.67395084" calcext:value-type="float">
            <text:p>139.67395084</text:p>
          </table:table-cell>
          <table:table-cell office:value-type="float" office:value="29.6" calcext:value-type="float">
            <text:p>29.6</text:p>
          </table:table-cell>
          <table:table-cell office:value-type="float" office:value="24" calcext:value-type="float">
            <text:p>24</text:p>
          </table:table-cell>
          <table:table-cell office:value-type="float" office:value="1541637358000" calcext:value-type="float">
            <text:p>1541637358000</text:p>
          </table:table-cell>
          <table:table-cell office:value-type="string" calcext:value-type="string">
            <text:p>2018-11-08T09:35:58+0900</text:p>
          </table:table-cell>
        </table:table-row>
        <table:table-row table:style-name="ro1">
          <table:table-cell office:value-type="time" office:time-value="PT09H35M27.561S" calcext:value-type="time">
            <text:p>09:35:27.56</text:p>
          </table:table-cell>
          <table:table-cell office:value-type="time" office:time-value="PT09H35M57.584S" calcext:value-type="time">
            <text:p>09:35:57.5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3" calcext:value-type="float">
            <text:p>30.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29.191S" calcext:value-type="time">
            <text:p>09:36:2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455" calcext:value-type="float">
            <text:p>35.22375455</text:p>
          </table:table-cell>
          <table:table-cell office:value-type="float" office:value="139.6739446" calcext:value-type="float">
            <text:p>139.6739446</text:p>
          </table:table-cell>
          <table:table-cell office:value-type="float" office:value="11.593" calcext:value-type="float">
            <text:p>11.593</text:p>
          </table:table-cell>
          <table:table-cell office:value-type="float" office:value="41" calcext:value-type="float">
            <text:p>41</text:p>
          </table:table-cell>
          <table:table-cell office:value-type="float" office:value="1541637390000" calcext:value-type="float">
            <text:p>1541637390000</text:p>
          </table:table-cell>
          <table:table-cell office:value-type="string" calcext:value-type="string">
            <text:p>2018-11-08T09:36:30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0.155S" calcext:value-type="time">
            <text:p>09:36:3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415" calcext:value-type="float">
            <text:p>35.22375415</text:p>
          </table:table-cell>
          <table:table-cell office:value-type="float" office:value="139.67394302" calcext:value-type="float">
            <text:p>139.67394302</text:p>
          </table:table-cell>
          <table:table-cell office:value-type="float" office:value="12.557" calcext:value-type="float">
            <text:p>12.557</text:p>
          </table:table-cell>
          <table:table-cell office:value-type="float" office:value="38" calcext:value-type="float">
            <text:p>38</text:p>
          </table:table-cell>
          <table:table-cell office:value-type="float" office:value="1541637391000" calcext:value-type="float">
            <text:p>1541637391000</text:p>
          </table:table-cell>
          <table:table-cell office:value-type="string" calcext:value-type="string">
            <text:p>2018-11-08T09:36:31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1.158S" calcext:value-type="time">
            <text:p>09:36:31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347" calcext:value-type="float">
            <text:p>35.22375347</text:p>
          </table:table-cell>
          <table:table-cell office:value-type="float" office:value="139.67394161" calcext:value-type="float">
            <text:p>139.67394161</text:p>
          </table:table-cell>
          <table:table-cell office:value-type="float" office:value="13.56" calcext:value-type="float">
            <text:p>13.56</text:p>
          </table:table-cell>
          <table:table-cell office:value-type="float" office:value="37" calcext:value-type="float">
            <text:p>37</text:p>
          </table:table-cell>
          <table:table-cell office:value-type="float" office:value="1541637392000" calcext:value-type="float">
            <text:p>1541637392000</text:p>
          </table:table-cell>
          <table:table-cell office:value-type="string" calcext:value-type="string">
            <text:p>2018-11-08T09:36:32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2.155S" calcext:value-type="time">
            <text:p>09:36:3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325" calcext:value-type="float">
            <text:p>35.22375325</text:p>
          </table:table-cell>
          <table:table-cell office:value-type="float" office:value="139.67394096" calcext:value-type="float">
            <text:p>139.67394096</text:p>
          </table:table-cell>
          <table:table-cell office:value-type="float" office:value="14.557" calcext:value-type="float">
            <text:p>14.557</text:p>
          </table:table-cell>
          <table:table-cell office:value-type="float" office:value="36" calcext:value-type="float">
            <text:p>36</text:p>
          </table:table-cell>
          <table:table-cell office:value-type="float" office:value="1541637393000" calcext:value-type="float">
            <text:p>1541637393000</text:p>
          </table:table-cell>
          <table:table-cell office:value-type="string" calcext:value-type="string">
            <text:p>2018-11-08T09:36:33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3.15S" calcext:value-type="time">
            <text:p>09:36:3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259" calcext:value-type="float">
            <text:p>35.22375259</text:p>
          </table:table-cell>
          <table:table-cell office:value-type="float" office:value="139.67394001" calcext:value-type="float">
            <text:p>139.67394001</text:p>
          </table:table-cell>
          <table:table-cell office:value-type="float" office:value="15.552" calcext:value-type="float">
            <text:p>15.552</text:p>
          </table:table-cell>
          <table:table-cell office:value-type="float" office:value="32" calcext:value-type="float">
            <text:p>32</text:p>
          </table:table-cell>
          <table:table-cell office:value-type="float" office:value="1541637394000" calcext:value-type="float">
            <text:p>1541637394000</text:p>
          </table:table-cell>
          <table:table-cell office:value-type="string" calcext:value-type="string">
            <text:p>2018-11-08T09:36:34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4.163S" calcext:value-type="time">
            <text:p>09:36:3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7783" calcext:value-type="float">
            <text:p>35.22377783</text:p>
          </table:table-cell>
          <table:table-cell office:value-type="float" office:value="139.67394856" calcext:value-type="float">
            <text:p>139.67394856</text:p>
          </table:table-cell>
          <table:table-cell office:value-type="float" office:value="16.565" calcext:value-type="float">
            <text:p>16.565</text:p>
          </table:table-cell>
          <table:table-cell office:value-type="float" office:value="33" calcext:value-type="float">
            <text:p>33</text:p>
          </table:table-cell>
          <table:table-cell office:value-type="float" office:value="1541637395000" calcext:value-type="float">
            <text:p>1541637395000</text:p>
          </table:table-cell>
          <table:table-cell office:value-type="string" calcext:value-type="string">
            <text:p>2018-11-08T09:36:35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5.15S" calcext:value-type="time">
            <text:p>09:36:3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7979" calcext:value-type="float">
            <text:p>35.22377979</text:p>
          </table:table-cell>
          <table:table-cell office:value-type="float" office:value="139.67394755" calcext:value-type="float">
            <text:p>139.67394755</text:p>
          </table:table-cell>
          <table:table-cell office:value-type="float" office:value="17.552" calcext:value-type="float">
            <text:p>17.552</text:p>
          </table:table-cell>
          <table:table-cell office:value-type="float" office:value="29" calcext:value-type="float">
            <text:p>29</text:p>
          </table:table-cell>
          <table:table-cell office:value-type="float" office:value="1541637396000" calcext:value-type="float">
            <text:p>1541637396000</text:p>
          </table:table-cell>
          <table:table-cell office:value-type="string" calcext:value-type="string">
            <text:p>2018-11-08T09:36:36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6.157S" calcext:value-type="time">
            <text:p>09:36:3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395" calcext:value-type="float">
            <text:p>35.22378395</text:p>
          </table:table-cell>
          <table:table-cell office:value-type="float" office:value="139.67394552" calcext:value-type="float">
            <text:p>139.67394552</text:p>
          </table:table-cell>
          <table:table-cell office:value-type="float" office:value="18.559" calcext:value-type="float">
            <text:p>18.559</text:p>
          </table:table-cell>
          <table:table-cell office:value-type="float" office:value="25" calcext:value-type="float">
            <text:p>25</text:p>
          </table:table-cell>
          <table:table-cell office:value-type="float" office:value="1541637397000" calcext:value-type="float">
            <text:p>1541637397000</text:p>
          </table:table-cell>
          <table:table-cell office:value-type="string" calcext:value-type="string">
            <text:p>2018-11-08T09:36:37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7.162S" calcext:value-type="time">
            <text:p>09:36:3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626" calcext:value-type="float">
            <text:p>35.22378626</text:p>
          </table:table-cell>
          <table:table-cell office:value-type="float" office:value="139.67394425" calcext:value-type="float">
            <text:p>139.67394425</text:p>
          </table:table-cell>
          <table:table-cell office:value-type="float" office:value="19.564" calcext:value-type="float">
            <text:p>19.564</text:p>
          </table:table-cell>
          <table:table-cell office:value-type="float" office:value="24" calcext:value-type="float">
            <text:p>24</text:p>
          </table:table-cell>
          <table:table-cell office:value-type="float" office:value="1541637398000" calcext:value-type="float">
            <text:p>1541637398000</text:p>
          </table:table-cell>
          <table:table-cell office:value-type="string" calcext:value-type="string">
            <text:p>2018-11-08T09:36:38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8.163S" calcext:value-type="time">
            <text:p>09:36:3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674" calcext:value-type="float">
            <text:p>35.22378674</text:p>
          </table:table-cell>
          <table:table-cell office:value-type="float" office:value="139.67394061" calcext:value-type="float">
            <text:p>139.67394061</text:p>
          </table:table-cell>
          <table:table-cell office:value-type="float" office:value="20.565" calcext:value-type="float">
            <text:p>20.565</text:p>
          </table:table-cell>
          <table:table-cell office:value-type="float" office:value="24" calcext:value-type="float">
            <text:p>24</text:p>
          </table:table-cell>
          <table:table-cell office:value-type="float" office:value="1541637399000" calcext:value-type="float">
            <text:p>1541637399000</text:p>
          </table:table-cell>
          <table:table-cell office:value-type="string" calcext:value-type="string">
            <text:p>2018-11-08T09:36:39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39.16S" calcext:value-type="time">
            <text:p>09:36:3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777" calcext:value-type="float">
            <text:p>35.22378777</text:p>
          </table:table-cell>
          <table:table-cell office:value-type="float" office:value="139.6739391" calcext:value-type="float">
            <text:p>139.6739391</text:p>
          </table:table-cell>
          <table:table-cell office:value-type="float" office:value="21.562" calcext:value-type="float">
            <text:p>21.562</text:p>
          </table:table-cell>
          <table:table-cell office:value-type="float" office:value="22" calcext:value-type="float">
            <text:p>22</text:p>
          </table:table-cell>
          <table:table-cell office:value-type="float" office:value="1541637400000" calcext:value-type="float">
            <text:p>1541637400000</text:p>
          </table:table-cell>
          <table:table-cell office:value-type="string" calcext:value-type="string">
            <text:p>2018-11-08T09:36:40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0.161S" calcext:value-type="time">
            <text:p>09:36:4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882" calcext:value-type="float">
            <text:p>35.22378882</text:p>
          </table:table-cell>
          <table:table-cell office:value-type="float" office:value="139.67393789" calcext:value-type="float">
            <text:p>139.67393789</text:p>
          </table:table-cell>
          <table:table-cell office:value-type="float" office:value="22.563" calcext:value-type="float">
            <text:p>22.563</text:p>
          </table:table-cell>
          <table:table-cell office:value-type="float" office:value="23" calcext:value-type="float">
            <text:p>23</text:p>
          </table:table-cell>
          <table:table-cell office:value-type="float" office:value="1541637401000" calcext:value-type="float">
            <text:p>1541637401000</text:p>
          </table:table-cell>
          <table:table-cell office:value-type="string" calcext:value-type="string">
            <text:p>2018-11-08T09:36:41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1.164S" calcext:value-type="time">
            <text:p>09:36:41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979" calcext:value-type="float">
            <text:p>35.22378979</text:p>
          </table:table-cell>
          <table:table-cell office:value-type="float" office:value="139.67393681" calcext:value-type="float">
            <text:p>139.67393681</text:p>
          </table:table-cell>
          <table:table-cell office:value-type="float" office:value="23.566" calcext:value-type="float">
            <text:p>23.566</text:p>
          </table:table-cell>
          <table:table-cell office:value-type="float" office:value="21" calcext:value-type="float">
            <text:p>21</text:p>
          </table:table-cell>
          <table:table-cell office:value-type="float" office:value="1541637402000" calcext:value-type="float">
            <text:p>1541637402000</text:p>
          </table:table-cell>
          <table:table-cell office:value-type="string" calcext:value-type="string">
            <text:p>2018-11-08T09:36:42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2.161S" calcext:value-type="time">
            <text:p>09:36:4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489" calcext:value-type="float">
            <text:p>35.22379489</text:p>
          </table:table-cell>
          <table:table-cell office:value-type="float" office:value="139.67393229" calcext:value-type="float">
            <text:p>139.67393229</text:p>
          </table:table-cell>
          <table:table-cell office:value-type="float" office:value="24.563" calcext:value-type="float">
            <text:p>24.563</text:p>
          </table:table-cell>
          <table:table-cell office:value-type="float" office:value="20" calcext:value-type="float">
            <text:p>20</text:p>
          </table:table-cell>
          <table:table-cell office:value-type="float" office:value="1541637403000" calcext:value-type="float">
            <text:p>1541637403000</text:p>
          </table:table-cell>
          <table:table-cell office:value-type="string" calcext:value-type="string">
            <text:p>2018-11-08T09:36:43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3.163S" calcext:value-type="time">
            <text:p>09:36:4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593" calcext:value-type="float">
            <text:p>35.22379593</text:p>
          </table:table-cell>
          <table:table-cell office:value-type="float" office:value="139.67393105" calcext:value-type="float">
            <text:p>139.67393105</text:p>
          </table:table-cell>
          <table:table-cell office:value-type="float" office:value="25.565" calcext:value-type="float">
            <text:p>25.565</text:p>
          </table:table-cell>
          <table:table-cell office:value-type="float" office:value="19" calcext:value-type="float">
            <text:p>19</text:p>
          </table:table-cell>
          <table:table-cell office:value-type="float" office:value="1541637404000" calcext:value-type="float">
            <text:p>1541637404000</text:p>
          </table:table-cell>
          <table:table-cell office:value-type="string" calcext:value-type="string">
            <text:p>2018-11-08T09:36:44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4.156S" calcext:value-type="time">
            <text:p>09:36:4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473" calcext:value-type="float">
            <text:p>35.22379473</text:p>
          </table:table-cell>
          <table:table-cell office:value-type="float" office:value="139.67392538" calcext:value-type="float">
            <text:p>139.67392538</text:p>
          </table:table-cell>
          <table:table-cell office:value-type="float" office:value="26.558" calcext:value-type="float">
            <text:p>26.558</text:p>
          </table:table-cell>
          <table:table-cell office:value-type="float" office:value="17" calcext:value-type="float">
            <text:p>17</text:p>
          </table:table-cell>
          <table:table-cell office:value-type="float" office:value="1541637405000" calcext:value-type="float">
            <text:p>1541637405000</text:p>
          </table:table-cell>
          <table:table-cell office:value-type="string" calcext:value-type="string">
            <text:p>2018-11-08T09:36:45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5.182S" calcext:value-type="time">
            <text:p>09:36:45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482" calcext:value-type="float">
            <text:p>35.22379482</text:p>
          </table:table-cell>
          <table:table-cell office:value-type="float" office:value="139.67392401" calcext:value-type="float">
            <text:p>139.67392401</text:p>
          </table:table-cell>
          <table:table-cell office:value-type="float" office:value="27.584" calcext:value-type="float">
            <text:p>27.584</text:p>
          </table:table-cell>
          <table:table-cell office:value-type="float" office:value="16" calcext:value-type="float">
            <text:p>16</text:p>
          </table:table-cell>
          <table:table-cell office:value-type="float" office:value="1541637406000" calcext:value-type="float">
            <text:p>1541637406000</text:p>
          </table:table-cell>
          <table:table-cell office:value-type="string" calcext:value-type="string">
            <text:p>2018-11-08T09:36:46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6.159S" calcext:value-type="time">
            <text:p>09:36:4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519" calcext:value-type="float">
            <text:p>35.22379519</text:p>
          </table:table-cell>
          <table:table-cell office:value-type="float" office:value="139.67392296" calcext:value-type="float">
            <text:p>139.67392296</text:p>
          </table:table-cell>
          <table:table-cell office:value-type="float" office:value="28.561" calcext:value-type="float">
            <text:p>28.561</text:p>
          </table:table-cell>
          <table:table-cell office:value-type="float" office:value="15" calcext:value-type="float">
            <text:p>15</text:p>
          </table:table-cell>
          <table:table-cell office:value-type="float" office:value="1541637407000" calcext:value-type="float">
            <text:p>1541637407000</text:p>
          </table:table-cell>
          <table:table-cell office:value-type="string" calcext:value-type="string">
            <text:p>2018-11-08T09:36:47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7.161S" calcext:value-type="time">
            <text:p>09:36:4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562" calcext:value-type="float">
            <text:p>35.22379562</text:p>
          </table:table-cell>
          <table:table-cell office:value-type="float" office:value="139.67392127" calcext:value-type="float">
            <text:p>139.67392127</text:p>
          </table:table-cell>
          <table:table-cell office:value-type="float" office:value="29.563" calcext:value-type="float">
            <text:p>29.563</text:p>
          </table:table-cell>
          <table:table-cell office:value-type="float" office:value="14" calcext:value-type="float">
            <text:p>14</text:p>
          </table:table-cell>
          <table:table-cell office:value-type="float" office:value="1541637408000" calcext:value-type="float">
            <text:p>1541637408000</text:p>
          </table:table-cell>
          <table:table-cell office:value-type="string" calcext:value-type="string">
            <text:p>2018-11-08T09:36:48+0900</text:p>
          </table:table-cell>
        </table:table-row>
        <table:table-row table:style-name="ro1">
          <table:table-cell office:value-type="time" office:time-value="PT09H36M17.598S" calcext:value-type="time">
            <text:p>09:36:17.60</text:p>
          </table:table-cell>
          <table:table-cell office:value-type="time" office:time-value="PT09H36M47.624S" calcext:value-type="time">
            <text:p>09:36:47.6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6" calcext:value-type="float">
            <text:p>30.0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16.19S" calcext:value-type="time">
            <text:p>09:37:16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354" calcext:value-type="float">
            <text:p>35.22378354</text:p>
          </table:table-cell>
          <table:table-cell office:value-type="float" office:value="139.67391071" calcext:value-type="float">
            <text:p>139.67391071</text:p>
          </table:table-cell>
          <table:table-cell office:value-type="float" office:value="8.557" calcext:value-type="float">
            <text:p>8.557</text:p>
          </table:table-cell>
          <table:table-cell office:value-type="float" office:value="36" calcext:value-type="float">
            <text:p>36</text:p>
          </table:table-cell>
          <table:table-cell office:value-type="float" office:value="1541637437000" calcext:value-type="float">
            <text:p>1541637437000</text:p>
          </table:table-cell>
          <table:table-cell office:value-type="string" calcext:value-type="string">
            <text:p>2018-11-08T09:37:17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17.167S" calcext:value-type="time">
            <text:p>09:37:17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411" calcext:value-type="float">
            <text:p>35.22378411</text:p>
          </table:table-cell>
          <table:table-cell office:value-type="float" office:value="139.67390922" calcext:value-type="float">
            <text:p>139.67390922</text:p>
          </table:table-cell>
          <table:table-cell office:value-type="float" office:value="9.534" calcext:value-type="float">
            <text:p>9.534</text:p>
          </table:table-cell>
          <table:table-cell office:value-type="float" office:value="27" calcext:value-type="float">
            <text:p>27</text:p>
          </table:table-cell>
          <table:table-cell office:value-type="float" office:value="1541637438000" calcext:value-type="float">
            <text:p>1541637438000</text:p>
          </table:table-cell>
          <table:table-cell office:value-type="string" calcext:value-type="string">
            <text:p>2018-11-08T09:37:18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18.159S" calcext:value-type="time">
            <text:p>09:37:1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7805" calcext:value-type="float">
            <text:p>35.22377805</text:p>
          </table:table-cell>
          <table:table-cell office:value-type="float" office:value="139.67390345" calcext:value-type="float">
            <text:p>139.67390345</text:p>
          </table:table-cell>
          <table:table-cell office:value-type="float" office:value="10.526" calcext:value-type="float">
            <text:p>10.526</text:p>
          </table:table-cell>
          <table:table-cell office:value-type="float" office:value="28" calcext:value-type="float">
            <text:p>28</text:p>
          </table:table-cell>
          <table:table-cell office:value-type="float" office:value="1541637439000" calcext:value-type="float">
            <text:p>1541637439000</text:p>
          </table:table-cell>
          <table:table-cell office:value-type="string" calcext:value-type="string">
            <text:p>2018-11-08T09:37:19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19.167S" calcext:value-type="time">
            <text:p>09:37:19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7266" calcext:value-type="float">
            <text:p>35.22377266</text:p>
          </table:table-cell>
          <table:table-cell office:value-type="float" office:value="139.67389792" calcext:value-type="float">
            <text:p>139.67389792</text:p>
          </table:table-cell>
          <table:table-cell office:value-type="float" office:value="11.534" calcext:value-type="float">
            <text:p>11.534</text:p>
          </table:table-cell>
          <table:table-cell office:value-type="float" office:value="25" calcext:value-type="float">
            <text:p>25</text:p>
          </table:table-cell>
          <table:table-cell office:value-type="float" office:value="1541637440000" calcext:value-type="float">
            <text:p>1541637440000</text:p>
          </table:table-cell>
          <table:table-cell office:value-type="string" calcext:value-type="string">
            <text:p>2018-11-08T09:37:20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0.157S" calcext:value-type="time">
            <text:p>09:37:2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7314" calcext:value-type="float">
            <text:p>35.22377314</text:p>
          </table:table-cell>
          <table:table-cell office:value-type="float" office:value="139.673898" calcext:value-type="float">
            <text:p>139.673898</text:p>
          </table:table-cell>
          <table:table-cell office:value-type="float" office:value="12.524" calcext:value-type="float">
            <text:p>12.524</text:p>
          </table:table-cell>
          <table:table-cell office:value-type="float" office:value="18" calcext:value-type="float">
            <text:p>18</text:p>
          </table:table-cell>
          <table:table-cell office:value-type="float" office:value="1541637441000" calcext:value-type="float">
            <text:p>1541637441000</text:p>
          </table:table-cell>
          <table:table-cell office:value-type="string" calcext:value-type="string">
            <text:p>2018-11-08T09:37:21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1.225S" calcext:value-type="time">
            <text:p>09:37:21.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0165" calcext:value-type="float">
            <text:p>35.22380165</text:p>
          </table:table-cell>
          <table:table-cell office:value-type="float" office:value="139.67415124" calcext:value-type="float">
            <text:p>139.67415124</text:p>
          </table:table-cell>
          <table:table-cell office:value-type="float" office:value="13.592" calcext:value-type="float">
            <text:p>13.592</text:p>
          </table:table-cell>
          <table:table-cell office:value-type="float" office:value="17" calcext:value-type="float">
            <text:p>17</text:p>
          </table:table-cell>
          <table:table-cell office:value-type="float" office:value="1541637442000" calcext:value-type="float">
            <text:p>1541637442000</text:p>
          </table:table-cell>
          <table:table-cell office:value-type="string" calcext:value-type="string">
            <text:p>2018-11-08T09:37:22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2.169S" calcext:value-type="time">
            <text:p>09:37:2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679" calcext:value-type="float">
            <text:p>35.22379679</text:p>
          </table:table-cell>
          <table:table-cell office:value-type="float" office:value="139.6742161" calcext:value-type="float">
            <text:p>139.6742161</text:p>
          </table:table-cell>
          <table:table-cell office:value-type="float" office:value="14.536" calcext:value-type="float">
            <text:p>14.536</text:p>
          </table:table-cell>
          <table:table-cell office:value-type="float" office:value="17" calcext:value-type="float">
            <text:p>17</text:p>
          </table:table-cell>
          <table:table-cell office:value-type="float" office:value="1541637443000" calcext:value-type="float">
            <text:p>1541637443000</text:p>
          </table:table-cell>
          <table:table-cell office:value-type="string" calcext:value-type="string">
            <text:p>2018-11-08T09:37:23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3.156S" calcext:value-type="time">
            <text:p>09:37:2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035" calcext:value-type="float">
            <text:p>35.22390035</text:p>
          </table:table-cell>
          <table:table-cell office:value-type="float" office:value="139.67403081" calcext:value-type="float">
            <text:p>139.67403081</text:p>
          </table:table-cell>
          <table:table-cell office:value-type="float" office:value="15.523" calcext:value-type="float">
            <text:p>15.523</text:p>
          </table:table-cell>
          <table:table-cell office:value-type="float" office:value="17" calcext:value-type="float">
            <text:p>17</text:p>
          </table:table-cell>
          <table:table-cell office:value-type="float" office:value="1541637444000" calcext:value-type="float">
            <text:p>1541637444000</text:p>
          </table:table-cell>
          <table:table-cell office:value-type="string" calcext:value-type="string">
            <text:p>2018-11-08T09:37:24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4.155S" calcext:value-type="time">
            <text:p>09:37:2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441" calcext:value-type="float">
            <text:p>35.2241441</text:p>
          </table:table-cell>
          <table:table-cell office:value-type="float" office:value="139.6736415" calcext:value-type="float">
            <text:p>139.6736415</text:p>
          </table:table-cell>
          <table:table-cell office:value-type="float" office:value="16.522" calcext:value-type="float">
            <text:p>16.522</text:p>
          </table:table-cell>
          <table:table-cell office:value-type="float" office:value="17" calcext:value-type="float">
            <text:p>17</text:p>
          </table:table-cell>
          <table:table-cell office:value-type="float" office:value="1541637445000" calcext:value-type="float">
            <text:p>1541637445000</text:p>
          </table:table-cell>
          <table:table-cell office:value-type="string" calcext:value-type="string">
            <text:p>2018-11-08T09:37:25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5.15S" calcext:value-type="time">
            <text:p>09:37:2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7402" calcext:value-type="float">
            <text:p>35.22417402</text:p>
          </table:table-cell>
          <table:table-cell office:value-type="float" office:value="139.67347733" calcext:value-type="float">
            <text:p>139.67347733</text:p>
          </table:table-cell>
          <table:table-cell office:value-type="float" office:value="17.517" calcext:value-type="float">
            <text:p>17.517</text:p>
          </table:table-cell>
          <table:table-cell office:value-type="float" office:value="17" calcext:value-type="float">
            <text:p>17</text:p>
          </table:table-cell>
          <table:table-cell office:value-type="float" office:value="1541637446000" calcext:value-type="float">
            <text:p>1541637446000</text:p>
          </table:table-cell>
          <table:table-cell office:value-type="string" calcext:value-type="string">
            <text:p>2018-11-08T09:37:26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6.159S" calcext:value-type="time">
            <text:p>09:37:2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629" calcext:value-type="float">
            <text:p>35.2241629</text:p>
          </table:table-cell>
          <table:table-cell office:value-type="float" office:value="139.67334967" calcext:value-type="float">
            <text:p>139.67334967</text:p>
          </table:table-cell>
          <table:table-cell office:value-type="float" office:value="18.526" calcext:value-type="float">
            <text:p>18.526</text:p>
          </table:table-cell>
          <table:table-cell office:value-type="float" office:value="18" calcext:value-type="float">
            <text:p>18</text:p>
          </table:table-cell>
          <table:table-cell office:value-type="float" office:value="1541637447000" calcext:value-type="float">
            <text:p>1541637447000</text:p>
          </table:table-cell>
          <table:table-cell office:value-type="string" calcext:value-type="string">
            <text:p>2018-11-08T09:37:27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7.182S" calcext:value-type="time">
            <text:p>09:37:27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6565" calcext:value-type="float">
            <text:p>35.22416565</text:p>
          </table:table-cell>
          <table:table-cell office:value-type="float" office:value="139.67328492" calcext:value-type="float">
            <text:p>139.67328492</text:p>
          </table:table-cell>
          <table:table-cell office:value-type="float" office:value="19.549" calcext:value-type="float">
            <text:p>19.549</text:p>
          </table:table-cell>
          <table:table-cell office:value-type="float" office:value="18" calcext:value-type="float">
            <text:p>18</text:p>
          </table:table-cell>
          <table:table-cell office:value-type="float" office:value="1541637448000" calcext:value-type="float">
            <text:p>1541637448000</text:p>
          </table:table-cell>
          <table:table-cell office:value-type="string" calcext:value-type="string">
            <text:p>2018-11-08T09:37:28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8.161S" calcext:value-type="time">
            <text:p>09:37:2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4363" calcext:value-type="float">
            <text:p>35.22414363</text:p>
          </table:table-cell>
          <table:table-cell office:value-type="float" office:value="139.67328007" calcext:value-type="float">
            <text:p>139.67328007</text:p>
          </table:table-cell>
          <table:table-cell office:value-type="float" office:value="20.528" calcext:value-type="float">
            <text:p>20.528</text:p>
          </table:table-cell>
          <table:table-cell office:value-type="float" office:value="18" calcext:value-type="float">
            <text:p>18</text:p>
          </table:table-cell>
          <table:table-cell office:value-type="float" office:value="1541637449000" calcext:value-type="float">
            <text:p>1541637449000</text:p>
          </table:table-cell>
          <table:table-cell office:value-type="string" calcext:value-type="string">
            <text:p>2018-11-08T09:37:29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29.155S" calcext:value-type="time">
            <text:p>09:37:2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5033" calcext:value-type="float">
            <text:p>35.22415033</text:p>
          </table:table-cell>
          <table:table-cell office:value-type="float" office:value="139.67325518" calcext:value-type="float">
            <text:p>139.67325518</text:p>
          </table:table-cell>
          <table:table-cell office:value-type="float" office:value="21.522" calcext:value-type="float">
            <text:p>21.522</text:p>
          </table:table-cell>
          <table:table-cell office:value-type="float" office:value="17" calcext:value-type="float">
            <text:p>17</text:p>
          </table:table-cell>
          <table:table-cell office:value-type="float" office:value="1541637450000" calcext:value-type="float">
            <text:p>1541637450000</text:p>
          </table:table-cell>
          <table:table-cell office:value-type="string" calcext:value-type="string">
            <text:p>2018-11-08T09:37:30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0.156S" calcext:value-type="time">
            <text:p>09:37:3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3859" calcext:value-type="float">
            <text:p>35.22413859</text:p>
          </table:table-cell>
          <table:table-cell office:value-type="float" office:value="139.67324964" calcext:value-type="float">
            <text:p>139.67324964</text:p>
          </table:table-cell>
          <table:table-cell office:value-type="float" office:value="22.523" calcext:value-type="float">
            <text:p>22.523</text:p>
          </table:table-cell>
          <table:table-cell office:value-type="float" office:value="18" calcext:value-type="float">
            <text:p>18</text:p>
          </table:table-cell>
          <table:table-cell office:value-type="float" office:value="1541637451000" calcext:value-type="float">
            <text:p>1541637451000</text:p>
          </table:table-cell>
          <table:table-cell office:value-type="string" calcext:value-type="string">
            <text:p>2018-11-08T09:37:31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1.199S" calcext:value-type="time">
            <text:p>09:37:31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3566" calcext:value-type="float">
            <text:p>35.22413566</text:p>
          </table:table-cell>
          <table:table-cell office:value-type="float" office:value="139.67324456" calcext:value-type="float">
            <text:p>139.67324456</text:p>
          </table:table-cell>
          <table:table-cell office:value-type="float" office:value="23.566" calcext:value-type="float">
            <text:p>23.566</text:p>
          </table:table-cell>
          <table:table-cell office:value-type="float" office:value="18" calcext:value-type="float">
            <text:p>18</text:p>
          </table:table-cell>
          <table:table-cell office:value-type="float" office:value="1541637452000" calcext:value-type="float">
            <text:p>1541637452000</text:p>
          </table:table-cell>
          <table:table-cell office:value-type="string" calcext:value-type="string">
            <text:p>2018-11-08T09:37:32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2.213S" calcext:value-type="time">
            <text:p>09:37:32.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2968" calcext:value-type="float">
            <text:p>35.22412968</text:p>
          </table:table-cell>
          <table:table-cell office:value-type="float" office:value="139.67324045" calcext:value-type="float">
            <text:p>139.67324045</text:p>
          </table:table-cell>
          <table:table-cell office:value-type="float" office:value="24.58" calcext:value-type="float">
            <text:p>24.58</text:p>
          </table:table-cell>
          <table:table-cell office:value-type="float" office:value="16" calcext:value-type="float">
            <text:p>16</text:p>
          </table:table-cell>
          <table:table-cell office:value-type="float" office:value="1541637453000" calcext:value-type="float">
            <text:p>1541637453000</text:p>
          </table:table-cell>
          <table:table-cell office:value-type="string" calcext:value-type="string">
            <text:p>2018-11-08T09:37:33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3.181S" calcext:value-type="time">
            <text:p>09:37:33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2278" calcext:value-type="float">
            <text:p>35.22412278</text:p>
          </table:table-cell>
          <table:table-cell office:value-type="float" office:value="139.67323614" calcext:value-type="float">
            <text:p>139.67323614</text:p>
          </table:table-cell>
          <table:table-cell office:value-type="float" office:value="25.548" calcext:value-type="float">
            <text:p>25.548</text:p>
          </table:table-cell>
          <table:table-cell office:value-type="float" office:value="16" calcext:value-type="float">
            <text:p>16</text:p>
          </table:table-cell>
          <table:table-cell office:value-type="float" office:value="1541637454000" calcext:value-type="float">
            <text:p>1541637454000</text:p>
          </table:table-cell>
          <table:table-cell office:value-type="string" calcext:value-type="string">
            <text:p>2018-11-08T09:37:34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4.19S" calcext:value-type="time">
            <text:p>09:37:34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1533" calcext:value-type="float">
            <text:p>35.22411533</text:p>
          </table:table-cell>
          <table:table-cell office:value-type="float" office:value="139.67323184" calcext:value-type="float">
            <text:p>139.67323184</text:p>
          </table:table-cell>
          <table:table-cell office:value-type="float" office:value="26.557" calcext:value-type="float">
            <text:p>26.557</text:p>
          </table:table-cell>
          <table:table-cell office:value-type="float" office:value="17" calcext:value-type="float">
            <text:p>17</text:p>
          </table:table-cell>
          <table:table-cell office:value-type="float" office:value="1541637455000" calcext:value-type="float">
            <text:p>1541637455000</text:p>
          </table:table-cell>
          <table:table-cell office:value-type="string" calcext:value-type="string">
            <text:p>2018-11-08T09:37:35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5.136S" calcext:value-type="time">
            <text:p>09:37:35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9038" calcext:value-type="float">
            <text:p>35.22409038</text:p>
          </table:table-cell>
          <table:table-cell office:value-type="float" office:value="139.67320937" calcext:value-type="float">
            <text:p>139.67320937</text:p>
          </table:table-cell>
          <table:table-cell office:value-type="float" office:value="27.503" calcext:value-type="float">
            <text:p>27.503</text:p>
          </table:table-cell>
          <table:table-cell office:value-type="float" office:value="16" calcext:value-type="float">
            <text:p>16</text:p>
          </table:table-cell>
          <table:table-cell office:value-type="float" office:value="1541637456000" calcext:value-type="float">
            <text:p>1541637456000</text:p>
          </table:table-cell>
          <table:table-cell office:value-type="string" calcext:value-type="string">
            <text:p>2018-11-08T09:37:36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6.157S" calcext:value-type="time">
            <text:p>09:37:3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7474" calcext:value-type="float">
            <text:p>35.22407474</text:p>
          </table:table-cell>
          <table:table-cell office:value-type="float" office:value="139.67319324" calcext:value-type="float">
            <text:p>139.67319324</text:p>
          </table:table-cell>
          <table:table-cell office:value-type="float" office:value="28.524" calcext:value-type="float">
            <text:p>28.524</text:p>
          </table:table-cell>
          <table:table-cell office:value-type="float" office:value="16" calcext:value-type="float">
            <text:p>16</text:p>
          </table:table-cell>
          <table:table-cell office:value-type="float" office:value="1541637457000" calcext:value-type="float">
            <text:p>1541637457000</text:p>
          </table:table-cell>
          <table:table-cell office:value-type="string" calcext:value-type="string">
            <text:p>2018-11-08T09:37:37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7.157S" calcext:value-type="time">
            <text:p>09:37:3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6161" calcext:value-type="float">
            <text:p>35.22406161</text:p>
          </table:table-cell>
          <table:table-cell office:value-type="float" office:value="139.67316956" calcext:value-type="float">
            <text:p>139.67316956</text:p>
          </table:table-cell>
          <table:table-cell office:value-type="float" office:value="29.524" calcext:value-type="float">
            <text:p>29.524</text:p>
          </table:table-cell>
          <table:table-cell office:value-type="float" office:value="15" calcext:value-type="float">
            <text:p>15</text:p>
          </table:table-cell>
          <table:table-cell office:value-type="float" office:value="1541637458000" calcext:value-type="float">
            <text:p>1541637458000</text:p>
          </table:table-cell>
          <table:table-cell office:value-type="string" calcext:value-type="string">
            <text:p>2018-11-08T09:37:38+0900</text:p>
          </table:table-cell>
        </table:table-row>
        <table:table-row table:style-name="ro1">
          <table:table-cell office:value-type="time" office:time-value="PT09H37M07.633S" calcext:value-type="time">
            <text:p>09:37:07.63</text:p>
          </table:table-cell>
          <table:table-cell office:value-type="time" office:time-value="PT09H37M37.654S" calcext:value-type="time">
            <text:p>09:37:37.6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1" calcext:value-type="float">
            <text:p>30.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1.757S" calcext:value-type="time">
            <text:p>09:38:01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5523" calcext:value-type="float">
            <text:p>35.22405523</text:p>
          </table:table-cell>
          <table:table-cell office:value-type="float" office:value="139.6730934" calcext:value-type="float">
            <text:p>139.6730934</text:p>
          </table:table-cell>
          <table:table-cell office:value-type="float" office:value="4.093" calcext:value-type="float">
            <text:p>4.093</text:p>
          </table:table-cell>
          <table:table-cell office:value-type="float" office:value="16" calcext:value-type="float">
            <text:p>16</text:p>
          </table:table-cell>
          <table:table-cell office:value-type="float" office:value="1541637482636" calcext:value-type="float">
            <text:p>1541637482636</text:p>
          </table:table-cell>
          <table:table-cell office:value-type="string" calcext:value-type="string">
            <text:p>2018-11-08T09:38:02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2.764S" calcext:value-type="time">
            <text:p>09:38:02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893" calcext:value-type="float">
            <text:p>35.22404893</text:p>
          </table:table-cell>
          <table:table-cell office:value-type="float" office:value="139.6731277" calcext:value-type="float">
            <text:p>139.6731277</text:p>
          </table:table-cell>
          <table:table-cell office:value-type="float" office:value="5.1" calcext:value-type="float">
            <text:p>5.1</text:p>
          </table:table-cell>
          <table:table-cell office:value-type="float" office:value="41" calcext:value-type="float">
            <text:p>41</text:p>
          </table:table-cell>
          <table:table-cell office:value-type="float" office:value="1541637483000" calcext:value-type="float">
            <text:p>1541637483000</text:p>
          </table:table-cell>
          <table:table-cell office:value-type="string" calcext:value-type="string">
            <text:p>2018-11-08T09:38:03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3.156S" calcext:value-type="time">
            <text:p>09:38:0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797" calcext:value-type="float">
            <text:p>35.22404797</text:p>
          </table:table-cell>
          <table:table-cell office:value-type="float" office:value="139.67312626" calcext:value-type="float">
            <text:p>139.67312626</text:p>
          </table:table-cell>
          <table:table-cell office:value-type="float" office:value="5.492" calcext:value-type="float">
            <text:p>5.492</text:p>
          </table:table-cell>
          <table:table-cell office:value-type="float" office:value="28" calcext:value-type="float">
            <text:p>28</text:p>
          </table:table-cell>
          <table:table-cell office:value-type="float" office:value="1541637484000" calcext:value-type="float">
            <text:p>1541637484000</text:p>
          </table:table-cell>
          <table:table-cell office:value-type="string" calcext:value-type="string">
            <text:p>2018-11-08T09:38:04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4.154S" calcext:value-type="time">
            <text:p>09:38:0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366" calcext:value-type="float">
            <text:p>35.22404366</text:p>
          </table:table-cell>
          <table:table-cell office:value-type="float" office:value="139.67313161" calcext:value-type="float">
            <text:p>139.67313161</text:p>
          </table:table-cell>
          <table:table-cell office:value-type="float" office:value="6.49" calcext:value-type="float">
            <text:p>6.49</text:p>
          </table:table-cell>
          <table:table-cell office:value-type="float" office:value="24" calcext:value-type="float">
            <text:p>24</text:p>
          </table:table-cell>
          <table:table-cell office:value-type="float" office:value="1541637485000" calcext:value-type="float">
            <text:p>1541637485000</text:p>
          </table:table-cell>
          <table:table-cell office:value-type="string" calcext:value-type="string">
            <text:p>2018-11-08T09:38:05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5.165S" calcext:value-type="time">
            <text:p>09:38:0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97" calcext:value-type="float">
            <text:p>35.2240397</text:p>
          </table:table-cell>
          <table:table-cell office:value-type="float" office:value="139.6731357" calcext:value-type="float">
            <text:p>139.6731357</text:p>
          </table:table-cell>
          <table:table-cell office:value-type="float" office:value="7.501" calcext:value-type="float">
            <text:p>7.501</text:p>
          </table:table-cell>
          <table:table-cell office:value-type="float" office:value="21" calcext:value-type="float">
            <text:p>21</text:p>
          </table:table-cell>
          <table:table-cell office:value-type="float" office:value="1541637486000" calcext:value-type="float">
            <text:p>1541637486000</text:p>
          </table:table-cell>
          <table:table-cell office:value-type="string" calcext:value-type="string">
            <text:p>2018-11-08T09:38:06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6.154S" calcext:value-type="time">
            <text:p>09:38:0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462" calcext:value-type="float">
            <text:p>35.22403462</text:p>
          </table:table-cell>
          <table:table-cell office:value-type="float" office:value="139.67314947" calcext:value-type="float">
            <text:p>139.67314947</text:p>
          </table:table-cell>
          <table:table-cell office:value-type="float" office:value="8.49" calcext:value-type="float">
            <text:p>8.49</text:p>
          </table:table-cell>
          <table:table-cell office:value-type="float" office:value="21" calcext:value-type="float">
            <text:p>21</text:p>
          </table:table-cell>
          <table:table-cell office:value-type="float" office:value="1541637487000" calcext:value-type="float">
            <text:p>1541637487000</text:p>
          </table:table-cell>
          <table:table-cell office:value-type="string" calcext:value-type="string">
            <text:p>2018-11-08T09:38:07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7.163S" calcext:value-type="time">
            <text:p>09:38:0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998" calcext:value-type="float">
            <text:p>35.22402998</text:p>
          </table:table-cell>
          <table:table-cell office:value-type="float" office:value="139.67316283" calcext:value-type="float">
            <text:p>139.67316283</text:p>
          </table:table-cell>
          <table:table-cell office:value-type="float" office:value="9.499" calcext:value-type="float">
            <text:p>9.499</text:p>
          </table:table-cell>
          <table:table-cell office:value-type="float" office:value="20" calcext:value-type="float">
            <text:p>20</text:p>
          </table:table-cell>
          <table:table-cell office:value-type="float" office:value="1541637488000" calcext:value-type="float">
            <text:p>1541637488000</text:p>
          </table:table-cell>
          <table:table-cell office:value-type="string" calcext:value-type="string">
            <text:p>2018-11-08T09:38:08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8.145S" calcext:value-type="time">
            <text:p>09:38:0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11" calcext:value-type="float">
            <text:p>35.22402611</text:p>
          </table:table-cell>
          <table:table-cell office:value-type="float" office:value="139.67316885" calcext:value-type="float">
            <text:p>139.67316885</text:p>
          </table:table-cell>
          <table:table-cell office:value-type="float" office:value="10.481" calcext:value-type="float">
            <text:p>10.481</text:p>
          </table:table-cell>
          <table:table-cell office:value-type="float" office:value="18" calcext:value-type="float">
            <text:p>18</text:p>
          </table:table-cell>
          <table:table-cell office:value-type="float" office:value="1541637489000" calcext:value-type="float">
            <text:p>1541637489000</text:p>
          </table:table-cell>
          <table:table-cell office:value-type="string" calcext:value-type="string">
            <text:p>2018-11-08T09:38:09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09.152S" calcext:value-type="time">
            <text:p>09:38:0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238" calcext:value-type="float">
            <text:p>35.22402238</text:p>
          </table:table-cell>
          <table:table-cell office:value-type="float" office:value="139.6731685" calcext:value-type="float">
            <text:p>139.6731685</text:p>
          </table:table-cell>
          <table:table-cell office:value-type="float" office:value="11.488" calcext:value-type="float">
            <text:p>11.488</text:p>
          </table:table-cell>
          <table:table-cell office:value-type="float" office:value="16" calcext:value-type="float">
            <text:p>16</text:p>
          </table:table-cell>
          <table:table-cell office:value-type="float" office:value="1541637490000" calcext:value-type="float">
            <text:p>1541637490000</text:p>
          </table:table-cell>
          <table:table-cell office:value-type="string" calcext:value-type="string">
            <text:p>2018-11-08T09:38:10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0.147S" calcext:value-type="time">
            <text:p>09:38:1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79" calcext:value-type="float">
            <text:p>35.2240179</text:p>
          </table:table-cell>
          <table:table-cell office:value-type="float" office:value="139.67316627" calcext:value-type="float">
            <text:p>139.67316627</text:p>
          </table:table-cell>
          <table:table-cell office:value-type="float" office:value="12.483" calcext:value-type="float">
            <text:p>12.483</text:p>
          </table:table-cell>
          <table:table-cell office:value-type="float" office:value="14" calcext:value-type="float">
            <text:p>14</text:p>
          </table:table-cell>
          <table:table-cell office:value-type="float" office:value="1541637491000" calcext:value-type="float">
            <text:p>1541637491000</text:p>
          </table:table-cell>
          <table:table-cell office:value-type="string" calcext:value-type="string">
            <text:p>2018-11-08T09:38:11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1.168S" calcext:value-type="time">
            <text:p>09:38:1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752" calcext:value-type="float">
            <text:p>35.22401752</text:p>
          </table:table-cell>
          <table:table-cell office:value-type="float" office:value="139.67316161" calcext:value-type="float">
            <text:p>139.67316161</text:p>
          </table:table-cell>
          <table:table-cell office:value-type="float" office:value="13.504" calcext:value-type="float">
            <text:p>13.504</text:p>
          </table:table-cell>
          <table:table-cell office:value-type="float" office:value="13" calcext:value-type="float">
            <text:p>13</text:p>
          </table:table-cell>
          <table:table-cell office:value-type="float" office:value="1541637492000" calcext:value-type="float">
            <text:p>1541637492000</text:p>
          </table:table-cell>
          <table:table-cell office:value-type="string" calcext:value-type="string">
            <text:p>2018-11-08T09:38:12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2.16S" calcext:value-type="time">
            <text:p>09:38:1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784" calcext:value-type="float">
            <text:p>35.22401784</text:p>
          </table:table-cell>
          <table:table-cell office:value-type="float" office:value="139.67315827" calcext:value-type="float">
            <text:p>139.67315827</text:p>
          </table:table-cell>
          <table:table-cell office:value-type="float" office:value="14.496" calcext:value-type="float">
            <text:p>14.496</text:p>
          </table:table-cell>
          <table:table-cell office:value-type="float" office:value="12" calcext:value-type="float">
            <text:p>12</text:p>
          </table:table-cell>
          <table:table-cell office:value-type="float" office:value="1541637493000" calcext:value-type="float">
            <text:p>1541637493000</text:p>
          </table:table-cell>
          <table:table-cell office:value-type="string" calcext:value-type="string">
            <text:p>2018-11-08T09:38:13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3.194S" calcext:value-type="time">
            <text:p>09:38:13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833" calcext:value-type="float">
            <text:p>35.22401833</text:p>
          </table:table-cell>
          <table:table-cell office:value-type="float" office:value="139.6731539" calcext:value-type="float">
            <text:p>139.6731539</text:p>
          </table:table-cell>
          <table:table-cell office:value-type="float" office:value="15.53" calcext:value-type="float">
            <text:p>15.53</text:p>
          </table:table-cell>
          <table:table-cell office:value-type="float" office:value="11" calcext:value-type="float">
            <text:p>11</text:p>
          </table:table-cell>
          <table:table-cell office:value-type="float" office:value="1541637494000" calcext:value-type="float">
            <text:p>1541637494000</text:p>
          </table:table-cell>
          <table:table-cell office:value-type="string" calcext:value-type="string">
            <text:p>2018-11-08T09:38:14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4.16S" calcext:value-type="time">
            <text:p>09:38:1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942" calcext:value-type="float">
            <text:p>35.22401942</text:p>
          </table:table-cell>
          <table:table-cell office:value-type="float" office:value="139.67314969" calcext:value-type="float">
            <text:p>139.67314969</text:p>
          </table:table-cell>
          <table:table-cell office:value-type="float" office:value="16.496" calcext:value-type="float">
            <text:p>16.496</text:p>
          </table:table-cell>
          <table:table-cell office:value-type="float" office:value="10" calcext:value-type="float">
            <text:p>10</text:p>
          </table:table-cell>
          <table:table-cell office:value-type="float" office:value="1541637495000" calcext:value-type="float">
            <text:p>1541637495000</text:p>
          </table:table-cell>
          <table:table-cell office:value-type="string" calcext:value-type="string">
            <text:p>2018-11-08T09:38:15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5.161S" calcext:value-type="time">
            <text:p>09:38:1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993" calcext:value-type="float">
            <text:p>35.22401993</text:p>
          </table:table-cell>
          <table:table-cell office:value-type="float" office:value="139.67314685" calcext:value-type="float">
            <text:p>139.67314685</text:p>
          </table:table-cell>
          <table:table-cell office:value-type="float" office:value="17.497" calcext:value-type="float">
            <text:p>17.497</text:p>
          </table:table-cell>
          <table:table-cell office:value-type="float" office:value="10" calcext:value-type="float">
            <text:p>10</text:p>
          </table:table-cell>
          <table:table-cell office:value-type="float" office:value="1541637496000" calcext:value-type="float">
            <text:p>1541637496000</text:p>
          </table:table-cell>
          <table:table-cell office:value-type="string" calcext:value-type="string">
            <text:p>2018-11-08T09:38:16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6.164S" calcext:value-type="time">
            <text:p>09:38:1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989" calcext:value-type="float">
            <text:p>35.22401989</text:p>
          </table:table-cell>
          <table:table-cell office:value-type="float" office:value="139.67314419" calcext:value-type="float">
            <text:p>139.67314419</text:p>
          </table:table-cell>
          <table:table-cell office:value-type="float" office:value="18.5" calcext:value-type="float">
            <text:p>18.5</text:p>
          </table:table-cell>
          <table:table-cell office:value-type="float" office:value="9" calcext:value-type="float">
            <text:p>9</text:p>
          </table:table-cell>
          <table:table-cell office:value-type="float" office:value="1541637497000" calcext:value-type="float">
            <text:p>1541637497000</text:p>
          </table:table-cell>
          <table:table-cell office:value-type="string" calcext:value-type="string">
            <text:p>2018-11-08T09:38:17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7.156S" calcext:value-type="time">
            <text:p>09:38:1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977" calcext:value-type="float">
            <text:p>35.22401977</text:p>
          </table:table-cell>
          <table:table-cell office:value-type="float" office:value="139.67314248" calcext:value-type="float">
            <text:p>139.67314248</text:p>
          </table:table-cell>
          <table:table-cell office:value-type="float" office:value="19.492" calcext:value-type="float">
            <text:p>19.492</text:p>
          </table:table-cell>
          <table:table-cell office:value-type="float" office:value="8" calcext:value-type="float">
            <text:p>8</text:p>
          </table:table-cell>
          <table:table-cell office:value-type="float" office:value="1541637498000" calcext:value-type="float">
            <text:p>1541637498000</text:p>
          </table:table-cell>
          <table:table-cell office:value-type="string" calcext:value-type="string">
            <text:p>2018-11-08T09:38:18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8.161S" calcext:value-type="time">
            <text:p>09:38:1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5295" calcext:value-type="float">
            <text:p>35.22405295</text:p>
          </table:table-cell>
          <table:table-cell office:value-type="float" office:value="139.67284704" calcext:value-type="float">
            <text:p>139.67284704</text:p>
          </table:table-cell>
          <table:table-cell office:value-type="float" office:value="20.497" calcext:value-type="float">
            <text:p>20.497</text:p>
          </table:table-cell>
          <table:table-cell office:value-type="float" office:value="12" calcext:value-type="float">
            <text:p>12</text:p>
          </table:table-cell>
          <table:table-cell office:value-type="float" office:value="922322299000" calcext:value-type="float">
            <text:p>922322299000</text:p>
          </table:table-cell>
          <table:table-cell office:value-type="string" calcext:value-type="string">
            <text:p>1999-03-25T09:38:19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19.193S" calcext:value-type="time">
            <text:p>09:38:1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5178" calcext:value-type="float">
            <text:p>35.22405178</text:p>
          </table:table-cell>
          <table:table-cell office:value-type="float" office:value="139.67284425" calcext:value-type="float">
            <text:p>139.67284425</text:p>
          </table:table-cell>
          <table:table-cell office:value-type="float" office:value="21.529" calcext:value-type="float">
            <text:p>21.529</text:p>
          </table:table-cell>
          <table:table-cell office:value-type="float" office:value="15" calcext:value-type="float">
            <text:p>15</text:p>
          </table:table-cell>
          <table:table-cell office:value-type="float" office:value="922322300000" calcext:value-type="float">
            <text:p>922322300000</text:p>
          </table:table-cell>
          <table:table-cell office:value-type="string" calcext:value-type="string">
            <text:p>1999-03-25T09:38:20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23.151S" calcext:value-type="time">
            <text:p>09:38:2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948" calcext:value-type="float">
            <text:p>35.22404948</text:p>
          </table:table-cell>
          <table:table-cell office:value-type="float" office:value="139.67284415" calcext:value-type="float">
            <text:p>139.67284415</text:p>
          </table:table-cell>
          <table:table-cell office:value-type="float" office:value="25.487" calcext:value-type="float">
            <text:p>25.487</text:p>
          </table:table-cell>
          <table:table-cell office:value-type="float" office:value="9" calcext:value-type="float">
            <text:p>9</text:p>
          </table:table-cell>
          <table:table-cell office:value-type="float" office:value="922322304000" calcext:value-type="float">
            <text:p>922322304000</text:p>
          </table:table-cell>
          <table:table-cell office:value-type="string" calcext:value-type="string">
            <text:p>1999-03-25T09:38:24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24.151S" calcext:value-type="time">
            <text:p>09:38:2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818" calcext:value-type="float">
            <text:p>35.22404818</text:p>
          </table:table-cell>
          <table:table-cell office:value-type="float" office:value="139.67284341" calcext:value-type="float">
            <text:p>139.67284341</text:p>
          </table:table-cell>
          <table:table-cell office:value-type="float" office:value="26.487" calcext:value-type="float">
            <text:p>26.487</text:p>
          </table:table-cell>
          <table:table-cell office:value-type="float" office:value="8" calcext:value-type="float">
            <text:p>8</text:p>
          </table:table-cell>
          <table:table-cell office:value-type="float" office:value="922322305000" calcext:value-type="float">
            <text:p>922322305000</text:p>
          </table:table-cell>
          <table:table-cell office:value-type="string" calcext:value-type="string">
            <text:p>1999-03-25T09:38:25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25.148S" calcext:value-type="time">
            <text:p>09:38:2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682" calcext:value-type="float">
            <text:p>35.22404682</text:p>
          </table:table-cell>
          <table:table-cell office:value-type="float" office:value="139.67284394" calcext:value-type="float">
            <text:p>139.67284394</text:p>
          </table:table-cell>
          <table:table-cell office:value-type="float" office:value="27.484" calcext:value-type="float">
            <text:p>27.484</text:p>
          </table:table-cell>
          <table:table-cell office:value-type="float" office:value="8" calcext:value-type="float">
            <text:p>8</text:p>
          </table:table-cell>
          <table:table-cell office:value-type="float" office:value="922322306000" calcext:value-type="float">
            <text:p>922322306000</text:p>
          </table:table-cell>
          <table:table-cell office:value-type="string" calcext:value-type="string">
            <text:p>1999-03-25T09:38:26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26.155S" calcext:value-type="time">
            <text:p>09:38:2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58" calcext:value-type="float">
            <text:p>35.2240458</text:p>
          </table:table-cell>
          <table:table-cell office:value-type="float" office:value="139.67284479" calcext:value-type="float">
            <text:p>139.67284479</text:p>
          </table:table-cell>
          <table:table-cell office:value-type="float" office:value="28.491" calcext:value-type="float">
            <text:p>28.491</text:p>
          </table:table-cell>
          <table:table-cell office:value-type="float" office:value="7" calcext:value-type="float">
            <text:p>7</text:p>
          </table:table-cell>
          <table:table-cell office:value-type="float" office:value="922322307000" calcext:value-type="float">
            <text:p>922322307000</text:p>
          </table:table-cell>
          <table:table-cell office:value-type="string" calcext:value-type="string">
            <text:p>1999-03-25T09:38:27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27.153S" calcext:value-type="time">
            <text:p>09:38:2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397" calcext:value-type="float">
            <text:p>35.22404397</text:p>
          </table:table-cell>
          <table:table-cell office:value-type="float" office:value="139.67284344" calcext:value-type="float">
            <text:p>139.67284344</text:p>
          </table:table-cell>
          <table:table-cell office:value-type="float" office:value="29.489" calcext:value-type="float">
            <text:p>29.489</text:p>
          </table:table-cell>
          <table:table-cell office:value-type="float" office:value="6" calcext:value-type="float">
            <text:p>6</text:p>
          </table:table-cell>
          <table:table-cell office:value-type="float" office:value="922322308000" calcext:value-type="float">
            <text:p>922322308000</text:p>
          </table:table-cell>
          <table:table-cell office:value-type="string" calcext:value-type="string">
            <text:p>1999-03-25T09:38:28+0900</text:p>
          </table:table-cell>
        </table:table-row>
        <table:table-row table:style-name="ro1">
          <table:table-cell office:value-type="time" office:time-value="PT09H37M57.664S" calcext:value-type="time">
            <text:p>09:37:57.66</text:p>
          </table:table-cell>
          <table:table-cell office:value-type="time" office:time-value="PT09H38M27.675S" calcext:value-type="time">
            <text:p>09:38:27.6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1" calcext:value-type="float">
            <text:p>30.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1.828S" calcext:value-type="time">
            <text:p>09:38:51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509" calcext:value-type="float">
            <text:p>35.22401509</text:p>
          </table:table-cell>
          <table:table-cell office:value-type="float" office:value="139.67290941" calcext:value-type="float">
            <text:p>139.67290941</text:p>
          </table:table-cell>
          <table:table-cell office:value-type="float" office:value="4.143" calcext:value-type="float">
            <text:p>4.143</text:p>
          </table:table-cell>
          <table:table-cell office:value-type="float" office:value="19" calcext:value-type="float">
            <text:p>19</text:p>
          </table:table-cell>
          <table:table-cell office:value-type="float" office:value="922322332000" calcext:value-type="float">
            <text:p>922322332000</text:p>
          </table:table-cell>
          <table:table-cell office:value-type="string" calcext:value-type="string">
            <text:p>1999-03-25T09:38:52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2.153S" calcext:value-type="time">
            <text:p>09:38:5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481" calcext:value-type="float">
            <text:p>35.22401481</text:p>
          </table:table-cell>
          <table:table-cell office:value-type="float" office:value="139.67288741" calcext:value-type="float">
            <text:p>139.67288741</text:p>
          </table:table-cell>
          <table:table-cell office:value-type="float" office:value="4.468" calcext:value-type="float">
            <text:p>4.468</text:p>
          </table:table-cell>
          <table:table-cell office:value-type="float" office:value="13" calcext:value-type="float">
            <text:p>13</text:p>
          </table:table-cell>
          <table:table-cell office:value-type="float" office:value="922322333000" calcext:value-type="float">
            <text:p>922322333000</text:p>
          </table:table-cell>
          <table:table-cell office:value-type="string" calcext:value-type="string">
            <text:p>1999-03-25T09:38:53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3.135S" calcext:value-type="time">
            <text:p>09:38:53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688" calcext:value-type="float">
            <text:p>35.22399688</text:p>
          </table:table-cell>
          <table:table-cell office:value-type="float" office:value="139.67288562" calcext:value-type="float">
            <text:p>139.67288562</text:p>
          </table:table-cell>
          <table:table-cell office:value-type="float" office:value="5.45" calcext:value-type="float">
            <text:p>5.45</text:p>
          </table:table-cell>
          <table:table-cell office:value-type="float" office:value="8" calcext:value-type="float">
            <text:p>8</text:p>
          </table:table-cell>
          <table:table-cell office:value-type="float" office:value="922322334000" calcext:value-type="float">
            <text:p>922322334000</text:p>
          </table:table-cell>
          <table:table-cell office:value-type="string" calcext:value-type="string">
            <text:p>1999-03-25T09:38:54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4.155S" calcext:value-type="time">
            <text:p>09:38:5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024" calcext:value-type="float">
            <text:p>35.22399024</text:p>
          </table:table-cell>
          <table:table-cell office:value-type="float" office:value="139.67289699" calcext:value-type="float">
            <text:p>139.67289699</text:p>
          </table:table-cell>
          <table:table-cell office:value-type="float" office:value="6.47" calcext:value-type="float">
            <text:p>6.47</text:p>
          </table:table-cell>
          <table:table-cell office:value-type="float" office:value="6" calcext:value-type="float">
            <text:p>6</text:p>
          </table:table-cell>
          <table:table-cell office:value-type="float" office:value="922322335000" calcext:value-type="float">
            <text:p>922322335000</text:p>
          </table:table-cell>
          <table:table-cell office:value-type="string" calcext:value-type="string">
            <text:p>1999-03-25T09:38:55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5.172S" calcext:value-type="time">
            <text:p>09:38:5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365" calcext:value-type="float">
            <text:p>35.22399365</text:p>
          </table:table-cell>
          <table:table-cell office:value-type="float" office:value="139.67291952" calcext:value-type="float">
            <text:p>139.67291952</text:p>
          </table:table-cell>
          <table:table-cell office:value-type="float" office:value="7.487" calcext:value-type="float">
            <text:p>7.487</text:p>
          </table:table-cell>
          <table:table-cell office:value-type="float" office:value="5" calcext:value-type="float">
            <text:p>5</text:p>
          </table:table-cell>
          <table:table-cell office:value-type="float" office:value="922322336000" calcext:value-type="float">
            <text:p>922322336000</text:p>
          </table:table-cell>
          <table:table-cell office:value-type="string" calcext:value-type="string">
            <text:p>1999-03-25T09:38:56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6.154S" calcext:value-type="time">
            <text:p>09:38:5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49" calcext:value-type="float">
            <text:p>35.2239949</text:p>
          </table:table-cell>
          <table:table-cell office:value-type="float" office:value="139.67292081" calcext:value-type="float">
            <text:p>139.67292081</text:p>
          </table:table-cell>
          <table:table-cell office:value-type="float" office:value="8.469" calcext:value-type="float">
            <text:p>8.469</text:p>
          </table:table-cell>
          <table:table-cell office:value-type="float" office:value="5" calcext:value-type="float">
            <text:p>5</text:p>
          </table:table-cell>
          <table:table-cell office:value-type="float" office:value="922322337000" calcext:value-type="float">
            <text:p>922322337000</text:p>
          </table:table-cell>
          <table:table-cell office:value-type="string" calcext:value-type="string">
            <text:p>1999-03-25T09:38:57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7.152S" calcext:value-type="time">
            <text:p>09:38:5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889" calcext:value-type="float">
            <text:p>35.2239889</text:p>
          </table:table-cell>
          <table:table-cell office:value-type="float" office:value="139.67293985" calcext:value-type="float">
            <text:p>139.67293985</text:p>
          </table:table-cell>
          <table:table-cell office:value-type="float" office:value="9.467" calcext:value-type="float">
            <text:p>9.467</text:p>
          </table:table-cell>
          <table:table-cell office:value-type="float" office:value="4" calcext:value-type="float">
            <text:p>4</text:p>
          </table:table-cell>
          <table:table-cell office:value-type="float" office:value="922322338000" calcext:value-type="float">
            <text:p>922322338000</text:p>
          </table:table-cell>
          <table:table-cell office:value-type="string" calcext:value-type="string">
            <text:p>1999-03-25T09:38:58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8.193S" calcext:value-type="time">
            <text:p>09:38:58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361" calcext:value-type="float">
            <text:p>35.22399361</text:p>
          </table:table-cell>
          <table:table-cell office:value-type="float" office:value="139.67293989" calcext:value-type="float">
            <text:p>139.67293989</text:p>
          </table:table-cell>
          <table:table-cell office:value-type="float" office:value="10.508" calcext:value-type="float">
            <text:p>10.508</text:p>
          </table:table-cell>
          <table:table-cell office:value-type="float" office:value="4" calcext:value-type="float">
            <text:p>4</text:p>
          </table:table-cell>
          <table:table-cell office:value-type="float" office:value="922322339000" calcext:value-type="float">
            <text:p>922322339000</text:p>
          </table:table-cell>
          <table:table-cell office:value-type="string" calcext:value-type="string">
            <text:p>1999-03-25T09:38:59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8M59.159S" calcext:value-type="time">
            <text:p>09:38:5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788" calcext:value-type="float">
            <text:p>35.22399788</text:p>
          </table:table-cell>
          <table:table-cell office:value-type="float" office:value="139.67294025" calcext:value-type="float">
            <text:p>139.67294025</text:p>
          </table:table-cell>
          <table:table-cell office:value-type="float" office:value="11.474" calcext:value-type="float">
            <text:p>11.474</text:p>
          </table:table-cell>
          <table:table-cell office:value-type="float" office:value="4" calcext:value-type="float">
            <text:p>4</text:p>
          </table:table-cell>
          <table:table-cell office:value-type="float" office:value="922322340000" calcext:value-type="float">
            <text:p>922322340000</text:p>
          </table:table-cell>
          <table:table-cell office:value-type="string" calcext:value-type="string">
            <text:p>1999-03-25T09:39:00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0.196S" calcext:value-type="time">
            <text:p>09:39:00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07" calcext:value-type="float">
            <text:p>35.2240007</text:p>
          </table:table-cell>
          <table:table-cell office:value-type="float" office:value="139.67294514" calcext:value-type="float">
            <text:p>139.67294514</text:p>
          </table:table-cell>
          <table:table-cell office:value-type="float" office:value="12.511" calcext:value-type="float">
            <text:p>12.511</text:p>
          </table:table-cell>
          <table:table-cell office:value-type="float" office:value="4" calcext:value-type="float">
            <text:p>4</text:p>
          </table:table-cell>
          <table:table-cell office:value-type="float" office:value="922322341000" calcext:value-type="float">
            <text:p>922322341000</text:p>
          </table:table-cell>
          <table:table-cell office:value-type="string" calcext:value-type="string">
            <text:p>1999-03-25T09:39:01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1.12S" calcext:value-type="time">
            <text:p>09:39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58" calcext:value-type="float">
            <text:p>35.2240058</text:p>
          </table:table-cell>
          <table:table-cell office:value-type="float" office:value="139.67294215" calcext:value-type="float">
            <text:p>139.67294215</text:p>
          </table:table-cell>
          <table:table-cell office:value-type="float" office:value="13.435" calcext:value-type="float">
            <text:p>13.435</text:p>
          </table:table-cell>
          <table:table-cell office:value-type="float" office:value="4" calcext:value-type="float">
            <text:p>4</text:p>
          </table:table-cell>
          <table:table-cell office:value-type="float" office:value="922322342000" calcext:value-type="float">
            <text:p>922322342000</text:p>
          </table:table-cell>
          <table:table-cell office:value-type="string" calcext:value-type="string">
            <text:p>1999-03-25T09:39:02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2.152S" calcext:value-type="time">
            <text:p>09:39:0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57" calcext:value-type="float">
            <text:p>35.22400957</text:p>
          </table:table-cell>
          <table:table-cell office:value-type="float" office:value="139.6729399" calcext:value-type="float">
            <text:p>139.6729399</text:p>
          </table:table-cell>
          <table:table-cell office:value-type="float" office:value="14.467" calcext:value-type="float">
            <text:p>14.467</text:p>
          </table:table-cell>
          <table:table-cell office:value-type="float" office:value="3" calcext:value-type="float">
            <text:p>3</text:p>
          </table:table-cell>
          <table:table-cell office:value-type="float" office:value="922322343000" calcext:value-type="float">
            <text:p>922322343000</text:p>
          </table:table-cell>
          <table:table-cell office:value-type="string" calcext:value-type="string">
            <text:p>1999-03-25T09:39:03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3.154S" calcext:value-type="time">
            <text:p>09:39:0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099" calcext:value-type="float">
            <text:p>35.22401099</text:p>
          </table:table-cell>
          <table:table-cell office:value-type="float" office:value="139.6729393" calcext:value-type="float">
            <text:p>139.6729393</text:p>
          </table:table-cell>
          <table:table-cell office:value-type="float" office:value="15.469" calcext:value-type="float">
            <text:p>15.469</text:p>
          </table:table-cell>
          <table:table-cell office:value-type="float" office:value="3" calcext:value-type="float">
            <text:p>3</text:p>
          </table:table-cell>
          <table:table-cell office:value-type="float" office:value="922322344000" calcext:value-type="float">
            <text:p>922322344000</text:p>
          </table:table-cell>
          <table:table-cell office:value-type="string" calcext:value-type="string">
            <text:p>1999-03-25T09:39:04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4.153S" calcext:value-type="time">
            <text:p>09:39:0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259" calcext:value-type="float">
            <text:p>35.22401259</text:p>
          </table:table-cell>
          <table:table-cell office:value-type="float" office:value="139.67293928" calcext:value-type="float">
            <text:p>139.67293928</text:p>
          </table:table-cell>
          <table:table-cell office:value-type="float" office:value="16.468" calcext:value-type="float">
            <text:p>16.468</text:p>
          </table:table-cell>
          <table:table-cell office:value-type="float" office:value="4" calcext:value-type="float">
            <text:p>4</text:p>
          </table:table-cell>
          <table:table-cell office:value-type="float" office:value="922322345000" calcext:value-type="float">
            <text:p>922322345000</text:p>
          </table:table-cell>
          <table:table-cell office:value-type="string" calcext:value-type="string">
            <text:p>1999-03-25T09:39:05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5.156S" calcext:value-type="time">
            <text:p>09:39:0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286" calcext:value-type="float">
            <text:p>35.22401286</text:p>
          </table:table-cell>
          <table:table-cell office:value-type="float" office:value="139.67293925" calcext:value-type="float">
            <text:p>139.67293925</text:p>
          </table:table-cell>
          <table:table-cell office:value-type="float" office:value="17.471" calcext:value-type="float">
            <text:p>17.471</text:p>
          </table:table-cell>
          <table:table-cell office:value-type="float" office:value="4" calcext:value-type="float">
            <text:p>4</text:p>
          </table:table-cell>
          <table:table-cell office:value-type="float" office:value="922322346000" calcext:value-type="float">
            <text:p>922322346000</text:p>
          </table:table-cell>
          <table:table-cell office:value-type="string" calcext:value-type="string">
            <text:p>1999-03-25T09:39:06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6.176S" calcext:value-type="time">
            <text:p>09:39:06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03" calcext:value-type="float">
            <text:p>35.22401303</text:p>
          </table:table-cell>
          <table:table-cell office:value-type="float" office:value="139.67293918" calcext:value-type="float">
            <text:p>139.67293918</text:p>
          </table:table-cell>
          <table:table-cell office:value-type="float" office:value="18.491" calcext:value-type="float">
            <text:p>18.491</text:p>
          </table:table-cell>
          <table:table-cell office:value-type="float" office:value="4" calcext:value-type="float">
            <text:p>4</text:p>
          </table:table-cell>
          <table:table-cell office:value-type="float" office:value="922322347000" calcext:value-type="float">
            <text:p>922322347000</text:p>
          </table:table-cell>
          <table:table-cell office:value-type="string" calcext:value-type="string">
            <text:p>1999-03-25T09:39:07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7.155S" calcext:value-type="time">
            <text:p>09:39:0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1" calcext:value-type="float">
            <text:p>35.2240131</text:p>
          </table:table-cell>
          <table:table-cell office:value-type="float" office:value="139.67293919" calcext:value-type="float">
            <text:p>139.67293919</text:p>
          </table:table-cell>
          <table:table-cell office:value-type="float" office:value="19.47" calcext:value-type="float">
            <text:p>19.47</text:p>
          </table:table-cell>
          <table:table-cell office:value-type="float" office:value="4" calcext:value-type="float">
            <text:p>4</text:p>
          </table:table-cell>
          <table:table-cell office:value-type="float" office:value="922322348000" calcext:value-type="float">
            <text:p>922322348000</text:p>
          </table:table-cell>
          <table:table-cell office:value-type="string" calcext:value-type="string">
            <text:p>1999-03-25T09:39:08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8.155S" calcext:value-type="time">
            <text:p>09:39:0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17" calcext:value-type="float">
            <text:p>35.22401317</text:p>
          </table:table-cell>
          <table:table-cell office:value-type="float" office:value="139.67293923" calcext:value-type="float">
            <text:p>139.67293923</text:p>
          </table:table-cell>
          <table:table-cell office:value-type="float" office:value="20.47" calcext:value-type="float">
            <text:p>20.47</text:p>
          </table:table-cell>
          <table:table-cell office:value-type="float" office:value="6" calcext:value-type="float">
            <text:p>6</text:p>
          </table:table-cell>
          <table:table-cell office:value-type="float" office:value="922322349000" calcext:value-type="float">
            <text:p>922322349000</text:p>
          </table:table-cell>
          <table:table-cell office:value-type="string" calcext:value-type="string">
            <text:p>1999-03-25T09:39:09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09.152S" calcext:value-type="time">
            <text:p>09:39:0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2" calcext:value-type="float">
            <text:p>35.2240132</text:p>
          </table:table-cell>
          <table:table-cell office:value-type="float" office:value="139.67293924" calcext:value-type="float">
            <text:p>139.67293924</text:p>
          </table:table-cell>
          <table:table-cell office:value-type="float" office:value="21.467" calcext:value-type="float">
            <text:p>21.467</text:p>
          </table:table-cell>
          <table:table-cell office:value-type="float" office:value="4" calcext:value-type="float">
            <text:p>4</text:p>
          </table:table-cell>
          <table:table-cell office:value-type="float" office:value="922322350000" calcext:value-type="float">
            <text:p>922322350000</text:p>
          </table:table-cell>
          <table:table-cell office:value-type="string" calcext:value-type="string">
            <text:p>1999-03-25T09:39:10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0.152S" calcext:value-type="time">
            <text:p>09:39:1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26" calcext:value-type="float">
            <text:p>35.22401326</text:p>
          </table:table-cell>
          <table:table-cell office:value-type="float" office:value="139.67293912" calcext:value-type="float">
            <text:p>139.67293912</text:p>
          </table:table-cell>
          <table:table-cell office:value-type="float" office:value="22.467" calcext:value-type="float">
            <text:p>22.467</text:p>
          </table:table-cell>
          <table:table-cell office:value-type="float" office:value="4" calcext:value-type="float">
            <text:p>4</text:p>
          </table:table-cell>
          <table:table-cell office:value-type="float" office:value="922322351000" calcext:value-type="float">
            <text:p>922322351000</text:p>
          </table:table-cell>
          <table:table-cell office:value-type="string" calcext:value-type="string">
            <text:p>1999-03-25T09:39:11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1.15S" calcext:value-type="time">
            <text:p>09:39:1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25" calcext:value-type="float">
            <text:p>35.22401325</text:p>
          </table:table-cell>
          <table:table-cell office:value-type="float" office:value="139.67293898" calcext:value-type="float">
            <text:p>139.67293898</text:p>
          </table:table-cell>
          <table:table-cell office:value-type="float" office:value="23.465" calcext:value-type="float">
            <text:p>23.465</text:p>
          </table:table-cell>
          <table:table-cell office:value-type="float" office:value="5" calcext:value-type="float">
            <text:p>5</text:p>
          </table:table-cell>
          <table:table-cell office:value-type="float" office:value="922322352000" calcext:value-type="float">
            <text:p>922322352000</text:p>
          </table:table-cell>
          <table:table-cell office:value-type="string" calcext:value-type="string">
            <text:p>1999-03-25T09:39:12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2.167S" calcext:value-type="time">
            <text:p>09:39:1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29" calcext:value-type="float">
            <text:p>35.22401329</text:p>
          </table:table-cell>
          <table:table-cell office:value-type="float" office:value="139.67293875" calcext:value-type="float">
            <text:p>139.67293875</text:p>
          </table:table-cell>
          <table:table-cell office:value-type="float" office:value="24.482" calcext:value-type="float">
            <text:p>24.482</text:p>
          </table:table-cell>
          <table:table-cell office:value-type="float" office:value="4" calcext:value-type="float">
            <text:p>4</text:p>
          </table:table-cell>
          <table:table-cell office:value-type="float" office:value="922322353000" calcext:value-type="float">
            <text:p>922322353000</text:p>
          </table:table-cell>
          <table:table-cell office:value-type="string" calcext:value-type="string">
            <text:p>1999-03-25T09:39:13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3.153S" calcext:value-type="time">
            <text:p>09:39:1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39" calcext:value-type="float">
            <text:p>35.22401339</text:p>
          </table:table-cell>
          <table:table-cell office:value-type="float" office:value="139.67293864" calcext:value-type="float">
            <text:p>139.67293864</text:p>
          </table:table-cell>
          <table:table-cell office:value-type="float" office:value="25.468" calcext:value-type="float">
            <text:p>25.468</text:p>
          </table:table-cell>
          <table:table-cell office:value-type="float" office:value="4" calcext:value-type="float">
            <text:p>4</text:p>
          </table:table-cell>
          <table:table-cell office:value-type="float" office:value="922322354000" calcext:value-type="float">
            <text:p>922322354000</text:p>
          </table:table-cell>
          <table:table-cell office:value-type="string" calcext:value-type="string">
            <text:p>1999-03-25T09:39:14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4.168S" calcext:value-type="time">
            <text:p>09:39:14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41" calcext:value-type="float">
            <text:p>35.22401341</text:p>
          </table:table-cell>
          <table:table-cell office:value-type="float" office:value="139.67293835" calcext:value-type="float">
            <text:p>139.67293835</text:p>
          </table:table-cell>
          <table:table-cell office:value-type="float" office:value="26.483" calcext:value-type="float">
            <text:p>26.483</text:p>
          </table:table-cell>
          <table:table-cell office:value-type="float" office:value="4" calcext:value-type="float">
            <text:p>4</text:p>
          </table:table-cell>
          <table:table-cell office:value-type="float" office:value="922322355000" calcext:value-type="float">
            <text:p>922322355000</text:p>
          </table:table-cell>
          <table:table-cell office:value-type="string" calcext:value-type="string">
            <text:p>1999-03-25T09:39:15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5.152S" calcext:value-type="time">
            <text:p>09:39:1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38" calcext:value-type="float">
            <text:p>35.22401338</text:p>
          </table:table-cell>
          <table:table-cell office:value-type="float" office:value="139.67293772" calcext:value-type="float">
            <text:p>139.67293772</text:p>
          </table:table-cell>
          <table:table-cell office:value-type="float" office:value="27.467" calcext:value-type="float">
            <text:p>27.467</text:p>
          </table:table-cell>
          <table:table-cell office:value-type="float" office:value="4" calcext:value-type="float">
            <text:p>4</text:p>
          </table:table-cell>
          <table:table-cell office:value-type="float" office:value="922322356000" calcext:value-type="float">
            <text:p>922322356000</text:p>
          </table:table-cell>
          <table:table-cell office:value-type="string" calcext:value-type="string">
            <text:p>1999-03-25T09:39:16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6.145S" calcext:value-type="time">
            <text:p>09:39:1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41" calcext:value-type="float">
            <text:p>35.22401341</text:p>
          </table:table-cell>
          <table:table-cell office:value-type="float" office:value="139.67293744" calcext:value-type="float">
            <text:p>139.67293744</text:p>
          </table:table-cell>
          <table:table-cell office:value-type="float" office:value="28.46" calcext:value-type="float">
            <text:p>28.46</text:p>
          </table:table-cell>
          <table:table-cell office:value-type="float" office:value="4" calcext:value-type="float">
            <text:p>4</text:p>
          </table:table-cell>
          <table:table-cell office:value-type="float" office:value="922322357000" calcext:value-type="float">
            <text:p>922322357000</text:p>
          </table:table-cell>
          <table:table-cell office:value-type="string" calcext:value-type="string">
            <text:p>1999-03-25T09:39:17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7.176S" calcext:value-type="time">
            <text:p>09:39:17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44" calcext:value-type="float">
            <text:p>35.22401344</text:p>
          </table:table-cell>
          <table:table-cell office:value-type="float" office:value="139.67293721" calcext:value-type="float">
            <text:p>139.67293721</text:p>
          </table:table-cell>
          <table:table-cell office:value-type="float" office:value="29.491" calcext:value-type="float">
            <text:p>29.491</text:p>
          </table:table-cell>
          <table:table-cell office:value-type="float" office:value="5" calcext:value-type="float">
            <text:p>5</text:p>
          </table:table-cell>
          <table:table-cell office:value-type="float" office:value="922322358000" calcext:value-type="float">
            <text:p>922322358000</text:p>
          </table:table-cell>
          <table:table-cell office:value-type="string" calcext:value-type="string">
            <text:p>1999-03-25T09:39:18+0900</text:p>
          </table:table-cell>
        </table:table-row>
        <table:table-row table:style-name="ro1">
          <table:table-cell office:value-type="time" office:time-value="PT09H38M47.685S" calcext:value-type="time">
            <text:p>09:38:47.69</text:p>
          </table:table-cell>
          <table:table-cell office:value-type="time" office:time-value="PT09H39M17.705S" calcext:value-type="time">
            <text:p>09:39:17.7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42.121S" calcext:value-type="time">
            <text:p>09:39:42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737" calcext:value-type="float">
            <text:p>35.22402737</text:p>
          </table:table-cell>
          <table:table-cell office:value-type="float" office:value="139.67291233" calcext:value-type="float">
            <text:p>139.67291233</text:p>
          </table:table-cell>
          <table:table-cell office:value-type="float" office:value="4.409" calcext:value-type="float">
            <text:p>4.409</text:p>
          </table:table-cell>
          <table:table-cell office:value-type="float" office:value="18" calcext:value-type="float">
            <text:p>18</text:p>
          </table:table-cell>
          <table:table-cell office:value-type="float" office:value="922322383000" calcext:value-type="float">
            <text:p>922322383000</text:p>
          </table:table-cell>
          <table:table-cell office:value-type="string" calcext:value-type="string">
            <text:p>1999-03-25T09:39:43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45.135S" calcext:value-type="time">
            <text:p>09:39:45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943" calcext:value-type="float">
            <text:p>35.22403943</text:p>
          </table:table-cell>
          <table:table-cell office:value-type="float" office:value="139.6729032" calcext:value-type="float">
            <text:p>139.6729032</text:p>
          </table:table-cell>
          <table:table-cell office:value-type="float" office:value="7.423" calcext:value-type="float">
            <text:p>7.423</text:p>
          </table:table-cell>
          <table:table-cell office:value-type="float" office:value="15" calcext:value-type="float">
            <text:p>15</text:p>
          </table:table-cell>
          <table:table-cell office:value-type="float" office:value="922322386000" calcext:value-type="float">
            <text:p>922322386000</text:p>
          </table:table-cell>
          <table:table-cell office:value-type="string" calcext:value-type="string">
            <text:p>1999-03-25T09:39:46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46.133S" calcext:value-type="time">
            <text:p>09:39:46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323" calcext:value-type="float">
            <text:p>35.22404323</text:p>
          </table:table-cell>
          <table:table-cell office:value-type="float" office:value="139.67290069" calcext:value-type="float">
            <text:p>139.67290069</text:p>
          </table:table-cell>
          <table:table-cell office:value-type="float" office:value="8.421" calcext:value-type="float">
            <text:p>8.421</text:p>
          </table:table-cell>
          <table:table-cell office:value-type="float" office:value="15" calcext:value-type="float">
            <text:p>15</text:p>
          </table:table-cell>
          <table:table-cell office:value-type="float" office:value="922322387000" calcext:value-type="float">
            <text:p>922322387000</text:p>
          </table:table-cell>
          <table:table-cell office:value-type="string" calcext:value-type="string">
            <text:p>1999-03-25T09:39:47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47.155S" calcext:value-type="time">
            <text:p>09:39:4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64" calcext:value-type="float">
            <text:p>35.2240464</text:p>
          </table:table-cell>
          <table:table-cell office:value-type="float" office:value="139.67290097" calcext:value-type="float">
            <text:p>139.67290097</text:p>
          </table:table-cell>
          <table:table-cell office:value-type="float" office:value="9.443" calcext:value-type="float">
            <text:p>9.443</text:p>
          </table:table-cell>
          <table:table-cell office:value-type="float" office:value="14" calcext:value-type="float">
            <text:p>14</text:p>
          </table:table-cell>
          <table:table-cell office:value-type="float" office:value="922322388000" calcext:value-type="float">
            <text:p>922322388000</text:p>
          </table:table-cell>
          <table:table-cell office:value-type="string" calcext:value-type="string">
            <text:p>1999-03-25T09:39:48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48.119S" calcext:value-type="time">
            <text:p>09:39:48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992" calcext:value-type="float">
            <text:p>35.22404992</text:p>
          </table:table-cell>
          <table:table-cell office:value-type="float" office:value="139.67289983" calcext:value-type="float">
            <text:p>139.67289983</text:p>
          </table:table-cell>
          <table:table-cell office:value-type="float" office:value="10.407" calcext:value-type="float">
            <text:p>10.407</text:p>
          </table:table-cell>
          <table:table-cell office:value-type="float" office:value="14" calcext:value-type="float">
            <text:p>14</text:p>
          </table:table-cell>
          <table:table-cell office:value-type="float" office:value="922322389000" calcext:value-type="float">
            <text:p>922322389000</text:p>
          </table:table-cell>
          <table:table-cell office:value-type="string" calcext:value-type="string">
            <text:p>1999-03-25T09:39:49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49.133S" calcext:value-type="time">
            <text:p>09:39:49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637" calcext:value-type="float">
            <text:p>35.22403637</text:p>
          </table:table-cell>
          <table:table-cell office:value-type="float" office:value="139.6729016" calcext:value-type="float">
            <text:p>139.6729016</text:p>
          </table:table-cell>
          <table:table-cell office:value-type="float" office:value="11.421" calcext:value-type="float">
            <text:p>11.421</text:p>
          </table:table-cell>
          <table:table-cell office:value-type="float" office:value="13" calcext:value-type="float">
            <text:p>13</text:p>
          </table:table-cell>
          <table:table-cell office:value-type="float" office:value="922322390000" calcext:value-type="float">
            <text:p>922322390000</text:p>
          </table:table-cell>
          <table:table-cell office:value-type="string" calcext:value-type="string">
            <text:p>1999-03-25T09:39:50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0.163S" calcext:value-type="time">
            <text:p>09:39:5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188" calcext:value-type="float">
            <text:p>35.22403188</text:p>
          </table:table-cell>
          <table:table-cell office:value-type="float" office:value="139.67290186" calcext:value-type="float">
            <text:p>139.67290186</text:p>
          </table:table-cell>
          <table:table-cell office:value-type="float" office:value="12.451" calcext:value-type="float">
            <text:p>12.451</text:p>
          </table:table-cell>
          <table:table-cell office:value-type="float" office:value="12" calcext:value-type="float">
            <text:p>12</text:p>
          </table:table-cell>
          <table:table-cell office:value-type="float" office:value="922322391000" calcext:value-type="float">
            <text:p>922322391000</text:p>
          </table:table-cell>
          <table:table-cell office:value-type="string" calcext:value-type="string">
            <text:p>1999-03-25T09:39:51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1.152S" calcext:value-type="time">
            <text:p>09:39:5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08" calcext:value-type="float">
            <text:p>35.22403008</text:p>
          </table:table-cell>
          <table:table-cell office:value-type="float" office:value="139.67290211" calcext:value-type="float">
            <text:p>139.67290211</text:p>
          </table:table-cell>
          <table:table-cell office:value-type="float" office:value="13.44" calcext:value-type="float">
            <text:p>13.44</text:p>
          </table:table-cell>
          <table:table-cell office:value-type="float" office:value="12" calcext:value-type="float">
            <text:p>12</text:p>
          </table:table-cell>
          <table:table-cell office:value-type="float" office:value="922322392000" calcext:value-type="float">
            <text:p>922322392000</text:p>
          </table:table-cell>
          <table:table-cell office:value-type="string" calcext:value-type="string">
            <text:p>1999-03-25T09:39:52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2.157S" calcext:value-type="time">
            <text:p>09:39:5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845" calcext:value-type="float">
            <text:p>35.22402845</text:p>
          </table:table-cell>
          <table:table-cell office:value-type="float" office:value="139.67290227" calcext:value-type="float">
            <text:p>139.67290227</text:p>
          </table:table-cell>
          <table:table-cell office:value-type="float" office:value="14.445" calcext:value-type="float">
            <text:p>14.445</text:p>
          </table:table-cell>
          <table:table-cell office:value-type="float" office:value="12" calcext:value-type="float">
            <text:p>12</text:p>
          </table:table-cell>
          <table:table-cell office:value-type="float" office:value="922322393000" calcext:value-type="float">
            <text:p>922322393000</text:p>
          </table:table-cell>
          <table:table-cell office:value-type="string" calcext:value-type="string">
            <text:p>1999-03-25T09:39:53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3.153S" calcext:value-type="time">
            <text:p>09:39:5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764" calcext:value-type="float">
            <text:p>35.22402764</text:p>
          </table:table-cell>
          <table:table-cell office:value-type="float" office:value="139.67290188" calcext:value-type="float">
            <text:p>139.67290188</text:p>
          </table:table-cell>
          <table:table-cell office:value-type="float" office:value="15.441" calcext:value-type="float">
            <text:p>15.441</text:p>
          </table:table-cell>
          <table:table-cell office:value-type="float" office:value="11" calcext:value-type="float">
            <text:p>11</text:p>
          </table:table-cell>
          <table:table-cell office:value-type="float" office:value="922322394000" calcext:value-type="float">
            <text:p>922322394000</text:p>
          </table:table-cell>
          <table:table-cell office:value-type="string" calcext:value-type="string">
            <text:p>1999-03-25T09:39:54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4.157S" calcext:value-type="time">
            <text:p>09:39:5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72" calcext:value-type="float">
            <text:p>35.2240272</text:p>
          </table:table-cell>
          <table:table-cell office:value-type="float" office:value="139.67290182" calcext:value-type="float">
            <text:p>139.67290182</text:p>
          </table:table-cell>
          <table:table-cell office:value-type="float" office:value="16.445" calcext:value-type="float">
            <text:p>16.445</text:p>
          </table:table-cell>
          <table:table-cell office:value-type="float" office:value="10" calcext:value-type="float">
            <text:p>10</text:p>
          </table:table-cell>
          <table:table-cell office:value-type="float" office:value="922322395000" calcext:value-type="float">
            <text:p>922322395000</text:p>
          </table:table-cell>
          <table:table-cell office:value-type="string" calcext:value-type="string">
            <text:p>1999-03-25T09:39:55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5.15S" calcext:value-type="time">
            <text:p>09:39:5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92" calcext:value-type="float">
            <text:p>35.22402692</text:p>
          </table:table-cell>
          <table:table-cell office:value-type="float" office:value="139.67290172" calcext:value-type="float">
            <text:p>139.67290172</text:p>
          </table:table-cell>
          <table:table-cell office:value-type="float" office:value="17.438" calcext:value-type="float">
            <text:p>17.438</text:p>
          </table:table-cell>
          <table:table-cell office:value-type="float" office:value="10" calcext:value-type="float">
            <text:p>10</text:p>
          </table:table-cell>
          <table:table-cell office:value-type="float" office:value="922322396000" calcext:value-type="float">
            <text:p>922322396000</text:p>
          </table:table-cell>
          <table:table-cell office:value-type="string" calcext:value-type="string">
            <text:p>1999-03-25T09:39:56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6.172S" calcext:value-type="time">
            <text:p>09:39:56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63" calcext:value-type="float">
            <text:p>35.22402663</text:p>
          </table:table-cell>
          <table:table-cell office:value-type="float" office:value="139.67290178" calcext:value-type="float">
            <text:p>139.67290178</text:p>
          </table:table-cell>
          <table:table-cell office:value-type="float" office:value="18.46" calcext:value-type="float">
            <text:p>18.46</text:p>
          </table:table-cell>
          <table:table-cell office:value-type="float" office:value="9" calcext:value-type="float">
            <text:p>9</text:p>
          </table:table-cell>
          <table:table-cell office:value-type="float" office:value="922322397000" calcext:value-type="float">
            <text:p>922322397000</text:p>
          </table:table-cell>
          <table:table-cell office:value-type="string" calcext:value-type="string">
            <text:p>1999-03-25T09:39:57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7.156S" calcext:value-type="time">
            <text:p>09:39:5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37" calcext:value-type="float">
            <text:p>35.22402637</text:p>
          </table:table-cell>
          <table:table-cell office:value-type="float" office:value="139.67290183" calcext:value-type="float">
            <text:p>139.67290183</text:p>
          </table:table-cell>
          <table:table-cell office:value-type="float" office:value="19.444" calcext:value-type="float">
            <text:p>19.444</text:p>
          </table:table-cell>
          <table:table-cell office:value-type="float" office:value="9" calcext:value-type="float">
            <text:p>9</text:p>
          </table:table-cell>
          <table:table-cell office:value-type="float" office:value="922322398000" calcext:value-type="float">
            <text:p>922322398000</text:p>
          </table:table-cell>
          <table:table-cell office:value-type="string" calcext:value-type="string">
            <text:p>1999-03-25T09:39:58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8.157S" calcext:value-type="time">
            <text:p>09:39:5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1" calcext:value-type="float">
            <text:p>35.2240261</text:p>
          </table:table-cell>
          <table:table-cell office:value-type="float" office:value="139.67290187" calcext:value-type="float">
            <text:p>139.67290187</text:p>
          </table:table-cell>
          <table:table-cell office:value-type="float" office:value="20.445" calcext:value-type="float">
            <text:p>20.445</text:p>
          </table:table-cell>
          <table:table-cell office:value-type="float" office:value="9" calcext:value-type="float">
            <text:p>9</text:p>
          </table:table-cell>
          <table:table-cell office:value-type="float" office:value="922322399000" calcext:value-type="float">
            <text:p>922322399000</text:p>
          </table:table-cell>
          <table:table-cell office:value-type="string" calcext:value-type="string">
            <text:p>1999-03-25T09:39:59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39M59.159S" calcext:value-type="time">
            <text:p>09:39:5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81" calcext:value-type="float">
            <text:p>35.22402581</text:p>
          </table:table-cell>
          <table:table-cell office:value-type="float" office:value="139.67290187" calcext:value-type="float">
            <text:p>139.67290187</text:p>
          </table:table-cell>
          <table:table-cell office:value-type="float" office:value="21.447" calcext:value-type="float">
            <text:p>21.447</text:p>
          </table:table-cell>
          <table:table-cell office:value-type="float" office:value="8" calcext:value-type="float">
            <text:p>8</text:p>
          </table:table-cell>
          <table:table-cell office:value-type="float" office:value="922322400000" calcext:value-type="float">
            <text:p>922322400000</text:p>
          </table:table-cell>
          <table:table-cell office:value-type="string" calcext:value-type="string">
            <text:p>1999-03-25T09:40:00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0.163S" calcext:value-type="time">
            <text:p>09:40:0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52" calcext:value-type="float">
            <text:p>35.22402552</text:p>
          </table:table-cell>
          <table:table-cell office:value-type="float" office:value="139.67290201" calcext:value-type="float">
            <text:p>139.67290201</text:p>
          </table:table-cell>
          <table:table-cell office:value-type="float" office:value="22.451" calcext:value-type="float">
            <text:p>22.451</text:p>
          </table:table-cell>
          <table:table-cell office:value-type="float" office:value="8" calcext:value-type="float">
            <text:p>8</text:p>
          </table:table-cell>
          <table:table-cell office:value-type="float" office:value="922322401000" calcext:value-type="float">
            <text:p>922322401000</text:p>
          </table:table-cell>
          <table:table-cell office:value-type="string" calcext:value-type="string">
            <text:p>1999-03-25T09:40:01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1.118S" calcext:value-type="time">
            <text:p>09:40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34" calcext:value-type="float">
            <text:p>35.22402534</text:p>
          </table:table-cell>
          <table:table-cell office:value-type="float" office:value="139.672902" calcext:value-type="float">
            <text:p>139.672902</text:p>
          </table:table-cell>
          <table:table-cell office:value-type="float" office:value="23.406" calcext:value-type="float">
            <text:p>23.406</text:p>
          </table:table-cell>
          <table:table-cell office:value-type="float" office:value="8" calcext:value-type="float">
            <text:p>8</text:p>
          </table:table-cell>
          <table:table-cell office:value-type="float" office:value="922322402000" calcext:value-type="float">
            <text:p>922322402000</text:p>
          </table:table-cell>
          <table:table-cell office:value-type="string" calcext:value-type="string">
            <text:p>1999-03-25T09:40:02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2.141S" calcext:value-type="time">
            <text:p>09:40:02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11" calcext:value-type="float">
            <text:p>35.22402511</text:p>
          </table:table-cell>
          <table:table-cell office:value-type="float" office:value="139.67290206" calcext:value-type="float">
            <text:p>139.67290206</text:p>
          </table:table-cell>
          <table:table-cell office:value-type="float" office:value="24.429" calcext:value-type="float">
            <text:p>24.429</text:p>
          </table:table-cell>
          <table:table-cell office:value-type="float" office:value="8" calcext:value-type="float">
            <text:p>8</text:p>
          </table:table-cell>
          <table:table-cell office:value-type="float" office:value="922322403000" calcext:value-type="float">
            <text:p>922322403000</text:p>
          </table:table-cell>
          <table:table-cell office:value-type="string" calcext:value-type="string">
            <text:p>1999-03-25T09:40:03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3.156S" calcext:value-type="time">
            <text:p>09:40:0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86" calcext:value-type="float">
            <text:p>35.22402486</text:p>
          </table:table-cell>
          <table:table-cell office:value-type="float" office:value="139.67290203" calcext:value-type="float">
            <text:p>139.67290203</text:p>
          </table:table-cell>
          <table:table-cell office:value-type="float" office:value="25.444" calcext:value-type="float">
            <text:p>25.444</text:p>
          </table:table-cell>
          <table:table-cell office:value-type="float" office:value="8" calcext:value-type="float">
            <text:p>8</text:p>
          </table:table-cell>
          <table:table-cell office:value-type="float" office:value="922322404000" calcext:value-type="float">
            <text:p>922322404000</text:p>
          </table:table-cell>
          <table:table-cell office:value-type="string" calcext:value-type="string">
            <text:p>1999-03-25T09:40:04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4.157S" calcext:value-type="time">
            <text:p>09:40:0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56" calcext:value-type="float">
            <text:p>35.22402456</text:p>
          </table:table-cell>
          <table:table-cell office:value-type="float" office:value="139.6729021" calcext:value-type="float">
            <text:p>139.6729021</text:p>
          </table:table-cell>
          <table:table-cell office:value-type="float" office:value="26.445" calcext:value-type="float">
            <text:p>26.445</text:p>
          </table:table-cell>
          <table:table-cell office:value-type="float" office:value="8" calcext:value-type="float">
            <text:p>8</text:p>
          </table:table-cell>
          <table:table-cell office:value-type="float" office:value="922322405000" calcext:value-type="float">
            <text:p>922322405000</text:p>
          </table:table-cell>
          <table:table-cell office:value-type="string" calcext:value-type="string">
            <text:p>1999-03-25T09:40:05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5.156S" calcext:value-type="time">
            <text:p>09:40:0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34" calcext:value-type="float">
            <text:p>35.22402434</text:p>
          </table:table-cell>
          <table:table-cell office:value-type="float" office:value="139.67290213" calcext:value-type="float">
            <text:p>139.67290213</text:p>
          </table:table-cell>
          <table:table-cell office:value-type="float" office:value="27.444" calcext:value-type="float">
            <text:p>27.444</text:p>
          </table:table-cell>
          <table:table-cell office:value-type="float" office:value="7" calcext:value-type="float">
            <text:p>7</text:p>
          </table:table-cell>
          <table:table-cell office:value-type="float" office:value="922322406000" calcext:value-type="float">
            <text:p>922322406000</text:p>
          </table:table-cell>
          <table:table-cell office:value-type="string" calcext:value-type="string">
            <text:p>1999-03-25T09:40:06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6.196S" calcext:value-type="time">
            <text:p>09:40:06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13" calcext:value-type="float">
            <text:p>35.22402413</text:p>
          </table:table-cell>
          <table:table-cell office:value-type="float" office:value="139.67290217" calcext:value-type="float">
            <text:p>139.67290217</text:p>
          </table:table-cell>
          <table:table-cell office:value-type="float" office:value="28.484" calcext:value-type="float">
            <text:p>28.484</text:p>
          </table:table-cell>
          <table:table-cell office:value-type="float" office:value="7" calcext:value-type="float">
            <text:p>7</text:p>
          </table:table-cell>
          <table:table-cell office:value-type="float" office:value="922322407000" calcext:value-type="float">
            <text:p>922322407000</text:p>
          </table:table-cell>
          <table:table-cell office:value-type="string" calcext:value-type="string">
            <text:p>1999-03-25T09:40:07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7.179S" calcext:value-type="time">
            <text:p>09:40:07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391" calcext:value-type="float">
            <text:p>35.22402391</text:p>
          </table:table-cell>
          <table:table-cell office:value-type="float" office:value="139.67290221" calcext:value-type="float">
            <text:p>139.67290221</text:p>
          </table:table-cell>
          <table:table-cell office:value-type="float" office:value="29.467" calcext:value-type="float">
            <text:p>29.467</text:p>
          </table:table-cell>
          <table:table-cell office:value-type="float" office:value="7" calcext:value-type="float">
            <text:p>7</text:p>
          </table:table-cell>
          <table:table-cell office:value-type="float" office:value="922322408000" calcext:value-type="float">
            <text:p>922322408000</text:p>
          </table:table-cell>
          <table:table-cell office:value-type="string" calcext:value-type="string">
            <text:p>1999-03-25T09:40:08+0900</text:p>
          </table:table-cell>
        </table:table-row>
        <table:table-row table:style-name="ro1">
          <table:table-cell office:value-type="time" office:time-value="PT09H39M37.712S" calcext:value-type="time">
            <text:p>09:39:37.71</text:p>
          </table:table-cell>
          <table:table-cell office:value-type="time" office:time-value="PT09H40M07.724S" calcext:value-type="time">
            <text:p>09:40:07.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2" calcext:value-type="float">
            <text:p>30.0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2.188S" calcext:value-type="time">
            <text:p>09:40:32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3" calcext:value-type="float">
            <text:p>35.2240113</text:p>
          </table:table-cell>
          <table:table-cell office:value-type="float" office:value="139.67291138" calcext:value-type="float">
            <text:p>139.67291138</text:p>
          </table:table-cell>
          <table:table-cell office:value-type="float" office:value="4.456" calcext:value-type="float">
            <text:p>4.456</text:p>
          </table:table-cell>
          <table:table-cell office:value-type="float" office:value="23" calcext:value-type="float">
            <text:p>23</text:p>
          </table:table-cell>
          <table:table-cell office:value-type="float" office:value="922322433000" calcext:value-type="float">
            <text:p>922322433000</text:p>
          </table:table-cell>
          <table:table-cell office:value-type="string" calcext:value-type="string">
            <text:p>1999-03-25T09:40:33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3.138S" calcext:value-type="time">
            <text:p>09:40:33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038" calcext:value-type="float">
            <text:p>35.22400038</text:p>
          </table:table-cell>
          <table:table-cell office:value-type="float" office:value="139.67291902" calcext:value-type="float">
            <text:p>139.67291902</text:p>
          </table:table-cell>
          <table:table-cell office:value-type="float" office:value="5.406" calcext:value-type="float">
            <text:p>5.406</text:p>
          </table:table-cell>
          <table:table-cell office:value-type="float" office:value="15" calcext:value-type="float">
            <text:p>15</text:p>
          </table:table-cell>
          <table:table-cell office:value-type="float" office:value="922322434000" calcext:value-type="float">
            <text:p>922322434000</text:p>
          </table:table-cell>
          <table:table-cell office:value-type="string" calcext:value-type="string">
            <text:p>1999-03-25T09:40:34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4.157S" calcext:value-type="time">
            <text:p>09:40:3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678" calcext:value-type="float">
            <text:p>35.22399678</text:p>
          </table:table-cell>
          <table:table-cell office:value-type="float" office:value="139.67292544" calcext:value-type="float">
            <text:p>139.67292544</text:p>
          </table:table-cell>
          <table:table-cell office:value-type="float" office:value="6.425" calcext:value-type="float">
            <text:p>6.425</text:p>
          </table:table-cell>
          <table:table-cell office:value-type="float" office:value="11" calcext:value-type="float">
            <text:p>11</text:p>
          </table:table-cell>
          <table:table-cell office:value-type="float" office:value="922322435000" calcext:value-type="float">
            <text:p>922322435000</text:p>
          </table:table-cell>
          <table:table-cell office:value-type="string" calcext:value-type="string">
            <text:p>1999-03-25T09:40:35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5.176S" calcext:value-type="time">
            <text:p>09:40:35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298" calcext:value-type="float">
            <text:p>35.22399298</text:p>
          </table:table-cell>
          <table:table-cell office:value-type="float" office:value="139.67292865" calcext:value-type="float">
            <text:p>139.67292865</text:p>
          </table:table-cell>
          <table:table-cell office:value-type="float" office:value="7.444" calcext:value-type="float">
            <text:p>7.444</text:p>
          </table:table-cell>
          <table:table-cell office:value-type="float" office:value="10" calcext:value-type="float">
            <text:p>10</text:p>
          </table:table-cell>
          <table:table-cell office:value-type="float" office:value="922322436000" calcext:value-type="float">
            <text:p>922322436000</text:p>
          </table:table-cell>
          <table:table-cell office:value-type="string" calcext:value-type="string">
            <text:p>1999-03-25T09:40:36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6.15S" calcext:value-type="time">
            <text:p>09:40:3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8873" calcext:value-type="float">
            <text:p>35.22398873</text:p>
          </table:table-cell>
          <table:table-cell office:value-type="float" office:value="139.67293199" calcext:value-type="float">
            <text:p>139.67293199</text:p>
          </table:table-cell>
          <table:table-cell office:value-type="float" office:value="8.418" calcext:value-type="float">
            <text:p>8.418</text:p>
          </table:table-cell>
          <table:table-cell office:value-type="float" office:value="8" calcext:value-type="float">
            <text:p>8</text:p>
          </table:table-cell>
          <table:table-cell office:value-type="float" office:value="922322437000" calcext:value-type="float">
            <text:p>922322437000</text:p>
          </table:table-cell>
          <table:table-cell office:value-type="string" calcext:value-type="string">
            <text:p>1999-03-25T09:40:37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7.154S" calcext:value-type="time">
            <text:p>09:40:3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8362" calcext:value-type="float">
            <text:p>35.22398362</text:p>
          </table:table-cell>
          <table:table-cell office:value-type="float" office:value="139.67293844" calcext:value-type="float">
            <text:p>139.67293844</text:p>
          </table:table-cell>
          <table:table-cell office:value-type="float" office:value="9.422" calcext:value-type="float">
            <text:p>9.422</text:p>
          </table:table-cell>
          <table:table-cell office:value-type="float" office:value="7" calcext:value-type="float">
            <text:p>7</text:p>
          </table:table-cell>
          <table:table-cell office:value-type="float" office:value="922322438000" calcext:value-type="float">
            <text:p>922322438000</text:p>
          </table:table-cell>
          <table:table-cell office:value-type="string" calcext:value-type="string">
            <text:p>1999-03-25T09:40:38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8.176S" calcext:value-type="time">
            <text:p>09:40:38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8024" calcext:value-type="float">
            <text:p>35.22398024</text:p>
          </table:table-cell>
          <table:table-cell office:value-type="float" office:value="139.67294273" calcext:value-type="float">
            <text:p>139.67294273</text:p>
          </table:table-cell>
          <table:table-cell office:value-type="float" office:value="10.444" calcext:value-type="float">
            <text:p>10.444</text:p>
          </table:table-cell>
          <table:table-cell office:value-type="float" office:value="7" calcext:value-type="float">
            <text:p>7</text:p>
          </table:table-cell>
          <table:table-cell office:value-type="float" office:value="922322439000" calcext:value-type="float">
            <text:p>922322439000</text:p>
          </table:table-cell>
          <table:table-cell office:value-type="string" calcext:value-type="string">
            <text:p>1999-03-25T09:40:39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39.158S" calcext:value-type="time">
            <text:p>09:40:3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659" calcext:value-type="float">
            <text:p>35.22397659</text:p>
          </table:table-cell>
          <table:table-cell office:value-type="float" office:value="139.67294507" calcext:value-type="float">
            <text:p>139.67294507</text:p>
          </table:table-cell>
          <table:table-cell office:value-type="float" office:value="11.426" calcext:value-type="float">
            <text:p>11.426</text:p>
          </table:table-cell>
          <table:table-cell office:value-type="float" office:value="7" calcext:value-type="float">
            <text:p>7</text:p>
          </table:table-cell>
          <table:table-cell office:value-type="float" office:value="922322440000" calcext:value-type="float">
            <text:p>922322440000</text:p>
          </table:table-cell>
          <table:table-cell office:value-type="string" calcext:value-type="string">
            <text:p>1999-03-25T09:40:40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0.177S" calcext:value-type="time">
            <text:p>09:40:40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44" calcext:value-type="float">
            <text:p>35.2239744</text:p>
          </table:table-cell>
          <table:table-cell office:value-type="float" office:value="139.67294571" calcext:value-type="float">
            <text:p>139.67294571</text:p>
          </table:table-cell>
          <table:table-cell office:value-type="float" office:value="12.445" calcext:value-type="float">
            <text:p>12.445</text:p>
          </table:table-cell>
          <table:table-cell office:value-type="float" office:value="7" calcext:value-type="float">
            <text:p>7</text:p>
          </table:table-cell>
          <table:table-cell office:value-type="float" office:value="922322441000" calcext:value-type="float">
            <text:p>922322441000</text:p>
          </table:table-cell>
          <table:table-cell office:value-type="string" calcext:value-type="string">
            <text:p>1999-03-25T09:40:41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1.153S" calcext:value-type="time">
            <text:p>09:40:4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314" calcext:value-type="float">
            <text:p>35.22397314</text:p>
          </table:table-cell>
          <table:table-cell office:value-type="float" office:value="139.67294669" calcext:value-type="float">
            <text:p>139.67294669</text:p>
          </table:table-cell>
          <table:table-cell office:value-type="float" office:value="13.421" calcext:value-type="float">
            <text:p>13.421</text:p>
          </table:table-cell>
          <table:table-cell office:value-type="float" office:value="7" calcext:value-type="float">
            <text:p>7</text:p>
          </table:table-cell>
          <table:table-cell office:value-type="float" office:value="922322442000" calcext:value-type="float">
            <text:p>922322442000</text:p>
          </table:table-cell>
          <table:table-cell office:value-type="string" calcext:value-type="string">
            <text:p>1999-03-25T09:40:42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2.155S" calcext:value-type="time">
            <text:p>09:40:4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172" calcext:value-type="float">
            <text:p>35.22397172</text:p>
          </table:table-cell>
          <table:table-cell office:value-type="float" office:value="139.6729474" calcext:value-type="float">
            <text:p>139.6729474</text:p>
          </table:table-cell>
          <table:table-cell office:value-type="float" office:value="14.423" calcext:value-type="float">
            <text:p>14.423</text:p>
          </table:table-cell>
          <table:table-cell office:value-type="float" office:value="7" calcext:value-type="float">
            <text:p>7</text:p>
          </table:table-cell>
          <table:table-cell office:value-type="float" office:value="922322443000" calcext:value-type="float">
            <text:p>922322443000</text:p>
          </table:table-cell>
          <table:table-cell office:value-type="string" calcext:value-type="string">
            <text:p>1999-03-25T09:40:43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3.151S" calcext:value-type="time">
            <text:p>09:40:4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133" calcext:value-type="float">
            <text:p>35.22397133</text:p>
          </table:table-cell>
          <table:table-cell office:value-type="float" office:value="139.67294732" calcext:value-type="float">
            <text:p>139.67294732</text:p>
          </table:table-cell>
          <table:table-cell office:value-type="float" office:value="15.419" calcext:value-type="float">
            <text:p>15.419</text:p>
          </table:table-cell>
          <table:table-cell office:value-type="float" office:value="7" calcext:value-type="float">
            <text:p>7</text:p>
          </table:table-cell>
          <table:table-cell office:value-type="float" office:value="922322444000" calcext:value-type="float">
            <text:p>922322444000</text:p>
          </table:table-cell>
          <table:table-cell office:value-type="string" calcext:value-type="string">
            <text:p>1999-03-25T09:40:44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4.168S" calcext:value-type="time">
            <text:p>09:40:44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112" calcext:value-type="float">
            <text:p>35.22397112</text:p>
          </table:table-cell>
          <table:table-cell office:value-type="float" office:value="139.67294723" calcext:value-type="float">
            <text:p>139.67294723</text:p>
          </table:table-cell>
          <table:table-cell office:value-type="float" office:value="16.436" calcext:value-type="float">
            <text:p>16.436</text:p>
          </table:table-cell>
          <table:table-cell office:value-type="float" office:value="7" calcext:value-type="float">
            <text:p>7</text:p>
          </table:table-cell>
          <table:table-cell office:value-type="float" office:value="922322445000" calcext:value-type="float">
            <text:p>922322445000</text:p>
          </table:table-cell>
          <table:table-cell office:value-type="string" calcext:value-type="string">
            <text:p>1999-03-25T09:40:45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5.173S" calcext:value-type="time">
            <text:p>09:40:4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104" calcext:value-type="float">
            <text:p>35.22397104</text:p>
          </table:table-cell>
          <table:table-cell office:value-type="float" office:value="139.67294729" calcext:value-type="float">
            <text:p>139.67294729</text:p>
          </table:table-cell>
          <table:table-cell office:value-type="float" office:value="17.441" calcext:value-type="float">
            <text:p>17.441</text:p>
          </table:table-cell>
          <table:table-cell office:value-type="float" office:value="6" calcext:value-type="float">
            <text:p>6</text:p>
          </table:table-cell>
          <table:table-cell office:value-type="float" office:value="922322446000" calcext:value-type="float">
            <text:p>922322446000</text:p>
          </table:table-cell>
          <table:table-cell office:value-type="string" calcext:value-type="string">
            <text:p>1999-03-25T09:40:46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6.147S" calcext:value-type="time">
            <text:p>09:40:4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9" calcext:value-type="float">
            <text:p>35.2239709</text:p>
          </table:table-cell>
          <table:table-cell office:value-type="float" office:value="139.67294728" calcext:value-type="float">
            <text:p>139.67294728</text:p>
          </table:table-cell>
          <table:table-cell office:value-type="float" office:value="18.415" calcext:value-type="float">
            <text:p>18.415</text:p>
          </table:table-cell>
          <table:table-cell office:value-type="float" office:value="6" calcext:value-type="float">
            <text:p>6</text:p>
          </table:table-cell>
          <table:table-cell office:value-type="float" office:value="922322447000" calcext:value-type="float">
            <text:p>922322447000</text:p>
          </table:table-cell>
          <table:table-cell office:value-type="string" calcext:value-type="string">
            <text:p>1999-03-25T09:40:47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7.158S" calcext:value-type="time">
            <text:p>09:40:4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83" calcext:value-type="float">
            <text:p>35.22397083</text:p>
          </table:table-cell>
          <table:table-cell office:value-type="float" office:value="139.67294728" calcext:value-type="float">
            <text:p>139.67294728</text:p>
          </table:table-cell>
          <table:table-cell office:value-type="float" office:value="19.426" calcext:value-type="float">
            <text:p>19.426</text:p>
          </table:table-cell>
          <table:table-cell office:value-type="float" office:value="6" calcext:value-type="float">
            <text:p>6</text:p>
          </table:table-cell>
          <table:table-cell office:value-type="float" office:value="922322448000" calcext:value-type="float">
            <text:p>922322448000</text:p>
          </table:table-cell>
          <table:table-cell office:value-type="string" calcext:value-type="string">
            <text:p>1999-03-25T09:40:48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8.154S" calcext:value-type="time">
            <text:p>09:40:4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79" calcext:value-type="float">
            <text:p>35.22397079</text:p>
          </table:table-cell>
          <table:table-cell office:value-type="float" office:value="139.67294725" calcext:value-type="float">
            <text:p>139.67294725</text:p>
          </table:table-cell>
          <table:table-cell office:value-type="float" office:value="20.422" calcext:value-type="float">
            <text:p>20.422</text:p>
          </table:table-cell>
          <table:table-cell office:value-type="float" office:value="6" calcext:value-type="float">
            <text:p>6</text:p>
          </table:table-cell>
          <table:table-cell office:value-type="float" office:value="922322449000" calcext:value-type="float">
            <text:p>922322449000</text:p>
          </table:table-cell>
          <table:table-cell office:value-type="string" calcext:value-type="string">
            <text:p>1999-03-25T09:40:49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49.154S" calcext:value-type="time">
            <text:p>09:40:4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72" calcext:value-type="float">
            <text:p>35.22397072</text:p>
          </table:table-cell>
          <table:table-cell office:value-type="float" office:value="139.67294722" calcext:value-type="float">
            <text:p>139.67294722</text:p>
          </table:table-cell>
          <table:table-cell office:value-type="float" office:value="21.422" calcext:value-type="float">
            <text:p>21.422</text:p>
          </table:table-cell>
          <table:table-cell office:value-type="float" office:value="5" calcext:value-type="float">
            <text:p>5</text:p>
          </table:table-cell>
          <table:table-cell office:value-type="float" office:value="922322450000" calcext:value-type="float">
            <text:p>922322450000</text:p>
          </table:table-cell>
          <table:table-cell office:value-type="string" calcext:value-type="string">
            <text:p>1999-03-25T09:40:50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0.152S" calcext:value-type="time">
            <text:p>09:40:5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68" calcext:value-type="float">
            <text:p>35.22397068</text:p>
          </table:table-cell>
          <table:table-cell office:value-type="float" office:value="139.67294719" calcext:value-type="float">
            <text:p>139.67294719</text:p>
          </table:table-cell>
          <table:table-cell office:value-type="float" office:value="22.42" calcext:value-type="float">
            <text:p>22.42</text:p>
          </table:table-cell>
          <table:table-cell office:value-type="float" office:value="5" calcext:value-type="float">
            <text:p>5</text:p>
          </table:table-cell>
          <table:table-cell office:value-type="float" office:value="922322451000" calcext:value-type="float">
            <text:p>922322451000</text:p>
          </table:table-cell>
          <table:table-cell office:value-type="string" calcext:value-type="string">
            <text:p>1999-03-25T09:40:51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1.154S" calcext:value-type="time">
            <text:p>09:40:5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64" calcext:value-type="float">
            <text:p>35.22397064</text:p>
          </table:table-cell>
          <table:table-cell office:value-type="float" office:value="139.67294722" calcext:value-type="float">
            <text:p>139.67294722</text:p>
          </table:table-cell>
          <table:table-cell office:value-type="float" office:value="23.422" calcext:value-type="float">
            <text:p>23.422</text:p>
          </table:table-cell>
          <table:table-cell office:value-type="float" office:value="5" calcext:value-type="float">
            <text:p>5</text:p>
          </table:table-cell>
          <table:table-cell office:value-type="float" office:value="922322452000" calcext:value-type="float">
            <text:p>922322452000</text:p>
          </table:table-cell>
          <table:table-cell office:value-type="string" calcext:value-type="string">
            <text:p>1999-03-25T09:40:52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2.156S" calcext:value-type="time">
            <text:p>09:40:5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59" calcext:value-type="float">
            <text:p>35.22397059</text:p>
          </table:table-cell>
          <table:table-cell office:value-type="float" office:value="139.67294723" calcext:value-type="float">
            <text:p>139.67294723</text:p>
          </table:table-cell>
          <table:table-cell office:value-type="float" office:value="24.424" calcext:value-type="float">
            <text:p>24.424</text:p>
          </table:table-cell>
          <table:table-cell office:value-type="float" office:value="5" calcext:value-type="float">
            <text:p>5</text:p>
          </table:table-cell>
          <table:table-cell office:value-type="float" office:value="922322453000" calcext:value-type="float">
            <text:p>922322453000</text:p>
          </table:table-cell>
          <table:table-cell office:value-type="string" calcext:value-type="string">
            <text:p>1999-03-25T09:40:53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3.156S" calcext:value-type="time">
            <text:p>09:40:5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55" calcext:value-type="float">
            <text:p>35.22397055</text:p>
          </table:table-cell>
          <table:table-cell office:value-type="float" office:value="139.67294715" calcext:value-type="float">
            <text:p>139.67294715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922322454000" calcext:value-type="float">
            <text:p>922322454000</text:p>
          </table:table-cell>
          <table:table-cell office:value-type="string" calcext:value-type="string">
            <text:p>1999-03-25T09:40:54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4.157S" calcext:value-type="time">
            <text:p>09:40:5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5" calcext:value-type="float">
            <text:p>35.2239705</text:p>
          </table:table-cell>
          <table:table-cell office:value-type="float" office:value="139.67294715" calcext:value-type="float">
            <text:p>139.67294715</text:p>
          </table:table-cell>
          <table:table-cell office:value-type="float" office:value="26.425" calcext:value-type="float">
            <text:p>26.425</text:p>
          </table:table-cell>
          <table:table-cell office:value-type="float" office:value="5" calcext:value-type="float">
            <text:p>5</text:p>
          </table:table-cell>
          <table:table-cell office:value-type="float" office:value="922322455000" calcext:value-type="float">
            <text:p>922322455000</text:p>
          </table:table-cell>
          <table:table-cell office:value-type="string" calcext:value-type="string">
            <text:p>1999-03-25T09:40:55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5.165S" calcext:value-type="time">
            <text:p>09:40:5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44" calcext:value-type="float">
            <text:p>35.22397044</text:p>
          </table:table-cell>
          <table:table-cell office:value-type="float" office:value="139.67294707" calcext:value-type="float">
            <text:p>139.67294707</text:p>
          </table:table-cell>
          <table:table-cell office:value-type="float" office:value="27.433" calcext:value-type="float">
            <text:p>27.433</text:p>
          </table:table-cell>
          <table:table-cell office:value-type="float" office:value="5" calcext:value-type="float">
            <text:p>5</text:p>
          </table:table-cell>
          <table:table-cell office:value-type="float" office:value="922322456000" calcext:value-type="float">
            <text:p>922322456000</text:p>
          </table:table-cell>
          <table:table-cell office:value-type="string" calcext:value-type="string">
            <text:p>1999-03-25T09:40:56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6.15S" calcext:value-type="time">
            <text:p>09:40:5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38" calcext:value-type="float">
            <text:p>35.22397038</text:p>
          </table:table-cell>
          <table:table-cell office:value-type="float" office:value="139.67294706" calcext:value-type="float">
            <text:p>139.67294706</text:p>
          </table:table-cell>
          <table:table-cell office:value-type="float" office:value="28.418" calcext:value-type="float">
            <text:p>28.418</text:p>
          </table:table-cell>
          <table:table-cell office:value-type="float" office:value="5" calcext:value-type="float">
            <text:p>5</text:p>
          </table:table-cell>
          <table:table-cell office:value-type="float" office:value="922322457000" calcext:value-type="float">
            <text:p>922322457000</text:p>
          </table:table-cell>
          <table:table-cell office:value-type="string" calcext:value-type="string">
            <text:p>1999-03-25T09:40:57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7.16S" calcext:value-type="time">
            <text:p>09:40:5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36" calcext:value-type="float">
            <text:p>35.22397036</text:p>
          </table:table-cell>
          <table:table-cell office:value-type="float" office:value="139.672947" calcext:value-type="float">
            <text:p>139.672947</text:p>
          </table:table-cell>
          <table:table-cell office:value-type="float" office:value="29.428" calcext:value-type="float">
            <text:p>29.428</text:p>
          </table:table-cell>
          <table:table-cell office:value-type="float" office:value="5" calcext:value-type="float">
            <text:p>5</text:p>
          </table:table-cell>
          <table:table-cell office:value-type="float" office:value="922322458000" calcext:value-type="float">
            <text:p>922322458000</text:p>
          </table:table-cell>
          <table:table-cell office:value-type="string" calcext:value-type="string">
            <text:p>1999-03-25T09:40:58+0900</text:p>
          </table:table-cell>
        </table:table-row>
        <table:table-row table:style-name="ro1">
          <table:table-cell office:value-type="time" office:time-value="PT09H40M27.732S" calcext:value-type="time">
            <text:p>09:40:27.73</text:p>
          </table:table-cell>
          <table:table-cell office:value-type="time" office:time-value="PT09H40M57.745S" calcext:value-type="time">
            <text:p>09:40:57.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3" calcext:value-type="float">
            <text:p>30.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1.182S" calcext:value-type="time">
            <text:p>09:41:2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688" calcext:value-type="float">
            <text:p>35.22396688</text:p>
          </table:table-cell>
          <table:table-cell office:value-type="float" office:value="139.6729406" calcext:value-type="float">
            <text:p>139.6729406</text:p>
          </table:table-cell>
          <table:table-cell office:value-type="float" office:value="3.424" calcext:value-type="float">
            <text:p>3.424</text:p>
          </table:table-cell>
          <table:table-cell office:value-type="float" office:value="15" calcext:value-type="float">
            <text:p>15</text:p>
          </table:table-cell>
          <table:table-cell office:value-type="float" office:value="922322482000" calcext:value-type="float">
            <text:p>922322482000</text:p>
          </table:table-cell>
          <table:table-cell office:value-type="string" calcext:value-type="string">
            <text:p>1999-03-25T09:41:22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2.152S" calcext:value-type="time">
            <text:p>09:41:2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496" calcext:value-type="float">
            <text:p>35.22396496</text:p>
          </table:table-cell>
          <table:table-cell office:value-type="float" office:value="139.6729384" calcext:value-type="float">
            <text:p>139.6729384</text:p>
          </table:table-cell>
          <table:table-cell office:value-type="float" office:value="4.394" calcext:value-type="float">
            <text:p>4.394</text:p>
          </table:table-cell>
          <table:table-cell office:value-type="float" office:value="13" calcext:value-type="float">
            <text:p>13</text:p>
          </table:table-cell>
          <table:table-cell office:value-type="float" office:value="922322483000" calcext:value-type="float">
            <text:p>922322483000</text:p>
          </table:table-cell>
          <table:table-cell office:value-type="string" calcext:value-type="string">
            <text:p>1999-03-25T09:41:23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3.155S" calcext:value-type="time">
            <text:p>09:41:2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163" calcext:value-type="float">
            <text:p>35.22396163</text:p>
          </table:table-cell>
          <table:table-cell office:value-type="float" office:value="139.67293653" calcext:value-type="float">
            <text:p>139.67293653</text:p>
          </table:table-cell>
          <table:table-cell office:value-type="float" office:value="5.397" calcext:value-type="float">
            <text:p>5.397</text:p>
          </table:table-cell>
          <table:table-cell office:value-type="float" office:value="10" calcext:value-type="float">
            <text:p>10</text:p>
          </table:table-cell>
          <table:table-cell office:value-type="float" office:value="922322484000" calcext:value-type="float">
            <text:p>922322484000</text:p>
          </table:table-cell>
          <table:table-cell office:value-type="string" calcext:value-type="string">
            <text:p>1999-03-25T09:41:24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4.157S" calcext:value-type="time">
            <text:p>09:41:2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898" calcext:value-type="float">
            <text:p>35.22395898</text:p>
          </table:table-cell>
          <table:table-cell office:value-type="float" office:value="139.67293363" calcext:value-type="float">
            <text:p>139.67293363</text:p>
          </table:table-cell>
          <table:table-cell office:value-type="float" office:value="6.399" calcext:value-type="float">
            <text:p>6.399</text:p>
          </table:table-cell>
          <table:table-cell office:value-type="float" office:value="9" calcext:value-type="float">
            <text:p>9</text:p>
          </table:table-cell>
          <table:table-cell office:value-type="float" office:value="922322485000" calcext:value-type="float">
            <text:p>922322485000</text:p>
          </table:table-cell>
          <table:table-cell office:value-type="string" calcext:value-type="string">
            <text:p>1999-03-25T09:41:25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5.179S" calcext:value-type="time">
            <text:p>09:41:25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761" calcext:value-type="float">
            <text:p>35.22395761</text:p>
          </table:table-cell>
          <table:table-cell office:value-type="float" office:value="139.67293395" calcext:value-type="float">
            <text:p>139.67293395</text:p>
          </table:table-cell>
          <table:table-cell office:value-type="float" office:value="7.421" calcext:value-type="float">
            <text:p>7.421</text:p>
          </table:table-cell>
          <table:table-cell office:value-type="float" office:value="8" calcext:value-type="float">
            <text:p>8</text:p>
          </table:table-cell>
          <table:table-cell office:value-type="float" office:value="922322486000" calcext:value-type="float">
            <text:p>922322486000</text:p>
          </table:table-cell>
          <table:table-cell office:value-type="string" calcext:value-type="string">
            <text:p>1999-03-25T09:41:26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6.158S" calcext:value-type="time">
            <text:p>09:41:2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362" calcext:value-type="float">
            <text:p>35.22395362</text:p>
          </table:table-cell>
          <table:table-cell office:value-type="float" office:value="139.67293203" calcext:value-type="float">
            <text:p>139.67293203</text:p>
          </table:table-cell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922322487000" calcext:value-type="float">
            <text:p>922322487000</text:p>
          </table:table-cell>
          <table:table-cell office:value-type="string" calcext:value-type="string">
            <text:p>1999-03-25T09:41:27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7.146S" calcext:value-type="time">
            <text:p>09:41:2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22" calcext:value-type="float">
            <text:p>35.22395122</text:p>
          </table:table-cell>
          <table:table-cell office:value-type="float" office:value="139.67293233" calcext:value-type="float">
            <text:p>139.67293233</text:p>
          </table:table-cell>
          <table:table-cell office:value-type="float" office:value="9.388" calcext:value-type="float">
            <text:p>9.388</text:p>
          </table:table-cell>
          <table:table-cell office:value-type="float" office:value="6" calcext:value-type="float">
            <text:p>6</text:p>
          </table:table-cell>
          <table:table-cell office:value-type="float" office:value="922322488000" calcext:value-type="float">
            <text:p>922322488000</text:p>
          </table:table-cell>
          <table:table-cell office:value-type="string" calcext:value-type="string">
            <text:p>1999-03-25T09:41:28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8.155S" calcext:value-type="time">
            <text:p>09:41:2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05" calcext:value-type="float">
            <text:p>35.2239505</text:p>
          </table:table-cell>
          <table:table-cell office:value-type="float" office:value="139.67292936" calcext:value-type="float">
            <text:p>139.67292936</text:p>
          </table:table-cell>
          <table:table-cell office:value-type="float" office:value="10.397" calcext:value-type="float">
            <text:p>10.397</text:p>
          </table:table-cell>
          <table:table-cell office:value-type="float" office:value="6" calcext:value-type="float">
            <text:p>6</text:p>
          </table:table-cell>
          <table:table-cell office:value-type="float" office:value="922322489000" calcext:value-type="float">
            <text:p>922322489000</text:p>
          </table:table-cell>
          <table:table-cell office:value-type="string" calcext:value-type="string">
            <text:p>1999-03-25T09:41:29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29.156S" calcext:value-type="time">
            <text:p>09:41:2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08" calcext:value-type="float">
            <text:p>35.22394908</text:p>
          </table:table-cell>
          <table:table-cell office:value-type="float" office:value="139.67292653" calcext:value-type="float">
            <text:p>139.67292653</text:p>
          </table:table-cell>
          <table:table-cell office:value-type="float" office:value="11.398" calcext:value-type="float">
            <text:p>11.398</text:p>
          </table:table-cell>
          <table:table-cell office:value-type="float" office:value="5" calcext:value-type="float">
            <text:p>5</text:p>
          </table:table-cell>
          <table:table-cell office:value-type="float" office:value="922322490000" calcext:value-type="float">
            <text:p>922322490000</text:p>
          </table:table-cell>
          <table:table-cell office:value-type="string" calcext:value-type="string">
            <text:p>1999-03-25T09:41:30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0.179S" calcext:value-type="time">
            <text:p>09:41:30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07" calcext:value-type="float">
            <text:p>35.22394907</text:p>
          </table:table-cell>
          <table:table-cell office:value-type="float" office:value="139.67292559" calcext:value-type="float">
            <text:p>139.67292559</text:p>
          </table:table-cell>
          <table:table-cell office:value-type="float" office:value="12.421" calcext:value-type="float">
            <text:p>12.421</text:p>
          </table:table-cell>
          <table:table-cell office:value-type="float" office:value="5" calcext:value-type="float">
            <text:p>5</text:p>
          </table:table-cell>
          <table:table-cell office:value-type="float" office:value="922322491000" calcext:value-type="float">
            <text:p>922322491000</text:p>
          </table:table-cell>
          <table:table-cell office:value-type="string" calcext:value-type="string">
            <text:p>1999-03-25T09:41:31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1.136S" calcext:value-type="time">
            <text:p>09:41:31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85" calcext:value-type="float">
            <text:p>35.22394885</text:p>
          </table:table-cell>
          <table:table-cell office:value-type="float" office:value="139.67292509" calcext:value-type="float">
            <text:p>139.67292509</text:p>
          </table:table-cell>
          <table:table-cell office:value-type="float" office:value="13.378" calcext:value-type="float">
            <text:p>13.378</text:p>
          </table:table-cell>
          <table:table-cell office:value-type="float" office:value="5" calcext:value-type="float">
            <text:p>5</text:p>
          </table:table-cell>
          <table:table-cell office:value-type="float" office:value="922322492000" calcext:value-type="float">
            <text:p>922322492000</text:p>
          </table:table-cell>
          <table:table-cell office:value-type="string" calcext:value-type="string">
            <text:p>1999-03-25T09:41:32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2.171S" calcext:value-type="time">
            <text:p>09:41:3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64" calcext:value-type="float">
            <text:p>35.22394864</text:p>
          </table:table-cell>
          <table:table-cell office:value-type="float" office:value="139.67292464" calcext:value-type="float">
            <text:p>139.67292464</text:p>
          </table:table-cell>
          <table:table-cell office:value-type="float" office:value="14.413" calcext:value-type="float">
            <text:p>14.413</text:p>
          </table:table-cell>
          <table:table-cell office:value-type="float" office:value="5" calcext:value-type="float">
            <text:p>5</text:p>
          </table:table-cell>
          <table:table-cell office:value-type="float" office:value="922322493000" calcext:value-type="float">
            <text:p>922322493000</text:p>
          </table:table-cell>
          <table:table-cell office:value-type="string" calcext:value-type="string">
            <text:p>1999-03-25T09:41:33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3.173S" calcext:value-type="time">
            <text:p>09:41:33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55" calcext:value-type="float">
            <text:p>35.22394855</text:p>
          </table:table-cell>
          <table:table-cell office:value-type="float" office:value="139.6729244" calcext:value-type="float">
            <text:p>139.6729244</text:p>
          </table:table-cell>
          <table:table-cell office:value-type="float" office:value="15.415" calcext:value-type="float">
            <text:p>15.415</text:p>
          </table:table-cell>
          <table:table-cell office:value-type="float" office:value="5" calcext:value-type="float">
            <text:p>5</text:p>
          </table:table-cell>
          <table:table-cell office:value-type="float" office:value="922322494000" calcext:value-type="float">
            <text:p>922322494000</text:p>
          </table:table-cell>
          <table:table-cell office:value-type="string" calcext:value-type="string">
            <text:p>1999-03-25T09:41:34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4.167S" calcext:value-type="time">
            <text:p>09:41:34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52" calcext:value-type="float">
            <text:p>35.22394852</text:p>
          </table:table-cell>
          <table:table-cell office:value-type="float" office:value="139.67292434" calcext:value-type="float">
            <text:p>139.67292434</text:p>
          </table:table-cell>
          <table:table-cell office:value-type="float" office:value="16.409" calcext:value-type="float">
            <text:p>16.409</text:p>
          </table:table-cell>
          <table:table-cell office:value-type="float" office:value="5" calcext:value-type="float">
            <text:p>5</text:p>
          </table:table-cell>
          <table:table-cell office:value-type="float" office:value="922322495000" calcext:value-type="float">
            <text:p>922322495000</text:p>
          </table:table-cell>
          <table:table-cell office:value-type="string" calcext:value-type="string">
            <text:p>1999-03-25T09:41:35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5.151S" calcext:value-type="time">
            <text:p>09:41:3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49" calcext:value-type="float">
            <text:p>35.22394849</text:p>
          </table:table-cell>
          <table:table-cell office:value-type="float" office:value="139.67292425" calcext:value-type="float">
            <text:p>139.67292425</text:p>
          </table:table-cell>
          <table:table-cell office:value-type="float" office:value="17.393" calcext:value-type="float">
            <text:p>17.393</text:p>
          </table:table-cell>
          <table:table-cell office:value-type="float" office:value="4" calcext:value-type="float">
            <text:p>4</text:p>
          </table:table-cell>
          <table:table-cell office:value-type="float" office:value="922322496000" calcext:value-type="float">
            <text:p>922322496000</text:p>
          </table:table-cell>
          <table:table-cell office:value-type="string" calcext:value-type="string">
            <text:p>1999-03-25T09:41:36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6.183S" calcext:value-type="time">
            <text:p>09:41:36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5" calcext:value-type="float">
            <text:p>35.2239485</text:p>
          </table:table-cell>
          <table:table-cell office:value-type="float" office:value="139.67292417" calcext:value-type="float">
            <text:p>139.67292417</text:p>
          </table:table-cell>
          <table:table-cell office:value-type="float" office:value="18.425" calcext:value-type="float">
            <text:p>18.425</text:p>
          </table:table-cell>
          <table:table-cell office:value-type="float" office:value="4" calcext:value-type="float">
            <text:p>4</text:p>
          </table:table-cell>
          <table:table-cell office:value-type="float" office:value="922322497000" calcext:value-type="float">
            <text:p>922322497000</text:p>
          </table:table-cell>
          <table:table-cell office:value-type="string" calcext:value-type="string">
            <text:p>1999-03-25T09:41:37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7.167S" calcext:value-type="time">
            <text:p>09:41:37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52" calcext:value-type="float">
            <text:p>35.22394852</text:p>
          </table:table-cell>
          <table:table-cell office:value-type="float" office:value="139.67292411" calcext:value-type="float">
            <text:p>139.67292411</text:p>
          </table:table-cell>
          <table:table-cell office:value-type="float" office:value="19.409" calcext:value-type="float">
            <text:p>19.409</text:p>
          </table:table-cell>
          <table:table-cell office:value-type="float" office:value="4" calcext:value-type="float">
            <text:p>4</text:p>
          </table:table-cell>
          <table:table-cell office:value-type="float" office:value="922322498000" calcext:value-type="float">
            <text:p>922322498000</text:p>
          </table:table-cell>
          <table:table-cell office:value-type="string" calcext:value-type="string">
            <text:p>1999-03-25T09:41:38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8.154S" calcext:value-type="time">
            <text:p>09:41:3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52" calcext:value-type="float">
            <text:p>35.22394852</text:p>
          </table:table-cell>
          <table:table-cell office:value-type="float" office:value="139.67292409" calcext:value-type="float">
            <text:p>139.67292409</text:p>
          </table:table-cell>
          <table:table-cell office:value-type="float" office:value="20.396" calcext:value-type="float">
            <text:p>20.396</text:p>
          </table:table-cell>
          <table:table-cell office:value-type="float" office:value="4" calcext:value-type="float">
            <text:p>4</text:p>
          </table:table-cell>
          <table:table-cell office:value-type="float" office:value="922322499000" calcext:value-type="float">
            <text:p>922322499000</text:p>
          </table:table-cell>
          <table:table-cell office:value-type="string" calcext:value-type="string">
            <text:p>1999-03-25T09:41:39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39.156S" calcext:value-type="time">
            <text:p>09:41:3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5" calcext:value-type="float">
            <text:p>35.2239485</text:p>
          </table:table-cell>
          <table:table-cell office:value-type="float" office:value="139.67292398" calcext:value-type="float">
            <text:p>139.67292398</text:p>
          </table:table-cell>
          <table:table-cell office:value-type="float" office:value="21.398" calcext:value-type="float">
            <text:p>21.398</text:p>
          </table:table-cell>
          <table:table-cell office:value-type="float" office:value="3" calcext:value-type="float">
            <text:p>3</text:p>
          </table:table-cell>
          <table:table-cell office:value-type="float" office:value="922322500000" calcext:value-type="float">
            <text:p>922322500000</text:p>
          </table:table-cell>
          <table:table-cell office:value-type="string" calcext:value-type="string">
            <text:p>1999-03-25T09:41:40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0.157S" calcext:value-type="time">
            <text:p>09:41:4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46" calcext:value-type="float">
            <text:p>35.22394846</text:p>
          </table:table-cell>
          <table:table-cell office:value-type="float" office:value="139.67292386" calcext:value-type="float">
            <text:p>139.67292386</text:p>
          </table:table-cell>
          <table:table-cell office:value-type="float" office:value="22.399" calcext:value-type="float">
            <text:p>22.399</text:p>
          </table:table-cell>
          <table:table-cell office:value-type="float" office:value="4" calcext:value-type="float">
            <text:p>4</text:p>
          </table:table-cell>
          <table:table-cell office:value-type="float" office:value="922322501000" calcext:value-type="float">
            <text:p>922322501000</text:p>
          </table:table-cell>
          <table:table-cell office:value-type="string" calcext:value-type="string">
            <text:p>1999-03-25T09:41:41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1.154S" calcext:value-type="time">
            <text:p>09:41:4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44" calcext:value-type="float">
            <text:p>35.22394844</text:p>
          </table:table-cell>
          <table:table-cell office:value-type="float" office:value="139.67292381" calcext:value-type="float">
            <text:p>139.67292381</text:p>
          </table:table-cell>
          <table:table-cell office:value-type="float" office:value="23.396" calcext:value-type="float">
            <text:p>23.396</text:p>
          </table:table-cell>
          <table:table-cell office:value-type="float" office:value="4" calcext:value-type="float">
            <text:p>4</text:p>
          </table:table-cell>
          <table:table-cell office:value-type="float" office:value="922322502000" calcext:value-type="float">
            <text:p>922322502000</text:p>
          </table:table-cell>
          <table:table-cell office:value-type="string" calcext:value-type="string">
            <text:p>1999-03-25T09:41:42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2.157S" calcext:value-type="time">
            <text:p>09:41:4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41" calcext:value-type="float">
            <text:p>35.22394841</text:p>
          </table:table-cell>
          <table:table-cell office:value-type="float" office:value="139.67292376" calcext:value-type="float">
            <text:p>139.67292376</text:p>
          </table:table-cell>
          <table:table-cell office:value-type="float" office:value="24.399" calcext:value-type="float">
            <text:p>24.399</text:p>
          </table:table-cell>
          <table:table-cell office:value-type="float" office:value="4" calcext:value-type="float">
            <text:p>4</text:p>
          </table:table-cell>
          <table:table-cell office:value-type="float" office:value="922322503000" calcext:value-type="float">
            <text:p>922322503000</text:p>
          </table:table-cell>
          <table:table-cell office:value-type="string" calcext:value-type="string">
            <text:p>1999-03-25T09:41:43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3.156S" calcext:value-type="time">
            <text:p>09:41:4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4" calcext:value-type="float">
            <text:p>35.2239484</text:p>
          </table:table-cell>
          <table:table-cell office:value-type="float" office:value="139.67292369" calcext:value-type="float">
            <text:p>139.67292369</text:p>
          </table:table-cell>
          <table:table-cell office:value-type="float" office:value="25.398" calcext:value-type="float">
            <text:p>25.398</text:p>
          </table:table-cell>
          <table:table-cell office:value-type="float" office:value="3" calcext:value-type="float">
            <text:p>3</text:p>
          </table:table-cell>
          <table:table-cell office:value-type="float" office:value="922322504000" calcext:value-type="float">
            <text:p>922322504000</text:p>
          </table:table-cell>
          <table:table-cell office:value-type="string" calcext:value-type="string">
            <text:p>1999-03-25T09:41:44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4.151S" calcext:value-type="time">
            <text:p>09:41:4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7" calcext:value-type="float">
            <text:p>35.22394837</text:p>
          </table:table-cell>
          <table:table-cell office:value-type="float" office:value="139.67292365" calcext:value-type="float">
            <text:p>139.67292365</text:p>
          </table:table-cell>
          <table:table-cell office:value-type="float" office:value="26.393" calcext:value-type="float">
            <text:p>26.393</text:p>
          </table:table-cell>
          <table:table-cell office:value-type="float" office:value="3" calcext:value-type="float">
            <text:p>3</text:p>
          </table:table-cell>
          <table:table-cell office:value-type="float" office:value="922322505000" calcext:value-type="float">
            <text:p>922322505000</text:p>
          </table:table-cell>
          <table:table-cell office:value-type="string" calcext:value-type="string">
            <text:p>1999-03-25T09:41:45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5.155S" calcext:value-type="time">
            <text:p>09:41:4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4" calcext:value-type="float">
            <text:p>35.22394834</text:p>
          </table:table-cell>
          <table:table-cell office:value-type="float" office:value="139.67292358" calcext:value-type="float">
            <text:p>139.67292358</text:p>
          </table:table-cell>
          <table:table-cell office:value-type="float" office:value="27.397" calcext:value-type="float">
            <text:p>27.397</text:p>
          </table:table-cell>
          <table:table-cell office:value-type="float" office:value="4" calcext:value-type="float">
            <text:p>4</text:p>
          </table:table-cell>
          <table:table-cell office:value-type="float" office:value="922322506000" calcext:value-type="float">
            <text:p>922322506000</text:p>
          </table:table-cell>
          <table:table-cell office:value-type="string" calcext:value-type="string">
            <text:p>1999-03-25T09:41:46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6.177S" calcext:value-type="time">
            <text:p>09:41:46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4" calcext:value-type="float">
            <text:p>35.22394834</text:p>
          </table:table-cell>
          <table:table-cell office:value-type="float" office:value="139.67292357" calcext:value-type="float">
            <text:p>139.67292357</text:p>
          </table:table-cell>
          <table:table-cell office:value-type="float" office:value="28.419" calcext:value-type="float">
            <text:p>28.419</text:p>
          </table:table-cell>
          <table:table-cell office:value-type="float" office:value="4" calcext:value-type="float">
            <text:p>4</text:p>
          </table:table-cell>
          <table:table-cell office:value-type="float" office:value="922322507000" calcext:value-type="float">
            <text:p>922322507000</text:p>
          </table:table-cell>
          <table:table-cell office:value-type="string" calcext:value-type="string">
            <text:p>1999-03-25T09:41:47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7.154S" calcext:value-type="time">
            <text:p>09:41:4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3" calcext:value-type="float">
            <text:p>35.22394833</text:p>
          </table:table-cell>
          <table:table-cell office:value-type="float" office:value="139.6729236" calcext:value-type="float">
            <text:p>139.6729236</text:p>
          </table:table-cell>
          <table:table-cell office:value-type="float" office:value="29.396" calcext:value-type="float">
            <text:p>29.396</text:p>
          </table:table-cell>
          <table:table-cell office:value-type="float" office:value="4" calcext:value-type="float">
            <text:p>4</text:p>
          </table:table-cell>
          <table:table-cell office:value-type="float" office:value="922322508000" calcext:value-type="float">
            <text:p>922322508000</text:p>
          </table:table-cell>
          <table:table-cell office:value-type="string" calcext:value-type="string">
            <text:p>1999-03-25T09:41:48+0900</text:p>
          </table:table-cell>
        </table:table-row>
        <table:table-row table:style-name="ro1">
          <table:table-cell office:value-type="time" office:time-value="PT09H41M17.758S" calcext:value-type="time">
            <text:p>09:41:17.76</text:p>
          </table:table-cell>
          <table:table-cell office:value-type="time" office:time-value="PT09H41M47.785S" calcext:value-type="time">
            <text:p>09:41:47.7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7" calcext:value-type="float">
            <text:p>30.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1.189S" calcext:value-type="time">
            <text:p>09:42:11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4" calcext:value-type="float">
            <text:p>35.22394834</text:p>
          </table:table-cell>
          <table:table-cell office:value-type="float" office:value="139.67291913" calcext:value-type="float">
            <text:p>139.67291913</text:p>
          </table:table-cell>
          <table:table-cell office:value-type="float" office:value="3.391" calcext:value-type="float">
            <text:p>3.391</text:p>
          </table:table-cell>
          <table:table-cell office:value-type="float" office:value="11" calcext:value-type="float">
            <text:p>11</text:p>
          </table:table-cell>
          <table:table-cell office:value-type="float" office:value="922322532000" calcext:value-type="float">
            <text:p>922322532000</text:p>
          </table:table-cell>
          <table:table-cell office:value-type="string" calcext:value-type="string">
            <text:p>1999-03-25T09:42:12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2.157S" calcext:value-type="time">
            <text:p>09:42:1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02" calcext:value-type="float">
            <text:p>35.22394902</text:p>
          </table:table-cell>
          <table:table-cell office:value-type="float" office:value="139.67291608" calcext:value-type="float">
            <text:p>139.67291608</text:p>
          </table:table-cell>
          <table:table-cell office:value-type="float" office:value="4.359" calcext:value-type="float">
            <text:p>4.359</text:p>
          </table:table-cell>
          <table:table-cell office:value-type="float" office:value="9" calcext:value-type="float">
            <text:p>9</text:p>
          </table:table-cell>
          <table:table-cell office:value-type="float" office:value="922322533000" calcext:value-type="float">
            <text:p>922322533000</text:p>
          </table:table-cell>
          <table:table-cell office:value-type="string" calcext:value-type="string">
            <text:p>1999-03-25T09:42:13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3.13S" calcext:value-type="time">
            <text:p>09:42:13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95" calcext:value-type="float">
            <text:p>35.22394995</text:p>
          </table:table-cell>
          <table:table-cell office:value-type="float" office:value="139.67291349" calcext:value-type="float">
            <text:p>139.67291349</text:p>
          </table:table-cell>
          <table:table-cell office:value-type="float" office:value="5.332" calcext:value-type="float">
            <text:p>5.332</text:p>
          </table:table-cell>
          <table:table-cell office:value-type="float" office:value="7" calcext:value-type="float">
            <text:p>7</text:p>
          </table:table-cell>
          <table:table-cell office:value-type="float" office:value="922322534000" calcext:value-type="float">
            <text:p>922322534000</text:p>
          </table:table-cell>
          <table:table-cell office:value-type="string" calcext:value-type="string">
            <text:p>1999-03-25T09:42:14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4.156S" calcext:value-type="time">
            <text:p>09:42:1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43" calcext:value-type="float">
            <text:p>35.22395143</text:p>
          </table:table-cell>
          <table:table-cell office:value-type="float" office:value="139.67291267" calcext:value-type="float">
            <text:p>139.67291267</text:p>
          </table:table-cell>
          <table:table-cell office:value-type="float" office:value="6.358" calcext:value-type="float">
            <text:p>6.358</text:p>
          </table:table-cell>
          <table:table-cell office:value-type="float" office:value="6" calcext:value-type="float">
            <text:p>6</text:p>
          </table:table-cell>
          <table:table-cell office:value-type="float" office:value="922322535000" calcext:value-type="float">
            <text:p>922322535000</text:p>
          </table:table-cell>
          <table:table-cell office:value-type="string" calcext:value-type="string">
            <text:p>1999-03-25T09:42:15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5.17S" calcext:value-type="time">
            <text:p>09:42:1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52" calcext:value-type="float">
            <text:p>35.22394952</text:p>
          </table:table-cell>
          <table:table-cell office:value-type="float" office:value="139.6729123" calcext:value-type="float">
            <text:p>139.6729123</text:p>
          </table:table-cell>
          <table:table-cell office:value-type="float" office:value="7.372" calcext:value-type="float">
            <text:p>7.372</text:p>
          </table:table-cell>
          <table:table-cell office:value-type="float" office:value="6" calcext:value-type="float">
            <text:p>6</text:p>
          </table:table-cell>
          <table:table-cell office:value-type="float" office:value="922322536000" calcext:value-type="float">
            <text:p>922322536000</text:p>
          </table:table-cell>
          <table:table-cell office:value-type="string" calcext:value-type="string">
            <text:p>1999-03-25T09:42:16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6.154S" calcext:value-type="time">
            <text:p>09:42:1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07" calcext:value-type="float">
            <text:p>35.22394907</text:p>
          </table:table-cell>
          <table:table-cell office:value-type="float" office:value="139.67291076" calcext:value-type="float">
            <text:p>139.67291076</text:p>
          </table:table-cell>
          <table:table-cell office:value-type="float" office:value="8.356" calcext:value-type="float">
            <text:p>8.356</text:p>
          </table:table-cell>
          <table:table-cell office:value-type="float" office:value="6" calcext:value-type="float">
            <text:p>6</text:p>
          </table:table-cell>
          <table:table-cell office:value-type="float" office:value="922322537000" calcext:value-type="float">
            <text:p>922322537000</text:p>
          </table:table-cell>
          <table:table-cell office:value-type="string" calcext:value-type="string">
            <text:p>1999-03-25T09:42:17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7.153S" calcext:value-type="time">
            <text:p>09:42:1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24" calcext:value-type="float">
            <text:p>35.22394824</text:p>
          </table:table-cell>
          <table:table-cell office:value-type="float" office:value="139.67290948" calcext:value-type="float">
            <text:p>139.67290948</text:p>
          </table:table-cell>
          <table:table-cell office:value-type="float" office:value="9.355" calcext:value-type="float">
            <text:p>9.355</text:p>
          </table:table-cell>
          <table:table-cell office:value-type="float" office:value="5" calcext:value-type="float">
            <text:p>5</text:p>
          </table:table-cell>
          <table:table-cell office:value-type="float" office:value="922322538000" calcext:value-type="float">
            <text:p>922322538000</text:p>
          </table:table-cell>
          <table:table-cell office:value-type="string" calcext:value-type="string">
            <text:p>1999-03-25T09:42:18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8.224S" calcext:value-type="time">
            <text:p>09:42:18.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44" calcext:value-type="float">
            <text:p>35.22394644</text:p>
          </table:table-cell>
          <table:table-cell office:value-type="float" office:value="139.67290834" calcext:value-type="float">
            <text:p>139.67290834</text:p>
          </table:table-cell>
          <table:table-cell office:value-type="float" office:value="10.426" calcext:value-type="float">
            <text:p>10.426</text:p>
          </table:table-cell>
          <table:table-cell office:value-type="float" office:value="5" calcext:value-type="float">
            <text:p>5</text:p>
          </table:table-cell>
          <table:table-cell office:value-type="float" office:value="922322539000" calcext:value-type="float">
            <text:p>922322539000</text:p>
          </table:table-cell>
          <table:table-cell office:value-type="string" calcext:value-type="string">
            <text:p>1999-03-25T09:42:19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19.155S" calcext:value-type="time">
            <text:p>09:42:1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64" calcext:value-type="float">
            <text:p>35.22394564</text:p>
          </table:table-cell>
          <table:table-cell office:value-type="float" office:value="139.67290745" calcext:value-type="float">
            <text:p>139.67290745</text:p>
          </table:table-cell>
          <table:table-cell office:value-type="float" office:value="11.357" calcext:value-type="float">
            <text:p>11.357</text:p>
          </table:table-cell>
          <table:table-cell office:value-type="float" office:value="5" calcext:value-type="float">
            <text:p>5</text:p>
          </table:table-cell>
          <table:table-cell office:value-type="float" office:value="922322540000" calcext:value-type="float">
            <text:p>922322540000</text:p>
          </table:table-cell>
          <table:table-cell office:value-type="string" calcext:value-type="string">
            <text:p>1999-03-25T09:42:20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0.16S" calcext:value-type="time">
            <text:p>09:42:2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93" calcext:value-type="float">
            <text:p>35.22394493</text:p>
          </table:table-cell>
          <table:table-cell office:value-type="float" office:value="139.67290613" calcext:value-type="float">
            <text:p>139.67290613</text:p>
          </table:table-cell>
          <table:table-cell office:value-type="float" office:value="12.362" calcext:value-type="float">
            <text:p>12.362</text:p>
          </table:table-cell>
          <table:table-cell office:value-type="float" office:value="5" calcext:value-type="float">
            <text:p>5</text:p>
          </table:table-cell>
          <table:table-cell office:value-type="float" office:value="922322541000" calcext:value-type="float">
            <text:p>922322541000</text:p>
          </table:table-cell>
          <table:table-cell office:value-type="string" calcext:value-type="string">
            <text:p>1999-03-25T09:42:21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1.154S" calcext:value-type="time">
            <text:p>09:42:2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69" calcext:value-type="float">
            <text:p>35.22394469</text:p>
          </table:table-cell>
          <table:table-cell office:value-type="float" office:value="139.67290592" calcext:value-type="float">
            <text:p>139.67290592</text:p>
          </table:table-cell>
          <table:table-cell office:value-type="float" office:value="13.356" calcext:value-type="float">
            <text:p>13.356</text:p>
          </table:table-cell>
          <table:table-cell office:value-type="float" office:value="5" calcext:value-type="float">
            <text:p>5</text:p>
          </table:table-cell>
          <table:table-cell office:value-type="float" office:value="922322542000" calcext:value-type="float">
            <text:p>922322542000</text:p>
          </table:table-cell>
          <table:table-cell office:value-type="string" calcext:value-type="string">
            <text:p>1999-03-25T09:42:22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2.156S" calcext:value-type="time">
            <text:p>09:42:2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82" calcext:value-type="float">
            <text:p>35.22394482</text:p>
          </table:table-cell>
          <table:table-cell office:value-type="float" office:value="139.67290549" calcext:value-type="float">
            <text:p>139.67290549</text:p>
          </table:table-cell>
          <table:table-cell office:value-type="float" office:value="14.358" calcext:value-type="float">
            <text:p>14.358</text:p>
          </table:table-cell>
          <table:table-cell office:value-type="float" office:value="5" calcext:value-type="float">
            <text:p>5</text:p>
          </table:table-cell>
          <table:table-cell office:value-type="float" office:value="922322543000" calcext:value-type="float">
            <text:p>922322543000</text:p>
          </table:table-cell>
          <table:table-cell office:value-type="string" calcext:value-type="string">
            <text:p>1999-03-25T09:42:23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3.162S" calcext:value-type="time">
            <text:p>09:42:2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83" calcext:value-type="float">
            <text:p>35.22394483</text:p>
          </table:table-cell>
          <table:table-cell office:value-type="float" office:value="139.67290538" calcext:value-type="float">
            <text:p>139.67290538</text:p>
          </table:table-cell>
          <table:table-cell office:value-type="float" office:value="15.364" calcext:value-type="float">
            <text:p>15.364</text:p>
          </table:table-cell>
          <table:table-cell office:value-type="float" office:value="5" calcext:value-type="float">
            <text:p>5</text:p>
          </table:table-cell>
          <table:table-cell office:value-type="float" office:value="922322544000" calcext:value-type="float">
            <text:p>922322544000</text:p>
          </table:table-cell>
          <table:table-cell office:value-type="string" calcext:value-type="string">
            <text:p>1999-03-25T09:42:24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4.154S" calcext:value-type="time">
            <text:p>09:42:2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82" calcext:value-type="float">
            <text:p>35.22394482</text:p>
          </table:table-cell>
          <table:table-cell office:value-type="float" office:value="139.6729052" calcext:value-type="float">
            <text:p>139.6729052</text:p>
          </table:table-cell>
          <table:table-cell office:value-type="float" office:value="16.356" calcext:value-type="float">
            <text:p>16.356</text:p>
          </table:table-cell>
          <table:table-cell office:value-type="float" office:value="5" calcext:value-type="float">
            <text:p>5</text:p>
          </table:table-cell>
          <table:table-cell office:value-type="float" office:value="922322545000" calcext:value-type="float">
            <text:p>922322545000</text:p>
          </table:table-cell>
          <table:table-cell office:value-type="string" calcext:value-type="string">
            <text:p>1999-03-25T09:42:25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5.159S" calcext:value-type="time">
            <text:p>09:42:2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85" calcext:value-type="float">
            <text:p>35.22394485</text:p>
          </table:table-cell>
          <table:table-cell office:value-type="float" office:value="139.67290511" calcext:value-type="float">
            <text:p>139.67290511</text:p>
          </table:table-cell>
          <table:table-cell office:value-type="float" office:value="17.361" calcext:value-type="float">
            <text:p>17.361</text:p>
          </table:table-cell>
          <table:table-cell office:value-type="float" office:value="5" calcext:value-type="float">
            <text:p>5</text:p>
          </table:table-cell>
          <table:table-cell office:value-type="float" office:value="922322546000" calcext:value-type="float">
            <text:p>922322546000</text:p>
          </table:table-cell>
          <table:table-cell office:value-type="string" calcext:value-type="string">
            <text:p>1999-03-25T09:42:26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6.119S" calcext:value-type="time">
            <text:p>09:42:26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81" calcext:value-type="float">
            <text:p>35.22394481</text:p>
          </table:table-cell>
          <table:table-cell office:value-type="float" office:value="139.67290509" calcext:value-type="float">
            <text:p>139.67290509</text:p>
          </table:table-cell>
          <table:table-cell office:value-type="float" office:value="18.321" calcext:value-type="float">
            <text:p>18.321</text:p>
          </table:table-cell>
          <table:table-cell office:value-type="float" office:value="4" calcext:value-type="float">
            <text:p>4</text:p>
          </table:table-cell>
          <table:table-cell office:value-type="float" office:value="922322547000" calcext:value-type="float">
            <text:p>922322547000</text:p>
          </table:table-cell>
          <table:table-cell office:value-type="string" calcext:value-type="string">
            <text:p>1999-03-25T09:42:27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7.134S" calcext:value-type="time">
            <text:p>09:42:27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82" calcext:value-type="float">
            <text:p>35.22394482</text:p>
          </table:table-cell>
          <table:table-cell office:value-type="float" office:value="139.67290504" calcext:value-type="float">
            <text:p>139.67290504</text:p>
          </table:table-cell>
          <table:table-cell office:value-type="float" office:value="19.336" calcext:value-type="float">
            <text:p>19.336</text:p>
          </table:table-cell>
          <table:table-cell office:value-type="float" office:value="4" calcext:value-type="float">
            <text:p>4</text:p>
          </table:table-cell>
          <table:table-cell office:value-type="float" office:value="922322548000" calcext:value-type="float">
            <text:p>922322548000</text:p>
          </table:table-cell>
          <table:table-cell office:value-type="string" calcext:value-type="string">
            <text:p>1999-03-25T09:42:28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8.16S" calcext:value-type="time">
            <text:p>09:42:2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79" calcext:value-type="float">
            <text:p>35.22394479</text:p>
          </table:table-cell>
          <table:table-cell office:value-type="float" office:value="139.67290504" calcext:value-type="float">
            <text:p>139.67290504</text:p>
          </table:table-cell>
          <table:table-cell office:value-type="float" office:value="20.362" calcext:value-type="float">
            <text:p>20.362</text:p>
          </table:table-cell>
          <table:table-cell office:value-type="float" office:value="4" calcext:value-type="float">
            <text:p>4</text:p>
          </table:table-cell>
          <table:table-cell office:value-type="float" office:value="922322549000" calcext:value-type="float">
            <text:p>922322549000</text:p>
          </table:table-cell>
          <table:table-cell office:value-type="string" calcext:value-type="string">
            <text:p>1999-03-25T09:42:29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29.192S" calcext:value-type="time">
            <text:p>09:42:2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79" calcext:value-type="float">
            <text:p>35.22394479</text:p>
          </table:table-cell>
          <table:table-cell office:value-type="float" office:value="139.67290499" calcext:value-type="float">
            <text:p>139.67290499</text:p>
          </table:table-cell>
          <table:table-cell office:value-type="float" office:value="21.394" calcext:value-type="float">
            <text:p>21.394</text:p>
          </table:table-cell>
          <table:table-cell office:value-type="float" office:value="4" calcext:value-type="float">
            <text:p>4</text:p>
          </table:table-cell>
          <table:table-cell office:value-type="float" office:value="922322550000" calcext:value-type="float">
            <text:p>922322550000</text:p>
          </table:table-cell>
          <table:table-cell office:value-type="string" calcext:value-type="string">
            <text:p>1999-03-25T09:42:30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0.156S" calcext:value-type="time">
            <text:p>09:42:3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79" calcext:value-type="float">
            <text:p>35.22394479</text:p>
          </table:table-cell>
          <table:table-cell office:value-type="float" office:value="139.67290497" calcext:value-type="float">
            <text:p>139.67290497</text:p>
          </table:table-cell>
          <table:table-cell office:value-type="float" office:value="22.358" calcext:value-type="float">
            <text:p>22.358</text:p>
          </table:table-cell>
          <table:table-cell office:value-type="float" office:value="4" calcext:value-type="float">
            <text:p>4</text:p>
          </table:table-cell>
          <table:table-cell office:value-type="float" office:value="922322551000" calcext:value-type="float">
            <text:p>922322551000</text:p>
          </table:table-cell>
          <table:table-cell office:value-type="string" calcext:value-type="string">
            <text:p>1999-03-25T09:42:31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1.172S" calcext:value-type="time">
            <text:p>09:42:3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76" calcext:value-type="float">
            <text:p>35.22394476</text:p>
          </table:table-cell>
          <table:table-cell office:value-type="float" office:value="139.67290493" calcext:value-type="float">
            <text:p>139.67290493</text:p>
          </table:table-cell>
          <table:table-cell office:value-type="float" office:value="23.374" calcext:value-type="float">
            <text:p>23.374</text:p>
          </table:table-cell>
          <table:table-cell office:value-type="float" office:value="4" calcext:value-type="float">
            <text:p>4</text:p>
          </table:table-cell>
          <table:table-cell office:value-type="float" office:value="922322552000" calcext:value-type="float">
            <text:p>922322552000</text:p>
          </table:table-cell>
          <table:table-cell office:value-type="string" calcext:value-type="string">
            <text:p>1999-03-25T09:42:32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2.158S" calcext:value-type="time">
            <text:p>09:42:3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7" calcext:value-type="float">
            <text:p>35.2239447</text:p>
          </table:table-cell>
          <table:table-cell office:value-type="float" office:value="139.67290495" calcext:value-type="float">
            <text:p>139.67290495</text:p>
          </table:table-cell>
          <table:table-cell office:value-type="float" office:value="24.36" calcext:value-type="float">
            <text:p>24.36</text:p>
          </table:table-cell>
          <table:table-cell office:value-type="float" office:value="4" calcext:value-type="float">
            <text:p>4</text:p>
          </table:table-cell>
          <table:table-cell office:value-type="float" office:value="922322553000" calcext:value-type="float">
            <text:p>922322553000</text:p>
          </table:table-cell>
          <table:table-cell office:value-type="string" calcext:value-type="string">
            <text:p>1999-03-25T09:42:33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3.158S" calcext:value-type="time">
            <text:p>09:42:3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68" calcext:value-type="float">
            <text:p>35.22394468</text:p>
          </table:table-cell>
          <table:table-cell office:value-type="float" office:value="139.67290499" calcext:value-type="float">
            <text:p>139.67290499</text:p>
          </table:table-cell>
          <table:table-cell office:value-type="float" office:value="25.36" calcext:value-type="float">
            <text:p>25.36</text:p>
          </table:table-cell>
          <table:table-cell office:value-type="float" office:value="4" calcext:value-type="float">
            <text:p>4</text:p>
          </table:table-cell>
          <table:table-cell office:value-type="float" office:value="922322554000" calcext:value-type="float">
            <text:p>922322554000</text:p>
          </table:table-cell>
          <table:table-cell office:value-type="string" calcext:value-type="string">
            <text:p>1999-03-25T09:42:34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4.157S" calcext:value-type="time">
            <text:p>09:42:3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66" calcext:value-type="float">
            <text:p>35.22394466</text:p>
          </table:table-cell>
          <table:table-cell office:value-type="float" office:value="139.67290504" calcext:value-type="float">
            <text:p>139.67290504</text:p>
          </table:table-cell>
          <table:table-cell office:value-type="float" office:value="26.359" calcext:value-type="float">
            <text:p>26.359</text:p>
          </table:table-cell>
          <table:table-cell office:value-type="float" office:value="4" calcext:value-type="float">
            <text:p>4</text:p>
          </table:table-cell>
          <table:table-cell office:value-type="float" office:value="922322555000" calcext:value-type="float">
            <text:p>922322555000</text:p>
          </table:table-cell>
          <table:table-cell office:value-type="string" calcext:value-type="string">
            <text:p>1999-03-25T09:42:35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5.16S" calcext:value-type="time">
            <text:p>09:42:3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64" calcext:value-type="float">
            <text:p>35.22394464</text:p>
          </table:table-cell>
          <table:table-cell office:value-type="float" office:value="139.67290506" calcext:value-type="float">
            <text:p>139.67290506</text:p>
          </table:table-cell>
          <table:table-cell office:value-type="float" office:value="27.362" calcext:value-type="float">
            <text:p>27.362</text:p>
          </table:table-cell>
          <table:table-cell office:value-type="float" office:value="4" calcext:value-type="float">
            <text:p>4</text:p>
          </table:table-cell>
          <table:table-cell office:value-type="float" office:value="922322556000" calcext:value-type="float">
            <text:p>922322556000</text:p>
          </table:table-cell>
          <table:table-cell office:value-type="string" calcext:value-type="string">
            <text:p>1999-03-25T09:42:36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6.178S" calcext:value-type="time">
            <text:p>09:42:36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62" calcext:value-type="float">
            <text:p>35.22394462</text:p>
          </table:table-cell>
          <table:table-cell office:value-type="float" office:value="139.67290505" calcext:value-type="float">
            <text:p>139.67290505</text:p>
          </table:table-cell>
          <table:table-cell office:value-type="float" office:value="28.38" calcext:value-type="float">
            <text:p>28.38</text:p>
          </table:table-cell>
          <table:table-cell office:value-type="float" office:value="4" calcext:value-type="float">
            <text:p>4</text:p>
          </table:table-cell>
          <table:table-cell office:value-type="float" office:value="922322557000" calcext:value-type="float">
            <text:p>922322557000</text:p>
          </table:table-cell>
          <table:table-cell office:value-type="string" calcext:value-type="string">
            <text:p>1999-03-25T09:42:37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7.154S" calcext:value-type="time">
            <text:p>09:42:3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61" calcext:value-type="float">
            <text:p>35.22394461</text:p>
          </table:table-cell>
          <table:table-cell office:value-type="float" office:value="139.67290504" calcext:value-type="float">
            <text:p>139.67290504</text:p>
          </table:table-cell>
          <table:table-cell office:value-type="float" office:value="29.356" calcext:value-type="float">
            <text:p>29.356</text:p>
          </table:table-cell>
          <table:table-cell office:value-type="float" office:value="4" calcext:value-type="float">
            <text:p>4</text:p>
          </table:table-cell>
          <table:table-cell office:value-type="float" office:value="922322558000" calcext:value-type="float">
            <text:p>922322558000</text:p>
          </table:table-cell>
          <table:table-cell office:value-type="string" calcext:value-type="string">
            <text:p>1999-03-25T09:42:38+0900</text:p>
          </table:table-cell>
        </table:table-row>
        <table:table-row table:style-name="ro1">
          <table:table-cell office:value-type="time" office:time-value="PT09H42M07.798S" calcext:value-type="time">
            <text:p>09:42:07.80</text:p>
          </table:table-cell>
          <table:table-cell office:value-type="time" office:time-value="PT09H42M37.817S" calcext:value-type="time">
            <text:p>09:42:37.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9" calcext:value-type="float">
            <text:p>3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1.189S" calcext:value-type="time">
            <text:p>09:43:01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171" calcext:value-type="float">
            <text:p>35.22394171</text:p>
          </table:table-cell>
          <table:table-cell office:value-type="float" office:value="139.67290626" calcext:value-type="float">
            <text:p>139.67290626</text:p>
          </table:table-cell>
          <table:table-cell office:value-type="float" office:value="3.36" calcext:value-type="float">
            <text:p>3.36</text:p>
          </table:table-cell>
          <table:table-cell office:value-type="float" office:value="17" calcext:value-type="float">
            <text:p>17</text:p>
          </table:table-cell>
          <table:table-cell office:value-type="float" office:value="922322582000" calcext:value-type="float">
            <text:p>922322582000</text:p>
          </table:table-cell>
          <table:table-cell office:value-type="string" calcext:value-type="string">
            <text:p>1999-03-25T09:43:02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2.155S" calcext:value-type="time">
            <text:p>09:43:0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165" calcext:value-type="float">
            <text:p>35.22394165</text:p>
          </table:table-cell>
          <table:table-cell office:value-type="float" office:value="139.67290496" calcext:value-type="float">
            <text:p>139.67290496</text:p>
          </table:table-cell>
          <table:table-cell office:value-type="float" office:value="4.326" calcext:value-type="float">
            <text:p>4.326</text:p>
          </table:table-cell>
          <table:table-cell office:value-type="float" office:value="14" calcext:value-type="float">
            <text:p>14</text:p>
          </table:table-cell>
          <table:table-cell office:value-type="float" office:value="922322583000" calcext:value-type="float">
            <text:p>922322583000</text:p>
          </table:table-cell>
          <table:table-cell office:value-type="string" calcext:value-type="string">
            <text:p>1999-03-25T09:43:03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3.157S" calcext:value-type="time">
            <text:p>09:43:0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5" calcext:value-type="float">
            <text:p>35.22394215</text:p>
          </table:table-cell>
          <table:table-cell office:value-type="float" office:value="139.67290394" calcext:value-type="float">
            <text:p>139.67290394</text:p>
          </table:table-cell>
          <table:table-cell office:value-type="float" office:value="5.328" calcext:value-type="float">
            <text:p>5.328</text:p>
          </table:table-cell>
          <table:table-cell office:value-type="float" office:value="11" calcext:value-type="float">
            <text:p>11</text:p>
          </table:table-cell>
          <table:table-cell office:value-type="float" office:value="922322584000" calcext:value-type="float">
            <text:p>922322584000</text:p>
          </table:table-cell>
          <table:table-cell office:value-type="string" calcext:value-type="string">
            <text:p>1999-03-25T09:43:04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4.154S" calcext:value-type="time">
            <text:p>09:43:0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7" calcext:value-type="float">
            <text:p>35.22394237</text:p>
          </table:table-cell>
          <table:table-cell office:value-type="float" office:value="139.67290209" calcext:value-type="float">
            <text:p>139.67290209</text:p>
          </table:table-cell>
          <table:table-cell office:value-type="float" office:value="6.325" calcext:value-type="float">
            <text:p>6.325</text:p>
          </table:table-cell>
          <table:table-cell office:value-type="float" office:value="10" calcext:value-type="float">
            <text:p>10</text:p>
          </table:table-cell>
          <table:table-cell office:value-type="float" office:value="922322585000" calcext:value-type="float">
            <text:p>922322585000</text:p>
          </table:table-cell>
          <table:table-cell office:value-type="string" calcext:value-type="string">
            <text:p>1999-03-25T09:43:05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5.168S" calcext:value-type="time">
            <text:p>09:43:0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5" calcext:value-type="float">
            <text:p>35.22394245</text:p>
          </table:table-cell>
          <table:table-cell office:value-type="float" office:value="139.67289993" calcext:value-type="float">
            <text:p>139.67289993</text:p>
          </table:table-cell>
          <table:table-cell office:value-type="float" office:value="7.339" calcext:value-type="float">
            <text:p>7.339</text:p>
          </table:table-cell>
          <table:table-cell office:value-type="float" office:value="8" calcext:value-type="float">
            <text:p>8</text:p>
          </table:table-cell>
          <table:table-cell office:value-type="float" office:value="922322586000" calcext:value-type="float">
            <text:p>922322586000</text:p>
          </table:table-cell>
          <table:table-cell office:value-type="string" calcext:value-type="string">
            <text:p>1999-03-25T09:43:06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6.154S" calcext:value-type="time">
            <text:p>09:43:0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6" calcext:value-type="float">
            <text:p>35.22394236</text:p>
          </table:table-cell>
          <table:table-cell office:value-type="float" office:value="139.67289747" calcext:value-type="float">
            <text:p>139.67289747</text:p>
          </table:table-cell>
          <table:table-cell office:value-type="float" office:value="8.325" calcext:value-type="float">
            <text:p>8.325</text:p>
          </table:table-cell>
          <table:table-cell office:value-type="float" office:value="8" calcext:value-type="float">
            <text:p>8</text:p>
          </table:table-cell>
          <table:table-cell office:value-type="float" office:value="922322587000" calcext:value-type="float">
            <text:p>922322587000</text:p>
          </table:table-cell>
          <table:table-cell office:value-type="string" calcext:value-type="string">
            <text:p>1999-03-25T09:43:07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7.156S" calcext:value-type="time">
            <text:p>09:43:0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341" calcext:value-type="float">
            <text:p>35.22394341</text:p>
          </table:table-cell>
          <table:table-cell office:value-type="float" office:value="139.6728963" calcext:value-type="float">
            <text:p>139.6728963</text:p>
          </table:table-cell>
          <table:table-cell office:value-type="float" office:value="9.327" calcext:value-type="float">
            <text:p>9.327</text:p>
          </table:table-cell>
          <table:table-cell office:value-type="float" office:value="7" calcext:value-type="float">
            <text:p>7</text:p>
          </table:table-cell>
          <table:table-cell office:value-type="float" office:value="922322588000" calcext:value-type="float">
            <text:p>922322588000</text:p>
          </table:table-cell>
          <table:table-cell office:value-type="string" calcext:value-type="string">
            <text:p>1999-03-25T09:43:08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8.156S" calcext:value-type="time">
            <text:p>09:43:0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197" calcext:value-type="float">
            <text:p>35.22394197</text:p>
          </table:table-cell>
          <table:table-cell office:value-type="float" office:value="139.67289669" calcext:value-type="float">
            <text:p>139.67289669</text:p>
          </table:table-cell>
          <table:table-cell office:value-type="float" office:value="10.327" calcext:value-type="float">
            <text:p>10.327</text:p>
          </table:table-cell>
          <table:table-cell office:value-type="float" office:value="7" calcext:value-type="float">
            <text:p>7</text:p>
          </table:table-cell>
          <table:table-cell office:value-type="float" office:value="922322589000" calcext:value-type="float">
            <text:p>922322589000</text:p>
          </table:table-cell>
          <table:table-cell office:value-type="string" calcext:value-type="string">
            <text:p>1999-03-25T09:43:09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09.155S" calcext:value-type="time">
            <text:p>09:43:0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52" calcext:value-type="float">
            <text:p>35.22394252</text:p>
          </table:table-cell>
          <table:table-cell office:value-type="float" office:value="139.67289546" calcext:value-type="float">
            <text:p>139.67289546</text:p>
          </table:table-cell>
          <table:table-cell office:value-type="float" office:value="11.326" calcext:value-type="float">
            <text:p>11.326</text:p>
          </table:table-cell>
          <table:table-cell office:value-type="float" office:value="6" calcext:value-type="float">
            <text:p>6</text:p>
          </table:table-cell>
          <table:table-cell office:value-type="float" office:value="922322590000" calcext:value-type="float">
            <text:p>922322590000</text:p>
          </table:table-cell>
          <table:table-cell office:value-type="string" calcext:value-type="string">
            <text:p>1999-03-25T09:43:10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0.159S" calcext:value-type="time">
            <text:p>09:43:1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4" calcext:value-type="float">
            <text:p>35.22394244</text:p>
          </table:table-cell>
          <table:table-cell office:value-type="float" office:value="139.67289514" calcext:value-type="float">
            <text:p>139.67289514</text:p>
          </table:table-cell>
          <table:table-cell office:value-type="float" office:value="12.33" calcext:value-type="float">
            <text:p>12.33</text:p>
          </table:table-cell>
          <table:table-cell office:value-type="float" office:value="6" calcext:value-type="float">
            <text:p>6</text:p>
          </table:table-cell>
          <table:table-cell office:value-type="float" office:value="922322591000" calcext:value-type="float">
            <text:p>922322591000</text:p>
          </table:table-cell>
          <table:table-cell office:value-type="string" calcext:value-type="string">
            <text:p>1999-03-25T09:43:11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1.153S" calcext:value-type="time">
            <text:p>09:43:1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2" calcext:value-type="float">
            <text:p>35.22394232</text:p>
          </table:table-cell>
          <table:table-cell office:value-type="float" office:value="139.67289559" calcext:value-type="float">
            <text:p>139.67289559</text:p>
          </table:table-cell>
          <table:table-cell office:value-type="float" office:value="13.324" calcext:value-type="float">
            <text:p>13.324</text:p>
          </table:table-cell>
          <table:table-cell office:value-type="float" office:value="5" calcext:value-type="float">
            <text:p>5</text:p>
          </table:table-cell>
          <table:table-cell office:value-type="float" office:value="922322592000" calcext:value-type="float">
            <text:p>922322592000</text:p>
          </table:table-cell>
          <table:table-cell office:value-type="string" calcext:value-type="string">
            <text:p>1999-03-25T09:43:12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2.149S" calcext:value-type="time">
            <text:p>09:43:1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2" calcext:value-type="float">
            <text:p>35.22394232</text:p>
          </table:table-cell>
          <table:table-cell office:value-type="float" office:value="139.67289534" calcext:value-type="float">
            <text:p>139.67289534</text:p>
          </table:table-cell>
          <table:table-cell office:value-type="float" office:value="14.32" calcext:value-type="float">
            <text:p>14.32</text:p>
          </table:table-cell>
          <table:table-cell office:value-type="float" office:value="5" calcext:value-type="float">
            <text:p>5</text:p>
          </table:table-cell>
          <table:table-cell office:value-type="float" office:value="922322593000" calcext:value-type="float">
            <text:p>922322593000</text:p>
          </table:table-cell>
          <table:table-cell office:value-type="string" calcext:value-type="string">
            <text:p>1999-03-25T09:43:13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3.147S" calcext:value-type="time">
            <text:p>09:43:1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3" calcext:value-type="float">
            <text:p>35.22394233</text:p>
          </table:table-cell>
          <table:table-cell office:value-type="float" office:value="139.67289518" calcext:value-type="float">
            <text:p>139.67289518</text:p>
          </table:table-cell>
          <table:table-cell office:value-type="float" office:value="15.318" calcext:value-type="float">
            <text:p>15.318</text:p>
          </table:table-cell>
          <table:table-cell office:value-type="float" office:value="5" calcext:value-type="float">
            <text:p>5</text:p>
          </table:table-cell>
          <table:table-cell office:value-type="float" office:value="922322594000" calcext:value-type="float">
            <text:p>922322594000</text:p>
          </table:table-cell>
          <table:table-cell office:value-type="string" calcext:value-type="string">
            <text:p>1999-03-25T09:43:14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4.148S" calcext:value-type="time">
            <text:p>09:43:1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4" calcext:value-type="float">
            <text:p>35.22394234</text:p>
          </table:table-cell>
          <table:table-cell office:value-type="float" office:value="139.6728951" calcext:value-type="float">
            <text:p>139.6728951</text:p>
          </table:table-cell>
          <table:table-cell office:value-type="float" office:value="16.319" calcext:value-type="float">
            <text:p>16.319</text:p>
          </table:table-cell>
          <table:table-cell office:value-type="float" office:value="4" calcext:value-type="float">
            <text:p>4</text:p>
          </table:table-cell>
          <table:table-cell office:value-type="float" office:value="922322595000" calcext:value-type="float">
            <text:p>922322595000</text:p>
          </table:table-cell>
          <table:table-cell office:value-type="string" calcext:value-type="string">
            <text:p>1999-03-25T09:43:15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5.157S" calcext:value-type="time">
            <text:p>09:43:1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6" calcext:value-type="float">
            <text:p>35.22394236</text:p>
          </table:table-cell>
          <table:table-cell office:value-type="float" office:value="139.67289505" calcext:value-type="float">
            <text:p>139.67289505</text:p>
          </table:table-cell>
          <table:table-cell office:value-type="float" office:value="17.328" calcext:value-type="float">
            <text:p>17.328</text:p>
          </table:table-cell>
          <table:table-cell office:value-type="float" office:value="4" calcext:value-type="float">
            <text:p>4</text:p>
          </table:table-cell>
          <table:table-cell office:value-type="float" office:value="922322596000" calcext:value-type="float">
            <text:p>922322596000</text:p>
          </table:table-cell>
          <table:table-cell office:value-type="string" calcext:value-type="string">
            <text:p>1999-03-25T09:43:16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6.171S" calcext:value-type="time">
            <text:p>09:43:16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6" calcext:value-type="float">
            <text:p>35.22394236</text:p>
          </table:table-cell>
          <table:table-cell office:value-type="float" office:value="139.67289495" calcext:value-type="float">
            <text:p>139.67289495</text:p>
          </table:table-cell>
          <table:table-cell office:value-type="float" office:value="18.342" calcext:value-type="float">
            <text:p>18.342</text:p>
          </table:table-cell>
          <table:table-cell office:value-type="float" office:value="4" calcext:value-type="float">
            <text:p>4</text:p>
          </table:table-cell>
          <table:table-cell office:value-type="float" office:value="922322597000" calcext:value-type="float">
            <text:p>922322597000</text:p>
          </table:table-cell>
          <table:table-cell office:value-type="string" calcext:value-type="string">
            <text:p>1999-03-25T09:43:17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7.154S" calcext:value-type="time">
            <text:p>09:43:1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6" calcext:value-type="float">
            <text:p>35.22394236</text:p>
          </table:table-cell>
          <table:table-cell office:value-type="float" office:value="139.67289485" calcext:value-type="float">
            <text:p>139.67289485</text:p>
          </table:table-cell>
          <table:table-cell office:value-type="float" office:value="19.325" calcext:value-type="float">
            <text:p>19.325</text:p>
          </table:table-cell>
          <table:table-cell office:value-type="float" office:value="4" calcext:value-type="float">
            <text:p>4</text:p>
          </table:table-cell>
          <table:table-cell office:value-type="float" office:value="922322598000" calcext:value-type="float">
            <text:p>922322598000</text:p>
          </table:table-cell>
          <table:table-cell office:value-type="string" calcext:value-type="string">
            <text:p>1999-03-25T09:43:18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8.156S" calcext:value-type="time">
            <text:p>09:43:1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8" calcext:value-type="float">
            <text:p>35.22394238</text:p>
          </table:table-cell>
          <table:table-cell office:value-type="float" office:value="139.67289476" calcext:value-type="float">
            <text:p>139.67289476</text:p>
          </table:table-cell>
          <table:table-cell office:value-type="float" office:value="20.327" calcext:value-type="float">
            <text:p>20.327</text:p>
          </table:table-cell>
          <table:table-cell office:value-type="float" office:value="4" calcext:value-type="float">
            <text:p>4</text:p>
          </table:table-cell>
          <table:table-cell office:value-type="float" office:value="922322599000" calcext:value-type="float">
            <text:p>922322599000</text:p>
          </table:table-cell>
          <table:table-cell office:value-type="string" calcext:value-type="string">
            <text:p>1999-03-25T09:43:19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19.192S" calcext:value-type="time">
            <text:p>09:43:1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38" calcext:value-type="float">
            <text:p>35.22394238</text:p>
          </table:table-cell>
          <table:table-cell office:value-type="float" office:value="139.67289466" calcext:value-type="float">
            <text:p>139.67289466</text:p>
          </table:table-cell>
          <table:table-cell office:value-type="float" office:value="21.363" calcext:value-type="float">
            <text:p>21.363</text:p>
          </table:table-cell>
          <table:table-cell office:value-type="float" office:value="4" calcext:value-type="float">
            <text:p>4</text:p>
          </table:table-cell>
          <table:table-cell office:value-type="float" office:value="922322600000" calcext:value-type="float">
            <text:p>922322600000</text:p>
          </table:table-cell>
          <table:table-cell office:value-type="string" calcext:value-type="string">
            <text:p>1999-03-25T09:43:20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0.155S" calcext:value-type="time">
            <text:p>09:43:2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1" calcext:value-type="float">
            <text:p>35.22394241</text:p>
          </table:table-cell>
          <table:table-cell office:value-type="float" office:value="139.67289459" calcext:value-type="float">
            <text:p>139.67289459</text:p>
          </table:table-cell>
          <table:table-cell office:value-type="float" office:value="22.326" calcext:value-type="float">
            <text:p>22.326</text:p>
          </table:table-cell>
          <table:table-cell office:value-type="float" office:value="4" calcext:value-type="float">
            <text:p>4</text:p>
          </table:table-cell>
          <table:table-cell office:value-type="float" office:value="922322601000" calcext:value-type="float">
            <text:p>922322601000</text:p>
          </table:table-cell>
          <table:table-cell office:value-type="string" calcext:value-type="string">
            <text:p>1999-03-25T09:43:21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1.195S" calcext:value-type="time">
            <text:p>09:43:21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2" calcext:value-type="float">
            <text:p>35.22394242</text:p>
          </table:table-cell>
          <table:table-cell office:value-type="float" office:value="139.67289449" calcext:value-type="float">
            <text:p>139.67289449</text:p>
          </table:table-cell>
          <table:table-cell office:value-type="float" office:value="23.366" calcext:value-type="float">
            <text:p>23.366</text:p>
          </table:table-cell>
          <table:table-cell office:value-type="float" office:value="4" calcext:value-type="float">
            <text:p>4</text:p>
          </table:table-cell>
          <table:table-cell office:value-type="float" office:value="922322602000" calcext:value-type="float">
            <text:p>922322602000</text:p>
          </table:table-cell>
          <table:table-cell office:value-type="string" calcext:value-type="string">
            <text:p>1999-03-25T09:43:22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2.151S" calcext:value-type="time">
            <text:p>09:43:2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4" calcext:value-type="float">
            <text:p>35.22394244</text:p>
          </table:table-cell>
          <table:table-cell office:value-type="float" office:value="139.67289436" calcext:value-type="float">
            <text:p>139.67289436</text:p>
          </table:table-cell>
          <table:table-cell office:value-type="float" office:value="24.322" calcext:value-type="float">
            <text:p>24.322</text:p>
          </table:table-cell>
          <table:table-cell office:value-type="float" office:value="4" calcext:value-type="float">
            <text:p>4</text:p>
          </table:table-cell>
          <table:table-cell office:value-type="float" office:value="922322603000" calcext:value-type="float">
            <text:p>922322603000</text:p>
          </table:table-cell>
          <table:table-cell office:value-type="string" calcext:value-type="string">
            <text:p>1999-03-25T09:43:23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3.176S" calcext:value-type="time">
            <text:p>09:43:23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9" calcext:value-type="float">
            <text:p>35.22394249</text:p>
          </table:table-cell>
          <table:table-cell office:value-type="float" office:value="139.67289428" calcext:value-type="float">
            <text:p>139.67289428</text:p>
          </table:table-cell>
          <table:table-cell office:value-type="float" office:value="25.347" calcext:value-type="float">
            <text:p>25.347</text:p>
          </table:table-cell>
          <table:table-cell office:value-type="float" office:value="4" calcext:value-type="float">
            <text:p>4</text:p>
          </table:table-cell>
          <table:table-cell office:value-type="float" office:value="922322604000" calcext:value-type="float">
            <text:p>922322604000</text:p>
          </table:table-cell>
          <table:table-cell office:value-type="string" calcext:value-type="string">
            <text:p>1999-03-25T09:43:24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4.157S" calcext:value-type="time">
            <text:p>09:43:2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55" calcext:value-type="float">
            <text:p>35.22394255</text:p>
          </table:table-cell>
          <table:table-cell office:value-type="float" office:value="139.6728942" calcext:value-type="float">
            <text:p>139.6728942</text:p>
          </table:table-cell>
          <table:table-cell office:value-type="float" office:value="26.328" calcext:value-type="float">
            <text:p>26.328</text:p>
          </table:table-cell>
          <table:table-cell office:value-type="float" office:value="4" calcext:value-type="float">
            <text:p>4</text:p>
          </table:table-cell>
          <table:table-cell office:value-type="float" office:value="922322605000" calcext:value-type="float">
            <text:p>922322605000</text:p>
          </table:table-cell>
          <table:table-cell office:value-type="string" calcext:value-type="string">
            <text:p>1999-03-25T09:43:25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5.158S" calcext:value-type="time">
            <text:p>09:43:2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59" calcext:value-type="float">
            <text:p>35.22394259</text:p>
          </table:table-cell>
          <table:table-cell office:value-type="float" office:value="139.67289415" calcext:value-type="float">
            <text:p>139.67289415</text:p>
          </table:table-cell>
          <table:table-cell office:value-type="float" office:value="27.329" calcext:value-type="float">
            <text:p>27.329</text:p>
          </table:table-cell>
          <table:table-cell office:value-type="float" office:value="4" calcext:value-type="float">
            <text:p>4</text:p>
          </table:table-cell>
          <table:table-cell office:value-type="float" office:value="922322606000" calcext:value-type="float">
            <text:p>922322606000</text:p>
          </table:table-cell>
          <table:table-cell office:value-type="string" calcext:value-type="string">
            <text:p>1999-03-25T09:43:26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6.152S" calcext:value-type="time">
            <text:p>09:43:2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63" calcext:value-type="float">
            <text:p>35.22394263</text:p>
          </table:table-cell>
          <table:table-cell office:value-type="float" office:value="139.67289411" calcext:value-type="float">
            <text:p>139.67289411</text:p>
          </table:table-cell>
          <table:table-cell office:value-type="float" office:value="28.323" calcext:value-type="float">
            <text:p>28.323</text:p>
          </table:table-cell>
          <table:table-cell office:value-type="float" office:value="4" calcext:value-type="float">
            <text:p>4</text:p>
          </table:table-cell>
          <table:table-cell office:value-type="float" office:value="922322607000" calcext:value-type="float">
            <text:p>922322607000</text:p>
          </table:table-cell>
          <table:table-cell office:value-type="string" calcext:value-type="string">
            <text:p>1999-03-25T09:43:27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7.165S" calcext:value-type="time">
            <text:p>09:43:27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68" calcext:value-type="float">
            <text:p>35.22394268</text:p>
          </table:table-cell>
          <table:table-cell office:value-type="float" office:value="139.67289404" calcext:value-type="float">
            <text:p>139.67289404</text:p>
          </table:table-cell>
          <table:table-cell office:value-type="float" office:value="29.336" calcext:value-type="float">
            <text:p>29.336</text:p>
          </table:table-cell>
          <table:table-cell office:value-type="float" office:value="4" calcext:value-type="float">
            <text:p>4</text:p>
          </table:table-cell>
          <table:table-cell office:value-type="float" office:value="922322608000" calcext:value-type="float">
            <text:p>922322608000</text:p>
          </table:table-cell>
          <table:table-cell office:value-type="string" calcext:value-type="string">
            <text:p>1999-03-25T09:43:28+0900</text:p>
          </table:table-cell>
        </table:table-row>
        <table:table-row table:style-name="ro1">
          <table:table-cell office:value-type="time" office:time-value="PT09H42M57.829S" calcext:value-type="time">
            <text:p>09:42:57.83</text:p>
          </table:table-cell>
          <table:table-cell office:value-type="time" office:time-value="PT09H43M27.848S" calcext:value-type="time">
            <text:p>09:43:27.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9" calcext:value-type="float">
            <text:p>3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1.179S" calcext:value-type="time">
            <text:p>09:43:5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81" calcext:value-type="float">
            <text:p>35.22394281</text:p>
          </table:table-cell>
          <table:table-cell office:value-type="float" office:value="139.67288721" calcext:value-type="float">
            <text:p>139.67288721</text:p>
          </table:table-cell>
          <table:table-cell office:value-type="float" office:value="3.323" calcext:value-type="float">
            <text:p>3.323</text:p>
          </table:table-cell>
          <table:table-cell office:value-type="float" office:value="18" calcext:value-type="float">
            <text:p>18</text:p>
          </table:table-cell>
          <table:table-cell office:value-type="float" office:value="922322632000" calcext:value-type="float">
            <text:p>922322632000</text:p>
          </table:table-cell>
          <table:table-cell office:value-type="string" calcext:value-type="string">
            <text:p>1999-03-25T09:43:52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2.16S" calcext:value-type="time">
            <text:p>09:43:5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308" calcext:value-type="float">
            <text:p>35.22394308</text:p>
          </table:table-cell>
          <table:table-cell office:value-type="float" office:value="139.67288508" calcext:value-type="float">
            <text:p>139.67288508</text:p>
          </table:table-cell>
          <table:table-cell office:value-type="float" office:value="4.304" calcext:value-type="float">
            <text:p>4.304</text:p>
          </table:table-cell>
          <table:table-cell office:value-type="float" office:value="16" calcext:value-type="float">
            <text:p>16</text:p>
          </table:table-cell>
          <table:table-cell office:value-type="float" office:value="922322633000" calcext:value-type="float">
            <text:p>922322633000</text:p>
          </table:table-cell>
          <table:table-cell office:value-type="string" calcext:value-type="string">
            <text:p>1999-03-25T09:43:53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3.155S" calcext:value-type="time">
            <text:p>09:43:5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83" calcext:value-type="float">
            <text:p>35.22394283</text:p>
          </table:table-cell>
          <table:table-cell office:value-type="float" office:value="139.67288264" calcext:value-type="float">
            <text:p>139.67288264</text:p>
          </table:table-cell>
          <table:table-cell office:value-type="float" office:value="5.299" calcext:value-type="float">
            <text:p>5.299</text:p>
          </table:table-cell>
          <table:table-cell office:value-type="float" office:value="14" calcext:value-type="float">
            <text:p>14</text:p>
          </table:table-cell>
          <table:table-cell office:value-type="float" office:value="922322634000" calcext:value-type="float">
            <text:p>922322634000</text:p>
          </table:table-cell>
          <table:table-cell office:value-type="string" calcext:value-type="string">
            <text:p>1999-03-25T09:43:54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4.148S" calcext:value-type="time">
            <text:p>09:43:5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9" calcext:value-type="float">
            <text:p>35.22394249</text:p>
          </table:table-cell>
          <table:table-cell office:value-type="float" office:value="139.67287959" calcext:value-type="float">
            <text:p>139.67287959</text:p>
          </table:table-cell>
          <table:table-cell office:value-type="float" office:value="6.292" calcext:value-type="float">
            <text:p>6.292</text:p>
          </table:table-cell>
          <table:table-cell office:value-type="float" office:value="14" calcext:value-type="float">
            <text:p>14</text:p>
          </table:table-cell>
          <table:table-cell office:value-type="float" office:value="922322635000" calcext:value-type="float">
            <text:p>922322635000</text:p>
          </table:table-cell>
          <table:table-cell office:value-type="string" calcext:value-type="string">
            <text:p>1999-03-25T09:43:55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5.173S" calcext:value-type="time">
            <text:p>09:43:5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69" calcext:value-type="float">
            <text:p>35.22394269</text:p>
          </table:table-cell>
          <table:table-cell office:value-type="float" office:value="139.67287708" calcext:value-type="float">
            <text:p>139.67287708</text:p>
          </table:table-cell>
          <table:table-cell office:value-type="float" office:value="7.317" calcext:value-type="float">
            <text:p>7.317</text:p>
          </table:table-cell>
          <table:table-cell office:value-type="float" office:value="13" calcext:value-type="float">
            <text:p>13</text:p>
          </table:table-cell>
          <table:table-cell office:value-type="float" office:value="922322636000" calcext:value-type="float">
            <text:p>922322636000</text:p>
          </table:table-cell>
          <table:table-cell office:value-type="string" calcext:value-type="string">
            <text:p>1999-03-25T09:43:56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6.156S" calcext:value-type="time">
            <text:p>09:43:5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344" calcext:value-type="float">
            <text:p>35.22394344</text:p>
          </table:table-cell>
          <table:table-cell office:value-type="float" office:value="139.67287401" calcext:value-type="float">
            <text:p>139.67287401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922322637000" calcext:value-type="float">
            <text:p>922322637000</text:p>
          </table:table-cell>
          <table:table-cell office:value-type="string" calcext:value-type="string">
            <text:p>1999-03-25T09:43:57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7.156S" calcext:value-type="time">
            <text:p>09:43:5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344" calcext:value-type="float">
            <text:p>35.22394344</text:p>
          </table:table-cell>
          <table:table-cell office:value-type="float" office:value="139.67286938" calcext:value-type="float">
            <text:p>139.67286938</text:p>
          </table:table-cell>
          <table:table-cell office:value-type="float" office:value="9.3" calcext:value-type="float">
            <text:p>9.3</text:p>
          </table:table-cell>
          <table:table-cell office:value-type="float" office:value="12" calcext:value-type="float">
            <text:p>12</text:p>
          </table:table-cell>
          <table:table-cell office:value-type="float" office:value="922322638000" calcext:value-type="float">
            <text:p>922322638000</text:p>
          </table:table-cell>
          <table:table-cell office:value-type="string" calcext:value-type="string">
            <text:p>1999-03-25T09:43:58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8.158S" calcext:value-type="time">
            <text:p>09:43:5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9" calcext:value-type="float">
            <text:p>35.2239429</text:p>
          </table:table-cell>
          <table:table-cell office:value-type="float" office:value="139.67286586" calcext:value-type="float">
            <text:p>139.67286586</text:p>
          </table:table-cell>
          <table:table-cell office:value-type="float" office:value="10.302" calcext:value-type="float">
            <text:p>10.302</text:p>
          </table:table-cell>
          <table:table-cell office:value-type="float" office:value="12" calcext:value-type="float">
            <text:p>12</text:p>
          </table:table-cell>
          <table:table-cell office:value-type="float" office:value="922322639000" calcext:value-type="float">
            <text:p>922322639000</text:p>
          </table:table-cell>
          <table:table-cell office:value-type="string" calcext:value-type="string">
            <text:p>1999-03-25T09:43:59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3M59.154S" calcext:value-type="time">
            <text:p>09:43:5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02" calcext:value-type="float">
            <text:p>35.22394202</text:p>
          </table:table-cell>
          <table:table-cell office:value-type="float" office:value="139.67286397" calcext:value-type="float">
            <text:p>139.67286397</text:p>
          </table:table-cell>
          <table:table-cell office:value-type="float" office:value="11.298" calcext:value-type="float">
            <text:p>11.298</text:p>
          </table:table-cell>
          <table:table-cell office:value-type="float" office:value="11" calcext:value-type="float">
            <text:p>11</text:p>
          </table:table-cell>
          <table:table-cell office:value-type="float" office:value="922322640000" calcext:value-type="float">
            <text:p>922322640000</text:p>
          </table:table-cell>
          <table:table-cell office:value-type="string" calcext:value-type="string">
            <text:p>1999-03-25T09:44:00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0.163S" calcext:value-type="time">
            <text:p>09:44:0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04" calcext:value-type="float">
            <text:p>35.22394204</text:p>
          </table:table-cell>
          <table:table-cell office:value-type="float" office:value="139.67286262" calcext:value-type="float">
            <text:p>139.67286262</text:p>
          </table:table-cell>
          <table:table-cell office:value-type="float" office:value="12.307" calcext:value-type="float">
            <text:p>12.307</text:p>
          </table:table-cell>
          <table:table-cell office:value-type="float" office:value="11" calcext:value-type="float">
            <text:p>11</text:p>
          </table:table-cell>
          <table:table-cell office:value-type="float" office:value="922322641000" calcext:value-type="float">
            <text:p>922322641000</text:p>
          </table:table-cell>
          <table:table-cell office:value-type="string" calcext:value-type="string">
            <text:p>1999-03-25T09:44:01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1.116S" calcext:value-type="time">
            <text:p>09:44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2" calcext:value-type="float">
            <text:p>35.2239422</text:p>
          </table:table-cell>
          <table:table-cell office:value-type="float" office:value="139.67286204" calcext:value-type="float">
            <text:p>139.67286204</text:p>
          </table:table-cell>
          <table:table-cell office:value-type="float" office:value="13.26" calcext:value-type="float">
            <text:p>13.26</text:p>
          </table:table-cell>
          <table:table-cell office:value-type="float" office:value="10" calcext:value-type="float">
            <text:p>10</text:p>
          </table:table-cell>
          <table:table-cell office:value-type="float" office:value="922322642000" calcext:value-type="float">
            <text:p>922322642000</text:p>
          </table:table-cell>
          <table:table-cell office:value-type="string" calcext:value-type="string">
            <text:p>1999-03-25T09:44:02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2.135S" calcext:value-type="time">
            <text:p>09:44:02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7" calcext:value-type="float">
            <text:p>35.22394217</text:p>
          </table:table-cell>
          <table:table-cell office:value-type="float" office:value="139.6728617" calcext:value-type="float">
            <text:p>139.6728617</text:p>
          </table:table-cell>
          <table:table-cell office:value-type="float" office:value="14.279" calcext:value-type="float">
            <text:p>14.279</text:p>
          </table:table-cell>
          <table:table-cell office:value-type="float" office:value="10" calcext:value-type="float">
            <text:p>10</text:p>
          </table:table-cell>
          <table:table-cell office:value-type="float" office:value="922322643000" calcext:value-type="float">
            <text:p>922322643000</text:p>
          </table:table-cell>
          <table:table-cell office:value-type="string" calcext:value-type="string">
            <text:p>1999-03-25T09:44:03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3.158S" calcext:value-type="time">
            <text:p>09:44:0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8" calcext:value-type="float">
            <text:p>35.22394218</text:p>
          </table:table-cell>
          <table:table-cell office:value-type="float" office:value="139.67286162" calcext:value-type="float">
            <text:p>139.67286162</text:p>
          </table:table-cell>
          <table:table-cell office:value-type="float" office:value="15.302" calcext:value-type="float">
            <text:p>15.302</text:p>
          </table:table-cell>
          <table:table-cell office:value-type="float" office:value="10" calcext:value-type="float">
            <text:p>10</text:p>
          </table:table-cell>
          <table:table-cell office:value-type="float" office:value="922322644000" calcext:value-type="float">
            <text:p>922322644000</text:p>
          </table:table-cell>
          <table:table-cell office:value-type="string" calcext:value-type="string">
            <text:p>1999-03-25T09:44:04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4.156S" calcext:value-type="time">
            <text:p>09:44:0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8" calcext:value-type="float">
            <text:p>35.22394218</text:p>
          </table:table-cell>
          <table:table-cell office:value-type="float" office:value="139.6728616" calcext:value-type="float">
            <text:p>139.6728616</text:p>
          </table:table-cell>
          <table:table-cell office:value-type="float" office:value="16.3" calcext:value-type="float">
            <text:p>16.3</text:p>
          </table:table-cell>
          <table:table-cell office:value-type="float" office:value="10" calcext:value-type="float">
            <text:p>10</text:p>
          </table:table-cell>
          <table:table-cell office:value-type="float" office:value="922322645000" calcext:value-type="float">
            <text:p>922322645000</text:p>
          </table:table-cell>
          <table:table-cell office:value-type="string" calcext:value-type="string">
            <text:p>1999-03-25T09:44:05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5.172S" calcext:value-type="time">
            <text:p>09:44:0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8" calcext:value-type="float">
            <text:p>35.22394218</text:p>
          </table:table-cell>
          <table:table-cell office:value-type="float" office:value="139.67286159" calcext:value-type="float">
            <text:p>139.67286159</text:p>
          </table:table-cell>
          <table:table-cell office:value-type="float" office:value="17.316" calcext:value-type="float">
            <text:p>17.316</text:p>
          </table:table-cell>
          <table:table-cell office:value-type="float" office:value="10" calcext:value-type="float">
            <text:p>10</text:p>
          </table:table-cell>
          <table:table-cell office:value-type="float" office:value="922322646000" calcext:value-type="float">
            <text:p>922322646000</text:p>
          </table:table-cell>
          <table:table-cell office:value-type="string" calcext:value-type="string">
            <text:p>1999-03-25T09:44:06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6.155S" calcext:value-type="time">
            <text:p>09:44:0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7" calcext:value-type="float">
            <text:p>35.22394217</text:p>
          </table:table-cell>
          <table:table-cell office:value-type="float" office:value="139.6728616" calcext:value-type="float">
            <text:p>139.6728616</text:p>
          </table:table-cell>
          <table:table-cell office:value-type="float" office:value="18.299" calcext:value-type="float">
            <text:p>18.299</text:p>
          </table:table-cell>
          <table:table-cell office:value-type="float" office:value="10" calcext:value-type="float">
            <text:p>10</text:p>
          </table:table-cell>
          <table:table-cell office:value-type="float" office:value="922322647000" calcext:value-type="float">
            <text:p>922322647000</text:p>
          </table:table-cell>
          <table:table-cell office:value-type="string" calcext:value-type="string">
            <text:p>1999-03-25T09:44:07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7.151S" calcext:value-type="time">
            <text:p>09:44:0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6" calcext:value-type="float">
            <text:p>35.22394216</text:p>
          </table:table-cell>
          <table:table-cell office:value-type="float" office:value="139.67286162" calcext:value-type="float">
            <text:p>139.67286162</text:p>
          </table:table-cell>
          <table:table-cell office:value-type="float" office:value="19.295" calcext:value-type="float">
            <text:p>19.295</text:p>
          </table:table-cell>
          <table:table-cell office:value-type="float" office:value="10" calcext:value-type="float">
            <text:p>10</text:p>
          </table:table-cell>
          <table:table-cell office:value-type="float" office:value="922322648000" calcext:value-type="float">
            <text:p>922322648000</text:p>
          </table:table-cell>
          <table:table-cell office:value-type="string" calcext:value-type="string">
            <text:p>1999-03-25T09:44:08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8.153S" calcext:value-type="time">
            <text:p>09:44:0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6" calcext:value-type="float">
            <text:p>35.22394216</text:p>
          </table:table-cell>
          <table:table-cell office:value-type="float" office:value="139.67286162" calcext:value-type="float">
            <text:p>139.67286162</text:p>
          </table:table-cell>
          <table:table-cell office:value-type="float" office:value="20.297" calcext:value-type="float">
            <text:p>20.297</text:p>
          </table:table-cell>
          <table:table-cell office:value-type="float" office:value="10" calcext:value-type="float">
            <text:p>10</text:p>
          </table:table-cell>
          <table:table-cell office:value-type="float" office:value="922322649000" calcext:value-type="float">
            <text:p>922322649000</text:p>
          </table:table-cell>
          <table:table-cell office:value-type="string" calcext:value-type="string">
            <text:p>1999-03-25T09:44:09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09.164S" calcext:value-type="time">
            <text:p>09:44:0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6" calcext:value-type="float">
            <text:p>35.22394216</text:p>
          </table:table-cell>
          <table:table-cell office:value-type="float" office:value="139.67286164" calcext:value-type="float">
            <text:p>139.67286164</text:p>
          </table:table-cell>
          <table:table-cell office:value-type="float" office:value="21.308" calcext:value-type="float">
            <text:p>21.308</text:p>
          </table:table-cell>
          <table:table-cell office:value-type="float" office:value="10" calcext:value-type="float">
            <text:p>10</text:p>
          </table:table-cell>
          <table:table-cell office:value-type="float" office:value="922322650000" calcext:value-type="float">
            <text:p>922322650000</text:p>
          </table:table-cell>
          <table:table-cell office:value-type="string" calcext:value-type="string">
            <text:p>1999-03-25T09:44:10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0.153S" calcext:value-type="time">
            <text:p>09:44:1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5" calcext:value-type="float">
            <text:p>35.22394215</text:p>
          </table:table-cell>
          <table:table-cell office:value-type="float" office:value="139.67286164" calcext:value-type="float">
            <text:p>139.67286164</text:p>
          </table:table-cell>
          <table:table-cell office:value-type="float" office:value="22.297" calcext:value-type="float">
            <text:p>22.297</text:p>
          </table:table-cell>
          <table:table-cell office:value-type="float" office:value="10" calcext:value-type="float">
            <text:p>10</text:p>
          </table:table-cell>
          <table:table-cell office:value-type="float" office:value="922322651000" calcext:value-type="float">
            <text:p>922322651000</text:p>
          </table:table-cell>
          <table:table-cell office:value-type="string" calcext:value-type="string">
            <text:p>1999-03-25T09:44:11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1.172S" calcext:value-type="time">
            <text:p>09:44:1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5" calcext:value-type="float">
            <text:p>35.22394215</text:p>
          </table:table-cell>
          <table:table-cell office:value-type="float" office:value="139.67286164" calcext:value-type="float">
            <text:p>139.67286164</text:p>
          </table:table-cell>
          <table:table-cell office:value-type="float" office:value="23.316" calcext:value-type="float">
            <text:p>23.316</text:p>
          </table:table-cell>
          <table:table-cell office:value-type="float" office:value="10" calcext:value-type="float">
            <text:p>10</text:p>
          </table:table-cell>
          <table:table-cell office:value-type="float" office:value="922322652000" calcext:value-type="float">
            <text:p>922322652000</text:p>
          </table:table-cell>
          <table:table-cell office:value-type="string" calcext:value-type="string">
            <text:p>1999-03-25T09:44:12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2.148S" calcext:value-type="time">
            <text:p>09:44:1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5" calcext:value-type="float">
            <text:p>35.22394215</text:p>
          </table:table-cell>
          <table:table-cell office:value-type="float" office:value="139.67286166" calcext:value-type="float">
            <text:p>139.67286166</text:p>
          </table:table-cell>
          <table:table-cell office:value-type="float" office:value="24.292" calcext:value-type="float">
            <text:p>24.292</text:p>
          </table:table-cell>
          <table:table-cell office:value-type="float" office:value="10" calcext:value-type="float">
            <text:p>10</text:p>
          </table:table-cell>
          <table:table-cell office:value-type="float" office:value="922322653000" calcext:value-type="float">
            <text:p>922322653000</text:p>
          </table:table-cell>
          <table:table-cell office:value-type="string" calcext:value-type="string">
            <text:p>1999-03-25T09:44:13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3.153S" calcext:value-type="time">
            <text:p>09:44:1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5" calcext:value-type="float">
            <text:p>35.22394215</text:p>
          </table:table-cell>
          <table:table-cell office:value-type="float" office:value="139.67286164" calcext:value-type="float">
            <text:p>139.67286164</text:p>
          </table:table-cell>
          <table:table-cell office:value-type="float" office:value="25.297" calcext:value-type="float">
            <text:p>25.297</text:p>
          </table:table-cell>
          <table:table-cell office:value-type="float" office:value="10" calcext:value-type="float">
            <text:p>10</text:p>
          </table:table-cell>
          <table:table-cell office:value-type="float" office:value="922322654000" calcext:value-type="float">
            <text:p>922322654000</text:p>
          </table:table-cell>
          <table:table-cell office:value-type="string" calcext:value-type="string">
            <text:p>1999-03-25T09:44:14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4.156S" calcext:value-type="time">
            <text:p>09:44:1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7" calcext:value-type="float">
            <text:p>35.22394217</text:p>
          </table:table-cell>
          <table:table-cell office:value-type="float" office:value="139.67286162" calcext:value-type="float">
            <text:p>139.67286162</text:p>
          </table:table-cell>
          <table:table-cell office:value-type="float" office:value="26.3" calcext:value-type="float">
            <text:p>26.3</text:p>
          </table:table-cell>
          <table:table-cell office:value-type="float" office:value="10" calcext:value-type="float">
            <text:p>10</text:p>
          </table:table-cell>
          <table:table-cell office:value-type="float" office:value="922322655000" calcext:value-type="float">
            <text:p>922322655000</text:p>
          </table:table-cell>
          <table:table-cell office:value-type="string" calcext:value-type="string">
            <text:p>1999-03-25T09:44:15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5.154S" calcext:value-type="time">
            <text:p>09:44:1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18" calcext:value-type="float">
            <text:p>35.22394218</text:p>
          </table:table-cell>
          <table:table-cell office:value-type="float" office:value="139.6728616" calcext:value-type="float">
            <text:p>139.6728616</text:p>
          </table:table-cell>
          <table:table-cell office:value-type="float" office:value="27.298" calcext:value-type="float">
            <text:p>27.298</text:p>
          </table:table-cell>
          <table:table-cell office:value-type="float" office:value="10" calcext:value-type="float">
            <text:p>10</text:p>
          </table:table-cell>
          <table:table-cell office:value-type="float" office:value="922322656000" calcext:value-type="float">
            <text:p>922322656000</text:p>
          </table:table-cell>
          <table:table-cell office:value-type="string" calcext:value-type="string">
            <text:p>1999-03-25T09:44:16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6.154S" calcext:value-type="time">
            <text:p>09:44:1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21" calcext:value-type="float">
            <text:p>35.22394221</text:p>
          </table:table-cell>
          <table:table-cell office:value-type="float" office:value="139.67286156" calcext:value-type="float">
            <text:p>139.67286156</text:p>
          </table:table-cell>
          <table:table-cell office:value-type="float" office:value="28.298" calcext:value-type="float">
            <text:p>28.298</text:p>
          </table:table-cell>
          <table:table-cell office:value-type="float" office:value="10" calcext:value-type="float">
            <text:p>10</text:p>
          </table:table-cell>
          <table:table-cell office:value-type="float" office:value="922322657000" calcext:value-type="float">
            <text:p>922322657000</text:p>
          </table:table-cell>
          <table:table-cell office:value-type="string" calcext:value-type="string">
            <text:p>1999-03-25T09:44:17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7.171S" calcext:value-type="time">
            <text:p>09:44:17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23" calcext:value-type="float">
            <text:p>35.22394223</text:p>
          </table:table-cell>
          <table:table-cell office:value-type="float" office:value="139.67286157" calcext:value-type="float">
            <text:p>139.67286157</text:p>
          </table:table-cell>
          <table:table-cell office:value-type="float" office:value="29.315" calcext:value-type="float">
            <text:p>29.315</text:p>
          </table:table-cell>
          <table:table-cell office:value-type="float" office:value="9" calcext:value-type="float">
            <text:p>9</text:p>
          </table:table-cell>
          <table:table-cell office:value-type="float" office:value="922322658000" calcext:value-type="float">
            <text:p>922322658000</text:p>
          </table:table-cell>
          <table:table-cell office:value-type="string" calcext:value-type="string">
            <text:p>1999-03-25T09:44:18+0900</text:p>
          </table:table-cell>
        </table:table-row>
        <table:table-row table:style-name="ro1">
          <table:table-cell office:value-type="time" office:time-value="PT09H43M47.856S" calcext:value-type="time">
            <text:p>09:43:47.86</text:p>
          </table:table-cell>
          <table:table-cell office:value-type="time" office:time-value="PT09H44M17.879S" calcext:value-type="time">
            <text:p>09:44:17.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3" calcext:value-type="float">
            <text:p>30.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42.161S" calcext:value-type="time">
            <text:p>09:44:4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92" calcext:value-type="float">
            <text:p>35.22394492</text:p>
          </table:table-cell>
          <table:table-cell office:value-type="float" office:value="139.67286558" calcext:value-type="float">
            <text:p>139.67286558</text:p>
          </table:table-cell>
          <table:table-cell office:value-type="float" office:value="4.272" calcext:value-type="float">
            <text:p>4.272</text:p>
          </table:table-cell>
          <table:table-cell office:value-type="float" office:value="18" calcext:value-type="float">
            <text:p>18</text:p>
          </table:table-cell>
          <table:table-cell office:value-type="float" office:value="922322683000" calcext:value-type="float">
            <text:p>922322683000</text:p>
          </table:table-cell>
          <table:table-cell office:value-type="string" calcext:value-type="string">
            <text:p>1999-03-25T09:44:43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45.115S" calcext:value-type="time">
            <text:p>09:44:45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4" calcext:value-type="float">
            <text:p>35.2239464</text:p>
          </table:table-cell>
          <table:table-cell office:value-type="float" office:value="139.67286549" calcext:value-type="float">
            <text:p>139.67286549</text:p>
          </table:table-cell>
          <table:table-cell office:value-type="float" office:value="7.226" calcext:value-type="float">
            <text:p>7.226</text:p>
          </table:table-cell>
          <table:table-cell office:value-type="float" office:value="12" calcext:value-type="float">
            <text:p>12</text:p>
          </table:table-cell>
          <table:table-cell office:value-type="float" office:value="922322686000" calcext:value-type="float">
            <text:p>922322686000</text:p>
          </table:table-cell>
          <table:table-cell office:value-type="string" calcext:value-type="string">
            <text:p>1999-03-25T09:44:46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46.146S" calcext:value-type="time">
            <text:p>09:44:4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08" calcext:value-type="float">
            <text:p>35.22394708</text:p>
          </table:table-cell>
          <table:table-cell office:value-type="float" office:value="139.67286515" calcext:value-type="float">
            <text:p>139.67286515</text:p>
          </table:table-cell>
          <table:table-cell office:value-type="float" office:value="8.257" calcext:value-type="float">
            <text:p>8.257</text:p>
          </table:table-cell>
          <table:table-cell office:value-type="float" office:value="11" calcext:value-type="float">
            <text:p>11</text:p>
          </table:table-cell>
          <table:table-cell office:value-type="float" office:value="922322687000" calcext:value-type="float">
            <text:p>922322687000</text:p>
          </table:table-cell>
          <table:table-cell office:value-type="string" calcext:value-type="string">
            <text:p>1999-03-25T09:44:47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47.129S" calcext:value-type="time">
            <text:p>09:44:47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69" calcext:value-type="float">
            <text:p>35.22394769</text:p>
          </table:table-cell>
          <table:table-cell office:value-type="float" office:value="139.67286565" calcext:value-type="float">
            <text:p>139.67286565</text:p>
          </table:table-cell>
          <table:table-cell office:value-type="float" office:value="9.24" calcext:value-type="float">
            <text:p>9.24</text:p>
          </table:table-cell>
          <table:table-cell office:value-type="float" office:value="9" calcext:value-type="float">
            <text:p>9</text:p>
          </table:table-cell>
          <table:table-cell office:value-type="float" office:value="922322688000" calcext:value-type="float">
            <text:p>922322688000</text:p>
          </table:table-cell>
          <table:table-cell office:value-type="string" calcext:value-type="string">
            <text:p>1999-03-25T09:44:48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48.129S" calcext:value-type="time">
            <text:p>09:44:48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46" calcext:value-type="float">
            <text:p>35.22394746</text:p>
          </table:table-cell>
          <table:table-cell office:value-type="float" office:value="139.67286601" calcext:value-type="float">
            <text:p>139.67286601</text:p>
          </table:table-cell>
          <table:table-cell office:value-type="float" office:value="10.24" calcext:value-type="float">
            <text:p>10.24</text:p>
          </table:table-cell>
          <table:table-cell office:value-type="float" office:value="8" calcext:value-type="float">
            <text:p>8</text:p>
          </table:table-cell>
          <table:table-cell office:value-type="float" office:value="922322689000" calcext:value-type="float">
            <text:p>922322689000</text:p>
          </table:table-cell>
          <table:table-cell office:value-type="string" calcext:value-type="string">
            <text:p>1999-03-25T09:44:49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49.13S" calcext:value-type="time">
            <text:p>09:44:49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63" calcext:value-type="float">
            <text:p>35.22394763</text:p>
          </table:table-cell>
          <table:table-cell office:value-type="float" office:value="139.67286661" calcext:value-type="float">
            <text:p>139.67286661</text:p>
          </table:table-cell>
          <table:table-cell office:value-type="float" office:value="11.241" calcext:value-type="float">
            <text:p>11.241</text:p>
          </table:table-cell>
          <table:table-cell office:value-type="float" office:value="8" calcext:value-type="float">
            <text:p>8</text:p>
          </table:table-cell>
          <table:table-cell office:value-type="float" office:value="922322690000" calcext:value-type="float">
            <text:p>922322690000</text:p>
          </table:table-cell>
          <table:table-cell office:value-type="string" calcext:value-type="string">
            <text:p>1999-03-25T09:44:50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0.154S" calcext:value-type="time">
            <text:p>09:44:5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81" calcext:value-type="float">
            <text:p>35.22394781</text:p>
          </table:table-cell>
          <table:table-cell office:value-type="float" office:value="139.67286602" calcext:value-type="float">
            <text:p>139.67286602</text:p>
          </table:table-cell>
          <table:table-cell office:value-type="float" office:value="12.265" calcext:value-type="float">
            <text:p>12.265</text:p>
          </table:table-cell>
          <table:table-cell office:value-type="float" office:value="8" calcext:value-type="float">
            <text:p>8</text:p>
          </table:table-cell>
          <table:table-cell office:value-type="float" office:value="922322691000" calcext:value-type="float">
            <text:p>922322691000</text:p>
          </table:table-cell>
          <table:table-cell office:value-type="string" calcext:value-type="string">
            <text:p>1999-03-25T09:44:51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1.154S" calcext:value-type="time">
            <text:p>09:44:5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9" calcext:value-type="float">
            <text:p>35.2239479</text:p>
          </table:table-cell>
          <table:table-cell office:value-type="float" office:value="139.67286609" calcext:value-type="float">
            <text:p>139.67286609</text:p>
          </table:table-cell>
          <table:table-cell office:value-type="float" office:value="13.265" calcext:value-type="float">
            <text:p>13.265</text:p>
          </table:table-cell>
          <table:table-cell office:value-type="float" office:value="7" calcext:value-type="float">
            <text:p>7</text:p>
          </table:table-cell>
          <table:table-cell office:value-type="float" office:value="922322692000" calcext:value-type="float">
            <text:p>922322692000</text:p>
          </table:table-cell>
          <table:table-cell office:value-type="string" calcext:value-type="string">
            <text:p>1999-03-25T09:44:52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2.152S" calcext:value-type="time">
            <text:p>09:44:5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97" calcext:value-type="float">
            <text:p>35.22394797</text:p>
          </table:table-cell>
          <table:table-cell office:value-type="float" office:value="139.67286598" calcext:value-type="float">
            <text:p>139.67286598</text:p>
          </table:table-cell>
          <table:table-cell office:value-type="float" office:value="14.263" calcext:value-type="float">
            <text:p>14.263</text:p>
          </table:table-cell>
          <table:table-cell office:value-type="float" office:value="7" calcext:value-type="float">
            <text:p>7</text:p>
          </table:table-cell>
          <table:table-cell office:value-type="float" office:value="922322693000" calcext:value-type="float">
            <text:p>922322693000</text:p>
          </table:table-cell>
          <table:table-cell office:value-type="string" calcext:value-type="string">
            <text:p>1999-03-25T09:44:53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3.151S" calcext:value-type="time">
            <text:p>09:44:5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08" calcext:value-type="float">
            <text:p>35.22394808</text:p>
          </table:table-cell>
          <table:table-cell office:value-type="float" office:value="139.67286595" calcext:value-type="float">
            <text:p>139.67286595</text:p>
          </table:table-cell>
          <table:table-cell office:value-type="float" office:value="15.262" calcext:value-type="float">
            <text:p>15.262</text:p>
          </table:table-cell>
          <table:table-cell office:value-type="float" office:value="7" calcext:value-type="float">
            <text:p>7</text:p>
          </table:table-cell>
          <table:table-cell office:value-type="float" office:value="922322694000" calcext:value-type="float">
            <text:p>922322694000</text:p>
          </table:table-cell>
          <table:table-cell office:value-type="string" calcext:value-type="string">
            <text:p>1999-03-25T09:44:54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4.151S" calcext:value-type="time">
            <text:p>09:44:5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09" calcext:value-type="float">
            <text:p>35.22394809</text:p>
          </table:table-cell>
          <table:table-cell office:value-type="float" office:value="139.67286595" calcext:value-type="float">
            <text:p>139.67286595</text:p>
          </table:table-cell>
          <table:table-cell office:value-type="float" office:value="16.262" calcext:value-type="float">
            <text:p>16.262</text:p>
          </table:table-cell>
          <table:table-cell office:value-type="float" office:value="6" calcext:value-type="float">
            <text:p>6</text:p>
          </table:table-cell>
          <table:table-cell office:value-type="float" office:value="922322695000" calcext:value-type="float">
            <text:p>922322695000</text:p>
          </table:table-cell>
          <table:table-cell office:value-type="string" calcext:value-type="string">
            <text:p>1999-03-25T09:44:55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5.194S" calcext:value-type="time">
            <text:p>09:44:55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09" calcext:value-type="float">
            <text:p>35.22394809</text:p>
          </table:table-cell>
          <table:table-cell office:value-type="float" office:value="139.67286596" calcext:value-type="float">
            <text:p>139.67286596</text:p>
          </table:table-cell>
          <table:table-cell office:value-type="float" office:value="17.305" calcext:value-type="float">
            <text:p>17.305</text:p>
          </table:table-cell>
          <table:table-cell office:value-type="float" office:value="6" calcext:value-type="float">
            <text:p>6</text:p>
          </table:table-cell>
          <table:table-cell office:value-type="float" office:value="922322696000" calcext:value-type="float">
            <text:p>922322696000</text:p>
          </table:table-cell>
          <table:table-cell office:value-type="string" calcext:value-type="string">
            <text:p>1999-03-25T09:44:56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6.158S" calcext:value-type="time">
            <text:p>09:44:5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1" calcext:value-type="float">
            <text:p>35.22394811</text:p>
          </table:table-cell>
          <table:table-cell office:value-type="float" office:value="139.67286597" calcext:value-type="float">
            <text:p>139.67286597</text:p>
          </table:table-cell>
          <table:table-cell office:value-type="float" office:value="18.269" calcext:value-type="float">
            <text:p>18.269</text:p>
          </table:table-cell>
          <table:table-cell office:value-type="float" office:value="6" calcext:value-type="float">
            <text:p>6</text:p>
          </table:table-cell>
          <table:table-cell office:value-type="float" office:value="922322697000" calcext:value-type="float">
            <text:p>922322697000</text:p>
          </table:table-cell>
          <table:table-cell office:value-type="string" calcext:value-type="string">
            <text:p>1999-03-25T09:44:57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7.153S" calcext:value-type="time">
            <text:p>09:44:5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2" calcext:value-type="float">
            <text:p>35.22394812</text:p>
          </table:table-cell>
          <table:table-cell office:value-type="float" office:value="139.67286597" calcext:value-type="float">
            <text:p>139.67286597</text:p>
          </table:table-cell>
          <table:table-cell office:value-type="float" office:value="19.264" calcext:value-type="float">
            <text:p>19.264</text:p>
          </table:table-cell>
          <table:table-cell office:value-type="float" office:value="6" calcext:value-type="float">
            <text:p>6</text:p>
          </table:table-cell>
          <table:table-cell office:value-type="float" office:value="922322698000" calcext:value-type="float">
            <text:p>922322698000</text:p>
          </table:table-cell>
          <table:table-cell office:value-type="string" calcext:value-type="string">
            <text:p>1999-03-25T09:44:58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8.149S" calcext:value-type="time">
            <text:p>09:44:5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3" calcext:value-type="float">
            <text:p>35.22394813</text:p>
          </table:table-cell>
          <table:table-cell office:value-type="float" office:value="139.67286598" calcext:value-type="float">
            <text:p>139.67286598</text:p>
          </table:table-cell>
          <table:table-cell office:value-type="float" office:value="20.26" calcext:value-type="float">
            <text:p>20.26</text:p>
          </table:table-cell>
          <table:table-cell office:value-type="float" office:value="5" calcext:value-type="float">
            <text:p>5</text:p>
          </table:table-cell>
          <table:table-cell office:value-type="float" office:value="922322699000" calcext:value-type="float">
            <text:p>922322699000</text:p>
          </table:table-cell>
          <table:table-cell office:value-type="string" calcext:value-type="string">
            <text:p>1999-03-25T09:44:59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4M59.15S" calcext:value-type="time">
            <text:p>09:44:5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2" calcext:value-type="float">
            <text:p>35.22394812</text:p>
          </table:table-cell>
          <table:table-cell office:value-type="float" office:value="139.67286599" calcext:value-type="float">
            <text:p>139.67286599</text:p>
          </table:table-cell>
          <table:table-cell office:value-type="float" office:value="21.261" calcext:value-type="float">
            <text:p>21.261</text:p>
          </table:table-cell>
          <table:table-cell office:value-type="float" office:value="5" calcext:value-type="float">
            <text:p>5</text:p>
          </table:table-cell>
          <table:table-cell office:value-type="float" office:value="922322700000" calcext:value-type="float">
            <text:p>922322700000</text:p>
          </table:table-cell>
          <table:table-cell office:value-type="string" calcext:value-type="string">
            <text:p>1999-03-25T09:45:00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0.173S" calcext:value-type="time">
            <text:p>09:45:00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4" calcext:value-type="float">
            <text:p>35.22394814</text:p>
          </table:table-cell>
          <table:table-cell office:value-type="float" office:value="139.67286599" calcext:value-type="float">
            <text:p>139.67286599</text:p>
          </table:table-cell>
          <table:table-cell office:value-type="float" office:value="22.284" calcext:value-type="float">
            <text:p>22.284</text:p>
          </table:table-cell>
          <table:table-cell office:value-type="float" office:value="5" calcext:value-type="float">
            <text:p>5</text:p>
          </table:table-cell>
          <table:table-cell office:value-type="float" office:value="922322701000" calcext:value-type="float">
            <text:p>922322701000</text:p>
          </table:table-cell>
          <table:table-cell office:value-type="string" calcext:value-type="string">
            <text:p>1999-03-25T09:45:01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1.123S" calcext:value-type="time">
            <text:p>09:45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7" calcext:value-type="float">
            <text:p>35.22394817</text:p>
          </table:table-cell>
          <table:table-cell office:value-type="float" office:value="139.67286598" calcext:value-type="float">
            <text:p>139.67286598</text:p>
          </table:table-cell>
          <table:table-cell office:value-type="float" office:value="23.234" calcext:value-type="float">
            <text:p>23.234</text:p>
          </table:table-cell>
          <table:table-cell office:value-type="float" office:value="5" calcext:value-type="float">
            <text:p>5</text:p>
          </table:table-cell>
          <table:table-cell office:value-type="float" office:value="922322702000" calcext:value-type="float">
            <text:p>922322702000</text:p>
          </table:table-cell>
          <table:table-cell office:value-type="string" calcext:value-type="string">
            <text:p>1999-03-25T09:45:02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2.135S" calcext:value-type="time">
            <text:p>09:45:02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2" calcext:value-type="float">
            <text:p>35.2239482</text:p>
          </table:table-cell>
          <table:table-cell office:value-type="float" office:value="139.67286595" calcext:value-type="float">
            <text:p>139.67286595</text:p>
          </table:table-cell>
          <table:table-cell office:value-type="float" office:value="24.246" calcext:value-type="float">
            <text:p>24.246</text:p>
          </table:table-cell>
          <table:table-cell office:value-type="float" office:value="5" calcext:value-type="float">
            <text:p>5</text:p>
          </table:table-cell>
          <table:table-cell office:value-type="float" office:value="922322703000" calcext:value-type="float">
            <text:p>922322703000</text:p>
          </table:table-cell>
          <table:table-cell office:value-type="string" calcext:value-type="string">
            <text:p>1999-03-25T09:45:03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3.151S" calcext:value-type="time">
            <text:p>09:45:0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23" calcext:value-type="float">
            <text:p>35.22394823</text:p>
          </table:table-cell>
          <table:table-cell office:value-type="float" office:value="139.67286593" calcext:value-type="float">
            <text:p>139.67286593</text:p>
          </table:table-cell>
          <table:table-cell office:value-type="float" office:value="25.262" calcext:value-type="float">
            <text:p>25.262</text:p>
          </table:table-cell>
          <table:table-cell office:value-type="float" office:value="5" calcext:value-type="float">
            <text:p>5</text:p>
          </table:table-cell>
          <table:table-cell office:value-type="float" office:value="922322704000" calcext:value-type="float">
            <text:p>922322704000</text:p>
          </table:table-cell>
          <table:table-cell office:value-type="string" calcext:value-type="string">
            <text:p>1999-03-25T09:45:04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4.149S" calcext:value-type="time">
            <text:p>09:45:0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26" calcext:value-type="float">
            <text:p>35.22394826</text:p>
          </table:table-cell>
          <table:table-cell office:value-type="float" office:value="139.6728659" calcext:value-type="float">
            <text:p>139.6728659</text:p>
          </table:table-cell>
          <table:table-cell office:value-type="float" office:value="26.26" calcext:value-type="float">
            <text:p>26.26</text:p>
          </table:table-cell>
          <table:table-cell office:value-type="float" office:value="4" calcext:value-type="float">
            <text:p>4</text:p>
          </table:table-cell>
          <table:table-cell office:value-type="float" office:value="922322705000" calcext:value-type="float">
            <text:p>922322705000</text:p>
          </table:table-cell>
          <table:table-cell office:value-type="string" calcext:value-type="string">
            <text:p>1999-03-25T09:45:05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5.152S" calcext:value-type="time">
            <text:p>09:45:0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29" calcext:value-type="float">
            <text:p>35.22394829</text:p>
          </table:table-cell>
          <table:table-cell office:value-type="float" office:value="139.67286589" calcext:value-type="float">
            <text:p>139.67286589</text:p>
          </table:table-cell>
          <table:table-cell office:value-type="float" office:value="27.263" calcext:value-type="float">
            <text:p>27.263</text:p>
          </table:table-cell>
          <table:table-cell office:value-type="float" office:value="4" calcext:value-type="float">
            <text:p>4</text:p>
          </table:table-cell>
          <table:table-cell office:value-type="float" office:value="922322706000" calcext:value-type="float">
            <text:p>922322706000</text:p>
          </table:table-cell>
          <table:table-cell office:value-type="string" calcext:value-type="string">
            <text:p>1999-03-25T09:45:06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6.17S" calcext:value-type="time">
            <text:p>09:45:06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3" calcext:value-type="float">
            <text:p>35.22394833</text:p>
          </table:table-cell>
          <table:table-cell office:value-type="float" office:value="139.67286588" calcext:value-type="float">
            <text:p>139.67286588</text:p>
          </table:table-cell>
          <table:table-cell office:value-type="float" office:value="28.281" calcext:value-type="float">
            <text:p>28.281</text:p>
          </table:table-cell>
          <table:table-cell office:value-type="float" office:value="4" calcext:value-type="float">
            <text:p>4</text:p>
          </table:table-cell>
          <table:table-cell office:value-type="float" office:value="922322707000" calcext:value-type="float">
            <text:p>922322707000</text:p>
          </table:table-cell>
          <table:table-cell office:value-type="string" calcext:value-type="string">
            <text:p>1999-03-25T09:45:07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7.148S" calcext:value-type="time">
            <text:p>09:45:0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35" calcext:value-type="float">
            <text:p>35.22394835</text:p>
          </table:table-cell>
          <table:table-cell office:value-type="float" office:value="139.67286584" calcext:value-type="float">
            <text:p>139.67286584</text:p>
          </table:table-cell>
          <table:table-cell office:value-type="float" office:value="29.259" calcext:value-type="float">
            <text:p>29.259</text:p>
          </table:table-cell>
          <table:table-cell office:value-type="float" office:value="4" calcext:value-type="float">
            <text:p>4</text:p>
          </table:table-cell>
          <table:table-cell office:value-type="float" office:value="922322708000" calcext:value-type="float">
            <text:p>922322708000</text:p>
          </table:table-cell>
          <table:table-cell office:value-type="string" calcext:value-type="string">
            <text:p>1999-03-25T09:45:08+0900</text:p>
          </table:table-cell>
        </table:table-row>
        <table:table-row table:style-name="ro1">
          <table:table-cell office:value-type="time" office:time-value="PT09H44M37.889S" calcext:value-type="time">
            <text:p>09:44:37.89</text:p>
          </table:table-cell>
          <table:table-cell office:value-type="time" office:time-value="PT09H45M07.914S" calcext:value-type="time">
            <text:p>09:45:07.9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5" calcext:value-type="float">
            <text:p>30.0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1.158S" calcext:value-type="time">
            <text:p>09:45:31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89" calcext:value-type="float">
            <text:p>35.22394689</text:p>
          </table:table-cell>
          <table:table-cell office:value-type="float" office:value="139.67286592" calcext:value-type="float">
            <text:p>139.67286592</text:p>
          </table:table-cell>
          <table:table-cell office:value-type="float" office:value="3.233" calcext:value-type="float">
            <text:p>3.233</text:p>
          </table:table-cell>
          <table:table-cell office:value-type="float" office:value="8" calcext:value-type="float">
            <text:p>8</text:p>
          </table:table-cell>
          <table:table-cell office:value-type="float" office:value="922322732000" calcext:value-type="float">
            <text:p>922322732000</text:p>
          </table:table-cell>
          <table:table-cell office:value-type="string" calcext:value-type="string">
            <text:p>1999-03-25T09:45:32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2.197S" calcext:value-type="time">
            <text:p>09:45:32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34" calcext:value-type="float">
            <text:p>35.22394734</text:p>
          </table:table-cell>
          <table:table-cell office:value-type="float" office:value="139.67286491" calcext:value-type="float">
            <text:p>139.67286491</text:p>
          </table:table-cell>
          <table:table-cell office:value-type="float" office:value="4.272" calcext:value-type="float">
            <text:p>4.272</text:p>
          </table:table-cell>
          <table:table-cell office:value-type="float" office:value="6" calcext:value-type="float">
            <text:p>6</text:p>
          </table:table-cell>
          <table:table-cell office:value-type="float" office:value="922322733000" calcext:value-type="float">
            <text:p>922322733000</text:p>
          </table:table-cell>
          <table:table-cell office:value-type="string" calcext:value-type="string">
            <text:p>1999-03-25T09:45:33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3.186S" calcext:value-type="time">
            <text:p>09:45:33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05" calcext:value-type="float">
            <text:p>35.22394705</text:p>
          </table:table-cell>
          <table:table-cell office:value-type="float" office:value="139.67286526" calcext:value-type="float">
            <text:p>139.67286526</text:p>
          </table:table-cell>
          <table:table-cell office:value-type="float" office:value="5.261" calcext:value-type="float">
            <text:p>5.261</text:p>
          </table:table-cell>
          <table:table-cell office:value-type="float" office:value="5" calcext:value-type="float">
            <text:p>5</text:p>
          </table:table-cell>
          <table:table-cell office:value-type="float" office:value="922322734000" calcext:value-type="float">
            <text:p>922322734000</text:p>
          </table:table-cell>
          <table:table-cell office:value-type="string" calcext:value-type="string">
            <text:p>1999-03-25T09:45:34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4.181S" calcext:value-type="time">
            <text:p>09:45:34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9" calcext:value-type="float">
            <text:p>35.2239469</text:p>
          </table:table-cell>
          <table:table-cell office:value-type="float" office:value="139.67286565" calcext:value-type="float">
            <text:p>139.67286565</text:p>
          </table:table-cell>
          <table:table-cell office:value-type="float" office:value="6.256" calcext:value-type="float">
            <text:p>6.256</text:p>
          </table:table-cell>
          <table:table-cell office:value-type="float" office:value="5" calcext:value-type="float">
            <text:p>5</text:p>
          </table:table-cell>
          <table:table-cell office:value-type="float" office:value="922322735000" calcext:value-type="float">
            <text:p>922322735000</text:p>
          </table:table-cell>
          <table:table-cell office:value-type="string" calcext:value-type="string">
            <text:p>1999-03-25T09:45:35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5.117S" calcext:value-type="time">
            <text:p>09:45:35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41" calcext:value-type="float">
            <text:p>35.22394641</text:p>
          </table:table-cell>
          <table:table-cell office:value-type="float" office:value="139.67286502" calcext:value-type="float">
            <text:p>139.67286502</text:p>
          </table:table-cell>
          <table:table-cell office:value-type="float" office:value="7.192" calcext:value-type="float">
            <text:p>7.192</text:p>
          </table:table-cell>
          <table:table-cell office:value-type="float" office:value="4" calcext:value-type="float">
            <text:p>4</text:p>
          </table:table-cell>
          <table:table-cell office:value-type="float" office:value="922322736000" calcext:value-type="float">
            <text:p>922322736000</text:p>
          </table:table-cell>
          <table:table-cell office:value-type="string" calcext:value-type="string">
            <text:p>1999-03-25T09:45:36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6.147S" calcext:value-type="time">
            <text:p>09:45:3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35" calcext:value-type="float">
            <text:p>35.22394635</text:p>
          </table:table-cell>
          <table:table-cell office:value-type="float" office:value="139.67286502" calcext:value-type="float">
            <text:p>139.67286502</text:p>
          </table:table-cell>
          <table:table-cell office:value-type="float" office:value="8.222" calcext:value-type="float">
            <text:p>8.222</text:p>
          </table:table-cell>
          <table:table-cell office:value-type="float" office:value="4" calcext:value-type="float">
            <text:p>4</text:p>
          </table:table-cell>
          <table:table-cell office:value-type="float" office:value="922322737000" calcext:value-type="float">
            <text:p>922322737000</text:p>
          </table:table-cell>
          <table:table-cell office:value-type="string" calcext:value-type="string">
            <text:p>1999-03-25T09:45:37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7.156S" calcext:value-type="time">
            <text:p>09:45:3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1" calcext:value-type="float">
            <text:p>35.22394671</text:p>
          </table:table-cell>
          <table:table-cell office:value-type="float" office:value="139.67286425" calcext:value-type="float">
            <text:p>139.67286425</text:p>
          </table:table-cell>
          <table:table-cell office:value-type="float" office:value="9.231" calcext:value-type="float">
            <text:p>9.231</text:p>
          </table:table-cell>
          <table:table-cell office:value-type="float" office:value="5" calcext:value-type="float">
            <text:p>5</text:p>
          </table:table-cell>
          <table:table-cell office:value-type="float" office:value="922322738000" calcext:value-type="float">
            <text:p>922322738000</text:p>
          </table:table-cell>
          <table:table-cell office:value-type="string" calcext:value-type="string">
            <text:p>1999-03-25T09:45:38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8.151S" calcext:value-type="time">
            <text:p>09:45:3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35" calcext:value-type="float">
            <text:p>35.22394635</text:p>
          </table:table-cell>
          <table:table-cell office:value-type="float" office:value="139.67286401" calcext:value-type="float">
            <text:p>139.67286401</text:p>
          </table:table-cell>
          <table:table-cell office:value-type="float" office:value="10.226" calcext:value-type="float">
            <text:p>10.226</text:p>
          </table:table-cell>
          <table:table-cell office:value-type="float" office:value="4" calcext:value-type="float">
            <text:p>4</text:p>
          </table:table-cell>
          <table:table-cell office:value-type="float" office:value="922322739000" calcext:value-type="float">
            <text:p>922322739000</text:p>
          </table:table-cell>
          <table:table-cell office:value-type="string" calcext:value-type="string">
            <text:p>1999-03-25T09:45:39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39.148S" calcext:value-type="time">
            <text:p>09:45:3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66" calcext:value-type="float">
            <text:p>35.22394566</text:p>
          </table:table-cell>
          <table:table-cell office:value-type="float" office:value="139.67286346" calcext:value-type="float">
            <text:p>139.67286346</text:p>
          </table:table-cell>
          <table:table-cell office:value-type="float" office:value="11.223" calcext:value-type="float">
            <text:p>11.223</text:p>
          </table:table-cell>
          <table:table-cell office:value-type="float" office:value="4" calcext:value-type="float">
            <text:p>4</text:p>
          </table:table-cell>
          <table:table-cell office:value-type="float" office:value="922322740000" calcext:value-type="float">
            <text:p>922322740000</text:p>
          </table:table-cell>
          <table:table-cell office:value-type="string" calcext:value-type="string">
            <text:p>1999-03-25T09:45:40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0.185S" calcext:value-type="time">
            <text:p>09:45:40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7" calcext:value-type="float">
            <text:p>35.22394557</text:p>
          </table:table-cell>
          <table:table-cell office:value-type="float" office:value="139.67286389" calcext:value-type="float">
            <text:p>139.67286389</text:p>
          </table:table-cell>
          <table:table-cell office:value-type="float" office:value="12.26" calcext:value-type="float">
            <text:p>12.26</text:p>
          </table:table-cell>
          <table:table-cell office:value-type="float" office:value="4" calcext:value-type="float">
            <text:p>4</text:p>
          </table:table-cell>
          <table:table-cell office:value-type="float" office:value="922322741000" calcext:value-type="float">
            <text:p>922322741000</text:p>
          </table:table-cell>
          <table:table-cell office:value-type="string" calcext:value-type="string">
            <text:p>1999-03-25T09:45:41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1.152S" calcext:value-type="time">
            <text:p>09:45:4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1" calcext:value-type="float">
            <text:p>35.22394551</text:p>
          </table:table-cell>
          <table:table-cell office:value-type="float" office:value="139.6728641" calcext:value-type="float">
            <text:p>139.6728641</text:p>
          </table:table-cell>
          <table:table-cell office:value-type="float" office:value="13.227" calcext:value-type="float">
            <text:p>13.227</text:p>
          </table:table-cell>
          <table:table-cell office:value-type="float" office:value="4" calcext:value-type="float">
            <text:p>4</text:p>
          </table:table-cell>
          <table:table-cell office:value-type="float" office:value="922322742000" calcext:value-type="float">
            <text:p>922322742000</text:p>
          </table:table-cell>
          <table:table-cell office:value-type="string" calcext:value-type="string">
            <text:p>1999-03-25T09:45:42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2.15S" calcext:value-type="time">
            <text:p>09:45:4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62" calcext:value-type="float">
            <text:p>35.22394562</text:p>
          </table:table-cell>
          <table:table-cell office:value-type="float" office:value="139.67286412" calcext:value-type="float">
            <text:p>139.67286412</text:p>
          </table:table-cell>
          <table:table-cell office:value-type="float" office:value="14.225" calcext:value-type="float">
            <text:p>14.225</text:p>
          </table:table-cell>
          <table:table-cell office:value-type="float" office:value="4" calcext:value-type="float">
            <text:p>4</text:p>
          </table:table-cell>
          <table:table-cell office:value-type="float" office:value="922322743000" calcext:value-type="float">
            <text:p>922322743000</text:p>
          </table:table-cell>
          <table:table-cell office:value-type="string" calcext:value-type="string">
            <text:p>1999-03-25T09:45:43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3.151S" calcext:value-type="time">
            <text:p>09:45:4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65" calcext:value-type="float">
            <text:p>35.22394565</text:p>
          </table:table-cell>
          <table:table-cell office:value-type="float" office:value="139.67286411" calcext:value-type="float">
            <text:p>139.67286411</text:p>
          </table:table-cell>
          <table:table-cell office:value-type="float" office:value="15.226" calcext:value-type="float">
            <text:p>15.226</text:p>
          </table:table-cell>
          <table:table-cell office:value-type="float" office:value="4" calcext:value-type="float">
            <text:p>4</text:p>
          </table:table-cell>
          <table:table-cell office:value-type="float" office:value="922322744000" calcext:value-type="float">
            <text:p>922322744000</text:p>
          </table:table-cell>
          <table:table-cell office:value-type="string" calcext:value-type="string">
            <text:p>1999-03-25T09:45:44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4.152S" calcext:value-type="time">
            <text:p>09:45:4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63" calcext:value-type="float">
            <text:p>35.22394563</text:p>
          </table:table-cell>
          <table:table-cell office:value-type="float" office:value="139.67286414" calcext:value-type="float">
            <text:p>139.67286414</text:p>
          </table:table-cell>
          <table:table-cell office:value-type="float" office:value="16.227" calcext:value-type="float">
            <text:p>16.227</text:p>
          </table:table-cell>
          <table:table-cell office:value-type="float" office:value="4" calcext:value-type="float">
            <text:p>4</text:p>
          </table:table-cell>
          <table:table-cell office:value-type="float" office:value="922322745000" calcext:value-type="float">
            <text:p>922322745000</text:p>
          </table:table-cell>
          <table:table-cell office:value-type="string" calcext:value-type="string">
            <text:p>1999-03-25T09:45:45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5.152S" calcext:value-type="time">
            <text:p>09:45:4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61" calcext:value-type="float">
            <text:p>35.22394561</text:p>
          </table:table-cell>
          <table:table-cell office:value-type="float" office:value="139.67286414" calcext:value-type="float">
            <text:p>139.67286414</text:p>
          </table:table-cell>
          <table:table-cell office:value-type="float" office:value="17.227" calcext:value-type="float">
            <text:p>17.227</text:p>
          </table:table-cell>
          <table:table-cell office:value-type="float" office:value="4" calcext:value-type="float">
            <text:p>4</text:p>
          </table:table-cell>
          <table:table-cell office:value-type="float" office:value="922322746000" calcext:value-type="float">
            <text:p>922322746000</text:p>
          </table:table-cell>
          <table:table-cell office:value-type="string" calcext:value-type="string">
            <text:p>1999-03-25T09:45:46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6.174S" calcext:value-type="time">
            <text:p>09:45:46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9" calcext:value-type="float">
            <text:p>35.22394559</text:p>
          </table:table-cell>
          <table:table-cell office:value-type="float" office:value="139.67286417" calcext:value-type="float">
            <text:p>139.67286417</text:p>
          </table:table-cell>
          <table:table-cell office:value-type="float" office:value="18.249" calcext:value-type="float">
            <text:p>18.249</text:p>
          </table:table-cell>
          <table:table-cell office:value-type="float" office:value="4" calcext:value-type="float">
            <text:p>4</text:p>
          </table:table-cell>
          <table:table-cell office:value-type="float" office:value="922322747000" calcext:value-type="float">
            <text:p>922322747000</text:p>
          </table:table-cell>
          <table:table-cell office:value-type="string" calcext:value-type="string">
            <text:p>1999-03-25T09:45:47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7.151S" calcext:value-type="time">
            <text:p>09:45:4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8" calcext:value-type="float">
            <text:p>35.22394558</text:p>
          </table:table-cell>
          <table:table-cell office:value-type="float" office:value="139.67286419" calcext:value-type="float">
            <text:p>139.67286419</text:p>
          </table:table-cell>
          <table:table-cell office:value-type="float" office:value="19.226" calcext:value-type="float">
            <text:p>19.226</text:p>
          </table:table-cell>
          <table:table-cell office:value-type="float" office:value="4" calcext:value-type="float">
            <text:p>4</text:p>
          </table:table-cell>
          <table:table-cell office:value-type="float" office:value="922322748000" calcext:value-type="float">
            <text:p>922322748000</text:p>
          </table:table-cell>
          <table:table-cell office:value-type="string" calcext:value-type="string">
            <text:p>1999-03-25T09:45:48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8.157S" calcext:value-type="time">
            <text:p>09:45:4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7" calcext:value-type="float">
            <text:p>35.22394557</text:p>
          </table:table-cell>
          <table:table-cell office:value-type="float" office:value="139.67286421" calcext:value-type="float">
            <text:p>139.67286421</text:p>
          </table:table-cell>
          <table:table-cell office:value-type="float" office:value="20.232" calcext:value-type="float">
            <text:p>20.232</text:p>
          </table:table-cell>
          <table:table-cell office:value-type="float" office:value="4" calcext:value-type="float">
            <text:p>4</text:p>
          </table:table-cell>
          <table:table-cell office:value-type="float" office:value="922322749000" calcext:value-type="float">
            <text:p>922322749000</text:p>
          </table:table-cell>
          <table:table-cell office:value-type="string" calcext:value-type="string">
            <text:p>1999-03-25T09:45:49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49.152S" calcext:value-type="time">
            <text:p>09:45:4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6" calcext:value-type="float">
            <text:p>35.22394556</text:p>
          </table:table-cell>
          <table:table-cell office:value-type="float" office:value="139.67286423" calcext:value-type="float">
            <text:p>139.67286423</text:p>
          </table:table-cell>
          <table:table-cell office:value-type="float" office:value="21.227" calcext:value-type="float">
            <text:p>21.227</text:p>
          </table:table-cell>
          <table:table-cell office:value-type="float" office:value="4" calcext:value-type="float">
            <text:p>4</text:p>
          </table:table-cell>
          <table:table-cell office:value-type="float" office:value="922322750000" calcext:value-type="float">
            <text:p>922322750000</text:p>
          </table:table-cell>
          <table:table-cell office:value-type="string" calcext:value-type="string">
            <text:p>1999-03-25T09:45:50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0.151S" calcext:value-type="time">
            <text:p>09:45:5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5" calcext:value-type="float">
            <text:p>35.22394555</text:p>
          </table:table-cell>
          <table:table-cell office:value-type="float" office:value="139.67286426" calcext:value-type="float">
            <text:p>139.67286426</text:p>
          </table:table-cell>
          <table:table-cell office:value-type="float" office:value="22.226" calcext:value-type="float">
            <text:p>22.226</text:p>
          </table:table-cell>
          <table:table-cell office:value-type="float" office:value="3" calcext:value-type="float">
            <text:p>3</text:p>
          </table:table-cell>
          <table:table-cell office:value-type="float" office:value="922322751000" calcext:value-type="float">
            <text:p>922322751000</text:p>
          </table:table-cell>
          <table:table-cell office:value-type="string" calcext:value-type="string">
            <text:p>1999-03-25T09:45:51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1.121S" calcext:value-type="time">
            <text:p>09:45:5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6" calcext:value-type="float">
            <text:p>35.22394556</text:p>
          </table:table-cell>
          <table:table-cell office:value-type="float" office:value="139.67286429" calcext:value-type="float">
            <text:p>139.67286429</text:p>
          </table:table-cell>
          <table:table-cell office:value-type="float" office:value="23.196" calcext:value-type="float">
            <text:p>23.196</text:p>
          </table:table-cell>
          <table:table-cell office:value-type="float" office:value="3" calcext:value-type="float">
            <text:p>3</text:p>
          </table:table-cell>
          <table:table-cell office:value-type="float" office:value="922322752000" calcext:value-type="float">
            <text:p>922322752000</text:p>
          </table:table-cell>
          <table:table-cell office:value-type="string" calcext:value-type="string">
            <text:p>1999-03-25T09:45:52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2.165S" calcext:value-type="time">
            <text:p>09:45:5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5" calcext:value-type="float">
            <text:p>35.22394555</text:p>
          </table:table-cell>
          <table:table-cell office:value-type="float" office:value="139.67286433" calcext:value-type="float">
            <text:p>139.67286433</text:p>
          </table:table-cell>
          <table:table-cell office:value-type="float" office:value="24.24" calcext:value-type="float">
            <text:p>24.24</text:p>
          </table:table-cell>
          <table:table-cell office:value-type="float" office:value="4" calcext:value-type="float">
            <text:p>4</text:p>
          </table:table-cell>
          <table:table-cell office:value-type="float" office:value="922322753000" calcext:value-type="float">
            <text:p>922322753000</text:p>
          </table:table-cell>
          <table:table-cell office:value-type="string" calcext:value-type="string">
            <text:p>1999-03-25T09:45:53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3.15S" calcext:value-type="time">
            <text:p>09:45:5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5" calcext:value-type="float">
            <text:p>35.22394555</text:p>
          </table:table-cell>
          <table:table-cell office:value-type="float" office:value="139.67286438" calcext:value-type="float">
            <text:p>139.67286438</text:p>
          </table:table-cell>
          <table:table-cell office:value-type="float" office:value="25.225" calcext:value-type="float">
            <text:p>25.225</text:p>
          </table:table-cell>
          <table:table-cell office:value-type="float" office:value="4" calcext:value-type="float">
            <text:p>4</text:p>
          </table:table-cell>
          <table:table-cell office:value-type="float" office:value="922322754000" calcext:value-type="float">
            <text:p>922322754000</text:p>
          </table:table-cell>
          <table:table-cell office:value-type="string" calcext:value-type="string">
            <text:p>1999-03-25T09:45:54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4.152S" calcext:value-type="time">
            <text:p>09:45:5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5" calcext:value-type="float">
            <text:p>35.22394555</text:p>
          </table:table-cell>
          <table:table-cell office:value-type="float" office:value="139.67286439" calcext:value-type="float">
            <text:p>139.67286439</text:p>
          </table:table-cell>
          <table:table-cell office:value-type="float" office:value="26.227" calcext:value-type="float">
            <text:p>26.227</text:p>
          </table:table-cell>
          <table:table-cell office:value-type="float" office:value="4" calcext:value-type="float">
            <text:p>4</text:p>
          </table:table-cell>
          <table:table-cell office:value-type="float" office:value="922322755000" calcext:value-type="float">
            <text:p>922322755000</text:p>
          </table:table-cell>
          <table:table-cell office:value-type="string" calcext:value-type="string">
            <text:p>1999-03-25T09:45:55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5.152S" calcext:value-type="time">
            <text:p>09:45:5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6" calcext:value-type="float">
            <text:p>35.22394556</text:p>
          </table:table-cell>
          <table:table-cell office:value-type="float" office:value="139.67286441" calcext:value-type="float">
            <text:p>139.67286441</text:p>
          </table:table-cell>
          <table:table-cell office:value-type="float" office:value="27.227" calcext:value-type="float">
            <text:p>27.227</text:p>
          </table:table-cell>
          <table:table-cell office:value-type="float" office:value="4" calcext:value-type="float">
            <text:p>4</text:p>
          </table:table-cell>
          <table:table-cell office:value-type="float" office:value="922322756000" calcext:value-type="float">
            <text:p>922322756000</text:p>
          </table:table-cell>
          <table:table-cell office:value-type="string" calcext:value-type="string">
            <text:p>1999-03-25T09:45:56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6.151S" calcext:value-type="time">
            <text:p>09:45:5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6" calcext:value-type="float">
            <text:p>35.22394556</text:p>
          </table:table-cell>
          <table:table-cell office:value-type="float" office:value="139.67286445" calcext:value-type="float">
            <text:p>139.67286445</text:p>
          </table:table-cell>
          <table:table-cell office:value-type="float" office:value="28.226" calcext:value-type="float">
            <text:p>28.226</text:p>
          </table:table-cell>
          <table:table-cell office:value-type="float" office:value="4" calcext:value-type="float">
            <text:p>4</text:p>
          </table:table-cell>
          <table:table-cell office:value-type="float" office:value="922322757000" calcext:value-type="float">
            <text:p>922322757000</text:p>
          </table:table-cell>
          <table:table-cell office:value-type="string" calcext:value-type="string">
            <text:p>1999-03-25T09:45:57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7.154S" calcext:value-type="time">
            <text:p>09:45:5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55" calcext:value-type="float">
            <text:p>35.22394555</text:p>
          </table:table-cell>
          <table:table-cell office:value-type="float" office:value="139.6728645" calcext:value-type="float">
            <text:p>139.6728645</text:p>
          </table:table-cell>
          <table:table-cell office:value-type="float" office:value="29.229" calcext:value-type="float">
            <text:p>29.229</text:p>
          </table:table-cell>
          <table:table-cell office:value-type="float" office:value="4" calcext:value-type="float">
            <text:p>4</text:p>
          </table:table-cell>
          <table:table-cell office:value-type="float" office:value="922322758000" calcext:value-type="float">
            <text:p>922322758000</text:p>
          </table:table-cell>
          <table:table-cell office:value-type="string" calcext:value-type="string">
            <text:p>1999-03-25T09:45:58+0900</text:p>
          </table:table-cell>
        </table:table-row>
        <table:table-row table:style-name="ro1">
          <table:table-cell office:value-type="time" office:time-value="PT09H45M27.925S" calcext:value-type="time">
            <text:p>09:45:27.93</text:p>
          </table:table-cell>
          <table:table-cell office:value-type="time" office:time-value="PT09H45M57.948S" calcext:value-type="time">
            <text:p>09:45:57.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3" calcext:value-type="float">
            <text:p>30.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1.165S" calcext:value-type="time">
            <text:p>09:46:2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15" calcext:value-type="float">
            <text:p>35.22394815</text:p>
          </table:table-cell>
          <table:table-cell office:value-type="float" office:value="139.67286395" calcext:value-type="float">
            <text:p>139.67286395</text:p>
          </table:table-cell>
          <table:table-cell office:value-type="float" office:value="3.204" calcext:value-type="float">
            <text:p>3.204</text:p>
          </table:table-cell>
          <table:table-cell office:value-type="float" office:value="16" calcext:value-type="float">
            <text:p>16</text:p>
          </table:table-cell>
          <table:table-cell office:value-type="float" office:value="922322782000" calcext:value-type="float">
            <text:p>922322782000</text:p>
          </table:table-cell>
          <table:table-cell office:value-type="string" calcext:value-type="string">
            <text:p>1999-03-25T09:46:22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2.151S" calcext:value-type="time">
            <text:p>09:46:2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45" calcext:value-type="float">
            <text:p>35.22394945</text:p>
          </table:table-cell>
          <table:table-cell office:value-type="float" office:value="139.67286267" calcext:value-type="float">
            <text:p>139.67286267</text:p>
          </table:table-cell>
          <table:table-cell office:value-type="float" office:value="4.19" calcext:value-type="float">
            <text:p>4.19</text:p>
          </table:table-cell>
          <table:table-cell office:value-type="float" office:value="13" calcext:value-type="float">
            <text:p>13</text:p>
          </table:table-cell>
          <table:table-cell office:value-type="float" office:value="922322783000" calcext:value-type="float">
            <text:p>922322783000</text:p>
          </table:table-cell>
          <table:table-cell office:value-type="string" calcext:value-type="string">
            <text:p>1999-03-25T09:46:23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3.163S" calcext:value-type="time">
            <text:p>09:46:2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2" calcext:value-type="float">
            <text:p>35.2239512</text:p>
          </table:table-cell>
          <table:table-cell office:value-type="float" office:value="139.67286067" calcext:value-type="float">
            <text:p>139.67286067</text:p>
          </table:table-cell>
          <table:table-cell office:value-type="float" office:value="5.202" calcext:value-type="float">
            <text:p>5.202</text:p>
          </table:table-cell>
          <table:table-cell office:value-type="float" office:value="11" calcext:value-type="float">
            <text:p>11</text:p>
          </table:table-cell>
          <table:table-cell office:value-type="float" office:value="922322784000" calcext:value-type="float">
            <text:p>922322784000</text:p>
          </table:table-cell>
          <table:table-cell office:value-type="string" calcext:value-type="string">
            <text:p>1999-03-25T09:46:24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4.151S" calcext:value-type="time">
            <text:p>09:46:2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77" calcext:value-type="float">
            <text:p>35.22395277</text:p>
          </table:table-cell>
          <table:table-cell office:value-type="float" office:value="139.67285944" calcext:value-type="float">
            <text:p>139.67285944</text:p>
          </table:table-cell>
          <table:table-cell office:value-type="float" office:value="6.19" calcext:value-type="float">
            <text:p>6.19</text:p>
          </table:table-cell>
          <table:table-cell office:value-type="float" office:value="9" calcext:value-type="float">
            <text:p>9</text:p>
          </table:table-cell>
          <table:table-cell office:value-type="float" office:value="922322785000" calcext:value-type="float">
            <text:p>922322785000</text:p>
          </table:table-cell>
          <table:table-cell office:value-type="string" calcext:value-type="string">
            <text:p>1999-03-25T09:46:25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5.154S" calcext:value-type="time">
            <text:p>09:46:2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15" calcext:value-type="float">
            <text:p>35.22395415</text:p>
          </table:table-cell>
          <table:table-cell office:value-type="float" office:value="139.67285847" calcext:value-type="float">
            <text:p>139.67285847</text:p>
          </table:table-cell>
          <table:table-cell office:value-type="float" office:value="7.193" calcext:value-type="float">
            <text:p>7.193</text:p>
          </table:table-cell>
          <table:table-cell office:value-type="float" office:value="8" calcext:value-type="float">
            <text:p>8</text:p>
          </table:table-cell>
          <table:table-cell office:value-type="float" office:value="922322786000" calcext:value-type="float">
            <text:p>922322786000</text:p>
          </table:table-cell>
          <table:table-cell office:value-type="string" calcext:value-type="string">
            <text:p>1999-03-25T09:46:26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6.153S" calcext:value-type="time">
            <text:p>09:46:2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532" calcext:value-type="float">
            <text:p>35.22395532</text:p>
          </table:table-cell>
          <table:table-cell office:value-type="float" office:value="139.67285746" calcext:value-type="float">
            <text:p>139.67285746</text:p>
          </table:table-cell>
          <table:table-cell office:value-type="float" office:value="8.192" calcext:value-type="float">
            <text:p>8.192</text:p>
          </table:table-cell>
          <table:table-cell office:value-type="float" office:value="8" calcext:value-type="float">
            <text:p>8</text:p>
          </table:table-cell>
          <table:table-cell office:value-type="float" office:value="922322787000" calcext:value-type="float">
            <text:p>922322787000</text:p>
          </table:table-cell>
          <table:table-cell office:value-type="string" calcext:value-type="string">
            <text:p>1999-03-25T09:46:27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7.193S" calcext:value-type="time">
            <text:p>09:46:27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669" calcext:value-type="float">
            <text:p>35.22395669</text:p>
          </table:table-cell>
          <table:table-cell office:value-type="float" office:value="139.67285664" calcext:value-type="float">
            <text:p>139.67285664</text:p>
          </table:table-cell>
          <table:table-cell office:value-type="float" office:value="9.232" calcext:value-type="float">
            <text:p>9.232</text:p>
          </table:table-cell>
          <table:table-cell office:value-type="float" office:value="7" calcext:value-type="float">
            <text:p>7</text:p>
          </table:table-cell>
          <table:table-cell office:value-type="float" office:value="922322788000" calcext:value-type="float">
            <text:p>922322788000</text:p>
          </table:table-cell>
          <table:table-cell office:value-type="string" calcext:value-type="string">
            <text:p>1999-03-25T09:46:28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8.187S" calcext:value-type="time">
            <text:p>09:46:28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773" calcext:value-type="float">
            <text:p>35.22395773</text:p>
          </table:table-cell>
          <table:table-cell office:value-type="float" office:value="139.67285557" calcext:value-type="float">
            <text:p>139.67285557</text:p>
          </table:table-cell>
          <table:table-cell office:value-type="float" office:value="10.226" calcext:value-type="float">
            <text:p>10.226</text:p>
          </table:table-cell>
          <table:table-cell office:value-type="float" office:value="6" calcext:value-type="float">
            <text:p>6</text:p>
          </table:table-cell>
          <table:table-cell office:value-type="float" office:value="922322789000" calcext:value-type="float">
            <text:p>922322789000</text:p>
          </table:table-cell>
          <table:table-cell office:value-type="string" calcext:value-type="string">
            <text:p>1999-03-25T09:46:29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29.153S" calcext:value-type="time">
            <text:p>09:46:2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01" calcext:value-type="float">
            <text:p>35.22395901</text:p>
          </table:table-cell>
          <table:table-cell office:value-type="float" office:value="139.6728554" calcext:value-type="float">
            <text:p>139.6728554</text:p>
          </table:table-cell>
          <table:table-cell office:value-type="float" office:value="11.192" calcext:value-type="float">
            <text:p>11.192</text:p>
          </table:table-cell>
          <table:table-cell office:value-type="float" office:value="6" calcext:value-type="float">
            <text:p>6</text:p>
          </table:table-cell>
          <table:table-cell office:value-type="float" office:value="922322790000" calcext:value-type="float">
            <text:p>922322790000</text:p>
          </table:table-cell>
          <table:table-cell office:value-type="string" calcext:value-type="string">
            <text:p>1999-03-25T09:46:30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0.15S" calcext:value-type="time">
            <text:p>09:46:3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85" calcext:value-type="float">
            <text:p>35.22395985</text:p>
          </table:table-cell>
          <table:table-cell office:value-type="float" office:value="139.67285509" calcext:value-type="float">
            <text:p>139.67285509</text:p>
          </table:table-cell>
          <table:table-cell office:value-type="float" office:value="12.189" calcext:value-type="float">
            <text:p>12.189</text:p>
          </table:table-cell>
          <table:table-cell office:value-type="float" office:value="5" calcext:value-type="float">
            <text:p>5</text:p>
          </table:table-cell>
          <table:table-cell office:value-type="float" office:value="922322791000" calcext:value-type="float">
            <text:p>922322791000</text:p>
          </table:table-cell>
          <table:table-cell office:value-type="string" calcext:value-type="string">
            <text:p>1999-03-25T09:46:31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1.154S" calcext:value-type="time">
            <text:p>09:46:3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35" calcext:value-type="float">
            <text:p>35.22396035</text:p>
          </table:table-cell>
          <table:table-cell office:value-type="float" office:value="139.67285494" calcext:value-type="float">
            <text:p>139.67285494</text:p>
          </table:table-cell>
          <table:table-cell office:value-type="float" office:value="13.193" calcext:value-type="float">
            <text:p>13.193</text:p>
          </table:table-cell>
          <table:table-cell office:value-type="float" office:value="5" calcext:value-type="float">
            <text:p>5</text:p>
          </table:table-cell>
          <table:table-cell office:value-type="float" office:value="922322792000" calcext:value-type="float">
            <text:p>922322792000</text:p>
          </table:table-cell>
          <table:table-cell office:value-type="string" calcext:value-type="string">
            <text:p>1999-03-25T09:46:32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2.152S" calcext:value-type="time">
            <text:p>09:46:3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55" calcext:value-type="float">
            <text:p>35.22396055</text:p>
          </table:table-cell>
          <table:table-cell office:value-type="float" office:value="139.6728548" calcext:value-type="float">
            <text:p>139.6728548</text:p>
          </table:table-cell>
          <table:table-cell office:value-type="float" office:value="14.191" calcext:value-type="float">
            <text:p>14.191</text:p>
          </table:table-cell>
          <table:table-cell office:value-type="float" office:value="5" calcext:value-type="float">
            <text:p>5</text:p>
          </table:table-cell>
          <table:table-cell office:value-type="float" office:value="922322793000" calcext:value-type="float">
            <text:p>922322793000</text:p>
          </table:table-cell>
          <table:table-cell office:value-type="string" calcext:value-type="string">
            <text:p>1999-03-25T09:46:33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3.154S" calcext:value-type="time">
            <text:p>09:46:3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66" calcext:value-type="float">
            <text:p>35.22396066</text:p>
          </table:table-cell>
          <table:table-cell office:value-type="float" office:value="139.67285479" calcext:value-type="float">
            <text:p>139.67285479</text:p>
          </table:table-cell>
          <table:table-cell office:value-type="float" office:value="15.193" calcext:value-type="float">
            <text:p>15.193</text:p>
          </table:table-cell>
          <table:table-cell office:value-type="float" office:value="5" calcext:value-type="float">
            <text:p>5</text:p>
          </table:table-cell>
          <table:table-cell office:value-type="float" office:value="922322794000" calcext:value-type="float">
            <text:p>922322794000</text:p>
          </table:table-cell>
          <table:table-cell office:value-type="string" calcext:value-type="string">
            <text:p>1999-03-25T09:46:34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4.157S" calcext:value-type="time">
            <text:p>09:46:3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68" calcext:value-type="float">
            <text:p>35.22396068</text:p>
          </table:table-cell>
          <table:table-cell office:value-type="float" office:value="139.6728548" calcext:value-type="float">
            <text:p>139.6728548</text:p>
          </table:table-cell>
          <table:table-cell office:value-type="float" office:value="16.196" calcext:value-type="float">
            <text:p>16.196</text:p>
          </table:table-cell>
          <table:table-cell office:value-type="float" office:value="5" calcext:value-type="float">
            <text:p>5</text:p>
          </table:table-cell>
          <table:table-cell office:value-type="float" office:value="922322795000" calcext:value-type="float">
            <text:p>922322795000</text:p>
          </table:table-cell>
          <table:table-cell office:value-type="string" calcext:value-type="string">
            <text:p>1999-03-25T09:46:35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5.152S" calcext:value-type="time">
            <text:p>09:46:3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71" calcext:value-type="float">
            <text:p>35.22396071</text:p>
          </table:table-cell>
          <table:table-cell office:value-type="float" office:value="139.6728548" calcext:value-type="float">
            <text:p>139.6728548</text:p>
          </table:table-cell>
          <table:table-cell office:value-type="float" office:value="17.191" calcext:value-type="float">
            <text:p>17.191</text:p>
          </table:table-cell>
          <table:table-cell office:value-type="float" office:value="4" calcext:value-type="float">
            <text:p>4</text:p>
          </table:table-cell>
          <table:table-cell office:value-type="float" office:value="922322796000" calcext:value-type="float">
            <text:p>922322796000</text:p>
          </table:table-cell>
          <table:table-cell office:value-type="string" calcext:value-type="string">
            <text:p>1999-03-25T09:46:36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6.154S" calcext:value-type="time">
            <text:p>09:46:3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74" calcext:value-type="float">
            <text:p>35.22396074</text:p>
          </table:table-cell>
          <table:table-cell office:value-type="float" office:value="139.67285479" calcext:value-type="float">
            <text:p>139.67285479</text:p>
          </table:table-cell>
          <table:table-cell office:value-type="float" office:value="18.193" calcext:value-type="float">
            <text:p>18.193</text:p>
          </table:table-cell>
          <table:table-cell office:value-type="float" office:value="4" calcext:value-type="float">
            <text:p>4</text:p>
          </table:table-cell>
          <table:table-cell office:value-type="float" office:value="922322797000" calcext:value-type="float">
            <text:p>922322797000</text:p>
          </table:table-cell>
          <table:table-cell office:value-type="string" calcext:value-type="string">
            <text:p>1999-03-25T09:46:37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7.153S" calcext:value-type="time">
            <text:p>09:46:3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75" calcext:value-type="float">
            <text:p>35.22396075</text:p>
          </table:table-cell>
          <table:table-cell office:value-type="float" office:value="139.67285479" calcext:value-type="float">
            <text:p>139.67285479</text:p>
          </table:table-cell>
          <table:table-cell office:value-type="float" office:value="19.192" calcext:value-type="float">
            <text:p>19.192</text:p>
          </table:table-cell>
          <table:table-cell office:value-type="float" office:value="4" calcext:value-type="float">
            <text:p>4</text:p>
          </table:table-cell>
          <table:table-cell office:value-type="float" office:value="922322798000" calcext:value-type="float">
            <text:p>922322798000</text:p>
          </table:table-cell>
          <table:table-cell office:value-type="string" calcext:value-type="string">
            <text:p>1999-03-25T09:46:38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8.165S" calcext:value-type="time">
            <text:p>09:46:38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77" calcext:value-type="float">
            <text:p>35.22396077</text:p>
          </table:table-cell>
          <table:table-cell office:value-type="float" office:value="139.67285477" calcext:value-type="float">
            <text:p>139.67285477</text:p>
          </table:table-cell>
          <table:table-cell office:value-type="float" office:value="20.204" calcext:value-type="float">
            <text:p>20.204</text:p>
          </table:table-cell>
          <table:table-cell office:value-type="float" office:value="4" calcext:value-type="float">
            <text:p>4</text:p>
          </table:table-cell>
          <table:table-cell office:value-type="float" office:value="922322799000" calcext:value-type="float">
            <text:p>922322799000</text:p>
          </table:table-cell>
          <table:table-cell office:value-type="string" calcext:value-type="string">
            <text:p>1999-03-25T09:46:39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39.158S" calcext:value-type="time">
            <text:p>09:46:3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79" calcext:value-type="float">
            <text:p>35.22396079</text:p>
          </table:table-cell>
          <table:table-cell office:value-type="float" office:value="139.67285476" calcext:value-type="float">
            <text:p>139.67285476</text:p>
          </table:table-cell>
          <table:table-cell office:value-type="float" office:value="21.197" calcext:value-type="float">
            <text:p>21.197</text:p>
          </table:table-cell>
          <table:table-cell office:value-type="float" office:value="4" calcext:value-type="float">
            <text:p>4</text:p>
          </table:table-cell>
          <table:table-cell office:value-type="float" office:value="922322800000" calcext:value-type="float">
            <text:p>922322800000</text:p>
          </table:table-cell>
          <table:table-cell office:value-type="string" calcext:value-type="string">
            <text:p>1999-03-25T09:46:40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0.149S" calcext:value-type="time">
            <text:p>09:46:4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81" calcext:value-type="float">
            <text:p>35.22396081</text:p>
          </table:table-cell>
          <table:table-cell office:value-type="float" office:value="139.67285475" calcext:value-type="float">
            <text:p>139.67285475</text:p>
          </table:table-cell>
          <table:table-cell office:value-type="float" office:value="22.188" calcext:value-type="float">
            <text:p>22.188</text:p>
          </table:table-cell>
          <table:table-cell office:value-type="float" office:value="4" calcext:value-type="float">
            <text:p>4</text:p>
          </table:table-cell>
          <table:table-cell office:value-type="float" office:value="922322801000" calcext:value-type="float">
            <text:p>922322801000</text:p>
          </table:table-cell>
          <table:table-cell office:value-type="string" calcext:value-type="string">
            <text:p>1999-03-25T09:46:41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1.174S" calcext:value-type="time">
            <text:p>09:46:4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83" calcext:value-type="float">
            <text:p>35.22396083</text:p>
          </table:table-cell>
          <table:table-cell office:value-type="float" office:value="139.67285474" calcext:value-type="float">
            <text:p>139.67285474</text:p>
          </table:table-cell>
          <table:table-cell office:value-type="float" office:value="23.213" calcext:value-type="float">
            <text:p>23.213</text:p>
          </table:table-cell>
          <table:table-cell office:value-type="float" office:value="4" calcext:value-type="float">
            <text:p>4</text:p>
          </table:table-cell>
          <table:table-cell office:value-type="float" office:value="922322802000" calcext:value-type="float">
            <text:p>922322802000</text:p>
          </table:table-cell>
          <table:table-cell office:value-type="string" calcext:value-type="string">
            <text:p>1999-03-25T09:46:42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2.151S" calcext:value-type="time">
            <text:p>09:46:4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86" calcext:value-type="float">
            <text:p>35.22396086</text:p>
          </table:table-cell>
          <table:table-cell office:value-type="float" office:value="139.67285473" calcext:value-type="float">
            <text:p>139.67285473</text:p>
          </table:table-cell>
          <table:table-cell office:value-type="float" office:value="24.19" calcext:value-type="float">
            <text:p>24.19</text:p>
          </table:table-cell>
          <table:table-cell office:value-type="float" office:value="4" calcext:value-type="float">
            <text:p>4</text:p>
          </table:table-cell>
          <table:table-cell office:value-type="float" office:value="922322803000" calcext:value-type="float">
            <text:p>922322803000</text:p>
          </table:table-cell>
          <table:table-cell office:value-type="string" calcext:value-type="string">
            <text:p>1999-03-25T09:46:43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3.153S" calcext:value-type="time">
            <text:p>09:46:4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89" calcext:value-type="float">
            <text:p>35.22396089</text:p>
          </table:table-cell>
          <table:table-cell office:value-type="float" office:value="139.67285472" calcext:value-type="float">
            <text:p>139.67285472</text:p>
          </table:table-cell>
          <table:table-cell office:value-type="float" office:value="25.192" calcext:value-type="float">
            <text:p>25.192</text:p>
          </table:table-cell>
          <table:table-cell office:value-type="float" office:value="4" calcext:value-type="float">
            <text:p>4</text:p>
          </table:table-cell>
          <table:table-cell office:value-type="float" office:value="922322804000" calcext:value-type="float">
            <text:p>922322804000</text:p>
          </table:table-cell>
          <table:table-cell office:value-type="string" calcext:value-type="string">
            <text:p>1999-03-25T09:46:44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4.151S" calcext:value-type="time">
            <text:p>09:46:4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91" calcext:value-type="float">
            <text:p>35.22396091</text:p>
          </table:table-cell>
          <table:table-cell office:value-type="float" office:value="139.67285471" calcext:value-type="float">
            <text:p>139.67285471</text:p>
          </table:table-cell>
          <table:table-cell office:value-type="float" office:value="26.19" calcext:value-type="float">
            <text:p>26.19</text:p>
          </table:table-cell>
          <table:table-cell office:value-type="float" office:value="4" calcext:value-type="float">
            <text:p>4</text:p>
          </table:table-cell>
          <table:table-cell office:value-type="float" office:value="922322805000" calcext:value-type="float">
            <text:p>922322805000</text:p>
          </table:table-cell>
          <table:table-cell office:value-type="string" calcext:value-type="string">
            <text:p>1999-03-25T09:46:45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5.157S" calcext:value-type="time">
            <text:p>09:46:4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94" calcext:value-type="float">
            <text:p>35.22396094</text:p>
          </table:table-cell>
          <table:table-cell office:value-type="float" office:value="139.6728547" calcext:value-type="float">
            <text:p>139.6728547</text:p>
          </table:table-cell>
          <table:table-cell office:value-type="float" office:value="27.196" calcext:value-type="float">
            <text:p>27.196</text:p>
          </table:table-cell>
          <table:table-cell office:value-type="float" office:value="4" calcext:value-type="float">
            <text:p>4</text:p>
          </table:table-cell>
          <table:table-cell office:value-type="float" office:value="922322806000" calcext:value-type="float">
            <text:p>922322806000</text:p>
          </table:table-cell>
          <table:table-cell office:value-type="string" calcext:value-type="string">
            <text:p>1999-03-25T09:46:46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6.178S" calcext:value-type="time">
            <text:p>09:46:46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97" calcext:value-type="float">
            <text:p>35.22396097</text:p>
          </table:table-cell>
          <table:table-cell office:value-type="float" office:value="139.6728547" calcext:value-type="float">
            <text:p>139.6728547</text:p>
          </table:table-cell>
          <table:table-cell office:value-type="float" office:value="28.217" calcext:value-type="float">
            <text:p>28.217</text:p>
          </table:table-cell>
          <table:table-cell office:value-type="float" office:value="3" calcext:value-type="float">
            <text:p>3</text:p>
          </table:table-cell>
          <table:table-cell office:value-type="float" office:value="922322807000" calcext:value-type="float">
            <text:p>922322807000</text:p>
          </table:table-cell>
          <table:table-cell office:value-type="string" calcext:value-type="string">
            <text:p>1999-03-25T09:46:47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7.151S" calcext:value-type="time">
            <text:p>09:46:4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101" calcext:value-type="float">
            <text:p>35.22396101</text:p>
          </table:table-cell>
          <table:table-cell office:value-type="float" office:value="139.67285468" calcext:value-type="float">
            <text:p>139.67285468</text:p>
          </table:table-cell>
          <table:table-cell office:value-type="float" office:value="29.19" calcext:value-type="float">
            <text:p>29.19</text:p>
          </table:table-cell>
          <table:table-cell office:value-type="float" office:value="3" calcext:value-type="float">
            <text:p>3</text:p>
          </table:table-cell>
          <table:table-cell office:value-type="float" office:value="922322808000" calcext:value-type="float">
            <text:p>922322808000</text:p>
          </table:table-cell>
          <table:table-cell office:value-type="string" calcext:value-type="string">
            <text:p>1999-03-25T09:46:48+0900</text:p>
          </table:table-cell>
        </table:table-row>
        <table:table-row table:style-name="ro1">
          <table:table-cell office:value-type="time" office:time-value="PT09H46M17.961S" calcext:value-type="time">
            <text:p>09:46:17.96</text:p>
          </table:table-cell>
          <table:table-cell office:value-type="time" office:time-value="PT09H46M47.984S" calcext:value-type="time">
            <text:p>09:46:47.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3" calcext:value-type="float">
            <text:p>30.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1.173S" calcext:value-type="time">
            <text:p>09:47:1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43" calcext:value-type="float">
            <text:p>35.22396043</text:p>
          </table:table-cell>
          <table:table-cell office:value-type="float" office:value="139.6728549" calcext:value-type="float">
            <text:p>139.6728549</text:p>
          </table:table-cell>
          <table:table-cell office:value-type="float" office:value="3.177" calcext:value-type="float">
            <text:p>3.177</text:p>
          </table:table-cell>
          <table:table-cell office:value-type="float" office:value="9" calcext:value-type="float">
            <text:p>9</text:p>
          </table:table-cell>
          <table:table-cell office:value-type="float" office:value="922322832000" calcext:value-type="float">
            <text:p>922322832000</text:p>
          </table:table-cell>
          <table:table-cell office:value-type="string" calcext:value-type="string">
            <text:p>1999-03-25T09:47:12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2.152S" calcext:value-type="time">
            <text:p>09:47:1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71" calcext:value-type="float">
            <text:p>35.22396071</text:p>
          </table:table-cell>
          <table:table-cell office:value-type="float" office:value="139.67285377" calcext:value-type="float">
            <text:p>139.67285377</text:p>
          </table:table-cell>
          <table:table-cell office:value-type="float" office:value="4.156" calcext:value-type="float">
            <text:p>4.156</text:p>
          </table:table-cell>
          <table:table-cell office:value-type="float" office:value="7" calcext:value-type="float">
            <text:p>7</text:p>
          </table:table-cell>
          <table:table-cell office:value-type="float" office:value="922322833000" calcext:value-type="float">
            <text:p>922322833000</text:p>
          </table:table-cell>
          <table:table-cell office:value-type="string" calcext:value-type="string">
            <text:p>1999-03-25T09:47:13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3.159S" calcext:value-type="time">
            <text:p>09:47:1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46" calcext:value-type="float">
            <text:p>35.22396046</text:p>
          </table:table-cell>
          <table:table-cell office:value-type="float" office:value="139.67285307" calcext:value-type="float">
            <text:p>139.67285307</text:p>
          </table:table-cell>
          <table:table-cell office:value-type="float" office:value="5.163" calcext:value-type="float">
            <text:p>5.163</text:p>
          </table:table-cell>
          <table:table-cell office:value-type="float" office:value="5" calcext:value-type="float">
            <text:p>5</text:p>
          </table:table-cell>
          <table:table-cell office:value-type="float" office:value="922322834000" calcext:value-type="float">
            <text:p>922322834000</text:p>
          </table:table-cell>
          <table:table-cell office:value-type="string" calcext:value-type="string">
            <text:p>1999-03-25T09:47:14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4.153S" calcext:value-type="time">
            <text:p>09:47:1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69" calcext:value-type="float">
            <text:p>35.22396069</text:p>
          </table:table-cell>
          <table:table-cell office:value-type="float" office:value="139.67285151" calcext:value-type="float">
            <text:p>139.67285151</text:p>
          </table:table-cell>
          <table:table-cell office:value-type="float" office:value="6.157" calcext:value-type="float">
            <text:p>6.157</text:p>
          </table:table-cell>
          <table:table-cell office:value-type="float" office:value="5" calcext:value-type="float">
            <text:p>5</text:p>
          </table:table-cell>
          <table:table-cell office:value-type="float" office:value="922322835000" calcext:value-type="float">
            <text:p>922322835000</text:p>
          </table:table-cell>
          <table:table-cell office:value-type="string" calcext:value-type="string">
            <text:p>1999-03-25T09:47:15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5.169S" calcext:value-type="time">
            <text:p>09:47:1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37" calcext:value-type="float">
            <text:p>35.22396037</text:p>
          </table:table-cell>
          <table:table-cell office:value-type="float" office:value="139.67285115" calcext:value-type="float">
            <text:p>139.67285115</text:p>
          </table:table-cell>
          <table:table-cell office:value-type="float" office:value="7.173" calcext:value-type="float">
            <text:p>7.173</text:p>
          </table:table-cell>
          <table:table-cell office:value-type="float" office:value="4" calcext:value-type="float">
            <text:p>4</text:p>
          </table:table-cell>
          <table:table-cell office:value-type="float" office:value="922322836000" calcext:value-type="float">
            <text:p>922322836000</text:p>
          </table:table-cell>
          <table:table-cell office:value-type="string" calcext:value-type="string">
            <text:p>1999-03-25T09:47:16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6.15S" calcext:value-type="time">
            <text:p>09:47:1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2" calcext:value-type="float">
            <text:p>35.2239602</text:p>
          </table:table-cell>
          <table:table-cell office:value-type="float" office:value="139.67285004" calcext:value-type="float">
            <text:p>139.67285004</text:p>
          </table:table-cell>
          <table:table-cell office:value-type="float" office:value="8.154" calcext:value-type="float">
            <text:p>8.154</text:p>
          </table:table-cell>
          <table:table-cell office:value-type="float" office:value="4" calcext:value-type="float">
            <text:p>4</text:p>
          </table:table-cell>
          <table:table-cell office:value-type="float" office:value="922322837000" calcext:value-type="float">
            <text:p>922322837000</text:p>
          </table:table-cell>
          <table:table-cell office:value-type="string" calcext:value-type="string">
            <text:p>1999-03-25T09:47:17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7.159S" calcext:value-type="time">
            <text:p>09:47:1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81" calcext:value-type="float">
            <text:p>35.22395981</text:p>
          </table:table-cell>
          <table:table-cell office:value-type="float" office:value="139.67284988" calcext:value-type="float">
            <text:p>139.67284988</text:p>
          </table:table-cell>
          <table:table-cell office:value-type="float" office:value="9.163" calcext:value-type="float">
            <text:p>9.163</text:p>
          </table:table-cell>
          <table:table-cell office:value-type="float" office:value="4" calcext:value-type="float">
            <text:p>4</text:p>
          </table:table-cell>
          <table:table-cell office:value-type="float" office:value="922322838000" calcext:value-type="float">
            <text:p>922322838000</text:p>
          </table:table-cell>
          <table:table-cell office:value-type="string" calcext:value-type="string">
            <text:p>1999-03-25T09:47:18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8.195S" calcext:value-type="time">
            <text:p>09:47:18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48" calcext:value-type="float">
            <text:p>35.22395948</text:p>
          </table:table-cell>
          <table:table-cell office:value-type="float" office:value="139.67284878" calcext:value-type="float">
            <text:p>139.67284878</text:p>
          </table:table-cell>
          <table:table-cell office:value-type="float" office:value="10.199" calcext:value-type="float">
            <text:p>10.199</text:p>
          </table:table-cell>
          <table:table-cell office:value-type="float" office:value="3" calcext:value-type="float">
            <text:p>3</text:p>
          </table:table-cell>
          <table:table-cell office:value-type="float" office:value="922322839000" calcext:value-type="float">
            <text:p>922322839000</text:p>
          </table:table-cell>
          <table:table-cell office:value-type="string" calcext:value-type="string">
            <text:p>1999-03-25T09:47:19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19.153S" calcext:value-type="time">
            <text:p>09:47:1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36" calcext:value-type="float">
            <text:p>35.22395936</text:p>
          </table:table-cell>
          <table:table-cell office:value-type="float" office:value="139.67284774" calcext:value-type="float">
            <text:p>139.67284774</text:p>
          </table:table-cell>
          <table:table-cell office:value-type="float" office:value="11.157" calcext:value-type="float">
            <text:p>11.157</text:p>
          </table:table-cell>
          <table:table-cell office:value-type="float" office:value="3" calcext:value-type="float">
            <text:p>3</text:p>
          </table:table-cell>
          <table:table-cell office:value-type="float" office:value="922322840000" calcext:value-type="float">
            <text:p>922322840000</text:p>
          </table:table-cell>
          <table:table-cell office:value-type="string" calcext:value-type="string">
            <text:p>1999-03-25T09:47:20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0.163S" calcext:value-type="time">
            <text:p>09:47:20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" calcext:value-type="float">
            <text:p>35.223959</text:p>
          </table:table-cell>
          <table:table-cell office:value-type="float" office:value="139.67284825" calcext:value-type="float">
            <text:p>139.67284825</text:p>
          </table:table-cell>
          <table:table-cell office:value-type="float" office:value="12.167" calcext:value-type="float">
            <text:p>12.167</text:p>
          </table:table-cell>
          <table:table-cell office:value-type="float" office:value="3" calcext:value-type="float">
            <text:p>3</text:p>
          </table:table-cell>
          <table:table-cell office:value-type="float" office:value="922322841000" calcext:value-type="float">
            <text:p>922322841000</text:p>
          </table:table-cell>
          <table:table-cell office:value-type="string" calcext:value-type="string">
            <text:p>1999-03-25T09:47:21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1.151S" calcext:value-type="time">
            <text:p>09:47:2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03" calcext:value-type="float">
            <text:p>35.22395903</text:p>
          </table:table-cell>
          <table:table-cell office:value-type="float" office:value="139.67284787" calcext:value-type="float">
            <text:p>139.67284787</text:p>
          </table:table-cell>
          <table:table-cell office:value-type="float" office:value="13.155" calcext:value-type="float">
            <text:p>13.155</text:p>
          </table:table-cell>
          <table:table-cell office:value-type="float" office:value="3" calcext:value-type="float">
            <text:p>3</text:p>
          </table:table-cell>
          <table:table-cell office:value-type="float" office:value="922322842000" calcext:value-type="float">
            <text:p>922322842000</text:p>
          </table:table-cell>
          <table:table-cell office:value-type="string" calcext:value-type="string">
            <text:p>1999-03-25T09:47:22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2.153S" calcext:value-type="time">
            <text:p>09:47:2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09" calcext:value-type="float">
            <text:p>35.22395909</text:p>
          </table:table-cell>
          <table:table-cell office:value-type="float" office:value="139.67284779" calcext:value-type="float">
            <text:p>139.67284779</text:p>
          </table:table-cell>
          <table:table-cell office:value-type="float" office:value="14.157" calcext:value-type="float">
            <text:p>14.157</text:p>
          </table:table-cell>
          <table:table-cell office:value-type="float" office:value="3" calcext:value-type="float">
            <text:p>3</text:p>
          </table:table-cell>
          <table:table-cell office:value-type="float" office:value="922322843000" calcext:value-type="float">
            <text:p>922322843000</text:p>
          </table:table-cell>
          <table:table-cell office:value-type="string" calcext:value-type="string">
            <text:p>1999-03-25T09:47:23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3.152S" calcext:value-type="time">
            <text:p>09:47:2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1" calcext:value-type="float">
            <text:p>35.22395911</text:p>
          </table:table-cell>
          <table:table-cell office:value-type="float" office:value="139.67284776" calcext:value-type="float">
            <text:p>139.67284776</text:p>
          </table:table-cell>
          <table:table-cell office:value-type="float" office:value="15.156" calcext:value-type="float">
            <text:p>15.156</text:p>
          </table:table-cell>
          <table:table-cell office:value-type="float" office:value="3" calcext:value-type="float">
            <text:p>3</text:p>
          </table:table-cell>
          <table:table-cell office:value-type="float" office:value="922322844000" calcext:value-type="float">
            <text:p>922322844000</text:p>
          </table:table-cell>
          <table:table-cell office:value-type="string" calcext:value-type="string">
            <text:p>1999-03-25T09:47:24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4.142S" calcext:value-type="time">
            <text:p>09:47:24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2" calcext:value-type="float">
            <text:p>35.22395912</text:p>
          </table:table-cell>
          <table:table-cell office:value-type="float" office:value="139.67284774" calcext:value-type="float">
            <text:p>139.67284774</text:p>
          </table:table-cell>
          <table:table-cell office:value-type="float" office:value="16.146" calcext:value-type="float">
            <text:p>16.146</text:p>
          </table:table-cell>
          <table:table-cell office:value-type="float" office:value="3" calcext:value-type="float">
            <text:p>3</text:p>
          </table:table-cell>
          <table:table-cell office:value-type="float" office:value="922322845000" calcext:value-type="float">
            <text:p>922322845000</text:p>
          </table:table-cell>
          <table:table-cell office:value-type="string" calcext:value-type="string">
            <text:p>1999-03-25T09:47:25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5.138S" calcext:value-type="time">
            <text:p>09:47:25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2" calcext:value-type="float">
            <text:p>35.22395912</text:p>
          </table:table-cell>
          <table:table-cell office:value-type="float" office:value="139.67284773" calcext:value-type="float">
            <text:p>139.67284773</text:p>
          </table:table-cell>
          <table:table-cell office:value-type="float" office:value="17.142" calcext:value-type="float">
            <text:p>17.142</text:p>
          </table:table-cell>
          <table:table-cell office:value-type="float" office:value="3" calcext:value-type="float">
            <text:p>3</text:p>
          </table:table-cell>
          <table:table-cell office:value-type="float" office:value="922322846000" calcext:value-type="float">
            <text:p>922322846000</text:p>
          </table:table-cell>
          <table:table-cell office:value-type="string" calcext:value-type="string">
            <text:p>1999-03-25T09:47:26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6.155S" calcext:value-type="time">
            <text:p>09:47:2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3" calcext:value-type="float">
            <text:p>35.22395913</text:p>
          </table:table-cell>
          <table:table-cell office:value-type="float" office:value="139.67284773" calcext:value-type="float">
            <text:p>139.67284773</text:p>
          </table:table-cell>
          <table:table-cell office:value-type="float" office:value="18.159" calcext:value-type="float">
            <text:p>18.159</text:p>
          </table:table-cell>
          <table:table-cell office:value-type="float" office:value="3" calcext:value-type="float">
            <text:p>3</text:p>
          </table:table-cell>
          <table:table-cell office:value-type="float" office:value="922322847000" calcext:value-type="float">
            <text:p>922322847000</text:p>
          </table:table-cell>
          <table:table-cell office:value-type="string" calcext:value-type="string">
            <text:p>1999-03-25T09:47:27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7.153S" calcext:value-type="time">
            <text:p>09:47:2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1" calcext:value-type="float">
            <text:p>35.22395911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19.157" calcext:value-type="float">
            <text:p>19.157</text:p>
          </table:table-cell>
          <table:table-cell office:value-type="float" office:value="3" calcext:value-type="float">
            <text:p>3</text:p>
          </table:table-cell>
          <table:table-cell office:value-type="float" office:value="922322848000" calcext:value-type="float">
            <text:p>922322848000</text:p>
          </table:table-cell>
          <table:table-cell office:value-type="string" calcext:value-type="string">
            <text:p>1999-03-25T09:47:28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8.152S" calcext:value-type="time">
            <text:p>09:47:2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20.156" calcext:value-type="float">
            <text:p>20.156</text:p>
          </table:table-cell>
          <table:table-cell office:value-type="float" office:value="3" calcext:value-type="float">
            <text:p>3</text:p>
          </table:table-cell>
          <table:table-cell office:value-type="float" office:value="922322849000" calcext:value-type="float">
            <text:p>922322849000</text:p>
          </table:table-cell>
          <table:table-cell office:value-type="string" calcext:value-type="string">
            <text:p>1999-03-25T09:47:29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29.151S" calcext:value-type="time">
            <text:p>09:47:2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1" calcext:value-type="float">
            <text:p>139.67284771</text:p>
          </table:table-cell>
          <table:table-cell office:value-type="float" office:value="21.155" calcext:value-type="float">
            <text:p>21.155</text:p>
          </table:table-cell>
          <table:table-cell office:value-type="float" office:value="3" calcext:value-type="float">
            <text:p>3</text:p>
          </table:table-cell>
          <table:table-cell office:value-type="float" office:value="922322850000" calcext:value-type="float">
            <text:p>922322850000</text:p>
          </table:table-cell>
          <table:table-cell office:value-type="string" calcext:value-type="string">
            <text:p>1999-03-25T09:47:30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0.151S" calcext:value-type="time">
            <text:p>09:47:3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22.155" calcext:value-type="float">
            <text:p>22.155</text:p>
          </table:table-cell>
          <table:table-cell office:value-type="float" office:value="3" calcext:value-type="float">
            <text:p>3</text:p>
          </table:table-cell>
          <table:table-cell office:value-type="float" office:value="922322851000" calcext:value-type="float">
            <text:p>922322851000</text:p>
          </table:table-cell>
          <table:table-cell office:value-type="string" calcext:value-type="string">
            <text:p>1999-03-25T09:47:31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1.154S" calcext:value-type="time">
            <text:p>09:47:3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23.158" calcext:value-type="float">
            <text:p>23.158</text:p>
          </table:table-cell>
          <table:table-cell office:value-type="float" office:value="3" calcext:value-type="float">
            <text:p>3</text:p>
          </table:table-cell>
          <table:table-cell office:value-type="float" office:value="922322852000" calcext:value-type="float">
            <text:p>922322852000</text:p>
          </table:table-cell>
          <table:table-cell office:value-type="string" calcext:value-type="string">
            <text:p>1999-03-25T09:47:32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2.151S" calcext:value-type="time">
            <text:p>09:47:3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24.155" calcext:value-type="float">
            <text:p>24.155</text:p>
          </table:table-cell>
          <table:table-cell office:value-type="float" office:value="3" calcext:value-type="float">
            <text:p>3</text:p>
          </table:table-cell>
          <table:table-cell office:value-type="float" office:value="922322853000" calcext:value-type="float">
            <text:p>922322853000</text:p>
          </table:table-cell>
          <table:table-cell office:value-type="string" calcext:value-type="string">
            <text:p>1999-03-25T09:47:33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3.152S" calcext:value-type="time">
            <text:p>09:47:3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09" calcext:value-type="float">
            <text:p>35.22395909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25.156" calcext:value-type="float">
            <text:p>25.156</text:p>
          </table:table-cell>
          <table:table-cell office:value-type="float" office:value="3" calcext:value-type="float">
            <text:p>3</text:p>
          </table:table-cell>
          <table:table-cell office:value-type="float" office:value="922322854000" calcext:value-type="float">
            <text:p>922322854000</text:p>
          </table:table-cell>
          <table:table-cell office:value-type="string" calcext:value-type="string">
            <text:p>1999-03-25T09:47:34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4.157S" calcext:value-type="time">
            <text:p>09:47:3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09" calcext:value-type="float">
            <text:p>35.22395909</text:p>
          </table:table-cell>
          <table:table-cell office:value-type="float" office:value="139.67284771" calcext:value-type="float">
            <text:p>139.67284771</text:p>
          </table:table-cell>
          <table:table-cell office:value-type="float" office:value="26.161" calcext:value-type="float">
            <text:p>26.161</text:p>
          </table:table-cell>
          <table:table-cell office:value-type="float" office:value="3" calcext:value-type="float">
            <text:p>3</text:p>
          </table:table-cell>
          <table:table-cell office:value-type="float" office:value="922322855000" calcext:value-type="float">
            <text:p>922322855000</text:p>
          </table:table-cell>
          <table:table-cell office:value-type="string" calcext:value-type="string">
            <text:p>1999-03-25T09:47:35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5.151S" calcext:value-type="time">
            <text:p>09:47:3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27.155" calcext:value-type="float">
            <text:p>27.155</text:p>
          </table:table-cell>
          <table:table-cell office:value-type="float" office:value="3" calcext:value-type="float">
            <text:p>3</text:p>
          </table:table-cell>
          <table:table-cell office:value-type="float" office:value="922322856000" calcext:value-type="float">
            <text:p>922322856000</text:p>
          </table:table-cell>
          <table:table-cell office:value-type="string" calcext:value-type="string">
            <text:p>1999-03-25T09:47:36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6.174S" calcext:value-type="time">
            <text:p>09:47:36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" calcext:value-type="float">
            <text:p>35.2239591</text:p>
          </table:table-cell>
          <table:table-cell office:value-type="float" office:value="139.67284774" calcext:value-type="float">
            <text:p>139.67284774</text:p>
          </table:table-cell>
          <table:table-cell office:value-type="float" office:value="28.178" calcext:value-type="float">
            <text:p>28.178</text:p>
          </table:table-cell>
          <table:table-cell office:value-type="float" office:value="3" calcext:value-type="float">
            <text:p>3</text:p>
          </table:table-cell>
          <table:table-cell office:value-type="float" office:value="922322857000" calcext:value-type="float">
            <text:p>922322857000</text:p>
          </table:table-cell>
          <table:table-cell office:value-type="string" calcext:value-type="string">
            <text:p>1999-03-25T09:47:37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7.155S" calcext:value-type="time">
            <text:p>09:47:3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11" calcext:value-type="float">
            <text:p>35.22395911</text:p>
          </table:table-cell>
          <table:table-cell office:value-type="float" office:value="139.67284776" calcext:value-type="float">
            <text:p>139.67284776</text:p>
          </table:table-cell>
          <table:table-cell office:value-type="float" office:value="29.159" calcext:value-type="float">
            <text:p>29.159</text:p>
          </table:table-cell>
          <table:table-cell office:value-type="float" office:value="3" calcext:value-type="float">
            <text:p>3</text:p>
          </table:table-cell>
          <table:table-cell office:value-type="float" office:value="922322858000" calcext:value-type="float">
            <text:p>922322858000</text:p>
          </table:table-cell>
          <table:table-cell office:value-type="string" calcext:value-type="string">
            <text:p>1999-03-25T09:47:38+0900</text:p>
          </table:table-cell>
        </table:table-row>
        <table:table-row table:style-name="ro1">
          <table:table-cell office:value-type="time" office:time-value="PT09H47M07.996S" calcext:value-type="time">
            <text:p>09:47:08.00</text:p>
          </table:table-cell>
          <table:table-cell office:value-type="time" office:time-value="PT09H47M38.017S" calcext:value-type="time">
            <text:p>09:47:38.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1" calcext:value-type="float">
            <text:p>30.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1.131S" calcext:value-type="time">
            <text:p>09:48:01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88" calcext:value-type="float">
            <text:p>35.22396088</text:p>
          </table:table-cell>
          <table:table-cell office:value-type="float" office:value="139.67284749" calcext:value-type="float">
            <text:p>139.67284749</text:p>
          </table:table-cell>
          <table:table-cell office:value-type="float" office:value="3.096" calcext:value-type="float">
            <text:p>3.096</text:p>
          </table:table-cell>
          <table:table-cell office:value-type="float" office:value="7" calcext:value-type="float">
            <text:p>7</text:p>
          </table:table-cell>
          <table:table-cell office:value-type="float" office:value="922322882000" calcext:value-type="float">
            <text:p>922322882000</text:p>
          </table:table-cell>
          <table:table-cell office:value-type="string" calcext:value-type="string">
            <text:p>1999-03-25T09:48:02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2.135S" calcext:value-type="time">
            <text:p>09:48:02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91" calcext:value-type="float">
            <text:p>35.22396091</text:p>
          </table:table-cell>
          <table:table-cell office:value-type="float" office:value="139.67284778" calcext:value-type="float">
            <text:p>139.67284778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922322883000" calcext:value-type="float">
            <text:p>922322883000</text:p>
          </table:table-cell>
          <table:table-cell office:value-type="string" calcext:value-type="string">
            <text:p>1999-03-25T09:48:03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3.138S" calcext:value-type="time">
            <text:p>09:48:03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141" calcext:value-type="float">
            <text:p>35.22396141</text:p>
          </table:table-cell>
          <table:table-cell office:value-type="float" office:value="139.67284701" calcext:value-type="float">
            <text:p>139.67284701</text:p>
          </table:table-cell>
          <table:table-cell office:value-type="float" office:value="5.103" calcext:value-type="float">
            <text:p>5.103</text:p>
          </table:table-cell>
          <table:table-cell office:value-type="float" office:value="5" calcext:value-type="float">
            <text:p>5</text:p>
          </table:table-cell>
          <table:table-cell office:value-type="float" office:value="922322884000" calcext:value-type="float">
            <text:p>922322884000</text:p>
          </table:table-cell>
          <table:table-cell office:value-type="string" calcext:value-type="string">
            <text:p>1999-03-25T09:48:04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4.157S" calcext:value-type="time">
            <text:p>09:48:0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127" calcext:value-type="float">
            <text:p>35.22396127</text:p>
          </table:table-cell>
          <table:table-cell office:value-type="float" office:value="139.67284646" calcext:value-type="float">
            <text:p>139.67284646</text:p>
          </table:table-cell>
          <table:table-cell office:value-type="float" office:value="6.122" calcext:value-type="float">
            <text:p>6.122</text:p>
          </table:table-cell>
          <table:table-cell office:value-type="float" office:value="5" calcext:value-type="float">
            <text:p>5</text:p>
          </table:table-cell>
          <table:table-cell office:value-type="float" office:value="922322885000" calcext:value-type="float">
            <text:p>922322885000</text:p>
          </table:table-cell>
          <table:table-cell office:value-type="string" calcext:value-type="string">
            <text:p>1999-03-25T09:48:05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5.153S" calcext:value-type="time">
            <text:p>09:48:0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87" calcext:value-type="float">
            <text:p>35.22396087</text:p>
          </table:table-cell>
          <table:table-cell office:value-type="float" office:value="139.6728459" calcext:value-type="float">
            <text:p>139.6728459</text:p>
          </table:table-cell>
          <table:table-cell office:value-type="float" office:value="7.118" calcext:value-type="float">
            <text:p>7.118</text:p>
          </table:table-cell>
          <table:table-cell office:value-type="float" office:value="4" calcext:value-type="float">
            <text:p>4</text:p>
          </table:table-cell>
          <table:table-cell office:value-type="float" office:value="922322886000" calcext:value-type="float">
            <text:p>922322886000</text:p>
          </table:table-cell>
          <table:table-cell office:value-type="string" calcext:value-type="string">
            <text:p>1999-03-25T09:48:06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6.152S" calcext:value-type="time">
            <text:p>09:48:0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53" calcext:value-type="float">
            <text:p>35.22396053</text:p>
          </table:table-cell>
          <table:table-cell office:value-type="float" office:value="139.67284556" calcext:value-type="float">
            <text:p>139.67284556</text:p>
          </table:table-cell>
          <table:table-cell office:value-type="float" office:value="8.117" calcext:value-type="float">
            <text:p>8.117</text:p>
          </table:table-cell>
          <table:table-cell office:value-type="float" office:value="4" calcext:value-type="float">
            <text:p>4</text:p>
          </table:table-cell>
          <table:table-cell office:value-type="float" office:value="922322887000" calcext:value-type="float">
            <text:p>922322887000</text:p>
          </table:table-cell>
          <table:table-cell office:value-type="string" calcext:value-type="string">
            <text:p>1999-03-25T09:48:07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7.149S" calcext:value-type="time">
            <text:p>09:48:0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7" calcext:value-type="float">
            <text:p>35.22396007</text:p>
          </table:table-cell>
          <table:table-cell office:value-type="float" office:value="139.67284547" calcext:value-type="float">
            <text:p>139.67284547</text:p>
          </table:table-cell>
          <table:table-cell office:value-type="float" office:value="9.114" calcext:value-type="float">
            <text:p>9.114</text:p>
          </table:table-cell>
          <table:table-cell office:value-type="float" office:value="4" calcext:value-type="float">
            <text:p>4</text:p>
          </table:table-cell>
          <table:table-cell office:value-type="float" office:value="922322888000" calcext:value-type="float">
            <text:p>922322888000</text:p>
          </table:table-cell>
          <table:table-cell office:value-type="string" calcext:value-type="string">
            <text:p>1999-03-25T09:48:08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8.185S" calcext:value-type="time">
            <text:p>09:48:08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34" calcext:value-type="float">
            <text:p>35.22396034</text:p>
          </table:table-cell>
          <table:table-cell office:value-type="float" office:value="139.67284476" calcext:value-type="float">
            <text:p>139.67284476</text:p>
          </table:table-cell>
          <table:table-cell office:value-type="float" office:value="10.15" calcext:value-type="float">
            <text:p>10.15</text:p>
          </table:table-cell>
          <table:table-cell office:value-type="float" office:value="4" calcext:value-type="float">
            <text:p>4</text:p>
          </table:table-cell>
          <table:table-cell office:value-type="float" office:value="922322889000" calcext:value-type="float">
            <text:p>922322889000</text:p>
          </table:table-cell>
          <table:table-cell office:value-type="string" calcext:value-type="string">
            <text:p>1999-03-25T09:48:09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09.152S" calcext:value-type="time">
            <text:p>09:48:0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84" calcext:value-type="float">
            <text:p>35.22395984</text:p>
          </table:table-cell>
          <table:table-cell office:value-type="float" office:value="139.6728444" calcext:value-type="float">
            <text:p>139.6728444</text:p>
          </table:table-cell>
          <table:table-cell office:value-type="float" office:value="11.117" calcext:value-type="float">
            <text:p>11.117</text:p>
          </table:table-cell>
          <table:table-cell office:value-type="float" office:value="4" calcext:value-type="float">
            <text:p>4</text:p>
          </table:table-cell>
          <table:table-cell office:value-type="float" office:value="922322890000" calcext:value-type="float">
            <text:p>922322890000</text:p>
          </table:table-cell>
          <table:table-cell office:value-type="string" calcext:value-type="string">
            <text:p>1999-03-25T09:48:10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0.173S" calcext:value-type="time">
            <text:p>09:48:10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11" calcext:value-type="float">
            <text:p>35.22396011</text:p>
          </table:table-cell>
          <table:table-cell office:value-type="float" office:value="139.67284372" calcext:value-type="float">
            <text:p>139.67284372</text:p>
          </table:table-cell>
          <table:table-cell office:value-type="float" office:value="12.138" calcext:value-type="float">
            <text:p>12.138</text:p>
          </table:table-cell>
          <table:table-cell office:value-type="float" office:value="4" calcext:value-type="float">
            <text:p>4</text:p>
          </table:table-cell>
          <table:table-cell office:value-type="float" office:value="922322891000" calcext:value-type="float">
            <text:p>922322891000</text:p>
          </table:table-cell>
          <table:table-cell office:value-type="string" calcext:value-type="string">
            <text:p>1999-03-25T09:48:11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1.15S" calcext:value-type="time">
            <text:p>09:48:1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1" calcext:value-type="float">
            <text:p>35.2239601</text:p>
          </table:table-cell>
          <table:table-cell office:value-type="float" office:value="139.67284349" calcext:value-type="float">
            <text:p>139.67284349</text:p>
          </table:table-cell>
          <table:table-cell office:value-type="float" office:value="13.115" calcext:value-type="float">
            <text:p>13.115</text:p>
          </table:table-cell>
          <table:table-cell office:value-type="float" office:value="3" calcext:value-type="float">
            <text:p>3</text:p>
          </table:table-cell>
          <table:table-cell office:value-type="float" office:value="922322892000" calcext:value-type="float">
            <text:p>922322892000</text:p>
          </table:table-cell>
          <table:table-cell office:value-type="string" calcext:value-type="string">
            <text:p>1999-03-25T09:48:12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2.152S" calcext:value-type="time">
            <text:p>09:48:1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4" calcext:value-type="float">
            <text:p>35.22396004</text:p>
          </table:table-cell>
          <table:table-cell office:value-type="float" office:value="139.67284335" calcext:value-type="float">
            <text:p>139.67284335</text:p>
          </table:table-cell>
          <table:table-cell office:value-type="float" office:value="14.117" calcext:value-type="float">
            <text:p>14.117</text:p>
          </table:table-cell>
          <table:table-cell office:value-type="float" office:value="3" calcext:value-type="float">
            <text:p>3</text:p>
          </table:table-cell>
          <table:table-cell office:value-type="float" office:value="922322893000" calcext:value-type="float">
            <text:p>922322893000</text:p>
          </table:table-cell>
          <table:table-cell office:value-type="string" calcext:value-type="string">
            <text:p>1999-03-25T09:48:13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3.153S" calcext:value-type="time">
            <text:p>09:48:1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6" calcext:value-type="float">
            <text:p>35.22396006</text:p>
          </table:table-cell>
          <table:table-cell office:value-type="float" office:value="139.67284325" calcext:value-type="float">
            <text:p>139.67284325</text:p>
          </table:table-cell>
          <table:table-cell office:value-type="float" office:value="15.118" calcext:value-type="float">
            <text:p>15.118</text:p>
          </table:table-cell>
          <table:table-cell office:value-type="float" office:value="3" calcext:value-type="float">
            <text:p>3</text:p>
          </table:table-cell>
          <table:table-cell office:value-type="float" office:value="922322894000" calcext:value-type="float">
            <text:p>922322894000</text:p>
          </table:table-cell>
          <table:table-cell office:value-type="string" calcext:value-type="string">
            <text:p>1999-03-25T09:48:14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4.138S" calcext:value-type="time">
            <text:p>09:48:14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6" calcext:value-type="float">
            <text:p>35.22396006</text:p>
          </table:table-cell>
          <table:table-cell office:value-type="float" office:value="139.67284323" calcext:value-type="float">
            <text:p>139.67284323</text:p>
          </table:table-cell>
          <table:table-cell office:value-type="float" office:value="16.103" calcext:value-type="float">
            <text:p>16.103</text:p>
          </table:table-cell>
          <table:table-cell office:value-type="float" office:value="3" calcext:value-type="float">
            <text:p>3</text:p>
          </table:table-cell>
          <table:table-cell office:value-type="float" office:value="922322895000" calcext:value-type="float">
            <text:p>922322895000</text:p>
          </table:table-cell>
          <table:table-cell office:value-type="string" calcext:value-type="string">
            <text:p>1999-03-25T09:48:15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5.173S" calcext:value-type="time">
            <text:p>09:48:1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5" calcext:value-type="float">
            <text:p>35.22396005</text:p>
          </table:table-cell>
          <table:table-cell office:value-type="float" office:value="139.67284322" calcext:value-type="float">
            <text:p>139.67284322</text:p>
          </table:table-cell>
          <table:table-cell office:value-type="float" office:value="17.138" calcext:value-type="float">
            <text:p>17.138</text:p>
          </table:table-cell>
          <table:table-cell office:value-type="float" office:value="3" calcext:value-type="float">
            <text:p>3</text:p>
          </table:table-cell>
          <table:table-cell office:value-type="float" office:value="922322896000" calcext:value-type="float">
            <text:p>922322896000</text:p>
          </table:table-cell>
          <table:table-cell office:value-type="string" calcext:value-type="string">
            <text:p>1999-03-25T09:48:16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6.152S" calcext:value-type="time">
            <text:p>09:48:1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5" calcext:value-type="float">
            <text:p>35.22396005</text:p>
          </table:table-cell>
          <table:table-cell office:value-type="float" office:value="139.67284322" calcext:value-type="float">
            <text:p>139.67284322</text:p>
          </table:table-cell>
          <table:table-cell office:value-type="float" office:value="18.117" calcext:value-type="float">
            <text:p>18.117</text:p>
          </table:table-cell>
          <table:table-cell office:value-type="float" office:value="3" calcext:value-type="float">
            <text:p>3</text:p>
          </table:table-cell>
          <table:table-cell office:value-type="float" office:value="922322897000" calcext:value-type="float">
            <text:p>922322897000</text:p>
          </table:table-cell>
          <table:table-cell office:value-type="string" calcext:value-type="string">
            <text:p>1999-03-25T09:48:17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7.151S" calcext:value-type="time">
            <text:p>09:48:1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4" calcext:value-type="float">
            <text:p>35.22396004</text:p>
          </table:table-cell>
          <table:table-cell office:value-type="float" office:value="139.67284321" calcext:value-type="float">
            <text:p>139.67284321</text:p>
          </table:table-cell>
          <table:table-cell office:value-type="float" office:value="19.116" calcext:value-type="float">
            <text:p>19.116</text:p>
          </table:table-cell>
          <table:table-cell office:value-type="float" office:value="3" calcext:value-type="float">
            <text:p>3</text:p>
          </table:table-cell>
          <table:table-cell office:value-type="float" office:value="922322898000" calcext:value-type="float">
            <text:p>922322898000</text:p>
          </table:table-cell>
          <table:table-cell office:value-type="string" calcext:value-type="string">
            <text:p>1999-03-25T09:48:18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8.152S" calcext:value-type="time">
            <text:p>09:48:1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2" calcext:value-type="float">
            <text:p>35.22396002</text:p>
          </table:table-cell>
          <table:table-cell office:value-type="float" office:value="139.67284321" calcext:value-type="float">
            <text:p>139.67284321</text:p>
          </table:table-cell>
          <table:table-cell office:value-type="float" office:value="20.117" calcext:value-type="float">
            <text:p>20.117</text:p>
          </table:table-cell>
          <table:table-cell office:value-type="float" office:value="3" calcext:value-type="float">
            <text:p>3</text:p>
          </table:table-cell>
          <table:table-cell office:value-type="float" office:value="922322899000" calcext:value-type="float">
            <text:p>922322899000</text:p>
          </table:table-cell>
          <table:table-cell office:value-type="string" calcext:value-type="string">
            <text:p>1999-03-25T09:48:19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19.162S" calcext:value-type="time">
            <text:p>09:48:1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002" calcext:value-type="float">
            <text:p>35.22396002</text:p>
          </table:table-cell>
          <table:table-cell office:value-type="float" office:value="139.6728432" calcext:value-type="float">
            <text:p>139.6728432</text:p>
          </table:table-cell>
          <table:table-cell office:value-type="float" office:value="21.127" calcext:value-type="float">
            <text:p>21.127</text:p>
          </table:table-cell>
          <table:table-cell office:value-type="float" office:value="3" calcext:value-type="float">
            <text:p>3</text:p>
          </table:table-cell>
          <table:table-cell office:value-type="float" office:value="922322900000" calcext:value-type="float">
            <text:p>922322900000</text:p>
          </table:table-cell>
          <table:table-cell office:value-type="string" calcext:value-type="string">
            <text:p>1999-03-25T09:48:20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0.153S" calcext:value-type="time">
            <text:p>09:48:2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" calcext:value-type="float">
            <text:p>35.22396</text:p>
          </table:table-cell>
          <table:table-cell office:value-type="float" office:value="139.67284321" calcext:value-type="float">
            <text:p>139.67284321</text:p>
          </table:table-cell>
          <table:table-cell office:value-type="float" office:value="22.118" calcext:value-type="float">
            <text:p>22.118</text:p>
          </table:table-cell>
          <table:table-cell office:value-type="float" office:value="3" calcext:value-type="float">
            <text:p>3</text:p>
          </table:table-cell>
          <table:table-cell office:value-type="float" office:value="922322901000" calcext:value-type="float">
            <text:p>922322901000</text:p>
          </table:table-cell>
          <table:table-cell office:value-type="string" calcext:value-type="string">
            <text:p>1999-03-25T09:48:21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1.153S" calcext:value-type="time">
            <text:p>09:48:2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" calcext:value-type="float">
            <text:p>35.22396</text:p>
          </table:table-cell>
          <table:table-cell office:value-type="float" office:value="139.67284321" calcext:value-type="float">
            <text:p>139.67284321</text:p>
          </table:table-cell>
          <table:table-cell office:value-type="float" office:value="23.118" calcext:value-type="float">
            <text:p>23.118</text:p>
          </table:table-cell>
          <table:table-cell office:value-type="float" office:value="3" calcext:value-type="float">
            <text:p>3</text:p>
          </table:table-cell>
          <table:table-cell office:value-type="float" office:value="922322902000" calcext:value-type="float">
            <text:p>922322902000</text:p>
          </table:table-cell>
          <table:table-cell office:value-type="string" calcext:value-type="string">
            <text:p>1999-03-25T09:48:22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2.152S" calcext:value-type="time">
            <text:p>09:48:2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98" calcext:value-type="float">
            <text:p>35.22395998</text:p>
          </table:table-cell>
          <table:table-cell office:value-type="float" office:value="139.67284319" calcext:value-type="float">
            <text:p>139.67284319</text:p>
          </table:table-cell>
          <table:table-cell office:value-type="float" office:value="24.117" calcext:value-type="float">
            <text:p>24.117</text:p>
          </table:table-cell>
          <table:table-cell office:value-type="float" office:value="3" calcext:value-type="float">
            <text:p>3</text:p>
          </table:table-cell>
          <table:table-cell office:value-type="float" office:value="922322903000" calcext:value-type="float">
            <text:p>922322903000</text:p>
          </table:table-cell>
          <table:table-cell office:value-type="string" calcext:value-type="string">
            <text:p>1999-03-25T09:48:23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3.153S" calcext:value-type="time">
            <text:p>09:48:2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96" calcext:value-type="float">
            <text:p>35.22395996</text:p>
          </table:table-cell>
          <table:table-cell office:value-type="float" office:value="139.67284319" calcext:value-type="float">
            <text:p>139.67284319</text:p>
          </table:table-cell>
          <table:table-cell office:value-type="float" office:value="25.118" calcext:value-type="float">
            <text:p>25.118</text:p>
          </table:table-cell>
          <table:table-cell office:value-type="float" office:value="3" calcext:value-type="float">
            <text:p>3</text:p>
          </table:table-cell>
          <table:table-cell office:value-type="float" office:value="922322904000" calcext:value-type="float">
            <text:p>922322904000</text:p>
          </table:table-cell>
          <table:table-cell office:value-type="string" calcext:value-type="string">
            <text:p>1999-03-25T09:48:24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4.164S" calcext:value-type="time">
            <text:p>09:48:2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95" calcext:value-type="float">
            <text:p>35.22395995</text:p>
          </table:table-cell>
          <table:table-cell office:value-type="float" office:value="139.67284318" calcext:value-type="float">
            <text:p>139.67284318</text:p>
          </table:table-cell>
          <table:table-cell office:value-type="float" office:value="26.129" calcext:value-type="float">
            <text:p>26.129</text:p>
          </table:table-cell>
          <table:table-cell office:value-type="float" office:value="3" calcext:value-type="float">
            <text:p>3</text:p>
          </table:table-cell>
          <table:table-cell office:value-type="float" office:value="922322905000" calcext:value-type="float">
            <text:p>922322905000</text:p>
          </table:table-cell>
          <table:table-cell office:value-type="string" calcext:value-type="string">
            <text:p>1999-03-25T09:48:25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5.152S" calcext:value-type="time">
            <text:p>09:48:2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93" calcext:value-type="float">
            <text:p>35.22395993</text:p>
          </table:table-cell>
          <table:table-cell office:value-type="float" office:value="139.67284317" calcext:value-type="float">
            <text:p>139.67284317</text:p>
          </table:table-cell>
          <table:table-cell office:value-type="float" office:value="27.117" calcext:value-type="float">
            <text:p>27.117</text:p>
          </table:table-cell>
          <table:table-cell office:value-type="float" office:value="3" calcext:value-type="float">
            <text:p>3</text:p>
          </table:table-cell>
          <table:table-cell office:value-type="float" office:value="922322906000" calcext:value-type="float">
            <text:p>922322906000</text:p>
          </table:table-cell>
          <table:table-cell office:value-type="string" calcext:value-type="string">
            <text:p>1999-03-25T09:48:26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6.153S" calcext:value-type="time">
            <text:p>09:48:2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91" calcext:value-type="float">
            <text:p>35.22395991</text:p>
          </table:table-cell>
          <table:table-cell office:value-type="float" office:value="139.67284315" calcext:value-type="float">
            <text:p>139.67284315</text:p>
          </table:table-cell>
          <table:table-cell office:value-type="float" office:value="28.118" calcext:value-type="float">
            <text:p>28.118</text:p>
          </table:table-cell>
          <table:table-cell office:value-type="float" office:value="3" calcext:value-type="float">
            <text:p>3</text:p>
          </table:table-cell>
          <table:table-cell office:value-type="float" office:value="922322907000" calcext:value-type="float">
            <text:p>922322907000</text:p>
          </table:table-cell>
          <table:table-cell office:value-type="string" calcext:value-type="string">
            <text:p>1999-03-25T09:48:27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7.152S" calcext:value-type="time">
            <text:p>09:48:2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989" calcext:value-type="float">
            <text:p>35.22395989</text:p>
          </table:table-cell>
          <table:table-cell office:value-type="float" office:value="139.67284313" calcext:value-type="float">
            <text:p>139.67284313</text:p>
          </table:table-cell>
          <table:table-cell office:value-type="float" office:value="29.117" calcext:value-type="float">
            <text:p>29.117</text:p>
          </table:table-cell>
          <table:table-cell office:value-type="float" office:value="3" calcext:value-type="float">
            <text:p>3</text:p>
          </table:table-cell>
          <table:table-cell office:value-type="float" office:value="922322908000" calcext:value-type="float">
            <text:p>922322908000</text:p>
          </table:table-cell>
          <table:table-cell office:value-type="string" calcext:value-type="string">
            <text:p>1999-03-25T09:48:28+0900</text:p>
          </table:table-cell>
        </table:table-row>
        <table:table-row table:style-name="ro1">
          <table:table-cell office:value-type="time" office:time-value="PT09H47M58.035S" calcext:value-type="time">
            <text:p>09:47:58.04</text:p>
          </table:table-cell>
          <table:table-cell office:value-type="time" office:time-value="PT09H48M28.052S" calcext:value-type="time">
            <text:p>09:48:28.0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7" calcext:value-type="float">
            <text:p>30.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1.174S" calcext:value-type="time">
            <text:p>09:48:5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745" calcext:value-type="float">
            <text:p>35.22395745</text:p>
          </table:table-cell>
          <table:table-cell office:value-type="float" office:value="139.6728432" calcext:value-type="float">
            <text:p>139.6728432</text:p>
          </table:table-cell>
          <table:table-cell office:value-type="float" office:value="3.106" calcext:value-type="float">
            <text:p>3.106</text:p>
          </table:table-cell>
          <table:table-cell office:value-type="float" office:value="14" calcext:value-type="float">
            <text:p>14</text:p>
          </table:table-cell>
          <table:table-cell office:value-type="float" office:value="922322932000" calcext:value-type="float">
            <text:p>922322932000</text:p>
          </table:table-cell>
          <table:table-cell office:value-type="string" calcext:value-type="string">
            <text:p>1999-03-25T09:48:52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2.15S" calcext:value-type="time">
            <text:p>09:48:5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569" calcext:value-type="float">
            <text:p>35.22395569</text:p>
          </table:table-cell>
          <table:table-cell office:value-type="float" office:value="139.67284408" calcext:value-type="float">
            <text:p>139.67284408</text:p>
          </table:table-cell>
          <table:table-cell office:value-type="float" office:value="4.082" calcext:value-type="float">
            <text:p>4.082</text:p>
          </table:table-cell>
          <table:table-cell office:value-type="float" office:value="10" calcext:value-type="float">
            <text:p>10</text:p>
          </table:table-cell>
          <table:table-cell office:value-type="float" office:value="922322933000" calcext:value-type="float">
            <text:p>922322933000</text:p>
          </table:table-cell>
          <table:table-cell office:value-type="string" calcext:value-type="string">
            <text:p>1999-03-25T09:48:53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3.156S" calcext:value-type="time">
            <text:p>09:48:5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15" calcext:value-type="float">
            <text:p>35.22395415</text:p>
          </table:table-cell>
          <table:table-cell office:value-type="float" office:value="139.67284422" calcext:value-type="float">
            <text:p>139.67284422</text:p>
          </table:table-cell>
          <table:table-cell office:value-type="float" office:value="5.088" calcext:value-type="float">
            <text:p>5.088</text:p>
          </table:table-cell>
          <table:table-cell office:value-type="float" office:value="8" calcext:value-type="float">
            <text:p>8</text:p>
          </table:table-cell>
          <table:table-cell office:value-type="float" office:value="922322934000" calcext:value-type="float">
            <text:p>922322934000</text:p>
          </table:table-cell>
          <table:table-cell office:value-type="string" calcext:value-type="string">
            <text:p>1999-03-25T09:48:54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4.153S" calcext:value-type="time">
            <text:p>09:48:5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79" calcext:value-type="float">
            <text:p>35.22395279</text:p>
          </table:table-cell>
          <table:table-cell office:value-type="float" office:value="139.67284512" calcext:value-type="float">
            <text:p>139.67284512</text:p>
          </table:table-cell>
          <table:table-cell office:value-type="float" office:value="6.085" calcext:value-type="float">
            <text:p>6.085</text:p>
          </table:table-cell>
          <table:table-cell office:value-type="float" office:value="7" calcext:value-type="float">
            <text:p>7</text:p>
          </table:table-cell>
          <table:table-cell office:value-type="float" office:value="922322935000" calcext:value-type="float">
            <text:p>922322935000</text:p>
          </table:table-cell>
          <table:table-cell office:value-type="string" calcext:value-type="string">
            <text:p>1999-03-25T09:48:55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5.17S" calcext:value-type="time">
            <text:p>09:48:5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79" calcext:value-type="float">
            <text:p>35.22395179</text:p>
          </table:table-cell>
          <table:table-cell office:value-type="float" office:value="139.67284619" calcext:value-type="float">
            <text:p>139.67284619</text:p>
          </table:table-cell>
          <table:table-cell office:value-type="float" office:value="7.102" calcext:value-type="float">
            <text:p>7.102</text:p>
          </table:table-cell>
          <table:table-cell office:value-type="float" office:value="6" calcext:value-type="float">
            <text:p>6</text:p>
          </table:table-cell>
          <table:table-cell office:value-type="float" office:value="922322936000" calcext:value-type="float">
            <text:p>922322936000</text:p>
          </table:table-cell>
          <table:table-cell office:value-type="string" calcext:value-type="string">
            <text:p>1999-03-25T09:48:56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6.152S" calcext:value-type="time">
            <text:p>09:48:5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054" calcext:value-type="float">
            <text:p>35.22395054</text:p>
          </table:table-cell>
          <table:table-cell office:value-type="float" office:value="139.67284648" calcext:value-type="float">
            <text:p>139.67284648</text:p>
          </table:table-cell>
          <table:table-cell office:value-type="float" office:value="8.084" calcext:value-type="float">
            <text:p>8.084</text:p>
          </table:table-cell>
          <table:table-cell office:value-type="float" office:value="6" calcext:value-type="float">
            <text:p>6</text:p>
          </table:table-cell>
          <table:table-cell office:value-type="float" office:value="922322937000" calcext:value-type="float">
            <text:p>922322937000</text:p>
          </table:table-cell>
          <table:table-cell office:value-type="string" calcext:value-type="string">
            <text:p>1999-03-25T09:48:57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7.157S" calcext:value-type="time">
            <text:p>09:48:5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88" calcext:value-type="float">
            <text:p>35.22394988</text:p>
          </table:table-cell>
          <table:table-cell office:value-type="float" office:value="139.672846" calcext:value-type="float">
            <text:p>139.672846</text:p>
          </table:table-cell>
          <table:table-cell office:value-type="float" office:value="9.089" calcext:value-type="float">
            <text:p>9.089</text:p>
          </table:table-cell>
          <table:table-cell office:value-type="float" office:value="5" calcext:value-type="float">
            <text:p>5</text:p>
          </table:table-cell>
          <table:table-cell office:value-type="float" office:value="922322938000" calcext:value-type="float">
            <text:p>922322938000</text:p>
          </table:table-cell>
          <table:table-cell office:value-type="string" calcext:value-type="string">
            <text:p>1999-03-25T09:48:58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8.189S" calcext:value-type="time">
            <text:p>09:48:58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915" calcext:value-type="float">
            <text:p>35.22394915</text:p>
          </table:table-cell>
          <table:table-cell office:value-type="float" office:value="139.67284651" calcext:value-type="float">
            <text:p>139.67284651</text:p>
          </table:table-cell>
          <table:table-cell office:value-type="float" office:value="10.121" calcext:value-type="float">
            <text:p>10.121</text:p>
          </table:table-cell>
          <table:table-cell office:value-type="float" office:value="5" calcext:value-type="float">
            <text:p>5</text:p>
          </table:table-cell>
          <table:table-cell office:value-type="float" office:value="922322939000" calcext:value-type="float">
            <text:p>922322939000</text:p>
          </table:table-cell>
          <table:table-cell office:value-type="string" calcext:value-type="string">
            <text:p>1999-03-25T09:48:59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8M59.153S" calcext:value-type="time">
            <text:p>09:48:5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801" calcext:value-type="float">
            <text:p>35.22394801</text:p>
          </table:table-cell>
          <table:table-cell office:value-type="float" office:value="139.67284686" calcext:value-type="float">
            <text:p>139.67284686</text:p>
          </table:table-cell>
          <table:table-cell office:value-type="float" office:value="11.085" calcext:value-type="float">
            <text:p>11.085</text:p>
          </table:table-cell>
          <table:table-cell office:value-type="float" office:value="5" calcext:value-type="float">
            <text:p>5</text:p>
          </table:table-cell>
          <table:table-cell office:value-type="float" office:value="922322940000" calcext:value-type="float">
            <text:p>922322940000</text:p>
          </table:table-cell>
          <table:table-cell office:value-type="string" calcext:value-type="string">
            <text:p>1999-03-25T09:49:00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0.175S" calcext:value-type="time">
            <text:p>09:49:00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715" calcext:value-type="float">
            <text:p>35.22394715</text:p>
          </table:table-cell>
          <table:table-cell office:value-type="float" office:value="139.67284733" calcext:value-type="float">
            <text:p>139.67284733</text:p>
          </table:table-cell>
          <table:table-cell office:value-type="float" office:value="12.107" calcext:value-type="float">
            <text:p>12.107</text:p>
          </table:table-cell>
          <table:table-cell office:value-type="float" office:value="5" calcext:value-type="float">
            <text:p>5</text:p>
          </table:table-cell>
          <table:table-cell office:value-type="float" office:value="922322941000" calcext:value-type="float">
            <text:p>922322941000</text:p>
          </table:table-cell>
          <table:table-cell office:value-type="string" calcext:value-type="string">
            <text:p>1999-03-25T09:49:01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1.117S" calcext:value-type="time">
            <text:p>09:49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87" calcext:value-type="float">
            <text:p>35.22394687</text:p>
          </table:table-cell>
          <table:table-cell office:value-type="float" office:value="139.67284735" calcext:value-type="float">
            <text:p>139.67284735</text:p>
          </table:table-cell>
          <table:table-cell office:value-type="float" office:value="13.049" calcext:value-type="float">
            <text:p>13.049</text:p>
          </table:table-cell>
          <table:table-cell office:value-type="float" office:value="4" calcext:value-type="float">
            <text:p>4</text:p>
          </table:table-cell>
          <table:table-cell office:value-type="float" office:value="922322942000" calcext:value-type="float">
            <text:p>922322942000</text:p>
          </table:table-cell>
          <table:table-cell office:value-type="string" calcext:value-type="string">
            <text:p>1999-03-25T09:49:02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2.131S" calcext:value-type="time">
            <text:p>09:49:02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6" calcext:value-type="float">
            <text:p>35.22394676</text:p>
          </table:table-cell>
          <table:table-cell office:value-type="float" office:value="139.67284755" calcext:value-type="float">
            <text:p>139.67284755</text:p>
          </table:table-cell>
          <table:table-cell office:value-type="float" office:value="14.063" calcext:value-type="float">
            <text:p>14.063</text:p>
          </table:table-cell>
          <table:table-cell office:value-type="float" office:value="4" calcext:value-type="float">
            <text:p>4</text:p>
          </table:table-cell>
          <table:table-cell office:value-type="float" office:value="922322943000" calcext:value-type="float">
            <text:p>922322943000</text:p>
          </table:table-cell>
          <table:table-cell office:value-type="string" calcext:value-type="string">
            <text:p>1999-03-25T09:49:03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3.161S" calcext:value-type="time">
            <text:p>09:49:0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4" calcext:value-type="float">
            <text:p>35.22394674</text:p>
          </table:table-cell>
          <table:table-cell office:value-type="float" office:value="139.67284762" calcext:value-type="float">
            <text:p>139.67284762</text:p>
          </table:table-cell>
          <table:table-cell office:value-type="float" office:value="15.093" calcext:value-type="float">
            <text:p>15.093</text:p>
          </table:table-cell>
          <table:table-cell office:value-type="float" office:value="4" calcext:value-type="float">
            <text:p>4</text:p>
          </table:table-cell>
          <table:table-cell office:value-type="float" office:value="922322944000" calcext:value-type="float">
            <text:p>922322944000</text:p>
          </table:table-cell>
          <table:table-cell office:value-type="string" calcext:value-type="string">
            <text:p>1999-03-25T09:49:04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4.152S" calcext:value-type="time">
            <text:p>09:49:0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3" calcext:value-type="float">
            <text:p>35.22394673</text:p>
          </table:table-cell>
          <table:table-cell office:value-type="float" office:value="139.67284767" calcext:value-type="float">
            <text:p>139.67284767</text:p>
          </table:table-cell>
          <table:table-cell office:value-type="float" office:value="16.084" calcext:value-type="float">
            <text:p>16.084</text:p>
          </table:table-cell>
          <table:table-cell office:value-type="float" office:value="4" calcext:value-type="float">
            <text:p>4</text:p>
          </table:table-cell>
          <table:table-cell office:value-type="float" office:value="922322945000" calcext:value-type="float">
            <text:p>922322945000</text:p>
          </table:table-cell>
          <table:table-cell office:value-type="string" calcext:value-type="string">
            <text:p>1999-03-25T09:49:05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5.183S" calcext:value-type="time">
            <text:p>09:49:05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2" calcext:value-type="float">
            <text:p>35.22394672</text:p>
          </table:table-cell>
          <table:table-cell office:value-type="float" office:value="139.67284769" calcext:value-type="float">
            <text:p>139.67284769</text:p>
          </table:table-cell>
          <table:table-cell office:value-type="float" office:value="17.115" calcext:value-type="float">
            <text:p>17.115</text:p>
          </table:table-cell>
          <table:table-cell office:value-type="float" office:value="4" calcext:value-type="float">
            <text:p>4</text:p>
          </table:table-cell>
          <table:table-cell office:value-type="float" office:value="922322946000" calcext:value-type="float">
            <text:p>922322946000</text:p>
          </table:table-cell>
          <table:table-cell office:value-type="string" calcext:value-type="string">
            <text:p>1999-03-25T09:49:06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6.152S" calcext:value-type="time">
            <text:p>09:49:0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1" calcext:value-type="float">
            <text:p>35.22394671</text:p>
          </table:table-cell>
          <table:table-cell office:value-type="float" office:value="139.6728477" calcext:value-type="float">
            <text:p>139.6728477</text:p>
          </table:table-cell>
          <table:table-cell office:value-type="float" office:value="18.084" calcext:value-type="float">
            <text:p>18.084</text:p>
          </table:table-cell>
          <table:table-cell office:value-type="float" office:value="4" calcext:value-type="float">
            <text:p>4</text:p>
          </table:table-cell>
          <table:table-cell office:value-type="float" office:value="922322947000" calcext:value-type="float">
            <text:p>922322947000</text:p>
          </table:table-cell>
          <table:table-cell office:value-type="string" calcext:value-type="string">
            <text:p>1999-03-25T09:49:07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7.166S" calcext:value-type="time">
            <text:p>09:49:07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7" calcext:value-type="float">
            <text:p>35.2239467</text:p>
          </table:table-cell>
          <table:table-cell office:value-type="float" office:value="139.67284772" calcext:value-type="float">
            <text:p>139.67284772</text:p>
          </table:table-cell>
          <table:table-cell office:value-type="float" office:value="19.098" calcext:value-type="float">
            <text:p>19.098</text:p>
          </table:table-cell>
          <table:table-cell office:value-type="float" office:value="4" calcext:value-type="float">
            <text:p>4</text:p>
          </table:table-cell>
          <table:table-cell office:value-type="float" office:value="922322948000" calcext:value-type="float">
            <text:p>922322948000</text:p>
          </table:table-cell>
          <table:table-cell office:value-type="string" calcext:value-type="string">
            <text:p>1999-03-25T09:49:08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8.151S" calcext:value-type="time">
            <text:p>09:49:0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8" calcext:value-type="float">
            <text:p>35.22394668</text:p>
          </table:table-cell>
          <table:table-cell office:value-type="float" office:value="139.67284773" calcext:value-type="float">
            <text:p>139.67284773</text:p>
          </table:table-cell>
          <table:table-cell office:value-type="float" office:value="20.083" calcext:value-type="float">
            <text:p>20.083</text:p>
          </table:table-cell>
          <table:table-cell office:value-type="float" office:value="4" calcext:value-type="float">
            <text:p>4</text:p>
          </table:table-cell>
          <table:table-cell office:value-type="float" office:value="922322949000" calcext:value-type="float">
            <text:p>922322949000</text:p>
          </table:table-cell>
          <table:table-cell office:value-type="string" calcext:value-type="string">
            <text:p>1999-03-25T09:49:09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09.151S" calcext:value-type="time">
            <text:p>09:49:0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8" calcext:value-type="float">
            <text:p>35.22394668</text:p>
          </table:table-cell>
          <table:table-cell office:value-type="float" office:value="139.67284775" calcext:value-type="float">
            <text:p>139.67284775</text:p>
          </table:table-cell>
          <table:table-cell office:value-type="float" office:value="21.083" calcext:value-type="float">
            <text:p>21.083</text:p>
          </table:table-cell>
          <table:table-cell office:value-type="float" office:value="4" calcext:value-type="float">
            <text:p>4</text:p>
          </table:table-cell>
          <table:table-cell office:value-type="float" office:value="922322950000" calcext:value-type="float">
            <text:p>922322950000</text:p>
          </table:table-cell>
          <table:table-cell office:value-type="string" calcext:value-type="string">
            <text:p>1999-03-25T09:49:10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0.175S" calcext:value-type="time">
            <text:p>09:49:10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7" calcext:value-type="float">
            <text:p>35.22394667</text:p>
          </table:table-cell>
          <table:table-cell office:value-type="float" office:value="139.67284777" calcext:value-type="float">
            <text:p>139.672847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4" calcext:value-type="float">
            <text:p>4</text:p>
          </table:table-cell>
          <table:table-cell office:value-type="float" office:value="922322951000" calcext:value-type="float">
            <text:p>922322951000</text:p>
          </table:table-cell>
          <table:table-cell office:value-type="string" calcext:value-type="string">
            <text:p>1999-03-25T09:49:11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1.151S" calcext:value-type="time">
            <text:p>09:49:1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6" calcext:value-type="float">
            <text:p>35.22394666</text:p>
          </table:table-cell>
          <table:table-cell office:value-type="float" office:value="139.67284778" calcext:value-type="float">
            <text:p>139.67284778</text:p>
          </table:table-cell>
          <table:table-cell office:value-type="float" office:value="23.083" calcext:value-type="float">
            <text:p>23.083</text:p>
          </table:table-cell>
          <table:table-cell office:value-type="float" office:value="4" calcext:value-type="float">
            <text:p>4</text:p>
          </table:table-cell>
          <table:table-cell office:value-type="float" office:value="922322952000" calcext:value-type="float">
            <text:p>922322952000</text:p>
          </table:table-cell>
          <table:table-cell office:value-type="string" calcext:value-type="string">
            <text:p>1999-03-25T09:49:12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2.155S" calcext:value-type="time">
            <text:p>09:49:12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7" calcext:value-type="float">
            <text:p>35.22394667</text:p>
          </table:table-cell>
          <table:table-cell office:value-type="float" office:value="139.67284779" calcext:value-type="float">
            <text:p>139.67284779</text:p>
          </table:table-cell>
          <table:table-cell office:value-type="float" office:value="24.087" calcext:value-type="float">
            <text:p>24.087</text:p>
          </table:table-cell>
          <table:table-cell office:value-type="float" office:value="4" calcext:value-type="float">
            <text:p>4</text:p>
          </table:table-cell>
          <table:table-cell office:value-type="float" office:value="922322953000" calcext:value-type="float">
            <text:p>922322953000</text:p>
          </table:table-cell>
          <table:table-cell office:value-type="string" calcext:value-type="string">
            <text:p>1999-03-25T09:49:13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3.132S" calcext:value-type="time">
            <text:p>09:49:13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6" calcext:value-type="float">
            <text:p>35.22394666</text:p>
          </table:table-cell>
          <table:table-cell office:value-type="float" office:value="139.67284781" calcext:value-type="float">
            <text:p>139.67284781</text:p>
          </table:table-cell>
          <table:table-cell office:value-type="float" office:value="25.064" calcext:value-type="float">
            <text:p>25.064</text:p>
          </table:table-cell>
          <table:table-cell office:value-type="float" office:value="4" calcext:value-type="float">
            <text:p>4</text:p>
          </table:table-cell>
          <table:table-cell office:value-type="float" office:value="922322954000" calcext:value-type="float">
            <text:p>922322954000</text:p>
          </table:table-cell>
          <table:table-cell office:value-type="string" calcext:value-type="string">
            <text:p>1999-03-25T09:49:14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4.157S" calcext:value-type="time">
            <text:p>09:49:1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5" calcext:value-type="float">
            <text:p>35.22394665</text:p>
          </table:table-cell>
          <table:table-cell office:value-type="float" office:value="139.67284782" calcext:value-type="float">
            <text:p>139.67284782</text:p>
          </table:table-cell>
          <table:table-cell office:value-type="float" office:value="26.089" calcext:value-type="float">
            <text:p>26.089</text:p>
          </table:table-cell>
          <table:table-cell office:value-type="float" office:value="4" calcext:value-type="float">
            <text:p>4</text:p>
          </table:table-cell>
          <table:table-cell office:value-type="float" office:value="922322955000" calcext:value-type="float">
            <text:p>922322955000</text:p>
          </table:table-cell>
          <table:table-cell office:value-type="string" calcext:value-type="string">
            <text:p>1999-03-25T09:49:15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5.154S" calcext:value-type="time">
            <text:p>09:49:1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4" calcext:value-type="float">
            <text:p>35.22394664</text:p>
          </table:table-cell>
          <table:table-cell office:value-type="float" office:value="139.67284784" calcext:value-type="float">
            <text:p>139.67284784</text:p>
          </table:table-cell>
          <table:table-cell office:value-type="float" office:value="27.086" calcext:value-type="float">
            <text:p>27.086</text:p>
          </table:table-cell>
          <table:table-cell office:value-type="float" office:value="4" calcext:value-type="float">
            <text:p>4</text:p>
          </table:table-cell>
          <table:table-cell office:value-type="float" office:value="922322956000" calcext:value-type="float">
            <text:p>922322956000</text:p>
          </table:table-cell>
          <table:table-cell office:value-type="string" calcext:value-type="string">
            <text:p>1999-03-25T09:49:16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6.162S" calcext:value-type="time">
            <text:p>09:49:16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3" calcext:value-type="float">
            <text:p>35.22394663</text:p>
          </table:table-cell>
          <table:table-cell office:value-type="float" office:value="139.67284785" calcext:value-type="float">
            <text:p>139.67284785</text:p>
          </table:table-cell>
          <table:table-cell office:value-type="float" office:value="28.094" calcext:value-type="float">
            <text:p>28.094</text:p>
          </table:table-cell>
          <table:table-cell office:value-type="float" office:value="4" calcext:value-type="float">
            <text:p>4</text:p>
          </table:table-cell>
          <table:table-cell office:value-type="float" office:value="922322957000" calcext:value-type="float">
            <text:p>922322957000</text:p>
          </table:table-cell>
          <table:table-cell office:value-type="string" calcext:value-type="string">
            <text:p>1999-03-25T09:49:17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7.153S" calcext:value-type="time">
            <text:p>09:49:1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662" calcext:value-type="float">
            <text:p>35.22394662</text:p>
          </table:table-cell>
          <table:table-cell office:value-type="float" office:value="139.67284787" calcext:value-type="float">
            <text:p>139.67284787</text:p>
          </table:table-cell>
          <table:table-cell office:value-type="float" office:value="29.085" calcext:value-type="float">
            <text:p>29.085</text:p>
          </table:table-cell>
          <table:table-cell office:value-type="float" office:value="4" calcext:value-type="float">
            <text:p>4</text:p>
          </table:table-cell>
          <table:table-cell office:value-type="float" office:value="922322958000" calcext:value-type="float">
            <text:p>922322958000</text:p>
          </table:table-cell>
          <table:table-cell office:value-type="string" calcext:value-type="string">
            <text:p>1999-03-25T09:49:18+0900</text:p>
          </table:table-cell>
        </table:table-row>
        <table:table-row table:style-name="ro1">
          <table:table-cell office:value-type="time" office:time-value="PT09H48M48.068S" calcext:value-type="time">
            <text:p>09:48:48.07</text:p>
          </table:table-cell>
          <table:table-cell office:value-type="time" office:time-value="PT09H49M18.087S" calcext:value-type="time">
            <text:p>09:49:18.0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19" calcext:value-type="float">
            <text:p>3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1.182S" calcext:value-type="time">
            <text:p>09:49:4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57" calcext:value-type="float">
            <text:p>35.2239457</text:p>
          </table:table-cell>
          <table:table-cell office:value-type="float" office:value="139.67284741" calcext:value-type="float">
            <text:p>139.67284741</text:p>
          </table:table-cell>
          <table:table-cell office:value-type="float" office:value="3.086" calcext:value-type="float">
            <text:p>3.086</text:p>
          </table:table-cell>
          <table:table-cell office:value-type="float" office:value="16" calcext:value-type="float">
            <text:p>16</text:p>
          </table:table-cell>
          <table:table-cell office:value-type="float" office:value="922322982000" calcext:value-type="float">
            <text:p>922322982000</text:p>
          </table:table-cell>
          <table:table-cell office:value-type="string" calcext:value-type="string">
            <text:p>1999-03-25T09:49:42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2.169S" calcext:value-type="time">
            <text:p>09:49:4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454" calcext:value-type="float">
            <text:p>35.22394454</text:p>
          </table:table-cell>
          <table:table-cell office:value-type="float" office:value="139.67284779" calcext:value-type="float">
            <text:p>139.67284779</text:p>
          </table:table-cell>
          <table:table-cell office:value-type="float" office:value="4.073" calcext:value-type="float">
            <text:p>4.073</text:p>
          </table:table-cell>
          <table:table-cell office:value-type="float" office:value="14" calcext:value-type="float">
            <text:p>14</text:p>
          </table:table-cell>
          <table:table-cell office:value-type="float" office:value="922322983000" calcext:value-type="float">
            <text:p>922322983000</text:p>
          </table:table-cell>
          <table:table-cell office:value-type="string" calcext:value-type="string">
            <text:p>1999-03-25T09:49:43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3.174S" calcext:value-type="time">
            <text:p>09:49:43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383" calcext:value-type="float">
            <text:p>35.22394383</text:p>
          </table:table-cell>
          <table:table-cell office:value-type="float" office:value="139.672848" calcext:value-type="float">
            <text:p>139.672848</text:p>
          </table:table-cell>
          <table:table-cell office:value-type="float" office:value="5.078" calcext:value-type="float">
            <text:p>5.078</text:p>
          </table:table-cell>
          <table:table-cell office:value-type="float" office:value="12" calcext:value-type="float">
            <text:p>12</text:p>
          </table:table-cell>
          <table:table-cell office:value-type="float" office:value="922322984000" calcext:value-type="float">
            <text:p>922322984000</text:p>
          </table:table-cell>
          <table:table-cell office:value-type="string" calcext:value-type="string">
            <text:p>1999-03-25T09:49:44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4.152S" calcext:value-type="time">
            <text:p>09:49:4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79" calcext:value-type="float">
            <text:p>35.22394279</text:p>
          </table:table-cell>
          <table:table-cell office:value-type="float" office:value="139.67284814" calcext:value-type="float">
            <text:p>139.67284814</text:p>
          </table:table-cell>
          <table:table-cell office:value-type="float" office:value="6.056" calcext:value-type="float">
            <text:p>6.056</text:p>
          </table:table-cell>
          <table:table-cell office:value-type="float" office:value="9" calcext:value-type="float">
            <text:p>9</text:p>
          </table:table-cell>
          <table:table-cell office:value-type="float" office:value="922322985000" calcext:value-type="float">
            <text:p>922322985000</text:p>
          </table:table-cell>
          <table:table-cell office:value-type="string" calcext:value-type="string">
            <text:p>1999-03-25T09:49:45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5.169S" calcext:value-type="time">
            <text:p>09:49:4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163" calcext:value-type="float">
            <text:p>35.22394163</text:p>
          </table:table-cell>
          <table:table-cell office:value-type="float" office:value="139.67284841" calcext:value-type="float">
            <text:p>139.67284841</text:p>
          </table:table-cell>
          <table:table-cell office:value-type="float" office:value="7.073" calcext:value-type="float">
            <text:p>7.073</text:p>
          </table:table-cell>
          <table:table-cell office:value-type="float" office:value="8" calcext:value-type="float">
            <text:p>8</text:p>
          </table:table-cell>
          <table:table-cell office:value-type="float" office:value="922322986000" calcext:value-type="float">
            <text:p>922322986000</text:p>
          </table:table-cell>
          <table:table-cell office:value-type="string" calcext:value-type="string">
            <text:p>1999-03-25T09:49:46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6.153S" calcext:value-type="time">
            <text:p>09:49:4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013" calcext:value-type="float">
            <text:p>35.22394013</text:p>
          </table:table-cell>
          <table:table-cell office:value-type="float" office:value="139.67284891" calcext:value-type="float">
            <text:p>139.67284891</text:p>
          </table:table-cell>
          <table:table-cell office:value-type="float" office:value="8.057" calcext:value-type="float">
            <text:p>8.057</text:p>
          </table:table-cell>
          <table:table-cell office:value-type="float" office:value="7" calcext:value-type="float">
            <text:p>7</text:p>
          </table:table-cell>
          <table:table-cell office:value-type="float" office:value="922322987000" calcext:value-type="float">
            <text:p>922322987000</text:p>
          </table:table-cell>
          <table:table-cell office:value-type="string" calcext:value-type="string">
            <text:p>1999-03-25T09:49:47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7.163S" calcext:value-type="time">
            <text:p>09:49:4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895" calcext:value-type="float">
            <text:p>35.22393895</text:p>
          </table:table-cell>
          <table:table-cell office:value-type="float" office:value="139.67284938" calcext:value-type="float">
            <text:p>139.67284938</text:p>
          </table:table-cell>
          <table:table-cell office:value-type="float" office:value="9.067" calcext:value-type="float">
            <text:p>9.067</text:p>
          </table:table-cell>
          <table:table-cell office:value-type="float" office:value="7" calcext:value-type="float">
            <text:p>7</text:p>
          </table:table-cell>
          <table:table-cell office:value-type="float" office:value="922322988000" calcext:value-type="float">
            <text:p>922322988000</text:p>
          </table:table-cell>
          <table:table-cell office:value-type="string" calcext:value-type="string">
            <text:p>1999-03-25T09:49:48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8.153S" calcext:value-type="time">
            <text:p>09:49:4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814" calcext:value-type="float">
            <text:p>35.22393814</text:p>
          </table:table-cell>
          <table:table-cell office:value-type="float" office:value="139.67284964" calcext:value-type="float">
            <text:p>139.67284964</text:p>
          </table:table-cell>
          <table:table-cell office:value-type="float" office:value="10.057" calcext:value-type="float">
            <text:p>10.057</text:p>
          </table:table-cell>
          <table:table-cell office:value-type="float" office:value="6" calcext:value-type="float">
            <text:p>6</text:p>
          </table:table-cell>
          <table:table-cell office:value-type="float" office:value="922322989000" calcext:value-type="float">
            <text:p>922322989000</text:p>
          </table:table-cell>
          <table:table-cell office:value-type="string" calcext:value-type="string">
            <text:p>1999-03-25T09:49:49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49.193S" calcext:value-type="time">
            <text:p>09:49:49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684" calcext:value-type="float">
            <text:p>35.22393684</text:p>
          </table:table-cell>
          <table:table-cell office:value-type="float" office:value="139.67284996" calcext:value-type="float">
            <text:p>139.67284996</text:p>
          </table:table-cell>
          <table:table-cell office:value-type="float" office:value="11.097" calcext:value-type="float">
            <text:p>11.097</text:p>
          </table:table-cell>
          <table:table-cell office:value-type="float" office:value="6" calcext:value-type="float">
            <text:p>6</text:p>
          </table:table-cell>
          <table:table-cell office:value-type="float" office:value="922322990000" calcext:value-type="float">
            <text:p>922322990000</text:p>
          </table:table-cell>
          <table:table-cell office:value-type="string" calcext:value-type="string">
            <text:p>1999-03-25T09:49:50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0.153S" calcext:value-type="time">
            <text:p>09:49:5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607" calcext:value-type="float">
            <text:p>35.22393607</text:p>
          </table:table-cell>
          <table:table-cell office:value-type="float" office:value="139.67285016" calcext:value-type="float">
            <text:p>139.67285016</text:p>
          </table:table-cell>
          <table:table-cell office:value-type="float" office:value="12.057" calcext:value-type="float">
            <text:p>12.057</text:p>
          </table:table-cell>
          <table:table-cell office:value-type="float" office:value="6" calcext:value-type="float">
            <text:p>6</text:p>
          </table:table-cell>
          <table:table-cell office:value-type="float" office:value="922322991000" calcext:value-type="float">
            <text:p>922322991000</text:p>
          </table:table-cell>
          <table:table-cell office:value-type="string" calcext:value-type="string">
            <text:p>1999-03-25T09:49:51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1.176S" calcext:value-type="time">
            <text:p>09:49:5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73" calcext:value-type="float">
            <text:p>35.22393573</text:p>
          </table:table-cell>
          <table:table-cell office:value-type="float" office:value="139.6728501" calcext:value-type="float">
            <text:p>139.6728501</text:p>
          </table:table-cell>
          <table:table-cell office:value-type="float" office:value="13.08" calcext:value-type="float">
            <text:p>13.08</text:p>
          </table:table-cell>
          <table:table-cell office:value-type="float" office:value="5" calcext:value-type="float">
            <text:p>5</text:p>
          </table:table-cell>
          <table:table-cell office:value-type="float" office:value="922322992000" calcext:value-type="float">
            <text:p>922322992000</text:p>
          </table:table-cell>
          <table:table-cell office:value-type="string" calcext:value-type="string">
            <text:p>1999-03-25T09:49:52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2.152S" calcext:value-type="time">
            <text:p>09:49:5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57" calcext:value-type="float">
            <text:p>35.22393557</text:p>
          </table:table-cell>
          <table:table-cell office:value-type="float" office:value="139.67284997" calcext:value-type="float">
            <text:p>139.67284997</text:p>
          </table:table-cell>
          <table:table-cell office:value-type="float" office:value="14.056" calcext:value-type="float">
            <text:p>14.056</text:p>
          </table:table-cell>
          <table:table-cell office:value-type="float" office:value="5" calcext:value-type="float">
            <text:p>5</text:p>
          </table:table-cell>
          <table:table-cell office:value-type="float" office:value="922322993000" calcext:value-type="float">
            <text:p>922322993000</text:p>
          </table:table-cell>
          <table:table-cell office:value-type="string" calcext:value-type="string">
            <text:p>1999-03-25T09:49:53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3.159S" calcext:value-type="time">
            <text:p>09:49:53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48" calcext:value-type="float">
            <text:p>35.22393548</text:p>
          </table:table-cell>
          <table:table-cell office:value-type="float" office:value="139.6728499" calcext:value-type="float">
            <text:p>139.6728499</text:p>
          </table:table-cell>
          <table:table-cell office:value-type="float" office:value="15.063" calcext:value-type="float">
            <text:p>15.063</text:p>
          </table:table-cell>
          <table:table-cell office:value-type="float" office:value="5" calcext:value-type="float">
            <text:p>5</text:p>
          </table:table-cell>
          <table:table-cell office:value-type="float" office:value="922322994000" calcext:value-type="float">
            <text:p>922322994000</text:p>
          </table:table-cell>
          <table:table-cell office:value-type="string" calcext:value-type="string">
            <text:p>1999-03-25T09:49:54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4.149S" calcext:value-type="time">
            <text:p>09:49:5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43" calcext:value-type="float">
            <text:p>35.22393543</text:p>
          </table:table-cell>
          <table:table-cell office:value-type="float" office:value="139.67284989" calcext:value-type="float">
            <text:p>139.67284989</text:p>
          </table:table-cell>
          <table:table-cell office:value-type="float" office:value="16.053" calcext:value-type="float">
            <text:p>16.053</text:p>
          </table:table-cell>
          <table:table-cell office:value-type="float" office:value="5" calcext:value-type="float">
            <text:p>5</text:p>
          </table:table-cell>
          <table:table-cell office:value-type="float" office:value="922322995000" calcext:value-type="float">
            <text:p>922322995000</text:p>
          </table:table-cell>
          <table:table-cell office:value-type="string" calcext:value-type="string">
            <text:p>1999-03-25T09:49:55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5.161S" calcext:value-type="time">
            <text:p>09:49:5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4" calcext:value-type="float">
            <text:p>35.2239354</text:p>
          </table:table-cell>
          <table:table-cell office:value-type="float" office:value="139.67284987" calcext:value-type="float">
            <text:p>139.67284987</text:p>
          </table:table-cell>
          <table:table-cell office:value-type="float" office:value="17.065" calcext:value-type="float">
            <text:p>17.065</text:p>
          </table:table-cell>
          <table:table-cell office:value-type="float" office:value="4" calcext:value-type="float">
            <text:p>4</text:p>
          </table:table-cell>
          <table:table-cell office:value-type="float" office:value="922322996000" calcext:value-type="float">
            <text:p>922322996000</text:p>
          </table:table-cell>
          <table:table-cell office:value-type="string" calcext:value-type="string">
            <text:p>1999-03-25T09:49:56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6.121S" calcext:value-type="time">
            <text:p>09:49:56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39" calcext:value-type="float">
            <text:p>35.22393539</text:p>
          </table:table-cell>
          <table:table-cell office:value-type="float" office:value="139.67284984" calcext:value-type="float">
            <text:p>139.67284984</text:p>
          </table:table-cell>
          <table:table-cell office:value-type="float" office:value="18.025" calcext:value-type="float">
            <text:p>18.025</text:p>
          </table:table-cell>
          <table:table-cell office:value-type="float" office:value="4" calcext:value-type="float">
            <text:p>4</text:p>
          </table:table-cell>
          <table:table-cell office:value-type="float" office:value="922322997000" calcext:value-type="float">
            <text:p>922322997000</text:p>
          </table:table-cell>
          <table:table-cell office:value-type="string" calcext:value-type="string">
            <text:p>1999-03-25T09:49:57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7.175S" calcext:value-type="time">
            <text:p>09:49:57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36" calcext:value-type="float">
            <text:p>35.22393536</text:p>
          </table:table-cell>
          <table:table-cell office:value-type="float" office:value="139.67284983" calcext:value-type="float">
            <text:p>139.67284983</text:p>
          </table:table-cell>
          <table:table-cell office:value-type="float" office:value="19.079" calcext:value-type="float">
            <text:p>19.079</text:p>
          </table:table-cell>
          <table:table-cell office:value-type="float" office:value="4" calcext:value-type="float">
            <text:p>4</text:p>
          </table:table-cell>
          <table:table-cell office:value-type="float" office:value="922322998000" calcext:value-type="float">
            <text:p>922322998000</text:p>
          </table:table-cell>
          <table:table-cell office:value-type="string" calcext:value-type="string">
            <text:p>1999-03-25T09:49:58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8.151S" calcext:value-type="time">
            <text:p>09:49:5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34" calcext:value-type="float">
            <text:p>35.22393534</text:p>
          </table:table-cell>
          <table:table-cell office:value-type="float" office:value="139.67284982" calcext:value-type="float">
            <text:p>139.67284982</text:p>
          </table:table-cell>
          <table:table-cell office:value-type="float" office:value="20.055" calcext:value-type="float">
            <text:p>20.055</text:p>
          </table:table-cell>
          <table:table-cell office:value-type="float" office:value="4" calcext:value-type="float">
            <text:p>4</text:p>
          </table:table-cell>
          <table:table-cell office:value-type="float" office:value="922322999000" calcext:value-type="float">
            <text:p>922322999000</text:p>
          </table:table-cell>
          <table:table-cell office:value-type="string" calcext:value-type="string">
            <text:p>1999-03-25T09:49:59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49M59.164S" calcext:value-type="time">
            <text:p>09:49:5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32" calcext:value-type="float">
            <text:p>35.22393532</text:p>
          </table:table-cell>
          <table:table-cell office:value-type="float" office:value="139.67284981" calcext:value-type="float">
            <text:p>139.67284981</text:p>
          </table:table-cell>
          <table:table-cell office:value-type="float" office:value="21.068" calcext:value-type="float">
            <text:p>21.068</text:p>
          </table:table-cell>
          <table:table-cell office:value-type="float" office:value="5" calcext:value-type="float">
            <text:p>5</text:p>
          </table:table-cell>
          <table:table-cell office:value-type="float" office:value="922323000000" calcext:value-type="float">
            <text:p>922323000000</text:p>
          </table:table-cell>
          <table:table-cell office:value-type="string" calcext:value-type="string">
            <text:p>1999-03-25T09:50:00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0.175S" calcext:value-type="time">
            <text:p>09:50:00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29" calcext:value-type="float">
            <text:p>35.22393529</text:p>
          </table:table-cell>
          <table:table-cell office:value-type="float" office:value="139.6728498" calcext:value-type="float">
            <text:p>139.6728498</text:p>
          </table:table-cell>
          <table:table-cell office:value-type="float" office:value="22.079" calcext:value-type="float">
            <text:p>22.079</text:p>
          </table:table-cell>
          <table:table-cell office:value-type="float" office:value="5" calcext:value-type="float">
            <text:p>5</text:p>
          </table:table-cell>
          <table:table-cell office:value-type="float" office:value="922323001000" calcext:value-type="float">
            <text:p>922323001000</text:p>
          </table:table-cell>
          <table:table-cell office:value-type="string" calcext:value-type="string">
            <text:p>1999-03-25T09:50:01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1.118S" calcext:value-type="time">
            <text:p>09:50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26" calcext:value-type="float">
            <text:p>35.22393526</text:p>
          </table:table-cell>
          <table:table-cell office:value-type="float" office:value="139.67284978" calcext:value-type="float">
            <text:p>139.67284978</text:p>
          </table:table-cell>
          <table:table-cell office:value-type="float" office:value="23.022" calcext:value-type="float">
            <text:p>23.022</text:p>
          </table:table-cell>
          <table:table-cell office:value-type="float" office:value="4" calcext:value-type="float">
            <text:p>4</text:p>
          </table:table-cell>
          <table:table-cell office:value-type="float" office:value="922323002000" calcext:value-type="float">
            <text:p>922323002000</text:p>
          </table:table-cell>
          <table:table-cell office:value-type="string" calcext:value-type="string">
            <text:p>1999-03-25T09:50:02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2.131S" calcext:value-type="time">
            <text:p>09:50:02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23" calcext:value-type="float">
            <text:p>35.22393523</text:p>
          </table:table-cell>
          <table:table-cell office:value-type="float" office:value="139.67284974" calcext:value-type="float">
            <text:p>139.67284974</text:p>
          </table:table-cell>
          <table:table-cell office:value-type="float" office:value="24.035" calcext:value-type="float">
            <text:p>24.035</text:p>
          </table:table-cell>
          <table:table-cell office:value-type="float" office:value="4" calcext:value-type="float">
            <text:p>4</text:p>
          </table:table-cell>
          <table:table-cell office:value-type="float" office:value="922323003000" calcext:value-type="float">
            <text:p>922323003000</text:p>
          </table:table-cell>
          <table:table-cell office:value-type="string" calcext:value-type="string">
            <text:p>1999-03-25T09:50:03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3.154S" calcext:value-type="time">
            <text:p>09:50:0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21" calcext:value-type="float">
            <text:p>35.22393521</text:p>
          </table:table-cell>
          <table:table-cell office:value-type="float" office:value="139.67284972" calcext:value-type="float">
            <text:p>139.67284972</text:p>
          </table:table-cell>
          <table:table-cell office:value-type="float" office:value="25.058" calcext:value-type="float">
            <text:p>25.058</text:p>
          </table:table-cell>
          <table:table-cell office:value-type="float" office:value="4" calcext:value-type="float">
            <text:p>4</text:p>
          </table:table-cell>
          <table:table-cell office:value-type="float" office:value="922323004000" calcext:value-type="float">
            <text:p>922323004000</text:p>
          </table:table-cell>
          <table:table-cell office:value-type="string" calcext:value-type="string">
            <text:p>1999-03-25T09:50:04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4.152S" calcext:value-type="time">
            <text:p>09:50:0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18" calcext:value-type="float">
            <text:p>35.22393518</text:p>
          </table:table-cell>
          <table:table-cell office:value-type="float" office:value="139.67284971" calcext:value-type="float">
            <text:p>139.67284971</text:p>
          </table:table-cell>
          <table:table-cell office:value-type="float" office:value="26.056" calcext:value-type="float">
            <text:p>26.056</text:p>
          </table:table-cell>
          <table:table-cell office:value-type="float" office:value="4" calcext:value-type="float">
            <text:p>4</text:p>
          </table:table-cell>
          <table:table-cell office:value-type="float" office:value="922323005000" calcext:value-type="float">
            <text:p>922323005000</text:p>
          </table:table-cell>
          <table:table-cell office:value-type="string" calcext:value-type="string">
            <text:p>1999-03-25T09:50:05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5.151S" calcext:value-type="time">
            <text:p>09:50:0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15" calcext:value-type="float">
            <text:p>35.22393515</text:p>
          </table:table-cell>
          <table:table-cell office:value-type="float" office:value="139.67284969" calcext:value-type="float">
            <text:p>139.67284969</text:p>
          </table:table-cell>
          <table:table-cell office:value-type="float" office:value="27.055" calcext:value-type="float">
            <text:p>27.055</text:p>
          </table:table-cell>
          <table:table-cell office:value-type="float" office:value="4" calcext:value-type="float">
            <text:p>4</text:p>
          </table:table-cell>
          <table:table-cell office:value-type="float" office:value="922323006000" calcext:value-type="float">
            <text:p>922323006000</text:p>
          </table:table-cell>
          <table:table-cell office:value-type="string" calcext:value-type="string">
            <text:p>1999-03-25T09:50:06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6.153S" calcext:value-type="time">
            <text:p>09:50:0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13" calcext:value-type="float">
            <text:p>35.22393513</text:p>
          </table:table-cell>
          <table:table-cell office:value-type="float" office:value="139.67284967" calcext:value-type="float">
            <text:p>139.67284967</text:p>
          </table:table-cell>
          <table:table-cell office:value-type="float" office:value="28.057" calcext:value-type="float">
            <text:p>28.057</text:p>
          </table:table-cell>
          <table:table-cell office:value-type="float" office:value="4" calcext:value-type="float">
            <text:p>4</text:p>
          </table:table-cell>
          <table:table-cell office:value-type="float" office:value="922323007000" calcext:value-type="float">
            <text:p>922323007000</text:p>
          </table:table-cell>
          <table:table-cell office:value-type="string" calcext:value-type="string">
            <text:p>1999-03-25T09:50:07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7.155S" calcext:value-type="time">
            <text:p>09:50:07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51" calcext:value-type="float">
            <text:p>35.2239351</text:p>
          </table:table-cell>
          <table:table-cell office:value-type="float" office:value="139.67284965" calcext:value-type="float">
            <text:p>139.67284965</text:p>
          </table:table-cell>
          <table:table-cell office:value-type="float" office:value="29.059" calcext:value-type="float">
            <text:p>29.059</text:p>
          </table:table-cell>
          <table:table-cell office:value-type="float" office:value="3" calcext:value-type="float">
            <text:p>3</text:p>
          </table:table-cell>
          <table:table-cell office:value-type="float" office:value="922323008000" calcext:value-type="float">
            <text:p>922323008000</text:p>
          </table:table-cell>
          <table:table-cell office:value-type="string" calcext:value-type="string">
            <text:p>1999-03-25T09:50:08+0900</text:p>
          </table:table-cell>
        </table:table-row>
        <table:table-row table:style-name="ro1">
          <table:table-cell office:value-type="time" office:time-value="PT09H49M38.096S" calcext:value-type="time">
            <text:p>09:49:38.10</text:p>
          </table:table-cell>
          <table:table-cell office:value-type="time" office:time-value="PT09H50M08.1S" calcext:value-type="time">
            <text:p>09:50:08.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04" calcext:value-type="float">
            <text:p>3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1.181S" calcext:value-type="time">
            <text:p>09:50:3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416" calcext:value-type="float">
            <text:p>35.22393416</text:p>
          </table:table-cell>
          <table:table-cell office:value-type="float" office:value="139.67284967" calcext:value-type="float">
            <text:p>139.67284967</text:p>
          </table:table-cell>
          <table:table-cell office:value-type="float" office:value="3.043" calcext:value-type="float">
            <text:p>3.043</text:p>
          </table:table-cell>
          <table:table-cell office:value-type="float" office:value="16" calcext:value-type="float">
            <text:p>16</text:p>
          </table:table-cell>
          <table:table-cell office:value-type="float" office:value="922323032000" calcext:value-type="float">
            <text:p>922323032000</text:p>
          </table:table-cell>
          <table:table-cell office:value-type="string" calcext:value-type="string">
            <text:p>1999-03-25T09:50:32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2.15S" calcext:value-type="time">
            <text:p>09:50:3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294" calcext:value-type="float">
            <text:p>35.22393294</text:p>
          </table:table-cell>
          <table:table-cell office:value-type="float" office:value="139.67285031" calcext:value-type="float">
            <text:p>139.67285031</text:p>
          </table:table-cell>
          <table:table-cell office:value-type="float" office:value="4.012" calcext:value-type="float">
            <text:p>4.012</text:p>
          </table:table-cell>
          <table:table-cell office:value-type="float" office:value="12" calcext:value-type="float">
            <text:p>12</text:p>
          </table:table-cell>
          <table:table-cell office:value-type="float" office:value="922323033000" calcext:value-type="float">
            <text:p>922323033000</text:p>
          </table:table-cell>
          <table:table-cell office:value-type="string" calcext:value-type="string">
            <text:p>1999-03-25T09:50:33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3.186S" calcext:value-type="time">
            <text:p>09:50:33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198" calcext:value-type="float">
            <text:p>35.22393198</text:p>
          </table:table-cell>
          <table:table-cell office:value-type="float" office:value="139.67285099" calcext:value-type="float">
            <text:p>139.67285099</text:p>
          </table:table-cell>
          <table:table-cell office:value-type="float" office:value="5.048" calcext:value-type="float">
            <text:p>5.048</text:p>
          </table:table-cell>
          <table:table-cell office:value-type="float" office:value="10" calcext:value-type="float">
            <text:p>10</text:p>
          </table:table-cell>
          <table:table-cell office:value-type="float" office:value="922323034000" calcext:value-type="float">
            <text:p>922323034000</text:p>
          </table:table-cell>
          <table:table-cell office:value-type="string" calcext:value-type="string">
            <text:p>1999-03-25T09:50:34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4.158S" calcext:value-type="time">
            <text:p>09:50:34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095" calcext:value-type="float">
            <text:p>35.22393095</text:p>
          </table:table-cell>
          <table:table-cell office:value-type="float" office:value="139.67285168" calcext:value-type="float">
            <text:p>139.67285168</text:p>
          </table:table-cell>
          <table:table-cell office:value-type="float" office:value="6.02" calcext:value-type="float">
            <text:p>6.02</text:p>
          </table:table-cell>
          <table:table-cell office:value-type="float" office:value="9" calcext:value-type="float">
            <text:p>9</text:p>
          </table:table-cell>
          <table:table-cell office:value-type="float" office:value="922323035000" calcext:value-type="float">
            <text:p>922323035000</text:p>
          </table:table-cell>
          <table:table-cell office:value-type="string" calcext:value-type="string">
            <text:p>1999-03-25T09:50:35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5.174S" calcext:value-type="time">
            <text:p>09:50:35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003" calcext:value-type="float">
            <text:p>35.22393003</text:p>
          </table:table-cell>
          <table:table-cell office:value-type="float" office:value="139.67285192" calcext:value-type="float">
            <text:p>139.67285192</text:p>
          </table:table-cell>
          <table:table-cell office:value-type="float" office:value="7.036" calcext:value-type="float">
            <text:p>7.036</text:p>
          </table:table-cell>
          <table:table-cell office:value-type="float" office:value="8" calcext:value-type="float">
            <text:p>8</text:p>
          </table:table-cell>
          <table:table-cell office:value-type="float" office:value="922323036000" calcext:value-type="float">
            <text:p>922323036000</text:p>
          </table:table-cell>
          <table:table-cell office:value-type="string" calcext:value-type="string">
            <text:p>1999-03-25T09:50:36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6.153S" calcext:value-type="time">
            <text:p>09:50:3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891" calcext:value-type="float">
            <text:p>35.22392891</text:p>
          </table:table-cell>
          <table:table-cell office:value-type="float" office:value="139.67285204" calcext:value-type="float">
            <text:p>139.67285204</text:p>
          </table:table-cell>
          <table:table-cell office:value-type="float" office:value="8.015" calcext:value-type="float">
            <text:p>8.015</text:p>
          </table:table-cell>
          <table:table-cell office:value-type="float" office:value="8" calcext:value-type="float">
            <text:p>8</text:p>
          </table:table-cell>
          <table:table-cell office:value-type="float" office:value="922323037000" calcext:value-type="float">
            <text:p>922323037000</text:p>
          </table:table-cell>
          <table:table-cell office:value-type="string" calcext:value-type="string">
            <text:p>1999-03-25T09:50:37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7.15S" calcext:value-type="time">
            <text:p>09:50:3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808" calcext:value-type="float">
            <text:p>35.22392808</text:p>
          </table:table-cell>
          <table:table-cell office:value-type="float" office:value="139.67285205" calcext:value-type="float">
            <text:p>139.67285205</text:p>
          </table:table-cell>
          <table:table-cell office:value-type="float" office:value="9.012" calcext:value-type="float">
            <text:p>9.012</text:p>
          </table:table-cell>
          <table:table-cell office:value-type="float" office:value="7" calcext:value-type="float">
            <text:p>7</text:p>
          </table:table-cell>
          <table:table-cell office:value-type="float" office:value="922323038000" calcext:value-type="float">
            <text:p>922323038000</text:p>
          </table:table-cell>
          <table:table-cell office:value-type="string" calcext:value-type="string">
            <text:p>1999-03-25T09:50:38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8.15S" calcext:value-type="time">
            <text:p>09:50:3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742" calcext:value-type="float">
            <text:p>35.22392742</text:p>
          </table:table-cell>
          <table:table-cell office:value-type="float" office:value="139.67285221" calcext:value-type="float">
            <text:p>139.67285221</text:p>
          </table:table-cell>
          <table:table-cell office:value-type="float" office:value="10.012" calcext:value-type="float">
            <text:p>10.012</text:p>
          </table:table-cell>
          <table:table-cell office:value-type="float" office:value="7" calcext:value-type="float">
            <text:p>7</text:p>
          </table:table-cell>
          <table:table-cell office:value-type="float" office:value="922323039000" calcext:value-type="float">
            <text:p>922323039000</text:p>
          </table:table-cell>
          <table:table-cell office:value-type="string" calcext:value-type="string">
            <text:p>1999-03-25T09:50:39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39.16S" calcext:value-type="time">
            <text:p>09:50:39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48" calcext:value-type="float">
            <text:p>35.22392648</text:p>
          </table:table-cell>
          <table:table-cell office:value-type="float" office:value="139.67285224" calcext:value-type="float">
            <text:p>139.67285224</text:p>
          </table:table-cell>
          <table:table-cell office:value-type="float" office:value="11.022" calcext:value-type="float">
            <text:p>11.022</text:p>
          </table:table-cell>
          <table:table-cell office:value-type="float" office:value="7" calcext:value-type="float">
            <text:p>7</text:p>
          </table:table-cell>
          <table:table-cell office:value-type="float" office:value="922323040000" calcext:value-type="float">
            <text:p>922323040000</text:p>
          </table:table-cell>
          <table:table-cell office:value-type="string" calcext:value-type="string">
            <text:p>1999-03-25T09:50:40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0.183S" calcext:value-type="time">
            <text:p>09:50:40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23" calcext:value-type="float">
            <text:p>35.22392623</text:p>
          </table:table-cell>
          <table:table-cell office:value-type="float" office:value="139.6728526" calcext:value-type="float">
            <text:p>139.6728526</text:p>
          </table:table-cell>
          <table:table-cell office:value-type="float" office:value="12.045" calcext:value-type="float">
            <text:p>12.045</text:p>
          </table:table-cell>
          <table:table-cell office:value-type="float" office:value="6" calcext:value-type="float">
            <text:p>6</text:p>
          </table:table-cell>
          <table:table-cell office:value-type="float" office:value="922323041000" calcext:value-type="float">
            <text:p>922323041000</text:p>
          </table:table-cell>
          <table:table-cell office:value-type="string" calcext:value-type="string">
            <text:p>1999-03-25T09:50:41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1.155S" calcext:value-type="time">
            <text:p>09:50:41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03" calcext:value-type="float">
            <text:p>35.22392603</text:p>
          </table:table-cell>
          <table:table-cell office:value-type="float" office:value="139.67285293" calcext:value-type="float">
            <text:p>139.67285293</text:p>
          </table:table-cell>
          <table:table-cell office:value-type="float" office:value="13.017" calcext:value-type="float">
            <text:p>13.017</text:p>
          </table:table-cell>
          <table:table-cell office:value-type="float" office:value="6" calcext:value-type="float">
            <text:p>6</text:p>
          </table:table-cell>
          <table:table-cell office:value-type="float" office:value="922323042000" calcext:value-type="float">
            <text:p>922323042000</text:p>
          </table:table-cell>
          <table:table-cell office:value-type="string" calcext:value-type="string">
            <text:p>1999-03-25T09:50:42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2.151S" calcext:value-type="time">
            <text:p>09:50:4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02" calcext:value-type="float">
            <text:p>35.22392602</text:p>
          </table:table-cell>
          <table:table-cell office:value-type="float" office:value="139.67285301" calcext:value-type="float">
            <text:p>139.67285301</text:p>
          </table:table-cell>
          <table:table-cell office:value-type="float" office:value="14.013" calcext:value-type="float">
            <text:p>14.013</text:p>
          </table:table-cell>
          <table:table-cell office:value-type="float" office:value="6" calcext:value-type="float">
            <text:p>6</text:p>
          </table:table-cell>
          <table:table-cell office:value-type="float" office:value="922323043000" calcext:value-type="float">
            <text:p>922323043000</text:p>
          </table:table-cell>
          <table:table-cell office:value-type="string" calcext:value-type="string">
            <text:p>1999-03-25T09:50:43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3.151S" calcext:value-type="time">
            <text:p>09:50:4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09" calcext:value-type="float">
            <text:p>35.22392609</text:p>
          </table:table-cell>
          <table:table-cell office:value-type="float" office:value="139.67285306" calcext:value-type="float">
            <text:p>139.67285306</text:p>
          </table:table-cell>
          <table:table-cell office:value-type="float" office:value="15.013" calcext:value-type="float">
            <text:p>15.013</text:p>
          </table:table-cell>
          <table:table-cell office:value-type="float" office:value="6" calcext:value-type="float">
            <text:p>6</text:p>
          </table:table-cell>
          <table:table-cell office:value-type="float" office:value="922323044000" calcext:value-type="float">
            <text:p>922323044000</text:p>
          </table:table-cell>
          <table:table-cell office:value-type="string" calcext:value-type="string">
            <text:p>1999-03-25T09:50:44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4.152S" calcext:value-type="time">
            <text:p>09:50:4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1" calcext:value-type="float">
            <text:p>35.22392611</text:p>
          </table:table-cell>
          <table:table-cell office:value-type="float" office:value="139.67285308" calcext:value-type="float">
            <text:p>139.67285308</text:p>
          </table:table-cell>
          <table:table-cell office:value-type="float" office:value="16.014" calcext:value-type="float">
            <text:p>16.014</text:p>
          </table:table-cell>
          <table:table-cell office:value-type="float" office:value="6" calcext:value-type="float">
            <text:p>6</text:p>
          </table:table-cell>
          <table:table-cell office:value-type="float" office:value="922323045000" calcext:value-type="float">
            <text:p>922323045000</text:p>
          </table:table-cell>
          <table:table-cell office:value-type="string" calcext:value-type="string">
            <text:p>1999-03-25T09:50:45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5.151S" calcext:value-type="time">
            <text:p>09:50:45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2" calcext:value-type="float">
            <text:p>35.22392612</text:p>
          </table:table-cell>
          <table:table-cell office:value-type="float" office:value="139.67285309" calcext:value-type="float">
            <text:p>139.67285309</text:p>
          </table:table-cell>
          <table:table-cell office:value-type="float" office:value="17.013" calcext:value-type="float">
            <text:p>17.013</text:p>
          </table:table-cell>
          <table:table-cell office:value-type="float" office:value="6" calcext:value-type="float">
            <text:p>6</text:p>
          </table:table-cell>
          <table:table-cell office:value-type="float" office:value="922323046000" calcext:value-type="float">
            <text:p>922323046000</text:p>
          </table:table-cell>
          <table:table-cell office:value-type="string" calcext:value-type="string">
            <text:p>1999-03-25T09:50:46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6.15S" calcext:value-type="time">
            <text:p>09:50:4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3" calcext:value-type="float">
            <text:p>35.22392613</text:p>
          </table:table-cell>
          <table:table-cell office:value-type="float" office:value="139.67285311" calcext:value-type="float">
            <text:p>139.67285311</text:p>
          </table:table-cell>
          <table:table-cell office:value-type="float" office:value="18.012" calcext:value-type="float">
            <text:p>18.012</text:p>
          </table:table-cell>
          <table:table-cell office:value-type="float" office:value="6" calcext:value-type="float">
            <text:p>6</text:p>
          </table:table-cell>
          <table:table-cell office:value-type="float" office:value="922323047000" calcext:value-type="float">
            <text:p>922323047000</text:p>
          </table:table-cell>
          <table:table-cell office:value-type="string" calcext:value-type="string">
            <text:p>1999-03-25T09:50:47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7.168S" calcext:value-type="time">
            <text:p>09:50:47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3" calcext:value-type="float">
            <text:p>35.22392613</text:p>
          </table:table-cell>
          <table:table-cell office:value-type="float" office:value="139.67285311" calcext:value-type="float">
            <text:p>139.67285311</text:p>
          </table:table-cell>
          <table:table-cell office:value-type="float" office:value="19.03" calcext:value-type="float">
            <text:p>19.03</text:p>
          </table:table-cell>
          <table:table-cell office:value-type="float" office:value="5" calcext:value-type="float">
            <text:p>5</text:p>
          </table:table-cell>
          <table:table-cell office:value-type="float" office:value="922323048000" calcext:value-type="float">
            <text:p>922323048000</text:p>
          </table:table-cell>
          <table:table-cell office:value-type="string" calcext:value-type="string">
            <text:p>1999-03-25T09:50:48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8.155S" calcext:value-type="time">
            <text:p>09:50:4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4" calcext:value-type="float">
            <text:p>35.22392614</text:p>
          </table:table-cell>
          <table:table-cell office:value-type="float" office:value="139.67285312" calcext:value-type="float">
            <text:p>139.67285312</text:p>
          </table:table-cell>
          <table:table-cell office:value-type="float" office:value="20.017" calcext:value-type="float">
            <text:p>20.017</text:p>
          </table:table-cell>
          <table:table-cell office:value-type="float" office:value="5" calcext:value-type="float">
            <text:p>5</text:p>
          </table:table-cell>
          <table:table-cell office:value-type="float" office:value="922323049000" calcext:value-type="float">
            <text:p>922323049000</text:p>
          </table:table-cell>
          <table:table-cell office:value-type="string" calcext:value-type="string">
            <text:p>1999-03-25T09:50:49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49.153S" calcext:value-type="time">
            <text:p>09:50:49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5" calcext:value-type="float">
            <text:p>35.22392615</text:p>
          </table:table-cell>
          <table:table-cell office:value-type="float" office:value="139.67285312" calcext:value-type="float">
            <text:p>139.67285312</text:p>
          </table:table-cell>
          <table:table-cell office:value-type="float" office:value="21.015" calcext:value-type="float">
            <text:p>21.015</text:p>
          </table:table-cell>
          <table:table-cell office:value-type="float" office:value="5" calcext:value-type="float">
            <text:p>5</text:p>
          </table:table-cell>
          <table:table-cell office:value-type="float" office:value="922323050000" calcext:value-type="float">
            <text:p>922323050000</text:p>
          </table:table-cell>
          <table:table-cell office:value-type="string" calcext:value-type="string">
            <text:p>1999-03-25T09:50:50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0.152S" calcext:value-type="time">
            <text:p>09:50:50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6" calcext:value-type="float">
            <text:p>35.22392616</text:p>
          </table:table-cell>
          <table:table-cell office:value-type="float" office:value="139.67285313" calcext:value-type="float">
            <text:p>139.67285313</text:p>
          </table:table-cell>
          <table:table-cell office:value-type="float" office:value="22.014" calcext:value-type="float">
            <text:p>22.014</text:p>
          </table:table-cell>
          <table:table-cell office:value-type="float" office:value="5" calcext:value-type="float">
            <text:p>5</text:p>
          </table:table-cell>
          <table:table-cell office:value-type="float" office:value="922323051000" calcext:value-type="float">
            <text:p>922323051000</text:p>
          </table:table-cell>
          <table:table-cell office:value-type="string" calcext:value-type="string">
            <text:p>1999-03-25T09:50:51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1.148S" calcext:value-type="time">
            <text:p>09:50:5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6" calcext:value-type="float">
            <text:p>35.22392616</text:p>
          </table:table-cell>
          <table:table-cell office:value-type="float" office:value="139.67285314" calcext:value-type="float">
            <text:p>139.67285314</text:p>
          </table:table-cell>
          <table:table-cell office:value-type="float" office:value="23.01" calcext:value-type="float">
            <text:p>23.01</text:p>
          </table:table-cell>
          <table:table-cell office:value-type="float" office:value="5" calcext:value-type="float">
            <text:p>5</text:p>
          </table:table-cell>
          <table:table-cell office:value-type="float" office:value="922323052000" calcext:value-type="float">
            <text:p>922323052000</text:p>
          </table:table-cell>
          <table:table-cell office:value-type="string" calcext:value-type="string">
            <text:p>1999-03-25T09:50:52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2.153S" calcext:value-type="time">
            <text:p>09:50:52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7" calcext:value-type="float">
            <text:p>35.22392617</text:p>
          </table:table-cell>
          <table:table-cell office:value-type="float" office:value="139.67285314" calcext:value-type="float">
            <text:p>139.67285314</text:p>
          </table:table-cell>
          <table:table-cell office:value-type="float" office:value="24.015" calcext:value-type="float">
            <text:p>24.015</text:p>
          </table:table-cell>
          <table:table-cell office:value-type="float" office:value="5" calcext:value-type="float">
            <text:p>5</text:p>
          </table:table-cell>
          <table:table-cell office:value-type="float" office:value="922323053000" calcext:value-type="float">
            <text:p>922323053000</text:p>
          </table:table-cell>
          <table:table-cell office:value-type="string" calcext:value-type="string">
            <text:p>1999-03-25T09:50:53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3.151S" calcext:value-type="time">
            <text:p>09:50:53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8" calcext:value-type="float">
            <text:p>35.22392618</text:p>
          </table:table-cell>
          <table:table-cell office:value-type="float" office:value="139.67285315" calcext:value-type="float">
            <text:p>139.67285315</text:p>
          </table:table-cell>
          <table:table-cell office:value-type="float" office:value="25.013" calcext:value-type="float">
            <text:p>25.013</text:p>
          </table:table-cell>
          <table:table-cell office:value-type="float" office:value="5" calcext:value-type="float">
            <text:p>5</text:p>
          </table:table-cell>
          <table:table-cell office:value-type="float" office:value="922323054000" calcext:value-type="float">
            <text:p>922323054000</text:p>
          </table:table-cell>
          <table:table-cell office:value-type="string" calcext:value-type="string">
            <text:p>1999-03-25T09:50:54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4.154S" calcext:value-type="time">
            <text:p>09:50:54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9" calcext:value-type="float">
            <text:p>35.22392619</text:p>
          </table:table-cell>
          <table:table-cell office:value-type="float" office:value="139.67285316" calcext:value-type="float">
            <text:p>139.67285316</text:p>
          </table:table-cell>
          <table:table-cell office:value-type="float" office:value="26.016" calcext:value-type="float">
            <text:p>26.016</text:p>
          </table:table-cell>
          <table:table-cell office:value-type="float" office:value="6" calcext:value-type="float">
            <text:p>6</text:p>
          </table:table-cell>
          <table:table-cell office:value-type="float" office:value="922323055000" calcext:value-type="float">
            <text:p>922323055000</text:p>
          </table:table-cell>
          <table:table-cell office:value-type="string" calcext:value-type="string">
            <text:p>1999-03-25T09:50:55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5.159S" calcext:value-type="time">
            <text:p>09:50:55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9" calcext:value-type="float">
            <text:p>35.22392619</text:p>
          </table:table-cell>
          <table:table-cell office:value-type="float" office:value="139.67285316" calcext:value-type="float">
            <text:p>139.67285316</text:p>
          </table:table-cell>
          <table:table-cell office:value-type="float" office:value="27.021" calcext:value-type="float">
            <text:p>27.021</text:p>
          </table:table-cell>
          <table:table-cell office:value-type="float" office:value="5" calcext:value-type="float">
            <text:p>5</text:p>
          </table:table-cell>
          <table:table-cell office:value-type="float" office:value="922323056000" calcext:value-type="float">
            <text:p>922323056000</text:p>
          </table:table-cell>
          <table:table-cell office:value-type="string" calcext:value-type="string">
            <text:p>1999-03-25T09:50:56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6.153S" calcext:value-type="time">
            <text:p>09:50:56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2" calcext:value-type="float">
            <text:p>35.2239262</text:p>
          </table:table-cell>
          <table:table-cell office:value-type="float" office:value="139.67285316" calcext:value-type="float">
            <text:p>139.67285316</text:p>
          </table:table-cell>
          <table:table-cell office:value-type="float" office:value="28.015" calcext:value-type="float">
            <text:p>28.015</text:p>
          </table:table-cell>
          <table:table-cell office:value-type="float" office:value="6" calcext:value-type="float">
            <text:p>6</text:p>
          </table:table-cell>
          <table:table-cell office:value-type="float" office:value="922323057000" calcext:value-type="float">
            <text:p>922323057000</text:p>
          </table:table-cell>
          <table:table-cell office:value-type="string" calcext:value-type="string">
            <text:p>1999-03-25T09:50:57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7.15S" calcext:value-type="time">
            <text:p>09:50:57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2" calcext:value-type="float">
            <text:p>35.2239262</text:p>
          </table:table-cell>
          <table:table-cell office:value-type="float" office:value="139.67285316" calcext:value-type="float">
            <text:p>139.67285316</text:p>
          </table:table-cell>
          <table:table-cell office:value-type="float" office:value="29.012" calcext:value-type="float">
            <text:p>29.012</text:p>
          </table:table-cell>
          <table:table-cell office:value-type="float" office:value="6" calcext:value-type="float">
            <text:p>6</text:p>
          </table:table-cell>
          <table:table-cell office:value-type="float" office:value="922323058000" calcext:value-type="float">
            <text:p>922323058000</text:p>
          </table:table-cell>
          <table:table-cell office:value-type="string" calcext:value-type="string">
            <text:p>1999-03-25T09:50:58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8.156S" calcext:value-type="time">
            <text:p>09:50:58.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19" calcext:value-type="float">
            <text:p>35.22392619</text:p>
          </table:table-cell>
          <table:table-cell office:value-type="float" office:value="139.67285318" calcext:value-type="float">
            <text:p>139.67285318</text:p>
          </table:table-cell>
          <table:table-cell office:value-type="float" office:value="30.018" calcext:value-type="float">
            <text:p>30.018</text:p>
          </table:table-cell>
          <table:table-cell office:value-type="float" office:value="6" calcext:value-type="float">
            <text:p>6</text:p>
          </table:table-cell>
          <table:table-cell office:value-type="float" office:value="922323059000" calcext:value-type="float">
            <text:p>922323059000</text:p>
          </table:table-cell>
          <table:table-cell office:value-type="string" calcext:value-type="string">
            <text:p>1999-03-25T09:50:59+0900</text:p>
          </table:table-cell>
        </table:table-row>
        <table:table-row table:style-name="ro1">
          <table:table-cell office:value-type="time" office:time-value="PT09H50M28.138S" calcext:value-type="time">
            <text:p>09:50:28.14</text:p>
          </table:table-cell>
          <table:table-cell office:value-type="time" office:time-value="PT09H50M58.173S" calcext:value-type="time">
            <text:p>09:50:58.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35" calcext:value-type="float">
            <text:p>30.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測位開始後ディスプレイOFF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測位方式</text:p>
          </table:table-cell>
          <table:table-cell table:style-name="Default" office:value-type="string" calcext:value-type="string">
            <text:p>測位開始待ち時間</text:p>
          </table:table-cell>
          <table:table-cell table:style-name="Default" office:value-type="string" calcext:value-type="string">
            <text:p>TrackingTime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アシストデータ削除時間</text:p>
          </table:table-cell>
          <table:table-cell office:value-type="string" calcext:value-type="string">
            <text:p>アシストデータ削除有無</text:p>
          </table:table-cell>
          <table:table-cell office:value-type="string" calcext:value-type="string">
            <text:p>ログ出力有無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ACK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測位開始時間</text:p>
          </table:table-cell>
          <table:table-cell table:style-name="Default" office:value-type="string" calcext:value-type="string">
            <text:p>測位終了時間</text:p>
          </table:table-cell>
          <table:table-cell table:style-name="Default" office:value-type="string" calcext:value-type="string">
            <text:p>測位成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経度</text:p>
          </table:table-cell>
          <table:table-cell office:value-type="string" calcext:value-type="string">
            <text:p>TTF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cationTime(epoch)</text:p>
          </table:table-cell>
          <table:table-cell office:value-type="string" calcext:value-type="string">
            <text:p>LocationTime(UTC)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12.834S" calcext:value-type="time">
            <text:p>10:05:12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336" calcext:value-type="float">
            <text:p>35.22394336</text:p>
          </table:table-cell>
          <table:table-cell office:value-type="float" office:value="139.67303871" calcext:value-type="float">
            <text:p>139.67303871</text:p>
          </table:table-cell>
          <table:table-cell office:value-type="float" office:value="3.657" calcext:value-type="float">
            <text:p>3.657</text:p>
          </table:table-cell>
          <table:table-cell office:value-type="float" office:value="7" calcext:value-type="float">
            <text:p>7</text:p>
          </table:table-cell>
          <table:table-cell office:value-type="float" office:value="922323913000" calcext:value-type="float">
            <text:p>922323913000</text:p>
          </table:table-cell>
          <table:table-cell office:value-type="string" calcext:value-type="string">
            <text:p>1999-03-25T10:05:13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13.25S" calcext:value-type="time">
            <text:p>10:05:13.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46" calcext:value-type="float">
            <text:p>35.22394246</text:p>
          </table:table-cell>
          <table:table-cell office:value-type="float" office:value="139.67302115" calcext:value-type="float">
            <text:p>139.67302115</text:p>
          </table:table-cell>
          <table:table-cell office:value-type="float" office:value="4.073" calcext:value-type="float">
            <text:p>4.073</text:p>
          </table:table-cell>
          <table:table-cell office:value-type="float" office:value="6" calcext:value-type="float">
            <text:p>6</text:p>
          </table:table-cell>
          <table:table-cell office:value-type="float" office:value="922323914000" calcext:value-type="float">
            <text:p>922323914000</text:p>
          </table:table-cell>
          <table:table-cell office:value-type="string" calcext:value-type="string">
            <text:p>1999-03-25T10:05:14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14.117S" calcext:value-type="time">
            <text:p>10:05:14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136" calcext:value-type="float">
            <text:p>35.22394136</text:p>
          </table:table-cell>
          <table:table-cell office:value-type="float" office:value="139.67300262" calcext:value-type="float">
            <text:p>139.67300262</text:p>
          </table:table-cell>
          <table:table-cell office:value-type="float" office:value="4.94" calcext:value-type="float">
            <text:p>4.94</text:p>
          </table:table-cell>
          <table:table-cell office:value-type="float" office:value="8" calcext:value-type="float">
            <text:p>8</text:p>
          </table:table-cell>
          <table:table-cell office:value-type="float" office:value="922323915000" calcext:value-type="float">
            <text:p>922323915000</text:p>
          </table:table-cell>
          <table:table-cell office:value-type="string" calcext:value-type="string">
            <text:p>1999-03-25T10:05:15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26.632S" calcext:value-type="time">
            <text:p>10:05:26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075" calcext:value-type="float">
            <text:p>35.22394075</text:p>
          </table:table-cell>
          <table:table-cell office:value-type="float" office:value="139.67299174" calcext:value-type="float">
            <text:p>139.67299174</text:p>
          </table:table-cell>
          <table:table-cell office:value-type="float" office:value="17.455" calcext:value-type="float">
            <text:p>17.455</text:p>
          </table:table-cell>
          <table:table-cell office:value-type="float" office:value="8" calcext:value-type="float">
            <text:p>8</text:p>
          </table:table-cell>
          <table:table-cell office:value-type="float" office:value="922323916000" calcext:value-type="float">
            <text:p>922323916000</text:p>
          </table:table-cell>
          <table:table-cell office:value-type="string" calcext:value-type="string">
            <text:p>1999-03-25T10:05:16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26.679S" calcext:value-type="time">
            <text:p>10:05:26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079" calcext:value-type="float">
            <text:p>35.22393079</text:p>
          </table:table-cell>
          <table:table-cell office:value-type="float" office:value="139.67296674" calcext:value-type="float">
            <text:p>139.67296674</text:p>
          </table:table-cell>
          <table:table-cell office:value-type="float" office:value="17.502" calcext:value-type="float">
            <text:p>17.502</text:p>
          </table:table-cell>
          <table:table-cell office:value-type="float" office:value="9" calcext:value-type="float">
            <text:p>9</text:p>
          </table:table-cell>
          <table:table-cell office:value-type="float" office:value="922323919000" calcext:value-type="float">
            <text:p>922323919000</text:p>
          </table:table-cell>
          <table:table-cell office:value-type="string" calcext:value-type="string">
            <text:p>1999-03-25T10:05:19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26.72S" calcext:value-type="time">
            <text:p>10:05:26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709" calcext:value-type="float">
            <text:p>35.22392709</text:p>
          </table:table-cell>
          <table:table-cell office:value-type="float" office:value="139.6729268" calcext:value-type="float">
            <text:p>139.6729268</text:p>
          </table:table-cell>
          <table:table-cell office:value-type="float" office:value="17.543" calcext:value-type="float">
            <text:p>17.543</text:p>
          </table:table-cell>
          <table:table-cell office:value-type="float" office:value="9" calcext:value-type="float">
            <text:p>9</text:p>
          </table:table-cell>
          <table:table-cell office:value-type="float" office:value="922323927000" calcext:value-type="float">
            <text:p>922323927000</text:p>
          </table:table-cell>
          <table:table-cell office:value-type="string" calcext:value-type="string">
            <text:p>1999-03-25T10:05:27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27.419S" calcext:value-type="time">
            <text:p>10:05:27.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008" calcext:value-type="float">
            <text:p>35.22393008</text:p>
          </table:table-cell>
          <table:table-cell office:value-type="float" office:value="139.67292091" calcext:value-type="float">
            <text:p>139.67292091</text:p>
          </table:table-cell>
          <table:table-cell office:value-type="float" office:value="18.242" calcext:value-type="float">
            <text:p>18.242</text:p>
          </table:table-cell>
          <table:table-cell office:value-type="float" office:value="9" calcext:value-type="float">
            <text:p>9</text:p>
          </table:table-cell>
          <table:table-cell office:value-type="float" office:value="922323928000" calcext:value-type="float">
            <text:p>922323928000</text:p>
          </table:table-cell>
          <table:table-cell office:value-type="string" calcext:value-type="string">
            <text:p>1999-03-25T10:05:28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28.477S" calcext:value-type="time">
            <text:p>10:05:28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962" calcext:value-type="float">
            <text:p>35.22392962</text:p>
          </table:table-cell>
          <table:table-cell office:value-type="float" office:value="139.6729189" calcext:value-type="float">
            <text:p>139.6729189</text:p>
          </table:table-cell>
          <table:table-cell office:value-type="float" office:value="19.3" calcext:value-type="float">
            <text:p>19.3</text:p>
          </table:table-cell>
          <table:table-cell office:value-type="float" office:value="9" calcext:value-type="float">
            <text:p>9</text:p>
          </table:table-cell>
          <table:table-cell office:value-type="float" office:value="922323929000" calcext:value-type="float">
            <text:p>922323929000</text:p>
          </table:table-cell>
          <table:table-cell office:value-type="string" calcext:value-type="string">
            <text:p>1999-03-25T10:05:29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35.589S" calcext:value-type="time">
            <text:p>10:05:35.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1282" calcext:value-type="float">
            <text:p>35.22391282</text:p>
          </table:table-cell>
          <table:table-cell office:value-type="float" office:value="139.67291885" calcext:value-type="float">
            <text:p>139.67291885</text:p>
          </table:table-cell>
          <table:table-cell office:value-type="float" office:value="26.412" calcext:value-type="float">
            <text:p>26.412</text:p>
          </table:table-cell>
          <table:table-cell office:value-type="float" office:value="10" calcext:value-type="float">
            <text:p>10</text:p>
          </table:table-cell>
          <table:table-cell office:value-type="float" office:value="922323936000" calcext:value-type="float">
            <text:p>922323936000</text:p>
          </table:table-cell>
          <table:table-cell office:value-type="string" calcext:value-type="string">
            <text:p>1999-03-25T10:05:36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5M35.937S" calcext:value-type="time">
            <text:p>10:05:35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984" calcext:value-type="float">
            <text:p>35.22390984</text:p>
          </table:table-cell>
          <table:table-cell office:value-type="float" office:value="139.67291533" calcext:value-type="float">
            <text:p>139.67291533</text:p>
          </table:table-cell>
          <table:table-cell office:value-type="float" office:value="26.76" calcext:value-type="float">
            <text:p>26.76</text:p>
          </table:table-cell>
          <table:table-cell office:value-type="float" office:value="9" calcext:value-type="float">
            <text:p>9</text:p>
          </table:table-cell>
          <table:table-cell office:value-type="float" office:value="922323937000" calcext:value-type="float">
            <text:p>922323937000</text:p>
          </table:table-cell>
          <table:table-cell office:value-type="string" calcext:value-type="string">
            <text:p>1999-03-25T10:05:37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6M00.582S" calcext:value-type="time">
            <text:p>10:06:00.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92" calcext:value-type="float">
            <text:p>35.2239092</text:p>
          </table:table-cell>
          <table:table-cell office:value-type="float" office:value="139.67291288" calcext:value-type="float">
            <text:p>139.67291288</text:p>
          </table:table-cell>
          <table:table-cell office:value-type="float" office:value="51.405" calcext:value-type="float">
            <text:p>51.405</text:p>
          </table:table-cell>
          <table:table-cell office:value-type="float" office:value="9" calcext:value-type="float">
            <text:p>9</text:p>
          </table:table-cell>
          <table:table-cell office:value-type="float" office:value="922323938000" calcext:value-type="float">
            <text:p>922323938000</text:p>
          </table:table-cell>
          <table:table-cell office:value-type="string" calcext:value-type="string">
            <text:p>1999-03-25T10:05:38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6M31.577S" calcext:value-type="time">
            <text:p>10:06:31.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542" calcext:value-type="float">
            <text:p>35.22390542</text:p>
          </table:table-cell>
          <table:table-cell office:value-type="float" office:value="139.67291277" calcext:value-type="float">
            <text:p>139.67291277</text:p>
          </table:table-cell>
          <table:table-cell office:value-type="float" office:value="82.4" calcext:value-type="float">
            <text:p>82.4</text:p>
          </table:table-cell>
          <table:table-cell office:value-type="float" office:value="7" calcext:value-type="float">
            <text:p>7</text:p>
          </table:table-cell>
          <table:table-cell office:value-type="float" office:value="922323953000" calcext:value-type="float">
            <text:p>922323953000</text:p>
          </table:table-cell>
          <table:table-cell office:value-type="string" calcext:value-type="string">
            <text:p>1999-03-25T10:05:53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6M31.939S" calcext:value-type="time">
            <text:p>10:06:31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55" calcext:value-type="float">
            <text:p>35.22390255</text:p>
          </table:table-cell>
          <table:table-cell office:value-type="float" office:value="139.67291413" calcext:value-type="float">
            <text:p>139.67291413</text:p>
          </table:table-cell>
          <table:table-cell office:value-type="float" office:value="82.762" calcext:value-type="float">
            <text:p>82.762</text:p>
          </table:table-cell>
          <table:table-cell office:value-type="float" office:value="7" calcext:value-type="float">
            <text:p>7</text:p>
          </table:table-cell>
          <table:table-cell office:value-type="float" office:value="922323954000" calcext:value-type="float">
            <text:p>922323954000</text:p>
          </table:table-cell>
          <table:table-cell office:value-type="string" calcext:value-type="string">
            <text:p>1999-03-25T10:05:54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6M32S" calcext:value-type="time">
            <text:p>10:06:32.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779" calcext:value-type="float">
            <text:p>35.22389779</text:p>
          </table:table-cell>
          <table:table-cell office:value-type="float" office:value="139.67290244" calcext:value-type="float">
            <text:p>139.67290244</text:p>
          </table:table-cell>
          <table:table-cell office:value-type="float" office:value="82.823" calcext:value-type="float">
            <text:p>82.823</text:p>
          </table:table-cell>
          <table:table-cell office:value-type="float" office:value="7" calcext:value-type="float">
            <text:p>7</text:p>
          </table:table-cell>
          <table:table-cell office:value-type="float" office:value="922323965000" calcext:value-type="float">
            <text:p>922323965000</text:p>
          </table:table-cell>
          <table:table-cell office:value-type="string" calcext:value-type="string">
            <text:p>1999-03-25T10:06:05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6M32.061S" calcext:value-type="time">
            <text:p>10:06:32.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85" calcext:value-type="float">
            <text:p>35.2238985</text:p>
          </table:table-cell>
          <table:table-cell office:value-type="float" office:value="139.67289471" calcext:value-type="float">
            <text:p>139.67289471</text:p>
          </table:table-cell>
          <table:table-cell office:value-type="float" office:value="82.884" calcext:value-type="float">
            <text:p>82.884</text:p>
          </table:table-cell>
          <table:table-cell office:value-type="float" office:value="8" calcext:value-type="float">
            <text:p>8</text:p>
          </table:table-cell>
          <table:table-cell office:value-type="float" office:value="922323969000" calcext:value-type="float">
            <text:p>922323969000</text:p>
          </table:table-cell>
          <table:table-cell office:value-type="string" calcext:value-type="string">
            <text:p>1999-03-25T10:06:09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7M00.733S" calcext:value-type="time">
            <text:p>10:07:00.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6819" calcext:value-type="float">
            <text:p>35.22376819</text:p>
          </table:table-cell>
          <table:table-cell office:value-type="float" office:value="139.67286985" calcext:value-type="float">
            <text:p>139.67286985</text:p>
          </table:table-cell>
          <table:table-cell office:value-type="float" office:value="111.556" calcext:value-type="float">
            <text:p>111.556</text:p>
          </table:table-cell>
          <table:table-cell office:value-type="float" office:value="15" calcext:value-type="float">
            <text:p>15</text:p>
          </table:table-cell>
          <table:table-cell office:value-type="float" office:value="922324016000" calcext:value-type="float">
            <text:p>922324016000</text:p>
          </table:table-cell>
          <table:table-cell office:value-type="string" calcext:value-type="string">
            <text:p>1999-03-25T10:06:56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7M01.074S" calcext:value-type="time">
            <text:p>10:07:01.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6618" calcext:value-type="float">
            <text:p>35.22376618</text:p>
          </table:table-cell>
          <table:table-cell office:value-type="float" office:value="139.67287275" calcext:value-type="float">
            <text:p>139.67287275</text:p>
          </table:table-cell>
          <table:table-cell office:value-type="float" office:value="111.897" calcext:value-type="float">
            <text:p>111.897</text:p>
          </table:table-cell>
          <table:table-cell office:value-type="float" office:value="16" calcext:value-type="float">
            <text:p>16</text:p>
          </table:table-cell>
          <table:table-cell office:value-type="float" office:value="922324021000" calcext:value-type="float">
            <text:p>922324021000</text:p>
          </table:table-cell>
          <table:table-cell office:value-type="string" calcext:value-type="string">
            <text:p>1999-03-25T10:07:01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7M01.398S" calcext:value-type="time">
            <text:p>10:07:01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6547" calcext:value-type="float">
            <text:p>35.22376547</text:p>
          </table:table-cell>
          <table:table-cell office:value-type="float" office:value="139.67287233" calcext:value-type="float">
            <text:p>139.67287233</text:p>
          </table:table-cell>
          <table:table-cell office:value-type="float" office:value="112.221" calcext:value-type="float">
            <text:p>112.221</text:p>
          </table:table-cell>
          <table:table-cell office:value-type="float" office:value="17" calcext:value-type="float">
            <text:p>17</text:p>
          </table:table-cell>
          <table:table-cell office:value-type="float" office:value="922324022000" calcext:value-type="float">
            <text:p>922324022000</text:p>
          </table:table-cell>
          <table:table-cell office:value-type="string" calcext:value-type="string">
            <text:p>1999-03-25T10:07:02+0900</text:p>
          </table:table-cell>
        </table:table-row>
        <table:table-row table:style-name="ro1">
          <table:table-cell office:value-type="time" office:time-value="PT10H05M09.177S" calcext:value-type="time">
            <text:p>10:05:09.18</text:p>
          </table:table-cell>
          <table:table-cell office:value-type="time" office:time-value="PT10H08M00.466S" calcext:value-type="time">
            <text:p>10:08:00.4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289" calcext:value-type="float">
            <text:p>171.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table table:name="最初からディスプレイOFF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測位方式</text:p>
          </table:table-cell>
          <table:table-cell table:style-name="Default" office:value-type="string" calcext:value-type="string">
            <text:p>測位開始待ち時間</text:p>
          </table:table-cell>
          <table:table-cell table:style-name="Default" office:value-type="string" calcext:value-type="string">
            <text:p>TrackingTime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アシストデータ削除時間</text:p>
          </table:table-cell>
          <table:table-cell office:value-type="string" calcext:value-type="string">
            <text:p>アシストデータ削除有無</text:p>
          </table:table-cell>
          <table:table-cell office:value-type="string" calcext:value-type="string">
            <text:p>ログ出力有無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ACK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測位開始時間</text:p>
          </table:table-cell>
          <table:table-cell table:style-name="Default" office:value-type="string" calcext:value-type="string">
            <text:p>測位終了時間</text:p>
          </table:table-cell>
          <table:table-cell table:style-name="Default" office:value-type="string" calcext:value-type="string">
            <text:p>測位成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経度</text:p>
          </table:table-cell>
          <table:table-cell office:value-type="string" calcext:value-type="string">
            <text:p>TTF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cationTime(epoch)</text:p>
          </table:table-cell>
          <table:table-cell office:value-type="string" calcext:value-type="string">
            <text:p>LocationTime(UTC)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3M56.234S" calcext:value-type="time">
            <text:p>10:13:56.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9438" calcext:value-type="float">
            <text:p>35.22379438</text:p>
          </table:table-cell>
          <table:table-cell office:value-type="float" office:value="139.67285029" calcext:value-type="float">
            <text:p>139.67285029</text:p>
          </table:table-cell>
          <table:table-cell office:value-type="float" office:value="5.165" calcext:value-type="float">
            <text:p>5.165</text:p>
          </table:table-cell>
          <table:table-cell office:value-type="float" office:value="15" calcext:value-type="float">
            <text:p>15</text:p>
          </table:table-cell>
          <table:table-cell office:value-type="float" office:value="922324437000" calcext:value-type="float">
            <text:p>922324437000</text:p>
          </table:table-cell>
          <table:table-cell office:value-type="string" calcext:value-type="string">
            <text:p>1999-03-25T10:13:57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3M57.445S" calcext:value-type="time">
            <text:p>10:13:57.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1892" calcext:value-type="float">
            <text:p>35.22381892</text:p>
          </table:table-cell>
          <table:table-cell office:value-type="float" office:value="139.67284333" calcext:value-type="float">
            <text:p>139.67284333</text:p>
          </table:table-cell>
          <table:table-cell office:value-type="float" office:value="6.376" calcext:value-type="float">
            <text:p>6.376</text:p>
          </table:table-cell>
          <table:table-cell office:value-type="float" office:value="12" calcext:value-type="float">
            <text:p>12</text:p>
          </table:table-cell>
          <table:table-cell office:value-type="float" office:value="922324438000" calcext:value-type="float">
            <text:p>922324438000</text:p>
          </table:table-cell>
          <table:table-cell office:value-type="string" calcext:value-type="string">
            <text:p>1999-03-25T10:13:58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3M58.193S" calcext:value-type="time">
            <text:p>10:13:58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2555" calcext:value-type="float">
            <text:p>35.22382555</text:p>
          </table:table-cell>
          <table:table-cell office:value-type="float" office:value="139.6728263" calcext:value-type="float">
            <text:p>139.6728263</text:p>
          </table:table-cell>
          <table:table-cell office:value-type="float" office:value="7.124" calcext:value-type="float">
            <text:p>7.124</text:p>
          </table:table-cell>
          <table:table-cell office:value-type="float" office:value="10" calcext:value-type="float">
            <text:p>10</text:p>
          </table:table-cell>
          <table:table-cell office:value-type="float" office:value="922324439000" calcext:value-type="float">
            <text:p>922324439000</text:p>
          </table:table-cell>
          <table:table-cell office:value-type="string" calcext:value-type="string">
            <text:p>1999-03-25T10:13:59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3M59.357S" calcext:value-type="time">
            <text:p>10:13:59.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2184" calcext:value-type="float">
            <text:p>35.22382184</text:p>
          </table:table-cell>
          <table:table-cell office:value-type="float" office:value="139.67282156" calcext:value-type="float">
            <text:p>139.67282156</text:p>
          </table:table-cell>
          <table:table-cell office:value-type="float" office:value="8.288" calcext:value-type="float">
            <text:p>8.288</text:p>
          </table:table-cell>
          <table:table-cell office:value-type="float" office:value="8" calcext:value-type="float">
            <text:p>8</text:p>
          </table:table-cell>
          <table:table-cell office:value-type="float" office:value="922324440000" calcext:value-type="float">
            <text:p>922324440000</text:p>
          </table:table-cell>
          <table:table-cell office:value-type="string" calcext:value-type="string">
            <text:p>1999-03-25T10:14:00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4M00.168S" calcext:value-type="time">
            <text:p>10:14:00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205" calcext:value-type="float">
            <text:p>35.22384205</text:p>
          </table:table-cell>
          <table:table-cell office:value-type="float" office:value="139.67281996" calcext:value-type="float">
            <text:p>139.67281996</text:p>
          </table:table-cell>
          <table:table-cell office:value-type="float" office:value="9.099" calcext:value-type="float">
            <text:p>9.099</text:p>
          </table:table-cell>
          <table:table-cell office:value-type="float" office:value="7" calcext:value-type="float">
            <text:p>7</text:p>
          </table:table-cell>
          <table:table-cell office:value-type="float" office:value="922324441000" calcext:value-type="float">
            <text:p>922324441000</text:p>
          </table:table-cell>
          <table:table-cell office:value-type="string" calcext:value-type="string">
            <text:p>1999-03-25T10:14:01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4M01.178S" calcext:value-type="time">
            <text:p>10:14:0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644" calcext:value-type="float">
            <text:p>35.22384644</text:p>
          </table:table-cell>
          <table:table-cell office:value-type="float" office:value="139.67282272" calcext:value-type="float">
            <text:p>139.67282272</text:p>
          </table:table-cell>
          <table:table-cell office:value-type="float" office:value="10.109" calcext:value-type="float">
            <text:p>10.109</text:p>
          </table:table-cell>
          <table:table-cell office:value-type="float" office:value="7" calcext:value-type="float">
            <text:p>7</text:p>
          </table:table-cell>
          <table:table-cell office:value-type="float" office:value="922324442000" calcext:value-type="float">
            <text:p>922324442000</text:p>
          </table:table-cell>
          <table:table-cell office:value-type="string" calcext:value-type="string">
            <text:p>1999-03-25T10:14:02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4M02.171S" calcext:value-type="time">
            <text:p>10:14:02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479" calcext:value-type="float">
            <text:p>35.22385479</text:p>
          </table:table-cell>
          <table:table-cell office:value-type="float" office:value="139.67281894" calcext:value-type="float">
            <text:p>139.67281894</text:p>
          </table:table-cell>
          <table:table-cell office:value-type="float" office:value="11.102" calcext:value-type="float">
            <text:p>11.102</text:p>
          </table:table-cell>
          <table:table-cell office:value-type="float" office:value="6" calcext:value-type="float">
            <text:p>6</text:p>
          </table:table-cell>
          <table:table-cell office:value-type="float" office:value="922324443000" calcext:value-type="float">
            <text:p>922324443000</text:p>
          </table:table-cell>
          <table:table-cell office:value-type="string" calcext:value-type="string">
            <text:p>1999-03-25T10:14:03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00.697S" calcext:value-type="time">
            <text:p>10:15:00.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313" calcext:value-type="float">
            <text:p>35.22386313</text:p>
          </table:table-cell>
          <table:table-cell office:value-type="float" office:value="139.67282608" calcext:value-type="float">
            <text:p>139.67282608</text:p>
          </table:table-cell>
          <table:table-cell office:value-type="float" office:value="69.628" calcext:value-type="float">
            <text:p>69.628</text:p>
          </table:table-cell>
          <table:table-cell office:value-type="float" office:value="6" calcext:value-type="float">
            <text:p>6</text:p>
          </table:table-cell>
          <table:table-cell office:value-type="float" office:value="922324444000" calcext:value-type="float">
            <text:p>922324444000</text:p>
          </table:table-cell>
          <table:table-cell office:value-type="string" calcext:value-type="string">
            <text:p>1999-03-25T10:14:04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00.758S" calcext:value-type="time">
            <text:p>10:15:00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167" calcext:value-type="float">
            <text:p>35.22388167</text:p>
          </table:table-cell>
          <table:table-cell office:value-type="float" office:value="139.67282177" calcext:value-type="float">
            <text:p>139.67282177</text:p>
          </table:table-cell>
          <table:table-cell office:value-type="float" office:value="69.689" calcext:value-type="float">
            <text:p>69.689</text:p>
          </table:table-cell>
          <table:table-cell office:value-type="float" office:value="4" calcext:value-type="float">
            <text:p>4</text:p>
          </table:table-cell>
          <table:table-cell office:value-type="float" office:value="922324456000" calcext:value-type="float">
            <text:p>922324456000</text:p>
          </table:table-cell>
          <table:table-cell office:value-type="string" calcext:value-type="string">
            <text:p>1999-03-25T10:14:16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7.802S" calcext:value-type="time">
            <text:p>10:15:57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755" calcext:value-type="float">
            <text:p>35.22388755</text:p>
          </table:table-cell>
          <table:table-cell office:value-type="float" office:value="139.67282213" calcext:value-type="float">
            <text:p>139.67282213</text:p>
          </table:table-cell>
          <table:table-cell office:value-type="float" office:value="126.733" calcext:value-type="float">
            <text:p>126.733</text:p>
          </table:table-cell>
          <table:table-cell office:value-type="float" office:value="4" calcext:value-type="float">
            <text:p>4</text:p>
          </table:table-cell>
          <table:table-cell office:value-type="float" office:value="922324467000" calcext:value-type="float">
            <text:p>922324467000</text:p>
          </table:table-cell>
          <table:table-cell office:value-type="string" calcext:value-type="string">
            <text:p>1999-03-25T10:14:27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7.876S" calcext:value-type="time">
            <text:p>10:15:57.8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1" calcext:value-type="float">
            <text:p>35.2238881</text:p>
          </table:table-cell>
          <table:table-cell office:value-type="float" office:value="139.67282213" calcext:value-type="float">
            <text:p>139.67282213</text:p>
          </table:table-cell>
          <table:table-cell office:value-type="float" office:value="126.807" calcext:value-type="float">
            <text:p>126.807</text:p>
          </table:table-cell>
          <table:table-cell office:value-type="float" office:value="3" calcext:value-type="float">
            <text:p>3</text:p>
          </table:table-cell>
          <table:table-cell office:value-type="float" office:value="922324468000" calcext:value-type="float">
            <text:p>922324468000</text:p>
          </table:table-cell>
          <table:table-cell office:value-type="string" calcext:value-type="string">
            <text:p>1999-03-25T10:14:28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7.895S" calcext:value-type="time">
            <text:p>10:15:57.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106" calcext:value-type="float">
            <text:p>35.22389106</text:p>
          </table:table-cell>
          <table:table-cell office:value-type="float" office:value="139.67282201" calcext:value-type="float">
            <text:p>139.67282201</text:p>
          </table:table-cell>
          <table:table-cell office:value-type="float" office:value="126.826" calcext:value-type="float">
            <text:p>126.826</text:p>
          </table:table-cell>
          <table:table-cell office:value-type="float" office:value="3" calcext:value-type="float">
            <text:p>3</text:p>
          </table:table-cell>
          <table:table-cell office:value-type="float" office:value="922324475000" calcext:value-type="float">
            <text:p>922324475000</text:p>
          </table:table-cell>
          <table:table-cell office:value-type="string" calcext:value-type="string">
            <text:p>1999-03-25T10:14:35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7.973S" calcext:value-type="time">
            <text:p>10:15:57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269" calcext:value-type="float">
            <text:p>35.22389269</text:p>
          </table:table-cell>
          <table:table-cell office:value-type="float" office:value="139.67282189" calcext:value-type="float">
            <text:p>139.67282189</text:p>
          </table:table-cell>
          <table:table-cell office:value-type="float" office:value="126.904" calcext:value-type="float">
            <text:p>126.904</text:p>
          </table:table-cell>
          <table:table-cell office:value-type="float" office:value="3" calcext:value-type="float">
            <text:p>3</text:p>
          </table:table-cell>
          <table:table-cell office:value-type="float" office:value="922324480000" calcext:value-type="float">
            <text:p>922324480000</text:p>
          </table:table-cell>
          <table:table-cell office:value-type="string" calcext:value-type="string">
            <text:p>1999-03-25T10:14:40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056S" calcext:value-type="time">
            <text:p>10:15:58.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432" calcext:value-type="float">
            <text:p>35.22389432</text:p>
          </table:table-cell>
          <table:table-cell office:value-type="float" office:value="139.67282175" calcext:value-type="float">
            <text:p>139.67282175</text:p>
          </table:table-cell>
          <table:table-cell office:value-type="float" office:value="126.987" calcext:value-type="float">
            <text:p>126.987</text:p>
          </table:table-cell>
          <table:table-cell office:value-type="float" office:value="3" calcext:value-type="float">
            <text:p>3</text:p>
          </table:table-cell>
          <table:table-cell office:value-type="float" office:value="922324485000" calcext:value-type="float">
            <text:p>922324485000</text:p>
          </table:table-cell>
          <table:table-cell office:value-type="string" calcext:value-type="string">
            <text:p>1999-03-25T10:14:45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074S" calcext:value-type="time">
            <text:p>10:15:58.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546" calcext:value-type="float">
            <text:p>35.22389546</text:p>
          </table:table-cell>
          <table:table-cell office:value-type="float" office:value="139.6728217" calcext:value-type="float">
            <text:p>139.6728217</text:p>
          </table:table-cell>
          <table:table-cell office:value-type="float" office:value="127.005" calcext:value-type="float">
            <text:p>127.005</text:p>
          </table:table-cell>
          <table:table-cell office:value-type="float" office:value="3" calcext:value-type="float">
            <text:p>3</text:p>
          </table:table-cell>
          <table:table-cell office:value-type="float" office:value="922324489000" calcext:value-type="float">
            <text:p>922324489000</text:p>
          </table:table-cell>
          <table:table-cell office:value-type="string" calcext:value-type="string">
            <text:p>1999-03-25T10:14:49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211S" calcext:value-type="time">
            <text:p>10:15:58.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744" calcext:value-type="float">
            <text:p>35.22389744</text:p>
          </table:table-cell>
          <table:table-cell office:value-type="float" office:value="139.67282128" calcext:value-type="float">
            <text:p>139.67282128</text:p>
          </table:table-cell>
          <table:table-cell office:value-type="float" office:value="127.142" calcext:value-type="float">
            <text:p>127.142</text:p>
          </table:table-cell>
          <table:table-cell office:value-type="float" office:value="3" calcext:value-type="float">
            <text:p>3</text:p>
          </table:table-cell>
          <table:table-cell office:value-type="float" office:value="922324497000" calcext:value-type="float">
            <text:p>922324497000</text:p>
          </table:table-cell>
          <table:table-cell office:value-type="string" calcext:value-type="string">
            <text:p>1999-03-25T10:14:57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225S" calcext:value-type="time">
            <text:p>10:15:58.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959" calcext:value-type="float">
            <text:p>35.22389959</text:p>
          </table:table-cell>
          <table:table-cell office:value-type="float" office:value="139.67282009" calcext:value-type="float">
            <text:p>139.67282009</text:p>
          </table:table-cell>
          <table:table-cell office:value-type="float" office:value="127.156" calcext:value-type="float">
            <text:p>127.156</text:p>
          </table:table-cell>
          <table:table-cell office:value-type="float" office:value="3" calcext:value-type="float">
            <text:p>3</text:p>
          </table:table-cell>
          <table:table-cell office:value-type="float" office:value="922324509000" calcext:value-type="float">
            <text:p>922324509000</text:p>
          </table:table-cell>
          <table:table-cell office:value-type="string" calcext:value-type="string">
            <text:p>1999-03-25T10:15:09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307S" calcext:value-type="time">
            <text:p>10:15:58.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058" calcext:value-type="float">
            <text:p>35.22390058</text:p>
          </table:table-cell>
          <table:table-cell office:value-type="float" office:value="139.67281876" calcext:value-type="float">
            <text:p>139.67281876</text:p>
          </table:table-cell>
          <table:table-cell office:value-type="float" office:value="127.238" calcext:value-type="float">
            <text:p>127.238</text:p>
          </table:table-cell>
          <table:table-cell office:value-type="float" office:value="3" calcext:value-type="float">
            <text:p>3</text:p>
          </table:table-cell>
          <table:table-cell office:value-type="float" office:value="922324521000" calcext:value-type="float">
            <text:p>922324521000</text:p>
          </table:table-cell>
          <table:table-cell office:value-type="string" calcext:value-type="string">
            <text:p>1999-03-25T10:15:21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36S" calcext:value-type="time">
            <text:p>10:15:58.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144" calcext:value-type="float">
            <text:p>35.22390144</text:p>
          </table:table-cell>
          <table:table-cell office:value-type="float" office:value="139.67281804" calcext:value-type="float">
            <text:p>139.67281804</text:p>
          </table:table-cell>
          <table:table-cell office:value-type="float" office:value="127.291" calcext:value-type="float">
            <text:p>127.291</text:p>
          </table:table-cell>
          <table:table-cell office:value-type="float" office:value="3" calcext:value-type="float">
            <text:p>3</text:p>
          </table:table-cell>
          <table:table-cell office:value-type="float" office:value="922324532000" calcext:value-type="float">
            <text:p>922324532000</text:p>
          </table:table-cell>
          <table:table-cell office:value-type="string" calcext:value-type="string">
            <text:p>1999-03-25T10:15:32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375S" calcext:value-type="time">
            <text:p>10:15:58.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155" calcext:value-type="float">
            <text:p>35.22390155</text:p>
          </table:table-cell>
          <table:table-cell office:value-type="float" office:value="139.67281809" calcext:value-type="float">
            <text:p>139.67281809</text:p>
          </table:table-cell>
          <table:table-cell office:value-type="float" office:value="127.306" calcext:value-type="float">
            <text:p>127.306</text:p>
          </table:table-cell>
          <table:table-cell office:value-type="float" office:value="3" calcext:value-type="float">
            <text:p>3</text:p>
          </table:table-cell>
          <table:table-cell office:value-type="float" office:value="922324533000" calcext:value-type="float">
            <text:p>922324533000</text:p>
          </table:table-cell>
          <table:table-cell office:value-type="string" calcext:value-type="string">
            <text:p>1999-03-25T10:15:33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383S" calcext:value-type="time">
            <text:p>10:15:58.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178" calcext:value-type="float">
            <text:p>35.22390178</text:p>
          </table:table-cell>
          <table:table-cell office:value-type="float" office:value="139.67281819" calcext:value-type="float">
            <text:p>139.67281819</text:p>
          </table:table-cell>
          <table:table-cell office:value-type="float" office:value="127.314" calcext:value-type="float">
            <text:p>127.314</text:p>
          </table:table-cell>
          <table:table-cell office:value-type="float" office:value="3" calcext:value-type="float">
            <text:p>3</text:p>
          </table:table-cell>
          <table:table-cell office:value-type="float" office:value="922324535000" calcext:value-type="float">
            <text:p>922324535000</text:p>
          </table:table-cell>
          <table:table-cell office:value-type="string" calcext:value-type="string">
            <text:p>1999-03-25T10:15:35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39S" calcext:value-type="time">
            <text:p>10:15:58.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19" calcext:value-type="float">
            <text:p>35.2239019</text:p>
          </table:table-cell>
          <table:table-cell office:value-type="float" office:value="139.67281815" calcext:value-type="float">
            <text:p>139.67281815</text:p>
          </table:table-cell>
          <table:table-cell office:value-type="float" office:value="127.321" calcext:value-type="float">
            <text:p>127.321</text:p>
          </table:table-cell>
          <table:table-cell office:value-type="float" office:value="3" calcext:value-type="float">
            <text:p>3</text:p>
          </table:table-cell>
          <table:table-cell office:value-type="float" office:value="922324538000" calcext:value-type="float">
            <text:p>922324538000</text:p>
          </table:table-cell>
          <table:table-cell office:value-type="string" calcext:value-type="string">
            <text:p>1999-03-25T10:15:38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S" calcext:value-type="time">
            <text:p>10:15:58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193" calcext:value-type="float">
            <text:p>35.22390193</text:p>
          </table:table-cell>
          <table:table-cell office:value-type="float" office:value="139.67281822" calcext:value-type="float">
            <text:p>139.67281822</text:p>
          </table:table-cell>
          <table:table-cell office:value-type="float" office:value="127.331" calcext:value-type="float">
            <text:p>127.331</text:p>
          </table:table-cell>
          <table:table-cell office:value-type="float" office:value="3" calcext:value-type="float">
            <text:p>3</text:p>
          </table:table-cell>
          <table:table-cell office:value-type="float" office:value="922324539000" calcext:value-type="float">
            <text:p>922324539000</text:p>
          </table:table-cell>
          <table:table-cell office:value-type="string" calcext:value-type="string">
            <text:p>1999-03-25T10:15:39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07S" calcext:value-type="time">
            <text:p>10:15:58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14" calcext:value-type="float">
            <text:p>35.22390214</text:p>
          </table:table-cell>
          <table:table-cell office:value-type="float" office:value="139.67281835" calcext:value-type="float">
            <text:p>139.67281835</text:p>
          </table:table-cell>
          <table:table-cell office:value-type="float" office:value="127.338" calcext:value-type="float">
            <text:p>127.338</text:p>
          </table:table-cell>
          <table:table-cell office:value-type="float" office:value="3" calcext:value-type="float">
            <text:p>3</text:p>
          </table:table-cell>
          <table:table-cell office:value-type="float" office:value="922324541000" calcext:value-type="float">
            <text:p>922324541000</text:p>
          </table:table-cell>
          <table:table-cell office:value-type="string" calcext:value-type="string">
            <text:p>1999-03-25T10:15:41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14S" calcext:value-type="time">
            <text:p>10:15:58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28" calcext:value-type="float">
            <text:p>35.22390228</text:p>
          </table:table-cell>
          <table:table-cell office:value-type="float" office:value="139.6728185" calcext:value-type="float">
            <text:p>139.6728185</text:p>
          </table:table-cell>
          <table:table-cell office:value-type="float" office:value="127.345" calcext:value-type="float">
            <text:p>127.345</text:p>
          </table:table-cell>
          <table:table-cell office:value-type="float" office:value="3" calcext:value-type="float">
            <text:p>3</text:p>
          </table:table-cell>
          <table:table-cell office:value-type="float" office:value="922324543000" calcext:value-type="float">
            <text:p>922324543000</text:p>
          </table:table-cell>
          <table:table-cell office:value-type="string" calcext:value-type="string">
            <text:p>1999-03-25T10:15:43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3S" calcext:value-type="time">
            <text:p>10:15:58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34" calcext:value-type="float">
            <text:p>35.22390234</text:p>
          </table:table-cell>
          <table:table-cell office:value-type="float" office:value="139.67281862" calcext:value-type="float">
            <text:p>139.67281862</text:p>
          </table:table-cell>
          <table:table-cell office:value-type="float" office:value="127.361" calcext:value-type="float">
            <text:p>127.361</text:p>
          </table:table-cell>
          <table:table-cell office:value-type="float" office:value="3" calcext:value-type="float">
            <text:p>3</text:p>
          </table:table-cell>
          <table:table-cell office:value-type="float" office:value="922324544000" calcext:value-type="float">
            <text:p>922324544000</text:p>
          </table:table-cell>
          <table:table-cell office:value-type="string" calcext:value-type="string">
            <text:p>1999-03-25T10:15:44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69S" calcext:value-type="time">
            <text:p>10:15:58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43" calcext:value-type="float">
            <text:p>35.22390243</text:p>
          </table:table-cell>
          <table:table-cell office:value-type="float" office:value="139.67281874" calcext:value-type="float">
            <text:p>139.67281874</text:p>
          </table:table-cell>
          <table:table-cell office:value-type="float" office:value="127.4" calcext:value-type="float">
            <text:p>127.4</text:p>
          </table:table-cell>
          <table:table-cell office:value-type="float" office:value="3" calcext:value-type="float">
            <text:p>3</text:p>
          </table:table-cell>
          <table:table-cell office:value-type="float" office:value="922324546000" calcext:value-type="float">
            <text:p>922324546000</text:p>
          </table:table-cell>
          <table:table-cell office:value-type="string" calcext:value-type="string">
            <text:p>1999-03-25T10:15:46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75S" calcext:value-type="time">
            <text:p>10:15:58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95" calcext:value-type="float">
            <text:p>35.22390295</text:p>
          </table:table-cell>
          <table:table-cell office:value-type="float" office:value="139.67281973" calcext:value-type="float">
            <text:p>139.67281973</text:p>
          </table:table-cell>
          <table:table-cell office:value-type="float" office:value="127.406" calcext:value-type="float">
            <text:p>127.406</text:p>
          </table:table-cell>
          <table:table-cell office:value-type="float" office:value="3" calcext:value-type="float">
            <text:p>3</text:p>
          </table:table-cell>
          <table:table-cell office:value-type="float" office:value="922324556000" calcext:value-type="float">
            <text:p>922324556000</text:p>
          </table:table-cell>
          <table:table-cell office:value-type="string" calcext:value-type="string">
            <text:p>1999-03-25T10:15:56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499S" calcext:value-type="time">
            <text:p>10:15:58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97" calcext:value-type="float">
            <text:p>35.22390297</text:p>
          </table:table-cell>
          <table:table-cell office:value-type="float" office:value="139.67281985" calcext:value-type="float">
            <text:p>139.67281985</text:p>
          </table:table-cell>
          <table:table-cell office:value-type="float" office:value="127.43" calcext:value-type="float">
            <text:p>127.43</text:p>
          </table:table-cell>
          <table:table-cell office:value-type="float" office:value="3" calcext:value-type="float">
            <text:p>3</text:p>
          </table:table-cell>
          <table:table-cell office:value-type="float" office:value="922324557000" calcext:value-type="float">
            <text:p>922324557000</text:p>
          </table:table-cell>
          <table:table-cell office:value-type="string" calcext:value-type="string">
            <text:p>1999-03-25T10:15:57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8.514S" calcext:value-type="time">
            <text:p>10:15:58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302" calcext:value-type="float">
            <text:p>35.22390302</text:p>
          </table:table-cell>
          <table:table-cell office:value-type="float" office:value="139.67281997" calcext:value-type="float">
            <text:p>139.67281997</text:p>
          </table:table-cell>
          <table:table-cell office:value-type="float" office:value="127.445" calcext:value-type="float">
            <text:p>127.445</text:p>
          </table:table-cell>
          <table:table-cell office:value-type="float" office:value="3" calcext:value-type="float">
            <text:p>3</text:p>
          </table:table-cell>
          <table:table-cell office:value-type="float" office:value="922324559000" calcext:value-type="float">
            <text:p>922324559000</text:p>
          </table:table-cell>
          <table:table-cell office:value-type="string" calcext:value-type="string">
            <text:p>1999-03-25T10:15:59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5M59.533S" calcext:value-type="time">
            <text:p>10:15:59.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306" calcext:value-type="float">
            <text:p>35.22390306</text:p>
          </table:table-cell>
          <table:table-cell office:value-type="float" office:value="139.67282" calcext:value-type="float">
            <text:p>139.67282</text:p>
          </table:table-cell>
          <table:table-cell office:value-type="float" office:value="128.464" calcext:value-type="float">
            <text:p>128.464</text:p>
          </table:table-cell>
          <table:table-cell office:value-type="float" office:value="3" calcext:value-type="float">
            <text:p>3</text:p>
          </table:table-cell>
          <table:table-cell office:value-type="float" office:value="922324560000" calcext:value-type="float">
            <text:p>922324560000</text:p>
          </table:table-cell>
          <table:table-cell office:value-type="string" calcext:value-type="string">
            <text:p>1999-03-25T10:16:00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6M00.465S" calcext:value-type="time">
            <text:p>10:16:00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315" calcext:value-type="float">
            <text:p>35.22390315</text:p>
          </table:table-cell>
          <table:table-cell office:value-type="float" office:value="139.67282015" calcext:value-type="float">
            <text:p>139.67282015</text:p>
          </table:table-cell>
          <table:table-cell office:value-type="float" office:value="129.396" calcext:value-type="float">
            <text:p>129.396</text:p>
          </table:table-cell>
          <table:table-cell office:value-type="float" office:value="3" calcext:value-type="float">
            <text:p>3</text:p>
          </table:table-cell>
          <table:table-cell office:value-type="float" office:value="922324561000" calcext:value-type="float">
            <text:p>922324561000</text:p>
          </table:table-cell>
          <table:table-cell office:value-type="string" calcext:value-type="string">
            <text:p>1999-03-25T10:16:01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6M01.426S" calcext:value-type="time">
            <text:p>10:16:01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319" calcext:value-type="float">
            <text:p>35.22390319</text:p>
          </table:table-cell>
          <table:table-cell office:value-type="float" office:value="139.67282014" calcext:value-type="float">
            <text:p>139.67282014</text:p>
          </table:table-cell>
          <table:table-cell office:value-type="float" office:value="130.357" calcext:value-type="float">
            <text:p>130.357</text:p>
          </table:table-cell>
          <table:table-cell office:value-type="float" office:value="3" calcext:value-type="float">
            <text:p>3</text:p>
          </table:table-cell>
          <table:table-cell office:value-type="float" office:value="922324562000" calcext:value-type="float">
            <text:p>922324562000</text:p>
          </table:table-cell>
          <table:table-cell office:value-type="string" calcext:value-type="string">
            <text:p>1999-03-25T10:16:02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6M05.56S" calcext:value-type="time">
            <text:p>10:16:05.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73" calcext:value-type="float">
            <text:p>35.22390273</text:p>
          </table:table-cell>
          <table:table-cell office:value-type="float" office:value="139.6728203" calcext:value-type="float">
            <text:p>139.6728203</text:p>
          </table:table-cell>
          <table:table-cell office:value-type="float" office:value="134.491" calcext:value-type="float">
            <text:p>134.491</text:p>
          </table:table-cell>
          <table:table-cell office:value-type="float" office:value="3" calcext:value-type="float">
            <text:p>3</text:p>
          </table:table-cell>
          <table:table-cell office:value-type="float" office:value="922324566000" calcext:value-type="float">
            <text:p>922324566000</text:p>
          </table:table-cell>
          <table:table-cell office:value-type="string" calcext:value-type="string">
            <text:p>1999-03-25T10:16:06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6M06.43S" calcext:value-type="time">
            <text:p>10:16:06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58" calcext:value-type="float">
            <text:p>35.22390258</text:p>
          </table:table-cell>
          <table:table-cell office:value-type="float" office:value="139.67282033" calcext:value-type="float">
            <text:p>139.67282033</text:p>
          </table:table-cell>
          <table:table-cell office:value-type="float" office:value="135.361" calcext:value-type="float">
            <text:p>135.361</text:p>
          </table:table-cell>
          <table:table-cell office:value-type="float" office:value="3" calcext:value-type="float">
            <text:p>3</text:p>
          </table:table-cell>
          <table:table-cell office:value-type="float" office:value="922324567000" calcext:value-type="float">
            <text:p>922324567000</text:p>
          </table:table-cell>
          <table:table-cell office:value-type="string" calcext:value-type="string">
            <text:p>1999-03-25T10:16:07+0900</text:p>
          </table:table-cell>
        </table:table-row>
        <table:table-row table:style-name="ro1">
          <table:table-cell office:value-type="time" office:time-value="PT10H13M51.069S" calcext:value-type="time">
            <text:p>10:13:51.07</text:p>
          </table:table-cell>
          <table:table-cell office:value-type="time" office:time-value="PT10H16M08.503S" calcext:value-type="time">
            <text:p>10:16:08.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434" calcext:value-type="float">
            <text:p>137.4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7M21.623S" calcext:value-type="time">
            <text:p>10:27:21.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1339" calcext:value-type="float">
            <text:p>35.22391339</text:p>
          </table:table-cell>
          <table:table-cell office:value-type="float" office:value="139.67282059" calcext:value-type="float">
            <text:p>139.67282059</text:p>
          </table:table-cell>
          <table:table-cell office:value-type="float" office:value="4.169" calcext:value-type="float">
            <text:p>4.169</text:p>
          </table:table-cell>
          <table:table-cell office:value-type="float" office:value="10" calcext:value-type="float">
            <text:p>10</text:p>
          </table:table-cell>
          <table:table-cell office:value-type="float" office:value="922325242000" calcext:value-type="float">
            <text:p>922325242000</text:p>
          </table:table-cell>
          <table:table-cell office:value-type="string" calcext:value-type="string">
            <text:p>1999-03-25T10:27:22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7M51.503S" calcext:value-type="time">
            <text:p>10:27:51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629" calcext:value-type="float">
            <text:p>35.22392629</text:p>
          </table:table-cell>
          <table:table-cell office:value-type="float" office:value="139.67280633" calcext:value-type="float">
            <text:p>139.67280633</text:p>
          </table:table-cell>
          <table:table-cell office:value-type="float" office:value="34.049" calcext:value-type="float">
            <text:p>34.049</text:p>
          </table:table-cell>
          <table:table-cell office:value-type="float" office:value="10" calcext:value-type="float">
            <text:p>10</text:p>
          </table:table-cell>
          <table:table-cell office:value-type="float" office:value="922325272000" calcext:value-type="float">
            <text:p>922325272000</text:p>
          </table:table-cell>
          <table:table-cell office:value-type="string" calcext:value-type="string">
            <text:p>1999-03-25T10:27:52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00.502S" calcext:value-type="time">
            <text:p>10:28:00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2923" calcext:value-type="float">
            <text:p>35.22392923</text:p>
          </table:table-cell>
          <table:table-cell office:value-type="float" office:value="139.67280562" calcext:value-type="float">
            <text:p>139.67280562</text:p>
          </table:table-cell>
          <table:table-cell office:value-type="float" office:value="43.048" calcext:value-type="float">
            <text:p>43.048</text:p>
          </table:table-cell>
          <table:table-cell office:value-type="float" office:value="7" calcext:value-type="float">
            <text:p>7</text:p>
          </table:table-cell>
          <table:table-cell office:value-type="float" office:value="922325273000" calcext:value-type="float">
            <text:p>922325273000</text:p>
          </table:table-cell>
          <table:table-cell office:value-type="string" calcext:value-type="string">
            <text:p>1999-03-25T10:27:53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00.533S" calcext:value-type="time">
            <text:p>10:28:00.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436" calcext:value-type="float">
            <text:p>35.22393436</text:p>
          </table:table-cell>
          <table:table-cell office:value-type="float" office:value="139.6728077" calcext:value-type="float">
            <text:p>139.6728077</text:p>
          </table:table-cell>
          <table:table-cell office:value-type="float" office:value="43.079" calcext:value-type="float">
            <text:p>43.079</text:p>
          </table:table-cell>
          <table:table-cell office:value-type="float" office:value="4" calcext:value-type="float">
            <text:p>4</text:p>
          </table:table-cell>
          <table:table-cell office:value-type="float" office:value="922325276000" calcext:value-type="float">
            <text:p>922325276000</text:p>
          </table:table-cell>
          <table:table-cell office:value-type="string" calcext:value-type="string">
            <text:p>1999-03-25T10:27:56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1.677S" calcext:value-type="time">
            <text:p>10:28:31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691" calcext:value-type="float">
            <text:p>35.22393691</text:p>
          </table:table-cell>
          <table:table-cell office:value-type="float" office:value="139.67280699" calcext:value-type="float">
            <text:p>139.67280699</text:p>
          </table:table-cell>
          <table:table-cell office:value-type="float" office:value="74.223" calcext:value-type="float">
            <text:p>74.223</text:p>
          </table:table-cell>
          <table:table-cell office:value-type="float" office:value="4" calcext:value-type="float">
            <text:p>4</text:p>
          </table:table-cell>
          <table:table-cell office:value-type="float" office:value="922325277000" calcext:value-type="float">
            <text:p>922325277000</text:p>
          </table:table-cell>
          <table:table-cell office:value-type="string" calcext:value-type="string">
            <text:p>1999-03-25T10:27:57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1.731S" calcext:value-type="time">
            <text:p>10:28:31.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58" calcext:value-type="float">
            <text:p>35.22395158</text:p>
          </table:table-cell>
          <table:table-cell office:value-type="float" office:value="139.6728054" calcext:value-type="float">
            <text:p>139.6728054</text:p>
          </table:table-cell>
          <table:table-cell office:value-type="float" office:value="74.277" calcext:value-type="float">
            <text:p>74.277</text:p>
          </table:table-cell>
          <table:table-cell office:value-type="float" office:value="3" calcext:value-type="float">
            <text:p>3</text:p>
          </table:table-cell>
          <table:table-cell office:value-type="float" office:value="922325291000" calcext:value-type="float">
            <text:p>922325291000</text:p>
          </table:table-cell>
          <table:table-cell office:value-type="string" calcext:value-type="string">
            <text:p>1999-03-25T10:28:11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1.76S" calcext:value-type="time">
            <text:p>10:28:31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8" calcext:value-type="float">
            <text:p>35.2239518</text:p>
          </table:table-cell>
          <table:table-cell office:value-type="float" office:value="139.67280551" calcext:value-type="float">
            <text:p>139.67280551</text:p>
          </table:table-cell>
          <table:table-cell office:value-type="float" office:value="74.306" calcext:value-type="float">
            <text:p>74.306</text:p>
          </table:table-cell>
          <table:table-cell office:value-type="float" office:value="3" calcext:value-type="float">
            <text:p>3</text:p>
          </table:table-cell>
          <table:table-cell office:value-type="float" office:value="922325301000" calcext:value-type="float">
            <text:p>922325301000</text:p>
          </table:table-cell>
          <table:table-cell office:value-type="string" calcext:value-type="string">
            <text:p>1999-03-25T10:28:21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1.836S" calcext:value-type="time">
            <text:p>10:28:31.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184" calcext:value-type="float">
            <text:p>35.22395184</text:p>
          </table:table-cell>
          <table:table-cell office:value-type="float" office:value="139.67280548" calcext:value-type="float">
            <text:p>139.67280548</text:p>
          </table:table-cell>
          <table:table-cell office:value-type="float" office:value="74.382" calcext:value-type="float">
            <text:p>74.382</text:p>
          </table:table-cell>
          <table:table-cell office:value-type="float" office:value="3" calcext:value-type="float">
            <text:p>3</text:p>
          </table:table-cell>
          <table:table-cell office:value-type="float" office:value="922325304000" calcext:value-type="float">
            <text:p>922325304000</text:p>
          </table:table-cell>
          <table:table-cell office:value-type="string" calcext:value-type="string">
            <text:p>1999-03-25T10:28:24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1.898S" calcext:value-type="time">
            <text:p>10:28:31.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05" calcext:value-type="float">
            <text:p>35.22395205</text:p>
          </table:table-cell>
          <table:table-cell office:value-type="float" office:value="139.67280538" calcext:value-type="float">
            <text:p>139.67280538</text:p>
          </table:table-cell>
          <table:table-cell office:value-type="float" office:value="74.444" calcext:value-type="float">
            <text:p>74.444</text:p>
          </table:table-cell>
          <table:table-cell office:value-type="float" office:value="5" calcext:value-type="float">
            <text:p>5</text:p>
          </table:table-cell>
          <table:table-cell office:value-type="float" office:value="922325312000" calcext:value-type="float">
            <text:p>922325312000</text:p>
          </table:table-cell>
          <table:table-cell office:value-type="string" calcext:value-type="string">
            <text:p>1999-03-25T10:28:32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2.414S" calcext:value-type="time">
            <text:p>10:28:32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09" calcext:value-type="float">
            <text:p>35.22395209</text:p>
          </table:table-cell>
          <table:table-cell office:value-type="float" office:value="139.67280535" calcext:value-type="float">
            <text:p>139.67280535</text:p>
          </table:table-cell>
          <table:table-cell office:value-type="float" office:value="74.96" calcext:value-type="float">
            <text:p>74.96</text:p>
          </table:table-cell>
          <table:table-cell office:value-type="float" office:value="4" calcext:value-type="float">
            <text:p>4</text:p>
          </table:table-cell>
          <table:table-cell office:value-type="float" office:value="922325313000" calcext:value-type="float">
            <text:p>922325313000</text:p>
          </table:table-cell>
          <table:table-cell office:value-type="string" calcext:value-type="string">
            <text:p>1999-03-25T10:28:33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8M33.431S" calcext:value-type="time">
            <text:p>10:28:33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1" calcext:value-type="float">
            <text:p>35.2239521</text:p>
          </table:table-cell>
          <table:table-cell office:value-type="float" office:value="139.67280532" calcext:value-type="float">
            <text:p>139.67280532</text:p>
          </table:table-cell>
          <table:table-cell office:value-type="float" office:value="75.977" calcext:value-type="float">
            <text:p>75.977</text:p>
          </table:table-cell>
          <table:table-cell office:value-type="float" office:value="4" calcext:value-type="float">
            <text:p>4</text:p>
          </table:table-cell>
          <table:table-cell office:value-type="float" office:value="922325314000" calcext:value-type="float">
            <text:p>922325314000</text:p>
          </table:table-cell>
          <table:table-cell office:value-type="string" calcext:value-type="string">
            <text:p>1999-03-25T10:28:34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00.675S" calcext:value-type="time">
            <text:p>10:29:00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23" calcext:value-type="float">
            <text:p>35.22395223</text:p>
          </table:table-cell>
          <table:table-cell office:value-type="float" office:value="139.67280516" calcext:value-type="float">
            <text:p>139.67280516</text:p>
          </table:table-cell>
          <table:table-cell office:value-type="float" office:value="103.221" calcext:value-type="float">
            <text:p>103.221</text:p>
          </table:table-cell>
          <table:table-cell office:value-type="float" office:value="4" calcext:value-type="float">
            <text:p>4</text:p>
          </table:table-cell>
          <table:table-cell office:value-type="float" office:value="922325317000" calcext:value-type="float">
            <text:p>922325317000</text:p>
          </table:table-cell>
          <table:table-cell office:value-type="string" calcext:value-type="string">
            <text:p>1999-03-25T10:28:37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00.707S" calcext:value-type="time">
            <text:p>10:29:00.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64" calcext:value-type="float">
            <text:p>35.22395264</text:p>
          </table:table-cell>
          <table:table-cell office:value-type="float" office:value="139.67280488" calcext:value-type="float">
            <text:p>139.67280488</text:p>
          </table:table-cell>
          <table:table-cell office:value-type="float" office:value="103.253" calcext:value-type="float">
            <text:p>103.253</text:p>
          </table:table-cell>
          <table:table-cell office:value-type="float" office:value="3" calcext:value-type="float">
            <text:p>3</text:p>
          </table:table-cell>
          <table:table-cell office:value-type="float" office:value="922325325000" calcext:value-type="float">
            <text:p>922325325000</text:p>
          </table:table-cell>
          <table:table-cell office:value-type="string" calcext:value-type="string">
            <text:p>1999-03-25T10:28:45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1.858S" calcext:value-type="time">
            <text:p>10:29:31.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294" calcext:value-type="float">
            <text:p>35.22395294</text:p>
          </table:table-cell>
          <table:table-cell office:value-type="float" office:value="139.67280482" calcext:value-type="float">
            <text:p>139.67280482</text:p>
          </table:table-cell>
          <table:table-cell office:value-type="float" office:value="134.404" calcext:value-type="float">
            <text:p>134.404</text:p>
          </table:table-cell>
          <table:table-cell office:value-type="float" office:value="3" calcext:value-type="float">
            <text:p>3</text:p>
          </table:table-cell>
          <table:table-cell office:value-type="float" office:value="922325332000" calcext:value-type="float">
            <text:p>922325332000</text:p>
          </table:table-cell>
          <table:table-cell office:value-type="string" calcext:value-type="string">
            <text:p>1999-03-25T10:28:52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2.097S" calcext:value-type="time">
            <text:p>10:29:32.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2" calcext:value-type="float">
            <text:p>35.2239542</text:p>
          </table:table-cell>
          <table:table-cell office:value-type="float" office:value="139.67280543" calcext:value-type="float">
            <text:p>139.67280543</text:p>
          </table:table-cell>
          <table:table-cell office:value-type="float" office:value="134.643" calcext:value-type="float">
            <text:p>134.643</text:p>
          </table:table-cell>
          <table:table-cell office:value-type="float" office:value="9" calcext:value-type="float">
            <text:p>9</text:p>
          </table:table-cell>
          <table:table-cell office:value-type="float" office:value="922325362000" calcext:value-type="float">
            <text:p>922325362000</text:p>
          </table:table-cell>
          <table:table-cell office:value-type="string" calcext:value-type="string">
            <text:p>1999-03-25T10:29:22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2.206S" calcext:value-type="time">
            <text:p>10:29:32.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23" calcext:value-type="float">
            <text:p>35.22395423</text:p>
          </table:table-cell>
          <table:table-cell office:value-type="float" office:value="139.67280548" calcext:value-type="float">
            <text:p>139.67280548</text:p>
          </table:table-cell>
          <table:table-cell office:value-type="float" office:value="134.752" calcext:value-type="float">
            <text:p>134.752</text:p>
          </table:table-cell>
          <table:table-cell office:value-type="float" office:value="9" calcext:value-type="float">
            <text:p>9</text:p>
          </table:table-cell>
          <table:table-cell office:value-type="float" office:value="922325363000" calcext:value-type="float">
            <text:p>922325363000</text:p>
          </table:table-cell>
          <table:table-cell office:value-type="string" calcext:value-type="string">
            <text:p>1999-03-25T10:29:23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2.282S" calcext:value-type="time">
            <text:p>10:29:32.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74" calcext:value-type="float">
            <text:p>35.22395474</text:p>
          </table:table-cell>
          <table:table-cell office:value-type="float" office:value="139.67280572" calcext:value-type="float">
            <text:p>139.67280572</text:p>
          </table:table-cell>
          <table:table-cell office:value-type="float" office:value="134.828" calcext:value-type="float">
            <text:p>134.828</text:p>
          </table:table-cell>
          <table:table-cell office:value-type="float" office:value="9" calcext:value-type="float">
            <text:p>9</text:p>
          </table:table-cell>
          <table:table-cell office:value-type="float" office:value="922325372000" calcext:value-type="float">
            <text:p>922325372000</text:p>
          </table:table-cell>
          <table:table-cell office:value-type="string" calcext:value-type="string">
            <text:p>1999-03-25T10:29:32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2.399S" calcext:value-type="time">
            <text:p>10:29:32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8" calcext:value-type="float">
            <text:p>35.2239548</text:p>
          </table:table-cell>
          <table:table-cell office:value-type="float" office:value="139.67280573" calcext:value-type="float">
            <text:p>139.67280573</text:p>
          </table:table-cell>
          <table:table-cell office:value-type="float" office:value="134.945" calcext:value-type="float">
            <text:p>134.945</text:p>
          </table:table-cell>
          <table:table-cell office:value-type="float" office:value="9" calcext:value-type="float">
            <text:p>9</text:p>
          </table:table-cell>
          <table:table-cell office:value-type="float" office:value="922325373000" calcext:value-type="float">
            <text:p>922325373000</text:p>
          </table:table-cell>
          <table:table-cell office:value-type="string" calcext:value-type="string">
            <text:p>1999-03-25T10:29:33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3.427S" calcext:value-type="time">
            <text:p>10:29:33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86" calcext:value-type="float">
            <text:p>35.22395486</text:p>
          </table:table-cell>
          <table:table-cell office:value-type="float" office:value="139.67280573" calcext:value-type="float">
            <text:p>139.67280573</text:p>
          </table:table-cell>
          <table:table-cell office:value-type="float" office:value="135.973" calcext:value-type="float">
            <text:p>135.973</text:p>
          </table:table-cell>
          <table:table-cell office:value-type="float" office:value="9" calcext:value-type="float">
            <text:p>9</text:p>
          </table:table-cell>
          <table:table-cell office:value-type="float" office:value="922325374000" calcext:value-type="float">
            <text:p>922325374000</text:p>
          </table:table-cell>
          <table:table-cell office:value-type="string" calcext:value-type="string">
            <text:p>1999-03-25T10:29:34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29M34.435S" calcext:value-type="time">
            <text:p>10:29:34.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92" calcext:value-type="float">
            <text:p>35.22395492</text:p>
          </table:table-cell>
          <table:table-cell office:value-type="float" office:value="139.67280574" calcext:value-type="float">
            <text:p>139.67280574</text:p>
          </table:table-cell>
          <table:table-cell office:value-type="float" office:value="136.981" calcext:value-type="float">
            <text:p>136.981</text:p>
          </table:table-cell>
          <table:table-cell office:value-type="float" office:value="9" calcext:value-type="float">
            <text:p>9</text:p>
          </table:table-cell>
          <table:table-cell office:value-type="float" office:value="922325375000" calcext:value-type="float">
            <text:p>922325375000</text:p>
          </table:table-cell>
          <table:table-cell office:value-type="string" calcext:value-type="string">
            <text:p>1999-03-25T10:29:35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30M00.657S" calcext:value-type="time">
            <text:p>10:30:00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498" calcext:value-type="float">
            <text:p>35.22395498</text:p>
          </table:table-cell>
          <table:table-cell office:value-type="float" office:value="139.67280576" calcext:value-type="float">
            <text:p>139.67280576</text:p>
          </table:table-cell>
          <table:table-cell office:value-type="float" office:value="163.203" calcext:value-type="float">
            <text:p>163.203</text:p>
          </table:table-cell>
          <table:table-cell office:value-type="float" office:value="9" calcext:value-type="float">
            <text:p>9</text:p>
          </table:table-cell>
          <table:table-cell office:value-type="float" office:value="922325376000" calcext:value-type="float">
            <text:p>922325376000</text:p>
          </table:table-cell>
          <table:table-cell office:value-type="string" calcext:value-type="string">
            <text:p>1999-03-25T10:29:36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30M31.688S" calcext:value-type="time">
            <text:p>10:30:31.6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234" calcext:value-type="float">
            <text:p>194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70-01-01T09:00:00+0900</text:p>
          </table:table-cell>
        </table:table-row>
        <table:table-row table:style-name="ro1">
          <table:table-cell office:value-type="time" office:time-value="PT10H27M17.454S" calcext:value-type="time">
            <text:p>10:27:17.45</text:p>
          </table:table-cell>
          <table:table-cell office:value-type="time" office:time-value="PT10H30M31.688S" calcext:value-type="time">
            <text:p>10:30:31.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558" calcext:value-type="float">
            <text:p>35.2239558</text:p>
          </table:table-cell>
          <table:table-cell office:value-type="float" office:value="139.67280612" calcext:value-type="float">
            <text:p>139.67280612</text:p>
          </table:table-cell>
          <table:table-cell office:value-type="float" office:value="194.234" calcext:value-type="float">
            <text:p>194.234</text:p>
          </table:table-cell>
          <table:table-cell office:value-type="float" office:value="10" calcext:value-type="float">
            <text:p>10</text:p>
          </table:table-cell>
          <table:table-cell office:value-type="float" office:value="922325389000" calcext:value-type="float">
            <text:p>922325389000</text:p>
          </table:table-cell>
          <table:table-cell office:value-type="string" calcext:value-type="string">
            <text:p>1999-03-25T10:29:49+0900</text:p>
          </table:table-cell>
        </table:table-row>
      </table:table>
      <table:table table:name="Sheet5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測位方式</text:p>
          </table:table-cell>
          <table:table-cell table:style-name="Default" office:value-type="string" calcext:value-type="string">
            <text:p>測位開始待ち時間</text:p>
          </table:table-cell>
          <table:table-cell table:style-name="Default" office:value-type="string" calcext:value-type="string">
            <text:p>TrackingTime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アシストデータ削除時間</text:p>
          </table:table-cell>
          <table:table-cell office:value-type="string" calcext:value-type="string">
            <text:p>アシストデータ削除有無</text:p>
          </table:table-cell>
          <table:table-cell office:value-type="string" calcext:value-type="string">
            <text:p>ログ出力有無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ACKING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測位開始時間</text:p>
          </table:table-cell>
          <table:table-cell table:style-name="Default" office:value-type="string" calcext:value-type="string">
            <text:p>測位終了時間</text:p>
          </table:table-cell>
          <table:table-cell table:style-name="Default" office:value-type="string" calcext:value-type="string">
            <text:p>測位成否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経度</text:p>
          </table:table-cell>
          <table:table-cell office:value-type="string" calcext:value-type="string">
            <text:p>TTF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cationTime(epoch)</text:p>
          </table:table-cell>
          <table:table-cell office:value-type="string" calcext:value-type="string">
            <text:p>LocationTime(UTC)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8M10.441S" calcext:value-type="time">
            <text:p>11:18:10.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3371" calcext:value-type="float">
            <text:p>35.22393371</text:p>
          </table:table-cell>
          <table:table-cell office:value-type="float" office:value="139.67272588" calcext:value-type="float">
            <text:p>139.67272588</text:p>
          </table:table-cell>
          <table:table-cell office:value-type="float" office:value="4.74" calcext:value-type="float">
            <text:p>4.74</text:p>
          </table:table-cell>
          <table:table-cell office:value-type="float" office:value="9" calcext:value-type="float">
            <text:p>9</text:p>
          </table:table-cell>
          <table:table-cell office:value-type="float" office:value="922328291000" calcext:value-type="float">
            <text:p>922328291000</text:p>
          </table:table-cell>
          <table:table-cell office:value-type="string" calcext:value-type="string">
            <text:p>1999-03-25T11:18:11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8M11.469S" calcext:value-type="time">
            <text:p>11:18:11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9072" calcext:value-type="float">
            <text:p>35.22399072</text:p>
          </table:table-cell>
          <table:table-cell office:value-type="float" office:value="139.672819" calcext:value-type="float">
            <text:p>139.672819</text:p>
          </table:table-cell>
          <table:table-cell office:value-type="float" office:value="5.768" calcext:value-type="float">
            <text:p>5.768</text:p>
          </table:table-cell>
          <table:table-cell office:value-type="float" office:value="10" calcext:value-type="float">
            <text:p>10</text:p>
          </table:table-cell>
          <table:table-cell office:value-type="float" office:value="922328292000" calcext:value-type="float">
            <text:p>922328292000</text:p>
          </table:table-cell>
          <table:table-cell office:value-type="string" calcext:value-type="string">
            <text:p>1999-03-25T11:18:12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0.625S" calcext:value-type="time">
            <text:p>11:19:00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5185" calcext:value-type="float">
            <text:p>35.22405185</text:p>
          </table:table-cell>
          <table:table-cell office:value-type="float" office:value="139.67274419" calcext:value-type="float">
            <text:p>139.67274419</text:p>
          </table:table-cell>
          <table:table-cell office:value-type="float" office:value="54.924" calcext:value-type="float">
            <text:p>54.924</text:p>
          </table:table-cell>
          <table:table-cell office:value-type="float" office:value="5" calcext:value-type="float">
            <text:p>5</text:p>
          </table:table-cell>
          <table:table-cell office:value-type="float" office:value="922328303000" calcext:value-type="float">
            <text:p>922328303000</text:p>
          </table:table-cell>
          <table:table-cell office:value-type="string" calcext:value-type="string">
            <text:p>1999-03-25T11:18:23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108S" calcext:value-type="time">
            <text:p>11:19:01.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249" calcext:value-type="float">
            <text:p>35.22404249</text:p>
          </table:table-cell>
          <table:table-cell office:value-type="float" office:value="139.67274397" calcext:value-type="float">
            <text:p>139.67274397</text:p>
          </table:table-cell>
          <table:table-cell office:value-type="float" office:value="55.407" calcext:value-type="float">
            <text:p>55.407</text:p>
          </table:table-cell>
          <table:table-cell office:value-type="float" office:value="5" calcext:value-type="float">
            <text:p>5</text:p>
          </table:table-cell>
          <table:table-cell office:value-type="float" office:value="922328319000" calcext:value-type="float">
            <text:p>922328319000</text:p>
          </table:table-cell>
          <table:table-cell office:value-type="string" calcext:value-type="string">
            <text:p>1999-03-25T11:18:39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124S" calcext:value-type="time">
            <text:p>11:19:01.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4088" calcext:value-type="float">
            <text:p>35.22404088</text:p>
          </table:table-cell>
          <table:table-cell office:value-type="float" office:value="139.6727445" calcext:value-type="float">
            <text:p>139.6727445</text:p>
          </table:table-cell>
          <table:table-cell office:value-type="float" office:value="55.423" calcext:value-type="float">
            <text:p>55.423</text:p>
          </table:table-cell>
          <table:table-cell office:value-type="float" office:value="5" calcext:value-type="float">
            <text:p>5</text:p>
          </table:table-cell>
          <table:table-cell office:value-type="float" office:value="922328322000" calcext:value-type="float">
            <text:p>922328322000</text:p>
          </table:table-cell>
          <table:table-cell office:value-type="string" calcext:value-type="string">
            <text:p>1999-03-25T11:18:42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147S" calcext:value-type="time">
            <text:p>11:19:0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787" calcext:value-type="float">
            <text:p>35.22403787</text:p>
          </table:table-cell>
          <table:table-cell office:value-type="float" office:value="139.67274519" calcext:value-type="float">
            <text:p>139.67274519</text:p>
          </table:table-cell>
          <table:table-cell office:value-type="float" office:value="55.446" calcext:value-type="float">
            <text:p>55.446</text:p>
          </table:table-cell>
          <table:table-cell office:value-type="float" office:value="4" calcext:value-type="float">
            <text:p>4</text:p>
          </table:table-cell>
          <table:table-cell office:value-type="float" office:value="922328327000" calcext:value-type="float">
            <text:p>922328327000</text:p>
          </table:table-cell>
          <table:table-cell office:value-type="string" calcext:value-type="string">
            <text:p>1999-03-25T11:18:47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168S" calcext:value-type="time">
            <text:p>11:19:0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608" calcext:value-type="float">
            <text:p>35.22403608</text:p>
          </table:table-cell>
          <table:table-cell office:value-type="float" office:value="139.67274597" calcext:value-type="float">
            <text:p>139.67274597</text:p>
          </table:table-cell>
          <table:table-cell office:value-type="float" office:value="55.467" calcext:value-type="float">
            <text:p>55.467</text:p>
          </table:table-cell>
          <table:table-cell office:value-type="float" office:value="4" calcext:value-type="float">
            <text:p>4</text:p>
          </table:table-cell>
          <table:table-cell office:value-type="float" office:value="922328330000" calcext:value-type="float">
            <text:p>922328330000</text:p>
          </table:table-cell>
          <table:table-cell office:value-type="string" calcext:value-type="string">
            <text:p>1999-03-25T11:18:50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168S" calcext:value-type="time">
            <text:p>11:19:0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509" calcext:value-type="float">
            <text:p>35.22403509</text:p>
          </table:table-cell>
          <table:table-cell office:value-type="float" office:value="139.6727464" calcext:value-type="float">
            <text:p>139.6727464</text:p>
          </table:table-cell>
          <table:table-cell office:value-type="float" office:value="55.467" calcext:value-type="float">
            <text:p>55.467</text:p>
          </table:table-cell>
          <table:table-cell office:value-type="float" office:value="4" calcext:value-type="float">
            <text:p>4</text:p>
          </table:table-cell>
          <table:table-cell office:value-type="float" office:value="922328332000" calcext:value-type="float">
            <text:p>922328332000</text:p>
          </table:table-cell>
          <table:table-cell office:value-type="string" calcext:value-type="string">
            <text:p>1999-03-25T11:18:52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186S" calcext:value-type="time">
            <text:p>11:19:01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367" calcext:value-type="float">
            <text:p>35.22403367</text:p>
          </table:table-cell>
          <table:table-cell office:value-type="float" office:value="139.67274671" calcext:value-type="float">
            <text:p>139.67274671</text:p>
          </table:table-cell>
          <table:table-cell office:value-type="float" office:value="55.485" calcext:value-type="float">
            <text:p>55.485</text:p>
          </table:table-cell>
          <table:table-cell office:value-type="float" office:value="4" calcext:value-type="float">
            <text:p>4</text:p>
          </table:table-cell>
          <table:table-cell office:value-type="float" office:value="922328334000" calcext:value-type="float">
            <text:p>922328334000</text:p>
          </table:table-cell>
          <table:table-cell office:value-type="string" calcext:value-type="string">
            <text:p>1999-03-25T11:18:54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01.224S" calcext:value-type="time">
            <text:p>11:19:01.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159" calcext:value-type="float">
            <text:p>35.22403159</text:p>
          </table:table-cell>
          <table:table-cell office:value-type="float" office:value="139.6727483" calcext:value-type="float">
            <text:p>139.6727483</text:p>
          </table:table-cell>
          <table:table-cell office:value-type="float" office:value="55.523" calcext:value-type="float">
            <text:p>55.523</text:p>
          </table:table-cell>
          <table:table-cell office:value-type="float" office:value="4" calcext:value-type="float">
            <text:p>4</text:p>
          </table:table-cell>
          <table:table-cell office:value-type="float" office:value="922328341000" calcext:value-type="float">
            <text:p>922328341000</text:p>
          </table:table-cell>
          <table:table-cell office:value-type="string" calcext:value-type="string">
            <text:p>1999-03-25T11:19:01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677S" calcext:value-type="time">
            <text:p>11:19:33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132" calcext:value-type="float">
            <text:p>35.22403132</text:p>
          </table:table-cell>
          <table:table-cell office:value-type="float" office:value="139.67274847" calcext:value-type="float">
            <text:p>139.67274847</text:p>
          </table:table-cell>
          <table:table-cell office:value-type="float" office:value="87.976" calcext:value-type="float">
            <text:p>87.976</text:p>
          </table:table-cell>
          <table:table-cell office:value-type="float" office:value="4" calcext:value-type="float">
            <text:p>4</text:p>
          </table:table-cell>
          <table:table-cell office:value-type="float" office:value="922328342000" calcext:value-type="float">
            <text:p>922328342000</text:p>
          </table:table-cell>
          <table:table-cell office:value-type="string" calcext:value-type="string">
            <text:p>1999-03-25T11:19:02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717S" calcext:value-type="time">
            <text:p>11:19:33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8" calcext:value-type="float">
            <text:p>35.224028</text:p>
          </table:table-cell>
          <table:table-cell office:value-type="float" office:value="139.6727498" calcext:value-type="float">
            <text:p>139.6727498</text:p>
          </table:table-cell>
          <table:table-cell office:value-type="float" office:value="88.016" calcext:value-type="float">
            <text:p>88.016</text:p>
          </table:table-cell>
          <table:table-cell office:value-type="float" office:value="5" calcext:value-type="float">
            <text:p>5</text:p>
          </table:table-cell>
          <table:table-cell office:value-type="float" office:value="922328350000" calcext:value-type="float">
            <text:p>922328350000</text:p>
          </table:table-cell>
          <table:table-cell office:value-type="string" calcext:value-type="string">
            <text:p>1999-03-25T11:19:10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807S" calcext:value-type="time">
            <text:p>11:19:33.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711" calcext:value-type="float">
            <text:p>35.22402711</text:p>
          </table:table-cell>
          <table:table-cell office:value-type="float" office:value="139.67275382" calcext:value-type="float">
            <text:p>139.67275382</text:p>
          </table:table-cell>
          <table:table-cell office:value-type="float" office:value="88.106" calcext:value-type="float">
            <text:p>88.106</text:p>
          </table:table-cell>
          <table:table-cell office:value-type="float" office:value="4" calcext:value-type="float">
            <text:p>4</text:p>
          </table:table-cell>
          <table:table-cell office:value-type="float" office:value="922328361000" calcext:value-type="float">
            <text:p>922328361000</text:p>
          </table:table-cell>
          <table:table-cell office:value-type="string" calcext:value-type="string">
            <text:p>1999-03-25T11:19:21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913S" calcext:value-type="time">
            <text:p>11:19:33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93" calcext:value-type="float">
            <text:p>35.22402693</text:p>
          </table:table-cell>
          <table:table-cell office:value-type="float" office:value="139.67275456" calcext:value-type="float">
            <text:p>139.67275456</text:p>
          </table:table-cell>
          <table:table-cell office:value-type="float" office:value="88.212" calcext:value-type="float">
            <text:p>88.212</text:p>
          </table:table-cell>
          <table:table-cell office:value-type="float" office:value="4" calcext:value-type="float">
            <text:p>4</text:p>
          </table:table-cell>
          <table:table-cell office:value-type="float" office:value="922328363000" calcext:value-type="float">
            <text:p>922328363000</text:p>
          </table:table-cell>
          <table:table-cell office:value-type="string" calcext:value-type="string">
            <text:p>1999-03-25T11:19:23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95S" calcext:value-type="time">
            <text:p>11:19:33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83" calcext:value-type="float">
            <text:p>35.22402683</text:p>
          </table:table-cell>
          <table:table-cell office:value-type="float" office:value="139.6727549" calcext:value-type="float">
            <text:p>139.6727549</text:p>
          </table:table-cell>
          <table:table-cell office:value-type="float" office:value="88.249" calcext:value-type="float">
            <text:p>88.249</text:p>
          </table:table-cell>
          <table:table-cell office:value-type="float" office:value="4" calcext:value-type="float">
            <text:p>4</text:p>
          </table:table-cell>
          <table:table-cell office:value-type="float" office:value="922328364000" calcext:value-type="float">
            <text:p>922328364000</text:p>
          </table:table-cell>
          <table:table-cell office:value-type="string" calcext:value-type="string">
            <text:p>1999-03-25T11:19:24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965S" calcext:value-type="time">
            <text:p>11:19:33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36" calcext:value-type="float">
            <text:p>35.22402636</text:p>
          </table:table-cell>
          <table:table-cell office:value-type="float" office:value="139.67275629" calcext:value-type="float">
            <text:p>139.67275629</text:p>
          </table:table-cell>
          <table:table-cell office:value-type="float" office:value="88.264" calcext:value-type="float">
            <text:p>88.264</text:p>
          </table:table-cell>
          <table:table-cell office:value-type="float" office:value="3" calcext:value-type="float">
            <text:p>3</text:p>
          </table:table-cell>
          <table:table-cell office:value-type="float" office:value="922328369000" calcext:value-type="float">
            <text:p>922328369000</text:p>
          </table:table-cell>
          <table:table-cell office:value-type="string" calcext:value-type="string">
            <text:p>1999-03-25T11:19:29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3.983S" calcext:value-type="time">
            <text:p>11:19:33.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28" calcext:value-type="float">
            <text:p>35.22402628</text:p>
          </table:table-cell>
          <table:table-cell office:value-type="float" office:value="139.67275815" calcext:value-type="float">
            <text:p>139.67275815</text:p>
          </table:table-cell>
          <table:table-cell office:value-type="float" office:value="88.282" calcext:value-type="float">
            <text:p>88.282</text:p>
          </table:table-cell>
          <table:table-cell office:value-type="float" office:value="3" calcext:value-type="float">
            <text:p>3</text:p>
          </table:table-cell>
          <table:table-cell office:value-type="float" office:value="922328374000" calcext:value-type="float">
            <text:p>922328374000</text:p>
          </table:table-cell>
          <table:table-cell office:value-type="string" calcext:value-type="string">
            <text:p>1999-03-25T11:19:34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4.398S" calcext:value-type="time">
            <text:p>11:19:34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25" calcext:value-type="float">
            <text:p>35.22402625</text:p>
          </table:table-cell>
          <table:table-cell office:value-type="float" office:value="139.67275842" calcext:value-type="float">
            <text:p>139.67275842</text:p>
          </table:table-cell>
          <table:table-cell office:value-type="float" office:value="88.697" calcext:value-type="float">
            <text:p>88.697</text:p>
          </table:table-cell>
          <table:table-cell office:value-type="float" office:value="3" calcext:value-type="float">
            <text:p>3</text:p>
          </table:table-cell>
          <table:table-cell office:value-type="float" office:value="922328375000" calcext:value-type="float">
            <text:p>922328375000</text:p>
          </table:table-cell>
          <table:table-cell office:value-type="string" calcext:value-type="string">
            <text:p>1999-03-25T11:19:35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5.544S" calcext:value-type="time">
            <text:p>11:19:35.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25" calcext:value-type="float">
            <text:p>35.22402625</text:p>
          </table:table-cell>
          <table:table-cell office:value-type="float" office:value="139.67275882" calcext:value-type="float">
            <text:p>139.67275882</text:p>
          </table:table-cell>
          <table:table-cell office:value-type="float" office:value="89.843" calcext:value-type="float">
            <text:p>89.843</text:p>
          </table:table-cell>
          <table:table-cell office:value-type="float" office:value="3" calcext:value-type="float">
            <text:p>3</text:p>
          </table:table-cell>
          <table:table-cell office:value-type="float" office:value="922328376000" calcext:value-type="float">
            <text:p>922328376000</text:p>
          </table:table-cell>
          <table:table-cell office:value-type="string" calcext:value-type="string">
            <text:p>1999-03-25T11:19:36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8.534S" calcext:value-type="time">
            <text:p>11:19:38.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619" calcext:value-type="float">
            <text:p>35.22402619</text:p>
          </table:table-cell>
          <table:table-cell office:value-type="float" office:value="139.67275897" calcext:value-type="float">
            <text:p>139.67275897</text:p>
          </table:table-cell>
          <table:table-cell office:value-type="float" office:value="92.833" calcext:value-type="float">
            <text:p>92.833</text:p>
          </table:table-cell>
          <table:table-cell office:value-type="float" office:value="3" calcext:value-type="float">
            <text:p>3</text:p>
          </table:table-cell>
          <table:table-cell office:value-type="float" office:value="922328377000" calcext:value-type="float">
            <text:p>922328377000</text:p>
          </table:table-cell>
          <table:table-cell office:value-type="string" calcext:value-type="string">
            <text:p>1999-03-25T11:19:37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8.546S" calcext:value-type="time">
            <text:p>11:19:38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8" calcext:value-type="float">
            <text:p>35.2240258</text:p>
          </table:table-cell>
          <table:table-cell office:value-type="float" office:value="139.67275922" calcext:value-type="float">
            <text:p>139.67275922</text:p>
          </table:table-cell>
          <table:table-cell office:value-type="float" office:value="92.845" calcext:value-type="float">
            <text:p>92.845</text:p>
          </table:table-cell>
          <table:table-cell office:value-type="float" office:value="3" calcext:value-type="float">
            <text:p>3</text:p>
          </table:table-cell>
          <table:table-cell office:value-type="float" office:value="922328379000" calcext:value-type="float">
            <text:p>922328379000</text:p>
          </table:table-cell>
          <table:table-cell office:value-type="string" calcext:value-type="string">
            <text:p>1999-03-25T11:19:39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19M39.476S" calcext:value-type="time">
            <text:p>11:19:39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82" calcext:value-type="float">
            <text:p>35.22402582</text:p>
          </table:table-cell>
          <table:table-cell office:value-type="float" office:value="139.67275936" calcext:value-type="float">
            <text:p>139.67275936</text:p>
          </table:table-cell>
          <table:table-cell office:value-type="float" office:value="93.775" calcext:value-type="float">
            <text:p>93.775</text:p>
          </table:table-cell>
          <table:table-cell office:value-type="float" office:value="3" calcext:value-type="float">
            <text:p>3</text:p>
          </table:table-cell>
          <table:table-cell office:value-type="float" office:value="922328380000" calcext:value-type="float">
            <text:p>922328380000</text:p>
          </table:table-cell>
          <table:table-cell office:value-type="string" calcext:value-type="string">
            <text:p>1999-03-25T11:19:40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00.661S" calcext:value-type="time">
            <text:p>11:20:00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86" calcext:value-type="float">
            <text:p>35.22402586</text:p>
          </table:table-cell>
          <table:table-cell office:value-type="float" office:value="139.67275946" calcext:value-type="float">
            <text:p>139.67275946</text:p>
          </table:table-cell>
          <table:table-cell office:value-type="float" office:value="114.96" calcext:value-type="float">
            <text:p>114.96</text:p>
          </table:table-cell>
          <table:table-cell office:value-type="float" office:value="3" calcext:value-type="float">
            <text:p>3</text:p>
          </table:table-cell>
          <table:table-cell office:value-type="float" office:value="922328381000" calcext:value-type="float">
            <text:p>922328381000</text:p>
          </table:table-cell>
          <table:table-cell office:value-type="string" calcext:value-type="string">
            <text:p>1999-03-25T11:19:41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00.721S" calcext:value-type="time">
            <text:p>11:20:00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582" calcext:value-type="float">
            <text:p>35.22402582</text:p>
          </table:table-cell>
          <table:table-cell office:value-type="float" office:value="139.67275967" calcext:value-type="float">
            <text:p>139.67275967</text:p>
          </table:table-cell>
          <table:table-cell office:value-type="float" office:value="115.02" calcext:value-type="float">
            <text:p>115.02</text:p>
          </table:table-cell>
          <table:table-cell office:value-type="float" office:value="3" calcext:value-type="float">
            <text:p>3</text:p>
          </table:table-cell>
          <table:table-cell office:value-type="float" office:value="922328383000" calcext:value-type="float">
            <text:p>922328383000</text:p>
          </table:table-cell>
          <table:table-cell office:value-type="string" calcext:value-type="string">
            <text:p>1999-03-25T11:19:43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1.663S" calcext:value-type="time">
            <text:p>11:20:11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78" calcext:value-type="float">
            <text:p>35.22402478</text:p>
          </table:table-cell>
          <table:table-cell office:value-type="float" office:value="139.67276061" calcext:value-type="float">
            <text:p>139.67276061</text:p>
          </table:table-cell>
          <table:table-cell office:value-type="float" office:value="125.962" calcext:value-type="float">
            <text:p>125.962</text:p>
          </table:table-cell>
          <table:table-cell office:value-type="float" office:value="3" calcext:value-type="float">
            <text:p>3</text:p>
          </table:table-cell>
          <table:table-cell office:value-type="float" office:value="922328396000" calcext:value-type="float">
            <text:p>922328396000</text:p>
          </table:table-cell>
          <table:table-cell office:value-type="string" calcext:value-type="string">
            <text:p>1999-03-25T11:19:56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1.696S" calcext:value-type="time">
            <text:p>11:20:11.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64" calcext:value-type="float">
            <text:p>35.22402464</text:p>
          </table:table-cell>
          <table:table-cell office:value-type="float" office:value="139.67276047" calcext:value-type="float">
            <text:p>139.67276047</text:p>
          </table:table-cell>
          <table:table-cell office:value-type="float" office:value="125.995" calcext:value-type="float">
            <text:p>125.995</text:p>
          </table:table-cell>
          <table:table-cell office:value-type="float" office:value="3" calcext:value-type="float">
            <text:p>3</text:p>
          </table:table-cell>
          <table:table-cell office:value-type="float" office:value="922328399000" calcext:value-type="float">
            <text:p>922328399000</text:p>
          </table:table-cell>
          <table:table-cell office:value-type="string" calcext:value-type="string">
            <text:p>1999-03-25T11:19:59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1.734S" calcext:value-type="time">
            <text:p>11:20:11.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48" calcext:value-type="float">
            <text:p>35.22402448</text:p>
          </table:table-cell>
          <table:table-cell office:value-type="float" office:value="139.67276021" calcext:value-type="float">
            <text:p>139.67276021</text:p>
          </table:table-cell>
          <table:table-cell office:value-type="float" office:value="126.033" calcext:value-type="float">
            <text:p>126.033</text:p>
          </table:table-cell>
          <table:table-cell office:value-type="float" office:value="3" calcext:value-type="float">
            <text:p>3</text:p>
          </table:table-cell>
          <table:table-cell office:value-type="float" office:value="922328410000" calcext:value-type="float">
            <text:p>922328410000</text:p>
          </table:table-cell>
          <table:table-cell office:value-type="string" calcext:value-type="string">
            <text:p>1999-03-25T11:20:10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1.8S" calcext:value-type="time">
            <text:p>11:20:11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53" calcext:value-type="float">
            <text:p>35.22402453</text:p>
          </table:table-cell>
          <table:table-cell office:value-type="float" office:value="139.67276006" calcext:value-type="float">
            <text:p>139.67276006</text:p>
          </table:table-cell>
          <table:table-cell office:value-type="float" office:value="126.099" calcext:value-type="float">
            <text:p>126.099</text:p>
          </table:table-cell>
          <table:table-cell office:value-type="float" office:value="3" calcext:value-type="float">
            <text:p>3</text:p>
          </table:table-cell>
          <table:table-cell office:value-type="float" office:value="922328412000" calcext:value-type="float">
            <text:p>922328412000</text:p>
          </table:table-cell>
          <table:table-cell office:value-type="string" calcext:value-type="string">
            <text:p>1999-03-25T11:20:12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2.38S" calcext:value-type="time">
            <text:p>11:20:12.3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56" calcext:value-type="float">
            <text:p>35.22402456</text:p>
          </table:table-cell>
          <table:table-cell office:value-type="float" office:value="139.67276001" calcext:value-type="float">
            <text:p>139.67276001</text:p>
          </table:table-cell>
          <table:table-cell office:value-type="float" office:value="126.679" calcext:value-type="float">
            <text:p>126.679</text:p>
          </table:table-cell>
          <table:table-cell office:value-type="float" office:value="3" calcext:value-type="float">
            <text:p>3</text:p>
          </table:table-cell>
          <table:table-cell office:value-type="float" office:value="922328413000" calcext:value-type="float">
            <text:p>922328413000</text:p>
          </table:table-cell>
          <table:table-cell office:value-type="string" calcext:value-type="string">
            <text:p>1999-03-25T11:20:13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6.539S" calcext:value-type="time">
            <text:p>11:20:16.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59" calcext:value-type="float">
            <text:p>35.22402459</text:p>
          </table:table-cell>
          <table:table-cell office:value-type="float" office:value="139.67275991" calcext:value-type="float">
            <text:p>139.67275991</text:p>
          </table:table-cell>
          <table:table-cell office:value-type="float" office:value="130.838" calcext:value-type="float">
            <text:p>130.838</text:p>
          </table:table-cell>
          <table:table-cell office:value-type="float" office:value="3" calcext:value-type="float">
            <text:p>3</text:p>
          </table:table-cell>
          <table:table-cell office:value-type="float" office:value="922328414000" calcext:value-type="float">
            <text:p>922328414000</text:p>
          </table:table-cell>
          <table:table-cell office:value-type="string" calcext:value-type="string">
            <text:p>1999-03-25T11:20:14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6.553S" calcext:value-type="time">
            <text:p>11:20:16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79" calcext:value-type="float">
            <text:p>35.22402479</text:p>
          </table:table-cell>
          <table:table-cell office:value-type="float" office:value="139.67275954" calcext:value-type="float">
            <text:p>139.67275954</text:p>
          </table:table-cell>
          <table:table-cell office:value-type="float" office:value="130.852" calcext:value-type="float">
            <text:p>130.852</text:p>
          </table:table-cell>
          <table:table-cell office:value-type="float" office:value="3" calcext:value-type="float">
            <text:p>3</text:p>
          </table:table-cell>
          <table:table-cell office:value-type="float" office:value="922328417000" calcext:value-type="float">
            <text:p>922328417000</text:p>
          </table:table-cell>
          <table:table-cell office:value-type="string" calcext:value-type="string">
            <text:p>1999-03-25T11:20:17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7.452S" calcext:value-type="time">
            <text:p>11:20:17.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9" calcext:value-type="float">
            <text:p>35.2240249</text:p>
          </table:table-cell>
          <table:table-cell office:value-type="float" office:value="139.67275955" calcext:value-type="float">
            <text:p>139.67275955</text:p>
          </table:table-cell>
          <table:table-cell office:value-type="float" office:value="131.751" calcext:value-type="float">
            <text:p>131.751</text:p>
          </table:table-cell>
          <table:table-cell office:value-type="float" office:value="3" calcext:value-type="float">
            <text:p>3</text:p>
          </table:table-cell>
          <table:table-cell office:value-type="float" office:value="922328418000" calcext:value-type="float">
            <text:p>922328418000</text:p>
          </table:table-cell>
          <table:table-cell office:value-type="string" calcext:value-type="string">
            <text:p>1999-03-25T11:20:18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8.432S" calcext:value-type="time">
            <text:p>11:20:18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498" calcext:value-type="float">
            <text:p>35.22402498</text:p>
          </table:table-cell>
          <table:table-cell office:value-type="float" office:value="139.67275949" calcext:value-type="float">
            <text:p>139.67275949</text:p>
          </table:table-cell>
          <table:table-cell office:value-type="float" office:value="132.731" calcext:value-type="float">
            <text:p>132.731</text:p>
          </table:table-cell>
          <table:table-cell office:value-type="float" office:value="3" calcext:value-type="float">
            <text:p>3</text:p>
          </table:table-cell>
          <table:table-cell office:value-type="float" office:value="922328419000" calcext:value-type="float">
            <text:p>922328419000</text:p>
          </table:table-cell>
          <table:table-cell office:value-type="string" calcext:value-type="string">
            <text:p>1999-03-25T11:20:19+0900</text:p>
          </table:table-cell>
        </table:table-row>
        <table:table-row table:style-name="ro1">
          <table:table-cell office:value-type="time" office:time-value="PT11H18M05.701S" calcext:value-type="time">
            <text:p>11:18:05.70</text:p>
          </table:table-cell>
          <table:table-cell office:value-type="time" office:time-value="PT11H20M18.474S" calcext:value-type="time">
            <text:p>11:20:18.4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773" calcext:value-type="float">
            <text:p>132.7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0M48.637S" calcext:value-type="time">
            <text:p>11:30:48.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7577" calcext:value-type="float">
            <text:p>35.22417577</text:p>
          </table:table-cell>
          <table:table-cell office:value-type="float" office:value="139.672845" calcext:value-type="float">
            <text:p>139.672845</text:p>
          </table:table-cell>
          <table:table-cell office:value-type="float" office:value="25.839" calcext:value-type="float">
            <text:p>25.839</text:p>
          </table:table-cell>
          <table:table-cell office:value-type="float" office:value="25" calcext:value-type="float">
            <text:p>25</text:p>
          </table:table-cell>
          <table:table-cell office:value-type="float" office:value="922329027383" calcext:value-type="float">
            <text:p>922329027383</text:p>
          </table:table-cell>
          <table:table-cell office:value-type="string" calcext:value-type="string">
            <text:p>1999-03-25T11:30:27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1M00.497S" calcext:value-type="time">
            <text:p>11:31:00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88" calcext:value-type="float">
            <text:p>35.22400988</text:p>
          </table:table-cell>
          <table:table-cell office:value-type="float" office:value="139.67284766" calcext:value-type="float">
            <text:p>139.67284766</text:p>
          </table:table-cell>
          <table:table-cell office:value-type="float" office:value="37.699" calcext:value-type="float">
            <text:p>37.699</text:p>
          </table:table-cell>
          <table:table-cell office:value-type="float" office:value="26" calcext:value-type="float">
            <text:p>26</text:p>
          </table:table-cell>
          <table:table-cell office:value-type="float" office:value="922329059000" calcext:value-type="float">
            <text:p>922329059000</text:p>
          </table:table-cell>
          <table:table-cell office:value-type="string" calcext:value-type="string">
            <text:p>1999-03-25T11:30:59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1M00.511S" calcext:value-type="time">
            <text:p>11:31:00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768" calcext:value-type="float">
            <text:p>35.22400768</text:p>
          </table:table-cell>
          <table:table-cell office:value-type="float" office:value="139.67286368" calcext:value-type="float">
            <text:p>139.67286368</text:p>
          </table:table-cell>
          <table:table-cell office:value-type="float" office:value="37.713" calcext:value-type="float">
            <text:p>37.713</text:p>
          </table:table-cell>
          <table:table-cell office:value-type="float" office:value="20" calcext:value-type="float">
            <text:p>20</text:p>
          </table:table-cell>
          <table:table-cell office:value-type="float" office:value="922329061000" calcext:value-type="float">
            <text:p>922329061000</text:p>
          </table:table-cell>
          <table:table-cell office:value-type="string" calcext:value-type="string">
            <text:p>1999-03-25T11:31:01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0.759S" calcext:value-type="time">
            <text:p>11:32:00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516" calcext:value-type="float">
            <text:p>35.22400516</text:p>
          </table:table-cell>
          <table:table-cell office:value-type="float" office:value="139.67288406" calcext:value-type="float">
            <text:p>139.67288406</text:p>
          </table:table-cell>
          <table:table-cell office:value-type="float" office:value="97.961" calcext:value-type="float">
            <text:p>97.961</text:p>
          </table:table-cell>
          <table:table-cell office:value-type="float" office:value="7" calcext:value-type="float">
            <text:p>7</text:p>
          </table:table-cell>
          <table:table-cell office:value-type="float" office:value="922329075000" calcext:value-type="float">
            <text:p>922329075000</text:p>
          </table:table-cell>
          <table:table-cell office:value-type="string" calcext:value-type="string">
            <text:p>1999-03-25T11:31:15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125S" calcext:value-type="time">
            <text:p>11:32:01.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8" calcext:value-type="float">
            <text:p>35.2240048</text:p>
          </table:table-cell>
          <table:table-cell office:value-type="float" office:value="139.67288437" calcext:value-type="float">
            <text:p>139.67288437</text:p>
          </table:table-cell>
          <table:table-cell office:value-type="float" office:value="98.327" calcext:value-type="float">
            <text:p>98.327</text:p>
          </table:table-cell>
          <table:table-cell office:value-type="float" office:value="7" calcext:value-type="float">
            <text:p>7</text:p>
          </table:table-cell>
          <table:table-cell office:value-type="float" office:value="922329078000" calcext:value-type="float">
            <text:p>922329078000</text:p>
          </table:table-cell>
          <table:table-cell office:value-type="string" calcext:value-type="string">
            <text:p>1999-03-25T11:31:18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15S" calcext:value-type="time">
            <text:p>11:32:01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37" calcext:value-type="float">
            <text:p>35.22400437</text:p>
          </table:table-cell>
          <table:table-cell office:value-type="float" office:value="139.67288452" calcext:value-type="float">
            <text:p>139.67288452</text:p>
          </table:table-cell>
          <table:table-cell office:value-type="float" office:value="98.352" calcext:value-type="float">
            <text:p>98.352</text:p>
          </table:table-cell>
          <table:table-cell office:value-type="float" office:value="6" calcext:value-type="float">
            <text:p>6</text:p>
          </table:table-cell>
          <table:table-cell office:value-type="float" office:value="922329082000" calcext:value-type="float">
            <text:p>922329082000</text:p>
          </table:table-cell>
          <table:table-cell office:value-type="string" calcext:value-type="string">
            <text:p>1999-03-25T11:31:22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171S" calcext:value-type="time">
            <text:p>11:32:01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23" calcext:value-type="float">
            <text:p>35.22400423</text:p>
          </table:table-cell>
          <table:table-cell office:value-type="float" office:value="139.67288452" calcext:value-type="float">
            <text:p>139.67288452</text:p>
          </table:table-cell>
          <table:table-cell office:value-type="float" office:value="98.373" calcext:value-type="float">
            <text:p>98.373</text:p>
          </table:table-cell>
          <table:table-cell office:value-type="float" office:value="6" calcext:value-type="float">
            <text:p>6</text:p>
          </table:table-cell>
          <table:table-cell office:value-type="float" office:value="922329083000" calcext:value-type="float">
            <text:p>922329083000</text:p>
          </table:table-cell>
          <table:table-cell office:value-type="string" calcext:value-type="string">
            <text:p>1999-03-25T11:31:23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179S" calcext:value-type="time">
            <text:p>11:32:01.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07" calcext:value-type="float">
            <text:p>35.22400407</text:p>
          </table:table-cell>
          <table:table-cell office:value-type="float" office:value="139.67288458" calcext:value-type="float">
            <text:p>139.67288458</text:p>
          </table:table-cell>
          <table:table-cell office:value-type="float" office:value="98.381" calcext:value-type="float">
            <text:p>98.381</text:p>
          </table:table-cell>
          <table:table-cell office:value-type="float" office:value="6" calcext:value-type="float">
            <text:p>6</text:p>
          </table:table-cell>
          <table:table-cell office:value-type="float" office:value="922329085000" calcext:value-type="float">
            <text:p>922329085000</text:p>
          </table:table-cell>
          <table:table-cell office:value-type="string" calcext:value-type="string">
            <text:p>1999-03-25T11:31:25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192S" calcext:value-type="time">
            <text:p>11:32:01.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328" calcext:value-type="float">
            <text:p>35.22400328</text:p>
          </table:table-cell>
          <table:table-cell office:value-type="float" office:value="139.67288434" calcext:value-type="float">
            <text:p>139.67288434</text:p>
          </table:table-cell>
          <table:table-cell office:value-type="float" office:value="98.394" calcext:value-type="float">
            <text:p>98.394</text:p>
          </table:table-cell>
          <table:table-cell office:value-type="float" office:value="7" calcext:value-type="float">
            <text:p>7</text:p>
          </table:table-cell>
          <table:table-cell office:value-type="float" office:value="922329093000" calcext:value-type="float">
            <text:p>922329093000</text:p>
          </table:table-cell>
          <table:table-cell office:value-type="string" calcext:value-type="string">
            <text:p>1999-03-25T11:31:33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203S" calcext:value-type="time">
            <text:p>11:32:01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3" calcext:value-type="float">
            <text:p>35.224003</text:p>
          </table:table-cell>
          <table:table-cell office:value-type="float" office:value="139.67288408" calcext:value-type="float">
            <text:p>139.67288408</text:p>
          </table:table-cell>
          <table:table-cell office:value-type="float" office:value="98.405" calcext:value-type="float">
            <text:p>98.405</text:p>
          </table:table-cell>
          <table:table-cell office:value-type="float" office:value="7" calcext:value-type="float">
            <text:p>7</text:p>
          </table:table-cell>
          <table:table-cell office:value-type="float" office:value="922329096000" calcext:value-type="float">
            <text:p>922329096000</text:p>
          </table:table-cell>
          <table:table-cell office:value-type="string" calcext:value-type="string">
            <text:p>1999-03-25T11:31:36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257S" calcext:value-type="time">
            <text:p>11:32:01.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227" calcext:value-type="float">
            <text:p>35.22400227</text:p>
          </table:table-cell>
          <table:table-cell office:value-type="float" office:value="139.67288316" calcext:value-type="float">
            <text:p>139.67288316</text:p>
          </table:table-cell>
          <table:table-cell office:value-type="float" office:value="98.459" calcext:value-type="float">
            <text:p>98.459</text:p>
          </table:table-cell>
          <table:table-cell office:value-type="float" office:value="6" calcext:value-type="float">
            <text:p>6</text:p>
          </table:table-cell>
          <table:table-cell office:value-type="float" office:value="922329106000" calcext:value-type="float">
            <text:p>922329106000</text:p>
          </table:table-cell>
          <table:table-cell office:value-type="string" calcext:value-type="string">
            <text:p>1999-03-25T11:31:46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1.301S" calcext:value-type="time">
            <text:p>11:32:01.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73" calcext:value-type="float">
            <text:p>35.22400173</text:p>
          </table:table-cell>
          <table:table-cell office:value-type="float" office:value="139.67288124" calcext:value-type="float">
            <text:p>139.67288124</text:p>
          </table:table-cell>
          <table:table-cell office:value-type="float" office:value="98.503" calcext:value-type="float">
            <text:p>98.503</text:p>
          </table:table-cell>
          <table:table-cell office:value-type="float" office:value="5" calcext:value-type="float">
            <text:p>5</text:p>
          </table:table-cell>
          <table:table-cell office:value-type="float" office:value="922329121000" calcext:value-type="float">
            <text:p>922329121000</text:p>
          </table:table-cell>
          <table:table-cell office:value-type="string" calcext:value-type="string">
            <text:p>1999-03-25T11:32:01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05.47S" calcext:value-type="time">
            <text:p>11:32:05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71" calcext:value-type="float">
            <text:p>35.22400171</text:p>
          </table:table-cell>
          <table:table-cell office:value-type="float" office:value="139.67288112" calcext:value-type="float">
            <text:p>139.67288112</text:p>
          </table:table-cell>
          <table:table-cell office:value-type="float" office:value="102.672" calcext:value-type="float">
            <text:p>102.672</text:p>
          </table:table-cell>
          <table:table-cell office:value-type="float" office:value="5" calcext:value-type="float">
            <text:p>5</text:p>
          </table:table-cell>
          <table:table-cell office:value-type="float" office:value="922329122000" calcext:value-type="float">
            <text:p>922329122000</text:p>
          </table:table-cell>
          <table:table-cell office:value-type="string" calcext:value-type="string">
            <text:p>1999-03-25T11:32:02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21.657S" calcext:value-type="time">
            <text:p>11:32:21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75" calcext:value-type="float">
            <text:p>35.22400175</text:p>
          </table:table-cell>
          <table:table-cell office:value-type="float" office:value="139.67288072" calcext:value-type="float">
            <text:p>139.67288072</text:p>
          </table:table-cell>
          <table:table-cell office:value-type="float" office:value="118.859" calcext:value-type="float">
            <text:p>118.859</text:p>
          </table:table-cell>
          <table:table-cell office:value-type="float" office:value="4" calcext:value-type="float">
            <text:p>4</text:p>
          </table:table-cell>
          <table:table-cell office:value-type="float" office:value="922329126000" calcext:value-type="float">
            <text:p>922329126000</text:p>
          </table:table-cell>
          <table:table-cell office:value-type="string" calcext:value-type="string">
            <text:p>1999-03-25T11:32:06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21.718S" calcext:value-type="time">
            <text:p>11:32:21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72" calcext:value-type="float">
            <text:p>35.22400172</text:p>
          </table:table-cell>
          <table:table-cell office:value-type="float" office:value="139.67287911" calcext:value-type="float">
            <text:p>139.67287911</text:p>
          </table:table-cell>
          <table:table-cell office:value-type="float" office:value="118.92" calcext:value-type="float">
            <text:p>118.92</text:p>
          </table:table-cell>
          <table:table-cell office:value-type="float" office:value="4" calcext:value-type="float">
            <text:p>4</text:p>
          </table:table-cell>
          <table:table-cell office:value-type="float" office:value="922329142000" calcext:value-type="float">
            <text:p>922329142000</text:p>
          </table:table-cell>
          <table:table-cell office:value-type="string" calcext:value-type="string">
            <text:p>1999-03-25T11:32:22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22.407S" calcext:value-type="time">
            <text:p>11:32:22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76" calcext:value-type="float">
            <text:p>35.22400176</text:p>
          </table:table-cell>
          <table:table-cell office:value-type="float" office:value="139.67287906" calcext:value-type="float">
            <text:p>139.67287906</text:p>
          </table:table-cell>
          <table:table-cell office:value-type="float" office:value="119.609" calcext:value-type="float">
            <text:p>119.609</text:p>
          </table:table-cell>
          <table:table-cell office:value-type="float" office:value="4" calcext:value-type="float">
            <text:p>4</text:p>
          </table:table-cell>
          <table:table-cell office:value-type="float" office:value="922329143000" calcext:value-type="float">
            <text:p>922329143000</text:p>
          </table:table-cell>
          <table:table-cell office:value-type="string" calcext:value-type="string">
            <text:p>1999-03-25T11:32:23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23.513S" calcext:value-type="time">
            <text:p>11:32:23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8" calcext:value-type="float">
            <text:p>35.2240018</text:p>
          </table:table-cell>
          <table:table-cell office:value-type="float" office:value="139.67287902" calcext:value-type="float">
            <text:p>139.67287902</text:p>
          </table:table-cell>
          <table:table-cell office:value-type="float" office:value="120.715" calcext:value-type="float">
            <text:p>120.715</text:p>
          </table:table-cell>
          <table:table-cell office:value-type="float" office:value="4" calcext:value-type="float">
            <text:p>4</text:p>
          </table:table-cell>
          <table:table-cell office:value-type="float" office:value="922329144000" calcext:value-type="float">
            <text:p>922329144000</text:p>
          </table:table-cell>
          <table:table-cell office:value-type="string" calcext:value-type="string">
            <text:p>1999-03-25T11:32:24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5.611S" calcext:value-type="time">
            <text:p>11:32:55.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183" calcext:value-type="float">
            <text:p>35.22400183</text:p>
          </table:table-cell>
          <table:table-cell office:value-type="float" office:value="139.67287893" calcext:value-type="float">
            <text:p>139.67287893</text:p>
          </table:table-cell>
          <table:table-cell office:value-type="float" office:value="152.813" calcext:value-type="float">
            <text:p>152.813</text:p>
          </table:table-cell>
          <table:table-cell office:value-type="float" office:value="4" calcext:value-type="float">
            <text:p>4</text:p>
          </table:table-cell>
          <table:table-cell office:value-type="float" office:value="922329145000" calcext:value-type="float">
            <text:p>922329145000</text:p>
          </table:table-cell>
          <table:table-cell office:value-type="string" calcext:value-type="string">
            <text:p>1999-03-25T11:32:25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5.808S" calcext:value-type="time">
            <text:p>11:32:55.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291" calcext:value-type="float">
            <text:p>35.22400291</text:p>
          </table:table-cell>
          <table:table-cell office:value-type="float" office:value="139.67287719" calcext:value-type="float">
            <text:p>139.67287719</text:p>
          </table:table-cell>
          <table:table-cell office:value-type="float" office:value="153.01" calcext:value-type="float">
            <text:p>153.01</text:p>
          </table:table-cell>
          <table:table-cell office:value-type="float" office:value="5" calcext:value-type="float">
            <text:p>5</text:p>
          </table:table-cell>
          <table:table-cell office:value-type="float" office:value="922329159000" calcext:value-type="float">
            <text:p>922329159000</text:p>
          </table:table-cell>
          <table:table-cell office:value-type="string" calcext:value-type="string">
            <text:p>1999-03-25T11:32:39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5.913S" calcext:value-type="time">
            <text:p>11:32:55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297" calcext:value-type="float">
            <text:p>35.22400297</text:p>
          </table:table-cell>
          <table:table-cell office:value-type="float" office:value="139.67287702" calcext:value-type="float">
            <text:p>139.67287702</text:p>
          </table:table-cell>
          <table:table-cell office:value-type="float" office:value="153.115" calcext:value-type="float">
            <text:p>153.115</text:p>
          </table:table-cell>
          <table:table-cell office:value-type="float" office:value="5" calcext:value-type="float">
            <text:p>5</text:p>
          </table:table-cell>
          <table:table-cell office:value-type="float" office:value="922329160000" calcext:value-type="float">
            <text:p>922329160000</text:p>
          </table:table-cell>
          <table:table-cell office:value-type="string" calcext:value-type="string">
            <text:p>1999-03-25T11:32:40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5.913S" calcext:value-type="time">
            <text:p>11:32:55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318" calcext:value-type="float">
            <text:p>35.22400318</text:p>
          </table:table-cell>
          <table:table-cell office:value-type="float" office:value="139.67287666" calcext:value-type="float">
            <text:p>139.67287666</text:p>
          </table:table-cell>
          <table:table-cell office:value-type="float" office:value="153.115" calcext:value-type="float">
            <text:p>153.115</text:p>
          </table:table-cell>
          <table:table-cell office:value-type="float" office:value="5" calcext:value-type="float">
            <text:p>5</text:p>
          </table:table-cell>
          <table:table-cell office:value-type="float" office:value="922329162000" calcext:value-type="float">
            <text:p>922329162000</text:p>
          </table:table-cell>
          <table:table-cell office:value-type="string" calcext:value-type="string">
            <text:p>1999-03-25T11:32:42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5.968S" calcext:value-type="time">
            <text:p>11:32:55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335" calcext:value-type="float">
            <text:p>35.22400335</text:p>
          </table:table-cell>
          <table:table-cell office:value-type="float" office:value="139.6728763" calcext:value-type="float">
            <text:p>139.6728763</text:p>
          </table:table-cell>
          <table:table-cell office:value-type="float" office:value="153.17" calcext:value-type="float">
            <text:p>153.17</text:p>
          </table:table-cell>
          <table:table-cell office:value-type="float" office:value="6" calcext:value-type="float">
            <text:p>6</text:p>
          </table:table-cell>
          <table:table-cell office:value-type="float" office:value="922329164000" calcext:value-type="float">
            <text:p>922329164000</text:p>
          </table:table-cell>
          <table:table-cell office:value-type="string" calcext:value-type="string">
            <text:p>1999-03-25T11:32:44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5.99S" calcext:value-type="time">
            <text:p>11:32:55.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29" calcext:value-type="float">
            <text:p>35.22400429</text:p>
          </table:table-cell>
          <table:table-cell office:value-type="float" office:value="139.67287449" calcext:value-type="float">
            <text:p>139.67287449</text:p>
          </table:table-cell>
          <table:table-cell office:value-type="float" office:value="153.192" calcext:value-type="float">
            <text:p>153.192</text:p>
          </table:table-cell>
          <table:table-cell office:value-type="float" office:value="6" calcext:value-type="float">
            <text:p>6</text:p>
          </table:table-cell>
          <table:table-cell office:value-type="float" office:value="922329174000" calcext:value-type="float">
            <text:p>922329174000</text:p>
          </table:table-cell>
          <table:table-cell office:value-type="string" calcext:value-type="string">
            <text:p>1999-03-25T11:32:54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2M56.046S" calcext:value-type="time">
            <text:p>11:32:56.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51" calcext:value-type="float">
            <text:p>35.22400451</text:p>
          </table:table-cell>
          <table:table-cell office:value-type="float" office:value="139.67287386" calcext:value-type="float">
            <text:p>139.67287386</text:p>
          </table:table-cell>
          <table:table-cell office:value-type="float" office:value="153.248" calcext:value-type="float">
            <text:p>153.248</text:p>
          </table:table-cell>
          <table:table-cell office:value-type="float" office:value="5" calcext:value-type="float">
            <text:p>5</text:p>
          </table:table-cell>
          <table:table-cell office:value-type="float" office:value="922329177000" calcext:value-type="float">
            <text:p>922329177000</text:p>
          </table:table-cell>
          <table:table-cell office:value-type="string" calcext:value-type="string">
            <text:p>1999-03-25T11:32:57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00.485S" calcext:value-type="time">
            <text:p>11:33:00.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53" calcext:value-type="float">
            <text:p>35.22400453</text:p>
          </table:table-cell>
          <table:table-cell office:value-type="float" office:value="139.67287366" calcext:value-type="float">
            <text:p>139.67287366</text:p>
          </table:table-cell>
          <table:table-cell office:value-type="float" office:value="157.687" calcext:value-type="float">
            <text:p>157.687</text:p>
          </table:table-cell>
          <table:table-cell office:value-type="float" office:value="5" calcext:value-type="float">
            <text:p>5</text:p>
          </table:table-cell>
          <table:table-cell office:value-type="float" office:value="922329178000" calcext:value-type="float">
            <text:p>922329178000</text:p>
          </table:table-cell>
          <table:table-cell office:value-type="string" calcext:value-type="string">
            <text:p>1999-03-25T11:32:58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00.505S" calcext:value-type="time">
            <text:p>11:33:00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75" calcext:value-type="float">
            <text:p>35.22400475</text:p>
          </table:table-cell>
          <table:table-cell office:value-type="float" office:value="139.67287293" calcext:value-type="float">
            <text:p>139.67287293</text:p>
          </table:table-cell>
          <table:table-cell office:value-type="float" office:value="157.707" calcext:value-type="float">
            <text:p>157.707</text:p>
          </table:table-cell>
          <table:table-cell office:value-type="float" office:value="5" calcext:value-type="float">
            <text:p>5</text:p>
          </table:table-cell>
          <table:table-cell office:value-type="float" office:value="922329181000" calcext:value-type="float">
            <text:p>922329181000</text:p>
          </table:table-cell>
          <table:table-cell office:value-type="string" calcext:value-type="string">
            <text:p>1999-03-25T11:33:01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05.544S" calcext:value-type="time">
            <text:p>11:33:05.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88" calcext:value-type="float">
            <text:p>35.22400488</text:p>
          </table:table-cell>
          <table:table-cell office:value-type="float" office:value="139.67287251" calcext:value-type="float">
            <text:p>139.67287251</text:p>
          </table:table-cell>
          <table:table-cell office:value-type="float" office:value="162.746" calcext:value-type="float">
            <text:p>162.746</text:p>
          </table:table-cell>
          <table:table-cell office:value-type="float" office:value="5" calcext:value-type="float">
            <text:p>5</text:p>
          </table:table-cell>
          <table:table-cell office:value-type="float" office:value="922329183000" calcext:value-type="float">
            <text:p>922329183000</text:p>
          </table:table-cell>
          <table:table-cell office:value-type="string" calcext:value-type="string">
            <text:p>1999-03-25T11:33:03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3.744S" calcext:value-type="time">
            <text:p>11:33:43.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506" calcext:value-type="float">
            <text:p>35.22400506</text:p>
          </table:table-cell>
          <table:table-cell office:value-type="float" office:value="139.67286955" calcext:value-type="float">
            <text:p>139.67286955</text:p>
          </table:table-cell>
          <table:table-cell office:value-type="float" office:value="200.946" calcext:value-type="float">
            <text:p>200.946</text:p>
          </table:table-cell>
          <table:table-cell office:value-type="float" office:value="4" calcext:value-type="float">
            <text:p>4</text:p>
          </table:table-cell>
          <table:table-cell office:value-type="float" office:value="922329198000" calcext:value-type="float">
            <text:p>922329198000</text:p>
          </table:table-cell>
          <table:table-cell office:value-type="string" calcext:value-type="string">
            <text:p>1999-03-25T11:33:18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3.796S" calcext:value-type="time">
            <text:p>11:33:43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509" calcext:value-type="float">
            <text:p>35.22400509</text:p>
          </table:table-cell>
          <table:table-cell office:value-type="float" office:value="139.67286941" calcext:value-type="float">
            <text:p>139.67286941</text:p>
          </table:table-cell>
          <table:table-cell office:value-type="float" office:value="200.998" calcext:value-type="float">
            <text:p>200.998</text:p>
          </table:table-cell>
          <table:table-cell office:value-type="float" office:value="4" calcext:value-type="float">
            <text:p>4</text:p>
          </table:table-cell>
          <table:table-cell office:value-type="float" office:value="922329199000" calcext:value-type="float">
            <text:p>922329199000</text:p>
          </table:table-cell>
          <table:table-cell office:value-type="string" calcext:value-type="string">
            <text:p>1999-03-25T11:33:19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3.838S" calcext:value-type="time">
            <text:p>11:33:43.8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94" calcext:value-type="float">
            <text:p>35.22400494</text:p>
          </table:table-cell>
          <table:table-cell office:value-type="float" office:value="139.67286649" calcext:value-type="float">
            <text:p>139.67286649</text:p>
          </table:table-cell>
          <table:table-cell office:value-type="float" office:value="201.04" calcext:value-type="float">
            <text:p>201.04</text:p>
          </table:table-cell>
          <table:table-cell office:value-type="float" office:value="3" calcext:value-type="float">
            <text:p>3</text:p>
          </table:table-cell>
          <table:table-cell office:value-type="float" office:value="922329215000" calcext:value-type="float">
            <text:p>922329215000</text:p>
          </table:table-cell>
          <table:table-cell office:value-type="string" calcext:value-type="string">
            <text:p>1999-03-25T11:33:35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3.868S" calcext:value-type="time">
            <text:p>11:33:43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93" calcext:value-type="float">
            <text:p>35.22400493</text:p>
          </table:table-cell>
          <table:table-cell office:value-type="float" office:value="139.67286638" calcext:value-type="float">
            <text:p>139.67286638</text:p>
          </table:table-cell>
          <table:table-cell office:value-type="float" office:value="201.07" calcext:value-type="float">
            <text:p>201.07</text:p>
          </table:table-cell>
          <table:table-cell office:value-type="float" office:value="3" calcext:value-type="float">
            <text:p>3</text:p>
          </table:table-cell>
          <table:table-cell office:value-type="float" office:value="922329216000" calcext:value-type="float">
            <text:p>922329216000</text:p>
          </table:table-cell>
          <table:table-cell office:value-type="string" calcext:value-type="string">
            <text:p>1999-03-25T11:33:36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3.891S" calcext:value-type="time">
            <text:p>11:33:43.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92" calcext:value-type="float">
            <text:p>35.22400492</text:p>
          </table:table-cell>
          <table:table-cell office:value-type="float" office:value="139.67286626" calcext:value-type="float">
            <text:p>139.67286626</text:p>
          </table:table-cell>
          <table:table-cell office:value-type="float" office:value="201.093" calcext:value-type="float">
            <text:p>201.093</text:p>
          </table:table-cell>
          <table:table-cell office:value-type="float" office:value="3" calcext:value-type="float">
            <text:p>3</text:p>
          </table:table-cell>
          <table:table-cell office:value-type="float" office:value="922329217000" calcext:value-type="float">
            <text:p>922329217000</text:p>
          </table:table-cell>
          <table:table-cell office:value-type="string" calcext:value-type="string">
            <text:p>1999-03-25T11:33:37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3.958S" calcext:value-type="time">
            <text:p>11:33:43.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89" calcext:value-type="float">
            <text:p>35.22400489</text:p>
          </table:table-cell>
          <table:table-cell office:value-type="float" office:value="139.67286584" calcext:value-type="float">
            <text:p>139.67286584</text:p>
          </table:table-cell>
          <table:table-cell office:value-type="float" office:value="201.16" calcext:value-type="float">
            <text:p>201.16</text:p>
          </table:table-cell>
          <table:table-cell office:value-type="float" office:value="3" calcext:value-type="float">
            <text:p>3</text:p>
          </table:table-cell>
          <table:table-cell office:value-type="float" office:value="922329224000" calcext:value-type="float">
            <text:p>922329224000</text:p>
          </table:table-cell>
          <table:table-cell office:value-type="string" calcext:value-type="string">
            <text:p>1999-03-25T11:33:44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4.432S" calcext:value-type="time">
            <text:p>11:33:44.4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634" calcext:value-type="float">
            <text:p>201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70-01-01T09:00:00+0900</text:p>
          </table:table-cell>
        </table:table-row>
        <table:table-row table:style-name="ro1">
          <table:table-cell office:value-type="time" office:time-value="PT11H30M22.798S" calcext:value-type="time">
            <text:p>11:30:22.80</text:p>
          </table:table-cell>
          <table:table-cell office:value-type="time" office:time-value="PT11H33M44.432S" calcext:value-type="time">
            <text:p>11:33:44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486" calcext:value-type="float">
            <text:p>35.22400486</text:p>
          </table:table-cell>
          <table:table-cell office:value-type="float" office:value="139.6728658" calcext:value-type="float">
            <text:p>139.6728658</text:p>
          </table:table-cell>
          <table:table-cell office:value-type="float" office:value="201.634" calcext:value-type="float">
            <text:p>201.634</text:p>
          </table:table-cell>
          <table:table-cell office:value-type="float" office:value="3" calcext:value-type="float">
            <text:p>3</text:p>
          </table:table-cell>
          <table:table-cell office:value-type="float" office:value="922329225000" calcext:value-type="float">
            <text:p>922329225000</text:p>
          </table:table-cell>
          <table:table-cell office:value-type="string" calcext:value-type="string">
            <text:p>1999-03-25T11:33:45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01.541S" calcext:value-type="time">
            <text:p>11:53:01.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65335" calcext:value-type="float">
            <text:p>35.22365335</text:p>
          </table:table-cell>
          <table:table-cell office:value-type="float" office:value="139.67284472" calcext:value-type="float">
            <text:p>139.67284472</text:p>
          </table:table-cell>
          <table:table-cell office:value-type="float" office:value="5.391" calcext:value-type="float">
            <text:p>5.391</text:p>
          </table:table-cell>
          <table:table-cell office:value-type="float" office:value="34" calcext:value-type="float">
            <text:p>34</text:p>
          </table:table-cell>
          <table:table-cell office:value-type="float" office:value="922330382000" calcext:value-type="float">
            <text:p>922330382000</text:p>
          </table:table-cell>
          <table:table-cell office:value-type="string" calcext:value-type="string">
            <text:p>1999-03-25T11:53:02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03.645S" calcext:value-type="time">
            <text:p>11:53:03.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69713" calcext:value-type="float">
            <text:p>35.22369713</text:p>
          </table:table-cell>
          <table:table-cell office:value-type="float" office:value="139.67286145" calcext:value-type="float">
            <text:p>139.67286145</text:p>
          </table:table-cell>
          <table:table-cell office:value-type="float" office:value="7.495" calcext:value-type="float">
            <text:p>7.495</text:p>
          </table:table-cell>
          <table:table-cell office:value-type="float" office:value="28" calcext:value-type="float">
            <text:p>28</text:p>
          </table:table-cell>
          <table:table-cell office:value-type="float" office:value="922330384000" calcext:value-type="float">
            <text:p>922330384000</text:p>
          </table:table-cell>
          <table:table-cell office:value-type="string" calcext:value-type="string">
            <text:p>1999-03-25T11:53:0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1.629S" calcext:value-type="time">
            <text:p>11:53:11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069" calcext:value-type="float">
            <text:p>35.22373069</text:p>
          </table:table-cell>
          <table:table-cell office:value-type="float" office:value="139.67287182" calcext:value-type="float">
            <text:p>139.67287182</text:p>
          </table:table-cell>
          <table:table-cell office:value-type="float" office:value="15.479" calcext:value-type="float">
            <text:p>15.479</text:p>
          </table:table-cell>
          <table:table-cell office:value-type="float" office:value="21" calcext:value-type="float">
            <text:p>21</text:p>
          </table:table-cell>
          <table:table-cell office:value-type="float" office:value="922330386000" calcext:value-type="float">
            <text:p>922330386000</text:p>
          </table:table-cell>
          <table:table-cell office:value-type="string" calcext:value-type="string">
            <text:p>1999-03-25T11:53:06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1.66S" calcext:value-type="time">
            <text:p>11:53:11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3082" calcext:value-type="float">
            <text:p>35.22373082</text:p>
          </table:table-cell>
          <table:table-cell office:value-type="float" office:value="139.67287383" calcext:value-type="float">
            <text:p>139.67287383</text:p>
          </table:table-cell>
          <table:table-cell office:value-type="float" office:value="15.51" calcext:value-type="float">
            <text:p>15.51</text:p>
          </table:table-cell>
          <table:table-cell office:value-type="float" office:value="17" calcext:value-type="float">
            <text:p>17</text:p>
          </table:table-cell>
          <table:table-cell office:value-type="float" office:value="922330388000" calcext:value-type="float">
            <text:p>922330388000</text:p>
          </table:table-cell>
          <table:table-cell office:value-type="string" calcext:value-type="string">
            <text:p>1999-03-25T11:53:08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1.695S" calcext:value-type="time">
            <text:p>11:53:11.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5957" calcext:value-type="float">
            <text:p>35.22375957</text:p>
          </table:table-cell>
          <table:table-cell office:value-type="float" office:value="139.67289546" calcext:value-type="float">
            <text:p>139.67289546</text:p>
          </table:table-cell>
          <table:table-cell office:value-type="float" office:value="15.545" calcext:value-type="float">
            <text:p>15.545</text:p>
          </table:table-cell>
          <table:table-cell office:value-type="float" office:value="14" calcext:value-type="float">
            <text:p>14</text:p>
          </table:table-cell>
          <table:table-cell office:value-type="float" office:value="922330392000" calcext:value-type="float">
            <text:p>922330392000</text:p>
          </table:table-cell>
          <table:table-cell office:value-type="string" calcext:value-type="string">
            <text:p>1999-03-25T11:53:12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2.92S" calcext:value-type="time">
            <text:p>11:53:12.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6018" calcext:value-type="float">
            <text:p>35.22376018</text:p>
          </table:table-cell>
          <table:table-cell office:value-type="float" office:value="139.67289909" calcext:value-type="float">
            <text:p>139.67289909</text:p>
          </table:table-cell>
          <table:table-cell office:value-type="float" office:value="16.77" calcext:value-type="float">
            <text:p>16.77</text:p>
          </table:table-cell>
          <table:table-cell office:value-type="float" office:value="13" calcext:value-type="float">
            <text:p>13</text:p>
          </table:table-cell>
          <table:table-cell office:value-type="float" office:value="922330393000" calcext:value-type="float">
            <text:p>922330393000</text:p>
          </table:table-cell>
          <table:table-cell office:value-type="string" calcext:value-type="string">
            <text:p>1999-03-25T11:53:13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6.548S" calcext:value-type="time">
            <text:p>11:53:16.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6651" calcext:value-type="float">
            <text:p>35.22376651</text:p>
          </table:table-cell>
          <table:table-cell office:value-type="float" office:value="139.67290152" calcext:value-type="float">
            <text:p>139.67290152</text:p>
          </table:table-cell>
          <table:table-cell office:value-type="float" office:value="20.398" calcext:value-type="float">
            <text:p>20.398</text:p>
          </table:table-cell>
          <table:table-cell office:value-type="float" office:value="13" calcext:value-type="float">
            <text:p>13</text:p>
          </table:table-cell>
          <table:table-cell office:value-type="float" office:value="922330394000" calcext:value-type="float">
            <text:p>922330394000</text:p>
          </table:table-cell>
          <table:table-cell office:value-type="string" calcext:value-type="string">
            <text:p>1999-03-25T11:53:1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6.666S" calcext:value-type="time">
            <text:p>11:53:16.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183" calcext:value-type="float">
            <text:p>35.22378183</text:p>
          </table:table-cell>
          <table:table-cell office:value-type="float" office:value="139.67292063" calcext:value-type="float">
            <text:p>139.67292063</text:p>
          </table:table-cell>
          <table:table-cell office:value-type="float" office:value="20.516" calcext:value-type="float">
            <text:p>20.516</text:p>
          </table:table-cell>
          <table:table-cell office:value-type="float" office:value="12" calcext:value-type="float">
            <text:p>12</text:p>
          </table:table-cell>
          <table:table-cell office:value-type="float" office:value="922330397000" calcext:value-type="float">
            <text:p>922330397000</text:p>
          </table:table-cell>
          <table:table-cell office:value-type="string" calcext:value-type="string">
            <text:p>1999-03-25T11:53:17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17.468S" calcext:value-type="time">
            <text:p>11:53:17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8755" calcext:value-type="float">
            <text:p>35.22378755</text:p>
          </table:table-cell>
          <table:table-cell office:value-type="float" office:value="139.67292589" calcext:value-type="float">
            <text:p>139.67292589</text:p>
          </table:table-cell>
          <table:table-cell office:value-type="float" office:value="21.318" calcext:value-type="float">
            <text:p>21.318</text:p>
          </table:table-cell>
          <table:table-cell office:value-type="float" office:value="12" calcext:value-type="float">
            <text:p>12</text:p>
          </table:table-cell>
          <table:table-cell office:value-type="float" office:value="922330398000" calcext:value-type="float">
            <text:p>922330398000</text:p>
          </table:table-cell>
          <table:table-cell office:value-type="string" calcext:value-type="string">
            <text:p>1999-03-25T11:53:18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2.644S" calcext:value-type="time">
            <text:p>11:53:32.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1666" calcext:value-type="float">
            <text:p>35.22381666</text:p>
          </table:table-cell>
          <table:table-cell office:value-type="float" office:value="139.67294091" calcext:value-type="float">
            <text:p>139.67294091</text:p>
          </table:table-cell>
          <table:table-cell office:value-type="float" office:value="36.494" calcext:value-type="float">
            <text:p>36.494</text:p>
          </table:table-cell>
          <table:table-cell office:value-type="float" office:value="9" calcext:value-type="float">
            <text:p>9</text:p>
          </table:table-cell>
          <table:table-cell office:value-type="float" office:value="922330402000" calcext:value-type="float">
            <text:p>922330402000</text:p>
          </table:table-cell>
          <table:table-cell office:value-type="string" calcext:value-type="string">
            <text:p>1999-03-25T11:53:22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2.674S" calcext:value-type="time">
            <text:p>11:53:32.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2778" calcext:value-type="float">
            <text:p>35.22382778</text:p>
          </table:table-cell>
          <table:table-cell office:value-type="float" office:value="139.67295361" calcext:value-type="float">
            <text:p>139.67295361</text:p>
          </table:table-cell>
          <table:table-cell office:value-type="float" office:value="36.524" calcext:value-type="float">
            <text:p>36.524</text:p>
          </table:table-cell>
          <table:table-cell office:value-type="float" office:value="9" calcext:value-type="float">
            <text:p>9</text:p>
          </table:table-cell>
          <table:table-cell office:value-type="float" office:value="922330404000" calcext:value-type="float">
            <text:p>922330404000</text:p>
          </table:table-cell>
          <table:table-cell office:value-type="string" calcext:value-type="string">
            <text:p>1999-03-25T11:53:2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2.705S" calcext:value-type="time">
            <text:p>11:53:32.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518" calcext:value-type="float">
            <text:p>35.22384518</text:p>
          </table:table-cell>
          <table:table-cell office:value-type="float" office:value="139.67296888" calcext:value-type="float">
            <text:p>139.67296888</text:p>
          </table:table-cell>
          <table:table-cell office:value-type="float" office:value="36.555" calcext:value-type="float">
            <text:p>36.555</text:p>
          </table:table-cell>
          <table:table-cell office:value-type="float" office:value="8" calcext:value-type="float">
            <text:p>8</text:p>
          </table:table-cell>
          <table:table-cell office:value-type="float" office:value="922330413000" calcext:value-type="float">
            <text:p>922330413000</text:p>
          </table:table-cell>
          <table:table-cell office:value-type="string" calcext:value-type="string">
            <text:p>1999-03-25T11:53:33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3.416S" calcext:value-type="time">
            <text:p>11:53:33.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654" calcext:value-type="float">
            <text:p>35.22384654</text:p>
          </table:table-cell>
          <table:table-cell office:value-type="float" office:value="139.67297018" calcext:value-type="float">
            <text:p>139.67297018</text:p>
          </table:table-cell>
          <table:table-cell office:value-type="float" office:value="37.266" calcext:value-type="float">
            <text:p>37.266</text:p>
          </table:table-cell>
          <table:table-cell office:value-type="float" office:value="8" calcext:value-type="float">
            <text:p>8</text:p>
          </table:table-cell>
          <table:table-cell office:value-type="float" office:value="922330414000" calcext:value-type="float">
            <text:p>922330414000</text:p>
          </table:table-cell>
          <table:table-cell office:value-type="string" calcext:value-type="string">
            <text:p>1999-03-25T11:53:3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4.446S" calcext:value-type="time">
            <text:p>11:53:34.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534" calcext:value-type="float">
            <text:p>35.22384534</text:p>
          </table:table-cell>
          <table:table-cell office:value-type="float" office:value="139.67296936" calcext:value-type="float">
            <text:p>139.67296936</text:p>
          </table:table-cell>
          <table:table-cell office:value-type="float" office:value="38.296" calcext:value-type="float">
            <text:p>38.296</text:p>
          </table:table-cell>
          <table:table-cell office:value-type="float" office:value="8" calcext:value-type="float">
            <text:p>8</text:p>
          </table:table-cell>
          <table:table-cell office:value-type="float" office:value="922330415000" calcext:value-type="float">
            <text:p>922330415000</text:p>
          </table:table-cell>
          <table:table-cell office:value-type="string" calcext:value-type="string">
            <text:p>1999-03-25T11:53:35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5.433S" calcext:value-type="time">
            <text:p>11:53:35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632" calcext:value-type="float">
            <text:p>35.22384632</text:p>
          </table:table-cell>
          <table:table-cell office:value-type="float" office:value="139.67297013" calcext:value-type="float">
            <text:p>139.67297013</text:p>
          </table:table-cell>
          <table:table-cell office:value-type="float" office:value="39.283" calcext:value-type="float">
            <text:p>39.283</text:p>
          </table:table-cell>
          <table:table-cell office:value-type="float" office:value="8" calcext:value-type="float">
            <text:p>8</text:p>
          </table:table-cell>
          <table:table-cell office:value-type="float" office:value="922330416000" calcext:value-type="float">
            <text:p>922330416000</text:p>
          </table:table-cell>
          <table:table-cell office:value-type="string" calcext:value-type="string">
            <text:p>1999-03-25T11:53:36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6.415S" calcext:value-type="time">
            <text:p>11:53:36.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767" calcext:value-type="float">
            <text:p>35.22384767</text:p>
          </table:table-cell>
          <table:table-cell office:value-type="float" office:value="139.67297036" calcext:value-type="float">
            <text:p>139.67297036</text:p>
          </table:table-cell>
          <table:table-cell office:value-type="float" office:value="40.265" calcext:value-type="float">
            <text:p>40.265</text:p>
          </table:table-cell>
          <table:table-cell office:value-type="float" office:value="7" calcext:value-type="float">
            <text:p>7</text:p>
          </table:table-cell>
          <table:table-cell office:value-type="float" office:value="922330417000" calcext:value-type="float">
            <text:p>922330417000</text:p>
          </table:table-cell>
          <table:table-cell office:value-type="string" calcext:value-type="string">
            <text:p>1999-03-25T11:53:37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3M37.427S" calcext:value-type="time">
            <text:p>11:53:37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683" calcext:value-type="float">
            <text:p>35.22384683</text:p>
          </table:table-cell>
          <table:table-cell office:value-type="float" office:value="139.67297128" calcext:value-type="float">
            <text:p>139.67297128</text:p>
          </table:table-cell>
          <table:table-cell office:value-type="float" office:value="41.277" calcext:value-type="float">
            <text:p>41.277</text:p>
          </table:table-cell>
          <table:table-cell office:value-type="float" office:value="7" calcext:value-type="float">
            <text:p>7</text:p>
          </table:table-cell>
          <table:table-cell office:value-type="float" office:value="922330418000" calcext:value-type="float">
            <text:p>922330418000</text:p>
          </table:table-cell>
          <table:table-cell office:value-type="string" calcext:value-type="string">
            <text:p>1999-03-25T11:53:38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00.632S" calcext:value-type="time">
            <text:p>11:54:00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745" calcext:value-type="float">
            <text:p>35.22384745</text:p>
          </table:table-cell>
          <table:table-cell office:value-type="float" office:value="139.67297087" calcext:value-type="float">
            <text:p>139.67297087</text:p>
          </table:table-cell>
          <table:table-cell office:value-type="float" office:value="64.482" calcext:value-type="float">
            <text:p>64.482</text:p>
          </table:table-cell>
          <table:table-cell office:value-type="float" office:value="7" calcext:value-type="float">
            <text:p>7</text:p>
          </table:table-cell>
          <table:table-cell office:value-type="float" office:value="922330419000" calcext:value-type="float">
            <text:p>922330419000</text:p>
          </table:table-cell>
          <table:table-cell office:value-type="string" calcext:value-type="string">
            <text:p>1999-03-25T11:53:39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674S" calcext:value-type="time">
            <text:p>11:54:32.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549" calcext:value-type="float">
            <text:p>35.22385549</text:p>
          </table:table-cell>
          <table:table-cell office:value-type="float" office:value="139.67296843" calcext:value-type="float">
            <text:p>139.67296843</text:p>
          </table:table-cell>
          <table:table-cell office:value-type="float" office:value="96.524" calcext:value-type="float">
            <text:p>96.524</text:p>
          </table:table-cell>
          <table:table-cell office:value-type="float" office:value="8" calcext:value-type="float">
            <text:p>8</text:p>
          </table:table-cell>
          <table:table-cell office:value-type="float" office:value="922330424000" calcext:value-type="float">
            <text:p>922330424000</text:p>
          </table:table-cell>
          <table:table-cell office:value-type="string" calcext:value-type="string">
            <text:p>1999-03-25T11:53:4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731S" calcext:value-type="time">
            <text:p>11:54:32.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149" calcext:value-type="float">
            <text:p>35.22386149</text:p>
          </table:table-cell>
          <table:table-cell office:value-type="float" office:value="139.67296228" calcext:value-type="float">
            <text:p>139.67296228</text:p>
          </table:table-cell>
          <table:table-cell office:value-type="float" office:value="96.581" calcext:value-type="float">
            <text:p>96.581</text:p>
          </table:table-cell>
          <table:table-cell office:value-type="float" office:value="8" calcext:value-type="float">
            <text:p>8</text:p>
          </table:table-cell>
          <table:table-cell office:value-type="float" office:value="922330427000" calcext:value-type="float">
            <text:p>922330427000</text:p>
          </table:table-cell>
          <table:table-cell office:value-type="string" calcext:value-type="string">
            <text:p>1999-03-25T11:53:47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768S" calcext:value-type="time">
            <text:p>11:54:32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425" calcext:value-type="float">
            <text:p>35.22386425</text:p>
          </table:table-cell>
          <table:table-cell office:value-type="float" office:value="139.67296135" calcext:value-type="float">
            <text:p>139.67296135</text:p>
          </table:table-cell>
          <table:table-cell office:value-type="float" office:value="96.618" calcext:value-type="float">
            <text:p>96.618</text:p>
          </table:table-cell>
          <table:table-cell office:value-type="float" office:value="8" calcext:value-type="float">
            <text:p>8</text:p>
          </table:table-cell>
          <table:table-cell office:value-type="float" office:value="922330432000" calcext:value-type="float">
            <text:p>922330432000</text:p>
          </table:table-cell>
          <table:table-cell office:value-type="string" calcext:value-type="string">
            <text:p>1999-03-25T11:53:52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793S" calcext:value-type="time">
            <text:p>11:54:32.7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73" calcext:value-type="float">
            <text:p>35.2238673</text:p>
          </table:table-cell>
          <table:table-cell office:value-type="float" office:value="139.6729517" calcext:value-type="float">
            <text:p>139.6729517</text:p>
          </table:table-cell>
          <table:table-cell office:value-type="float" office:value="96.643" calcext:value-type="float">
            <text:p>96.643</text:p>
          </table:table-cell>
          <table:table-cell office:value-type="float" office:value="9" calcext:value-type="float">
            <text:p>9</text:p>
          </table:table-cell>
          <table:table-cell office:value-type="float" office:value="922330439000" calcext:value-type="float">
            <text:p>922330439000</text:p>
          </table:table-cell>
          <table:table-cell office:value-type="string" calcext:value-type="string">
            <text:p>1999-03-25T11:53:59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874S" calcext:value-type="time">
            <text:p>11:54:32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653" calcext:value-type="float">
            <text:p>35.22386653</text:p>
          </table:table-cell>
          <table:table-cell office:value-type="float" office:value="139.67294635" calcext:value-type="float">
            <text:p>139.67294635</text:p>
          </table:table-cell>
          <table:table-cell office:value-type="float" office:value="96.724" calcext:value-type="float">
            <text:p>96.724</text:p>
          </table:table-cell>
          <table:table-cell office:value-type="float" office:value="9" calcext:value-type="float">
            <text:p>9</text:p>
          </table:table-cell>
          <table:table-cell office:value-type="float" office:value="922330450000" calcext:value-type="float">
            <text:p>922330450000</text:p>
          </table:table-cell>
          <table:table-cell office:value-type="string" calcext:value-type="string">
            <text:p>1999-03-25T11:54:10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943S" calcext:value-type="time">
            <text:p>11:54:32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646" calcext:value-type="float">
            <text:p>35.22386646</text:p>
          </table:table-cell>
          <table:table-cell office:value-type="float" office:value="139.67294581" calcext:value-type="float">
            <text:p>139.67294581</text:p>
          </table:table-cell>
          <table:table-cell office:value-type="float" office:value="96.793" calcext:value-type="float">
            <text:p>96.793</text:p>
          </table:table-cell>
          <table:table-cell office:value-type="float" office:value="9" calcext:value-type="float">
            <text:p>9</text:p>
          </table:table-cell>
          <table:table-cell office:value-type="float" office:value="922330451000" calcext:value-type="float">
            <text:p>922330451000</text:p>
          </table:table-cell>
          <table:table-cell office:value-type="string" calcext:value-type="string">
            <text:p>1999-03-25T11:54:11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2.994S" calcext:value-type="time">
            <text:p>11:54:32.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399" calcext:value-type="float">
            <text:p>35.22386399</text:p>
          </table:table-cell>
          <table:table-cell office:value-type="float" office:value="139.67295257" calcext:value-type="float">
            <text:p>139.67295257</text:p>
          </table:table-cell>
          <table:table-cell office:value-type="float" office:value="96.844" calcext:value-type="float">
            <text:p>96.844</text:p>
          </table:table-cell>
          <table:table-cell office:value-type="float" office:value="9" calcext:value-type="float">
            <text:p>9</text:p>
          </table:table-cell>
          <table:table-cell office:value-type="float" office:value="922330464000" calcext:value-type="float">
            <text:p>922330464000</text:p>
          </table:table-cell>
          <table:table-cell office:value-type="string" calcext:value-type="string">
            <text:p>1999-03-25T11:54:2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3.053S" calcext:value-type="time">
            <text:p>11:54:33.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408" calcext:value-type="float">
            <text:p>35.22386408</text:p>
          </table:table-cell>
          <table:table-cell office:value-type="float" office:value="139.67295389" calcext:value-type="float">
            <text:p>139.67295389</text:p>
          </table:table-cell>
          <table:table-cell office:value-type="float" office:value="96.903" calcext:value-type="float">
            <text:p>96.903</text:p>
          </table:table-cell>
          <table:table-cell office:value-type="float" office:value="9" calcext:value-type="float">
            <text:p>9</text:p>
          </table:table-cell>
          <table:table-cell office:value-type="float" office:value="922330465000" calcext:value-type="float">
            <text:p>922330465000</text:p>
          </table:table-cell>
          <table:table-cell office:value-type="string" calcext:value-type="string">
            <text:p>1999-03-25T11:54:25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3.071S" calcext:value-type="time">
            <text:p>11:54:33.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653" calcext:value-type="float">
            <text:p>35.22386653</text:p>
          </table:table-cell>
          <table:table-cell office:value-type="float" office:value="139.67296552" calcext:value-type="float">
            <text:p>139.67296552</text:p>
          </table:table-cell>
          <table:table-cell office:value-type="float" office:value="96.921" calcext:value-type="float">
            <text:p>96.921</text:p>
          </table:table-cell>
          <table:table-cell office:value-type="float" office:value="8" calcext:value-type="float">
            <text:p>8</text:p>
          </table:table-cell>
          <table:table-cell office:value-type="float" office:value="922330473000" calcext:value-type="float">
            <text:p>922330473000</text:p>
          </table:table-cell>
          <table:table-cell office:value-type="string" calcext:value-type="string">
            <text:p>1999-03-25T11:54:33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4M33.4S" calcext:value-type="time">
            <text:p>11:54:33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6625" calcext:value-type="float">
            <text:p>35.22386625</text:p>
          </table:table-cell>
          <table:table-cell office:value-type="float" office:value="139.67296736" calcext:value-type="float">
            <text:p>139.67296736</text:p>
          </table:table-cell>
          <table:table-cell office:value-type="float" office:value="97.25" calcext:value-type="float">
            <text:p>97.25</text:p>
          </table:table-cell>
          <table:table-cell office:value-type="float" office:value="8" calcext:value-type="float">
            <text:p>8</text:p>
          </table:table-cell>
          <table:table-cell office:value-type="float" office:value="922330474000" calcext:value-type="float">
            <text:p>922330474000</text:p>
          </table:table-cell>
          <table:table-cell office:value-type="string" calcext:value-type="string">
            <text:p>1999-03-25T11:54:34+0900</text:p>
          </table:table-cell>
        </table:table-row>
        <table:table-row table:style-name="ro1">
          <table:table-cell office:value-type="time" office:time-value="PT11H52M56.15S" calcext:value-type="time">
            <text:p>11:52:56.15</text:p>
          </table:table-cell>
          <table:table-cell office:value-type="time" office:time-value="PT11H55M00.464S" calcext:value-type="time">
            <text:p>11:55:00.4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314" calcext:value-type="float">
            <text:p>124.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2.499S" calcext:value-type="time">
            <text:p>12:01:12.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4257" calcext:value-type="float">
            <text:p>35.22394257</text:p>
          </table:table-cell>
          <table:table-cell office:value-type="float" office:value="139.67296622" calcext:value-type="float">
            <text:p>139.67296622</text:p>
          </table:table-cell>
          <table:table-cell office:value-type="float" office:value="4.016" calcext:value-type="float">
            <text:p>4.016</text:p>
          </table:table-cell>
          <table:table-cell office:value-type="float" office:value="16" calcext:value-type="float">
            <text:p>16</text:p>
          </table:table-cell>
          <table:table-cell office:value-type="float" office:value="922330873000" calcext:value-type="float">
            <text:p>922330873000</text:p>
          </table:table-cell>
          <table:table-cell office:value-type="string" calcext:value-type="string">
            <text:p>1999-03-25T12:01:13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4.75S" calcext:value-type="time">
            <text:p>12:01:14.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031" calcext:value-type="float">
            <text:p>35.22397031</text:p>
          </table:table-cell>
          <table:table-cell office:value-type="float" office:value="139.67295146" calcext:value-type="float">
            <text:p>139.67295146</text:p>
          </table:table-cell>
          <table:table-cell office:value-type="float" office:value="6.267" calcext:value-type="float">
            <text:p>6.267</text:p>
          </table:table-cell>
          <table:table-cell office:value-type="float" office:value="10" calcext:value-type="float">
            <text:p>10</text:p>
          </table:table-cell>
          <table:table-cell office:value-type="float" office:value="922330875000" calcext:value-type="float">
            <text:p>922330875000</text:p>
          </table:table-cell>
          <table:table-cell office:value-type="string" calcext:value-type="string">
            <text:p>1999-03-25T12:01:15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5.432S" calcext:value-type="time">
            <text:p>12:01:15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8454" calcext:value-type="float">
            <text:p>35.22398454</text:p>
          </table:table-cell>
          <table:table-cell office:value-type="float" office:value="139.67295401" calcext:value-type="float">
            <text:p>139.67295401</text:p>
          </table:table-cell>
          <table:table-cell office:value-type="float" office:value="6.949" calcext:value-type="float">
            <text:p>6.949</text:p>
          </table:table-cell>
          <table:table-cell office:value-type="float" office:value="9" calcext:value-type="float">
            <text:p>9</text:p>
          </table:table-cell>
          <table:table-cell office:value-type="float" office:value="922330876000" calcext:value-type="float">
            <text:p>922330876000</text:p>
          </table:table-cell>
          <table:table-cell office:value-type="string" calcext:value-type="string">
            <text:p>1999-03-25T12:01:16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6.469S" calcext:value-type="time">
            <text:p>12:01:16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255" calcext:value-type="float">
            <text:p>35.22400255</text:p>
          </table:table-cell>
          <table:table-cell office:value-type="float" office:value="139.67295779" calcext:value-type="float">
            <text:p>139.67295779</text:p>
          </table:table-cell>
          <table:table-cell office:value-type="float" office:value="7.986" calcext:value-type="float">
            <text:p>7.986</text:p>
          </table:table-cell>
          <table:table-cell office:value-type="float" office:value="7" calcext:value-type="float">
            <text:p>7</text:p>
          </table:table-cell>
          <table:table-cell office:value-type="float" office:value="922330877000" calcext:value-type="float">
            <text:p>922330877000</text:p>
          </table:table-cell>
          <table:table-cell office:value-type="string" calcext:value-type="string">
            <text:p>1999-03-25T12:01:17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7.774S" calcext:value-type="time">
            <text:p>12:01:17.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28" calcext:value-type="float">
            <text:p>35.2240028</text:p>
          </table:table-cell>
          <table:table-cell office:value-type="float" office:value="139.67295921" calcext:value-type="float">
            <text:p>139.67295921</text:p>
          </table:table-cell>
          <table:table-cell office:value-type="float" office:value="9.291" calcext:value-type="float">
            <text:p>9.291</text:p>
          </table:table-cell>
          <table:table-cell office:value-type="float" office:value="6" calcext:value-type="float">
            <text:p>6</text:p>
          </table:table-cell>
          <table:table-cell office:value-type="float" office:value="922330878000" calcext:value-type="float">
            <text:p>922330878000</text:p>
          </table:table-cell>
          <table:table-cell office:value-type="string" calcext:value-type="string">
            <text:p>1999-03-25T12:01:18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8.433S" calcext:value-type="time">
            <text:p>12:01:18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4" calcext:value-type="float">
            <text:p>35.2240114</text:p>
          </table:table-cell>
          <table:table-cell office:value-type="float" office:value="139.6729638" calcext:value-type="float">
            <text:p>139.6729638</text:p>
          </table:table-cell>
          <table:table-cell office:value-type="float" office:value="9.95" calcext:value-type="float">
            <text:p>9.95</text:p>
          </table:table-cell>
          <table:table-cell office:value-type="float" office:value="6" calcext:value-type="float">
            <text:p>6</text:p>
          </table:table-cell>
          <table:table-cell office:value-type="float" office:value="922330879000" calcext:value-type="float">
            <text:p>922330879000</text:p>
          </table:table-cell>
          <table:table-cell office:value-type="string" calcext:value-type="string">
            <text:p>1999-03-25T12:01:19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19.471S" calcext:value-type="time">
            <text:p>12:01:19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413" calcext:value-type="float">
            <text:p>35.22401413</text:p>
          </table:table-cell>
          <table:table-cell office:value-type="float" office:value="139.67296861" calcext:value-type="float">
            <text:p>139.67296861</text:p>
          </table:table-cell>
          <table:table-cell office:value-type="float" office:value="10.988" calcext:value-type="float">
            <text:p>10.988</text:p>
          </table:table-cell>
          <table:table-cell office:value-type="float" office:value="5" calcext:value-type="float">
            <text:p>5</text:p>
          </table:table-cell>
          <table:table-cell office:value-type="float" office:value="922330880000" calcext:value-type="float">
            <text:p>922330880000</text:p>
          </table:table-cell>
          <table:table-cell office:value-type="string" calcext:value-type="string">
            <text:p>1999-03-25T12:01:20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0.473S" calcext:value-type="time">
            <text:p>12:01:20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31" calcext:value-type="float">
            <text:p>35.22401131</text:p>
          </table:table-cell>
          <table:table-cell office:value-type="float" office:value="139.67297504" calcext:value-type="float">
            <text:p>139.67297504</text:p>
          </table:table-cell>
          <table:table-cell office:value-type="float" office:value="11.99" calcext:value-type="float">
            <text:p>11.99</text:p>
          </table:table-cell>
          <table:table-cell office:value-type="float" office:value="5" calcext:value-type="float">
            <text:p>5</text:p>
          </table:table-cell>
          <table:table-cell office:value-type="float" office:value="922330881000" calcext:value-type="float">
            <text:p>922330881000</text:p>
          </table:table-cell>
          <table:table-cell office:value-type="string" calcext:value-type="string">
            <text:p>1999-03-25T12:01:21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1.489S" calcext:value-type="time">
            <text:p>12:01:21.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363" calcext:value-type="float">
            <text:p>35.22401363</text:p>
          </table:table-cell>
          <table:table-cell office:value-type="float" office:value="139.67297309" calcext:value-type="float">
            <text:p>139.67297309</text:p>
          </table:table-cell>
          <table:table-cell office:value-type="float" office:value="13.006" calcext:value-type="float">
            <text:p>13.006</text:p>
          </table:table-cell>
          <table:table-cell office:value-type="float" office:value="5" calcext:value-type="float">
            <text:p>5</text:p>
          </table:table-cell>
          <table:table-cell office:value-type="float" office:value="922330882000" calcext:value-type="float">
            <text:p>922330882000</text:p>
          </table:table-cell>
          <table:table-cell office:value-type="string" calcext:value-type="string">
            <text:p>1999-03-25T12:01:22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2.464S" calcext:value-type="time">
            <text:p>12:01:22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207" calcext:value-type="float">
            <text:p>35.22401207</text:p>
          </table:table-cell>
          <table:table-cell office:value-type="float" office:value="139.67297464" calcext:value-type="float">
            <text:p>139.67297464</text:p>
          </table:table-cell>
          <table:table-cell office:value-type="float" office:value="13.981" calcext:value-type="float">
            <text:p>13.981</text:p>
          </table:table-cell>
          <table:table-cell office:value-type="float" office:value="5" calcext:value-type="float">
            <text:p>5</text:p>
          </table:table-cell>
          <table:table-cell office:value-type="float" office:value="922330883000" calcext:value-type="float">
            <text:p>922330883000</text:p>
          </table:table-cell>
          <table:table-cell office:value-type="string" calcext:value-type="string">
            <text:p>1999-03-25T12:01:23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3.462S" calcext:value-type="time">
            <text:p>12:01:23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77" calcext:value-type="float">
            <text:p>35.22401177</text:p>
          </table:table-cell>
          <table:table-cell office:value-type="float" office:value="139.67297482" calcext:value-type="float">
            <text:p>139.67297482</text:p>
          </table:table-cell>
          <table:table-cell office:value-type="float" office:value="14.979" calcext:value-type="float">
            <text:p>14.979</text:p>
          </table:table-cell>
          <table:table-cell office:value-type="float" office:value="4" calcext:value-type="float">
            <text:p>4</text:p>
          </table:table-cell>
          <table:table-cell office:value-type="float" office:value="922330884000" calcext:value-type="float">
            <text:p>922330884000</text:p>
          </table:table-cell>
          <table:table-cell office:value-type="string" calcext:value-type="string">
            <text:p>1999-03-25T12:01:24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4.458S" calcext:value-type="time">
            <text:p>12:01:24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45" calcext:value-type="float">
            <text:p>35.22401145</text:p>
          </table:table-cell>
          <table:table-cell office:value-type="float" office:value="139.67297493" calcext:value-type="float">
            <text:p>139.67297493</text:p>
          </table:table-cell>
          <table:table-cell office:value-type="float" office:value="15.975" calcext:value-type="float">
            <text:p>15.975</text:p>
          </table:table-cell>
          <table:table-cell office:value-type="float" office:value="4" calcext:value-type="float">
            <text:p>4</text:p>
          </table:table-cell>
          <table:table-cell office:value-type="float" office:value="922330885000" calcext:value-type="float">
            <text:p>922330885000</text:p>
          </table:table-cell>
          <table:table-cell office:value-type="string" calcext:value-type="string">
            <text:p>1999-03-25T12:01:25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5.462S" calcext:value-type="time">
            <text:p>12:01:25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23" calcext:value-type="float">
            <text:p>35.22401123</text:p>
          </table:table-cell>
          <table:table-cell office:value-type="float" office:value="139.67297491" calcext:value-type="float">
            <text:p>139.67297491</text:p>
          </table:table-cell>
          <table:table-cell office:value-type="float" office:value="16.979" calcext:value-type="float">
            <text:p>16.979</text:p>
          </table:table-cell>
          <table:table-cell office:value-type="float" office:value="4" calcext:value-type="float">
            <text:p>4</text:p>
          </table:table-cell>
          <table:table-cell office:value-type="float" office:value="922330886000" calcext:value-type="float">
            <text:p>922330886000</text:p>
          </table:table-cell>
          <table:table-cell office:value-type="string" calcext:value-type="string">
            <text:p>1999-03-25T12:01:26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6.484S" calcext:value-type="time">
            <text:p>12:01:26.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109" calcext:value-type="float">
            <text:p>35.22401109</text:p>
          </table:table-cell>
          <table:table-cell office:value-type="float" office:value="139.67297499" calcext:value-type="float">
            <text:p>139.67297499</text:p>
          </table:table-cell>
          <table:table-cell office:value-type="float" office:value="18.001" calcext:value-type="float">
            <text:p>18.001</text:p>
          </table:table-cell>
          <table:table-cell office:value-type="float" office:value="4" calcext:value-type="float">
            <text:p>4</text:p>
          </table:table-cell>
          <table:table-cell office:value-type="float" office:value="922330887000" calcext:value-type="float">
            <text:p>922330887000</text:p>
          </table:table-cell>
          <table:table-cell office:value-type="string" calcext:value-type="string">
            <text:p>1999-03-25T12:01:27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7.464S" calcext:value-type="time">
            <text:p>12:01:27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095" calcext:value-type="float">
            <text:p>35.22401095</text:p>
          </table:table-cell>
          <table:table-cell office:value-type="float" office:value="139.67297507" calcext:value-type="float">
            <text:p>139.67297507</text:p>
          </table:table-cell>
          <table:table-cell office:value-type="float" office:value="18.981" calcext:value-type="float">
            <text:p>18.981</text:p>
          </table:table-cell>
          <table:table-cell office:value-type="float" office:value="4" calcext:value-type="float">
            <text:p>4</text:p>
          </table:table-cell>
          <table:table-cell office:value-type="float" office:value="922330888000" calcext:value-type="float">
            <text:p>922330888000</text:p>
          </table:table-cell>
          <table:table-cell office:value-type="string" calcext:value-type="string">
            <text:p>1999-03-25T12:01:28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8.465S" calcext:value-type="time">
            <text:p>12:01:28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077" calcext:value-type="float">
            <text:p>35.22401077</text:p>
          </table:table-cell>
          <table:table-cell office:value-type="float" office:value="139.67297512" calcext:value-type="float">
            <text:p>139.67297512</text:p>
          </table:table-cell>
          <table:table-cell office:value-type="float" office:value="19.982" calcext:value-type="float">
            <text:p>19.982</text:p>
          </table:table-cell>
          <table:table-cell office:value-type="float" office:value="4" calcext:value-type="float">
            <text:p>4</text:p>
          </table:table-cell>
          <table:table-cell office:value-type="float" office:value="922330889000" calcext:value-type="float">
            <text:p>922330889000</text:p>
          </table:table-cell>
          <table:table-cell office:value-type="string" calcext:value-type="string">
            <text:p>1999-03-25T12:01:29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29.465S" calcext:value-type="time">
            <text:p>12:01:29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057" calcext:value-type="float">
            <text:p>35.22401057</text:p>
          </table:table-cell>
          <table:table-cell office:value-type="float" office:value="139.67297517" calcext:value-type="float">
            <text:p>139.67297517</text:p>
          </table:table-cell>
          <table:table-cell office:value-type="float" office:value="20.982" calcext:value-type="float">
            <text:p>20.982</text:p>
          </table:table-cell>
          <table:table-cell office:value-type="float" office:value="4" calcext:value-type="float">
            <text:p>4</text:p>
          </table:table-cell>
          <table:table-cell office:value-type="float" office:value="922330890000" calcext:value-type="float">
            <text:p>922330890000</text:p>
          </table:table-cell>
          <table:table-cell office:value-type="string" calcext:value-type="string">
            <text:p>1999-03-25T12:01:30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0.462S" calcext:value-type="time">
            <text:p>12:01:30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1021" calcext:value-type="float">
            <text:p>35.22401021</text:p>
          </table:table-cell>
          <table:table-cell office:value-type="float" office:value="139.67297519" calcext:value-type="float">
            <text:p>139.67297519</text:p>
          </table:table-cell>
          <table:table-cell office:value-type="float" office:value="21.979" calcext:value-type="float">
            <text:p>21.979</text:p>
          </table:table-cell>
          <table:table-cell office:value-type="float" office:value="4" calcext:value-type="float">
            <text:p>4</text:p>
          </table:table-cell>
          <table:table-cell office:value-type="float" office:value="922330891000" calcext:value-type="float">
            <text:p>922330891000</text:p>
          </table:table-cell>
          <table:table-cell office:value-type="string" calcext:value-type="string">
            <text:p>1999-03-25T12:01:31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1.487S" calcext:value-type="time">
            <text:p>12:01:31.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85" calcext:value-type="float">
            <text:p>35.22400985</text:p>
          </table:table-cell>
          <table:table-cell office:value-type="float" office:value="139.6729753" calcext:value-type="float">
            <text:p>139.6729753</text:p>
          </table:table-cell>
          <table:table-cell office:value-type="float" office:value="23.004" calcext:value-type="float">
            <text:p>23.004</text:p>
          </table:table-cell>
          <table:table-cell office:value-type="float" office:value="4" calcext:value-type="float">
            <text:p>4</text:p>
          </table:table-cell>
          <table:table-cell office:value-type="float" office:value="922330892000" calcext:value-type="float">
            <text:p>922330892000</text:p>
          </table:table-cell>
          <table:table-cell office:value-type="string" calcext:value-type="string">
            <text:p>1999-03-25T12:01:32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2.464S" calcext:value-type="time">
            <text:p>12:01:32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54" calcext:value-type="float">
            <text:p>35.22400954</text:p>
          </table:table-cell>
          <table:table-cell office:value-type="float" office:value="139.67297533" calcext:value-type="float">
            <text:p>139.67297533</text:p>
          </table:table-cell>
          <table:table-cell office:value-type="float" office:value="23.981" calcext:value-type="float">
            <text:p>23.981</text:p>
          </table:table-cell>
          <table:table-cell office:value-type="float" office:value="4" calcext:value-type="float">
            <text:p>4</text:p>
          </table:table-cell>
          <table:table-cell office:value-type="float" office:value="922330893000" calcext:value-type="float">
            <text:p>922330893000</text:p>
          </table:table-cell>
          <table:table-cell office:value-type="string" calcext:value-type="string">
            <text:p>1999-03-25T12:01:33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3.46S" calcext:value-type="time">
            <text:p>12:01:33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32" calcext:value-type="float">
            <text:p>35.22400932</text:p>
          </table:table-cell>
          <table:table-cell office:value-type="float" office:value="139.67297546" calcext:value-type="float">
            <text:p>139.67297546</text:p>
          </table:table-cell>
          <table:table-cell office:value-type="float" office:value="24.977" calcext:value-type="float">
            <text:p>24.977</text:p>
          </table:table-cell>
          <table:table-cell office:value-type="float" office:value="4" calcext:value-type="float">
            <text:p>4</text:p>
          </table:table-cell>
          <table:table-cell office:value-type="float" office:value="922330894000" calcext:value-type="float">
            <text:p>922330894000</text:p>
          </table:table-cell>
          <table:table-cell office:value-type="string" calcext:value-type="string">
            <text:p>1999-03-25T12:01:34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4.467S" calcext:value-type="time">
            <text:p>12:01:34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14" calcext:value-type="float">
            <text:p>35.22400914</text:p>
          </table:table-cell>
          <table:table-cell office:value-type="float" office:value="139.67297542" calcext:value-type="float">
            <text:p>139.67297542</text:p>
          </table:table-cell>
          <table:table-cell office:value-type="float" office:value="25.984" calcext:value-type="float">
            <text:p>25.984</text:p>
          </table:table-cell>
          <table:table-cell office:value-type="float" office:value="4" calcext:value-type="float">
            <text:p>4</text:p>
          </table:table-cell>
          <table:table-cell office:value-type="float" office:value="922330895000" calcext:value-type="float">
            <text:p>922330895000</text:p>
          </table:table-cell>
          <table:table-cell office:value-type="string" calcext:value-type="string">
            <text:p>1999-03-25T12:01:35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5.465S" calcext:value-type="time">
            <text:p>12:01:35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06" calcext:value-type="float">
            <text:p>35.22400906</text:p>
          </table:table-cell>
          <table:table-cell office:value-type="float" office:value="139.67297545" calcext:value-type="float">
            <text:p>139.67297545</text:p>
          </table:table-cell>
          <table:table-cell office:value-type="float" office:value="26.982" calcext:value-type="float">
            <text:p>26.982</text:p>
          </table:table-cell>
          <table:table-cell office:value-type="float" office:value="4" calcext:value-type="float">
            <text:p>4</text:p>
          </table:table-cell>
          <table:table-cell office:value-type="float" office:value="922330896000" calcext:value-type="float">
            <text:p>922330896000</text:p>
          </table:table-cell>
          <table:table-cell office:value-type="string" calcext:value-type="string">
            <text:p>1999-03-25T12:01:36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6.564S" calcext:value-type="time">
            <text:p>12:01:36.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9" calcext:value-type="float">
            <text:p>35.224009</text:p>
          </table:table-cell>
          <table:table-cell office:value-type="float" office:value="139.67297548" calcext:value-type="float">
            <text:p>139.67297548</text:p>
          </table:table-cell>
          <table:table-cell office:value-type="float" office:value="28.081" calcext:value-type="float">
            <text:p>28.081</text:p>
          </table:table-cell>
          <table:table-cell office:value-type="float" office:value="4" calcext:value-type="float">
            <text:p>4</text:p>
          </table:table-cell>
          <table:table-cell office:value-type="float" office:value="922330897000" calcext:value-type="float">
            <text:p>922330897000</text:p>
          </table:table-cell>
          <table:table-cell office:value-type="string" calcext:value-type="string">
            <text:p>1999-03-25T12:01:37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7.514S" calcext:value-type="time">
            <text:p>12:01:37.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088" calcext:value-type="float">
            <text:p>35.2240088</text:p>
          </table:table-cell>
          <table:table-cell office:value-type="float" office:value="139.67297542" calcext:value-type="float">
            <text:p>139.67297542</text:p>
          </table:table-cell>
          <table:table-cell office:value-type="float" office:value="29.031" calcext:value-type="float">
            <text:p>29.031</text:p>
          </table:table-cell>
          <table:table-cell office:value-type="float" office:value="4" calcext:value-type="float">
            <text:p>4</text:p>
          </table:table-cell>
          <table:table-cell office:value-type="float" office:value="922330898000" calcext:value-type="float">
            <text:p>922330898000</text:p>
          </table:table-cell>
          <table:table-cell office:value-type="string" calcext:value-type="string">
            <text:p>1999-03-25T12:01:38+0900</text:p>
          </table:table-cell>
        </table:table-row>
        <table:table-row table:style-name="ro1">
          <table:table-cell office:value-type="time" office:time-value="PT12H01M08.483S" calcext:value-type="time">
            <text:p>12:01:08.48</text:p>
          </table:table-cell>
          <table:table-cell office:value-type="time" office:time-value="PT12H01M38.486S" calcext:value-type="time">
            <text:p>12:01:38.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03" calcext:value-type="float">
            <text:p>30.0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06.458S" calcext:value-type="time">
            <text:p>12:05:06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47943" calcext:value-type="float">
            <text:p>35.22347943</text:p>
          </table:table-cell>
          <table:table-cell office:value-type="float" office:value="139.67325738" calcext:value-type="float">
            <text:p>139.67325738</text:p>
          </table:table-cell>
          <table:table-cell office:value-type="float" office:value="11.358" calcext:value-type="float">
            <text:p>11.358</text:p>
          </table:table-cell>
          <table:table-cell office:value-type="float" office:value="41" calcext:value-type="float">
            <text:p>41</text:p>
          </table:table-cell>
          <table:table-cell office:value-type="float" office:value="922331104604" calcext:value-type="float">
            <text:p>922331104604</text:p>
          </table:table-cell>
          <table:table-cell office:value-type="string" calcext:value-type="string">
            <text:p>1999-03-25T12:05:04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06.465S" calcext:value-type="time">
            <text:p>12:05:06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9158" calcext:value-type="float">
            <text:p>35.22359158</text:p>
          </table:table-cell>
          <table:table-cell office:value-type="float" office:value="139.67324271" calcext:value-type="float">
            <text:p>139.67324271</text:p>
          </table:table-cell>
          <table:table-cell office:value-type="float" office:value="11.365" calcext:value-type="float">
            <text:p>11.365</text:p>
          </table:table-cell>
          <table:table-cell office:value-type="float" office:value="36" calcext:value-type="float">
            <text:p>36</text:p>
          </table:table-cell>
          <table:table-cell office:value-type="float" office:value="922331106604" calcext:value-type="float">
            <text:p>922331106604</text:p>
          </table:table-cell>
          <table:table-cell office:value-type="string" calcext:value-type="string">
            <text:p>1999-03-25T12:05:06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06.923S" calcext:value-type="time">
            <text:p>12:05:06.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6673" calcext:value-type="float">
            <text:p>35.2236673</text:p>
          </table:table-cell>
          <table:table-cell office:value-type="float" office:value="139.67325444" calcext:value-type="float">
            <text:p>139.67325444</text:p>
          </table:table-cell>
          <table:table-cell office:value-type="float" office:value="11.823" calcext:value-type="float">
            <text:p>11.823</text:p>
          </table:table-cell>
          <table:table-cell office:value-type="float" office:value="37" calcext:value-type="float">
            <text:p>37</text:p>
          </table:table-cell>
          <table:table-cell office:value-type="float" office:value="922331107605" calcext:value-type="float">
            <text:p>922331107605</text:p>
          </table:table-cell>
          <table:table-cell office:value-type="string" calcext:value-type="string">
            <text:p>1999-03-25T12:05:07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07.94S" calcext:value-type="time">
            <text:p>12:05:07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72494" calcext:value-type="float">
            <text:p>35.22372494</text:p>
          </table:table-cell>
          <table:table-cell office:value-type="float" office:value="139.6731248" calcext:value-type="float">
            <text:p>139.6731248</text:p>
          </table:table-cell>
          <table:table-cell office:value-type="float" office:value="12.84" calcext:value-type="float">
            <text:p>12.84</text:p>
          </table:table-cell>
          <table:table-cell office:value-type="float" office:value="37" calcext:value-type="float">
            <text:p>37</text:p>
          </table:table-cell>
          <table:table-cell office:value-type="float" office:value="922331108600" calcext:value-type="float">
            <text:p>922331108600</text:p>
          </table:table-cell>
          <table:table-cell office:value-type="string" calcext:value-type="string">
            <text:p>1999-03-25T12:05:08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3.634S" calcext:value-type="time">
            <text:p>12:05:53.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7481" calcext:value-type="float">
            <text:p>35.22397481</text:p>
          </table:table-cell>
          <table:table-cell office:value-type="float" office:value="139.67298888" calcext:value-type="float">
            <text:p>139.67298888</text:p>
          </table:table-cell>
          <table:table-cell office:value-type="float" office:value="58.534" calcext:value-type="float">
            <text:p>58.534</text:p>
          </table:table-cell>
          <table:table-cell office:value-type="float" office:value="15" calcext:value-type="float">
            <text:p>15</text:p>
          </table:table-cell>
          <table:table-cell office:value-type="float" office:value="922331118000" calcext:value-type="float">
            <text:p>922331118000</text:p>
          </table:table-cell>
          <table:table-cell office:value-type="string" calcext:value-type="string">
            <text:p>1999-03-25T12:05:18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3.664S" calcext:value-type="time">
            <text:p>12:05:53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75" calcext:value-type="float">
            <text:p>35.2239675</text:p>
          </table:table-cell>
          <table:table-cell office:value-type="float" office:value="139.67299092" calcext:value-type="float">
            <text:p>139.67299092</text:p>
          </table:table-cell>
          <table:table-cell office:value-type="float" office:value="58.564" calcext:value-type="float">
            <text:p>58.564</text:p>
          </table:table-cell>
          <table:table-cell office:value-type="float" office:value="14" calcext:value-type="float">
            <text:p>14</text:p>
          </table:table-cell>
          <table:table-cell office:value-type="float" office:value="922331120000" calcext:value-type="float">
            <text:p>922331120000</text:p>
          </table:table-cell>
          <table:table-cell office:value-type="string" calcext:value-type="string">
            <text:p>1999-03-25T12:05:20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3.755S" calcext:value-type="time">
            <text:p>12:05:53.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6477" calcext:value-type="float">
            <text:p>35.22396477</text:p>
          </table:table-cell>
          <table:table-cell office:value-type="float" office:value="139.6729918" calcext:value-type="float">
            <text:p>139.6729918</text:p>
          </table:table-cell>
          <table:table-cell office:value-type="float" office:value="58.655" calcext:value-type="float">
            <text:p>58.655</text:p>
          </table:table-cell>
          <table:table-cell office:value-type="float" office:value="12" calcext:value-type="float">
            <text:p>12</text:p>
          </table:table-cell>
          <table:table-cell office:value-type="float" office:value="922331126000" calcext:value-type="float">
            <text:p>922331126000</text:p>
          </table:table-cell>
          <table:table-cell office:value-type="string" calcext:value-type="string">
            <text:p>1999-03-25T12:05:26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3.803S" calcext:value-type="time">
            <text:p>12:05:53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0882" calcext:value-type="float">
            <text:p>35.22350882</text:p>
          </table:table-cell>
          <table:table-cell office:value-type="float" office:value="139.67308495" calcext:value-type="float">
            <text:p>139.67308495</text:p>
          </table:table-cell>
          <table:table-cell office:value-type="float" office:value="58.703" calcext:value-type="float">
            <text:p>58.703</text:p>
          </table:table-cell>
          <table:table-cell office:value-type="float" office:value="10" calcext:value-type="float">
            <text:p>10</text:p>
          </table:table-cell>
          <table:table-cell office:value-type="float" office:value="922331138000" calcext:value-type="float">
            <text:p>922331138000</text:p>
          </table:table-cell>
          <table:table-cell office:value-type="string" calcext:value-type="string">
            <text:p>1999-03-25T12:05:38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3.892S" calcext:value-type="time">
            <text:p>12:05:53.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2412" calcext:value-type="float">
            <text:p>35.22352412</text:p>
          </table:table-cell>
          <table:table-cell office:value-type="float" office:value="139.67307218" calcext:value-type="float">
            <text:p>139.67307218</text:p>
          </table:table-cell>
          <table:table-cell office:value-type="float" office:value="58.792" calcext:value-type="float">
            <text:p>58.792</text:p>
          </table:table-cell>
          <table:table-cell office:value-type="float" office:value="15" calcext:value-type="float">
            <text:p>15</text:p>
          </table:table-cell>
          <table:table-cell office:value-type="float" office:value="922331147000" calcext:value-type="float">
            <text:p>922331147000</text:p>
          </table:table-cell>
          <table:table-cell office:value-type="string" calcext:value-type="string">
            <text:p>1999-03-25T12:05:47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4.065S" calcext:value-type="time">
            <text:p>12:05:54.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2492" calcext:value-type="float">
            <text:p>35.22352492</text:p>
          </table:table-cell>
          <table:table-cell office:value-type="float" office:value="139.67307038" calcext:value-type="float">
            <text:p>139.67307038</text:p>
          </table:table-cell>
          <table:table-cell office:value-type="float" office:value="58.965" calcext:value-type="float">
            <text:p>58.965</text:p>
          </table:table-cell>
          <table:table-cell office:value-type="float" office:value="18" calcext:value-type="float">
            <text:p>18</text:p>
          </table:table-cell>
          <table:table-cell office:value-type="float" office:value="922331154000" calcext:value-type="float">
            <text:p>922331154000</text:p>
          </table:table-cell>
          <table:table-cell office:value-type="string" calcext:value-type="string">
            <text:p>1999-03-25T12:05:54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5M54.403S" calcext:value-type="time">
            <text:p>12:05:54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2494" calcext:value-type="float">
            <text:p>35.22352494</text:p>
          </table:table-cell>
          <table:table-cell office:value-type="float" office:value="139.67307031" calcext:value-type="float">
            <text:p>139.67307031</text:p>
          </table:table-cell>
          <table:table-cell office:value-type="float" office:value="59.303" calcext:value-type="float">
            <text:p>59.303</text:p>
          </table:table-cell>
          <table:table-cell office:value-type="float" office:value="18" calcext:value-type="float">
            <text:p>18</text:p>
          </table:table-cell>
          <table:table-cell office:value-type="float" office:value="922331155000" calcext:value-type="float">
            <text:p>922331155000</text:p>
          </table:table-cell>
          <table:table-cell office:value-type="string" calcext:value-type="string">
            <text:p>1999-03-25T12:05:55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6M00.651S" calcext:value-type="time">
            <text:p>12:06:00.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2507" calcext:value-type="float">
            <text:p>35.22352507</text:p>
          </table:table-cell>
          <table:table-cell office:value-type="float" office:value="139.6730697" calcext:value-type="float">
            <text:p>139.6730697</text:p>
          </table:table-cell>
          <table:table-cell office:value-type="float" office:value="65.551" calcext:value-type="float">
            <text:p>65.551</text:p>
          </table:table-cell>
          <table:table-cell office:value-type="float" office:value="18" calcext:value-type="float">
            <text:p>18</text:p>
          </table:table-cell>
          <table:table-cell office:value-type="float" office:value="922331157000" calcext:value-type="float">
            <text:p>922331157000</text:p>
          </table:table-cell>
          <table:table-cell office:value-type="string" calcext:value-type="string">
            <text:p>1999-03-25T12:05:57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6M38.7S" calcext:value-type="time">
            <text:p>12:06:38.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124" calcext:value-type="float">
            <text:p>35.22353124</text:p>
          </table:table-cell>
          <table:table-cell office:value-type="float" office:value="139.67307747" calcext:value-type="float">
            <text:p>139.67307747</text:p>
          </table:table-cell>
          <table:table-cell office:value-type="float" office:value="103.6" calcext:value-type="float">
            <text:p>103.6</text:p>
          </table:table-cell>
          <table:table-cell office:value-type="float" office:value="16" calcext:value-type="float">
            <text:p>16</text:p>
          </table:table-cell>
          <table:table-cell office:value-type="float" office:value="922331169000" calcext:value-type="float">
            <text:p>922331169000</text:p>
          </table:table-cell>
          <table:table-cell office:value-type="string" calcext:value-type="string">
            <text:p>1999-03-25T12:06:09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6M38.803S" calcext:value-type="time">
            <text:p>12:06:38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146" calcext:value-type="float">
            <text:p>35.22353146</text:p>
          </table:table-cell>
          <table:table-cell office:value-type="float" office:value="139.67307745" calcext:value-type="float">
            <text:p>139.67307745</text:p>
          </table:table-cell>
          <table:table-cell office:value-type="float" office:value="103.703" calcext:value-type="float">
            <text:p>103.703</text:p>
          </table:table-cell>
          <table:table-cell office:value-type="float" office:value="16" calcext:value-type="float">
            <text:p>16</text:p>
          </table:table-cell>
          <table:table-cell office:value-type="float" office:value="922331170000" calcext:value-type="float">
            <text:p>922331170000</text:p>
          </table:table-cell>
          <table:table-cell office:value-type="string" calcext:value-type="string">
            <text:p>1999-03-25T12:06:10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01.202S" calcext:value-type="time">
            <text:p>12:07:01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273" calcext:value-type="float">
            <text:p>35.22353273</text:p>
          </table:table-cell>
          <table:table-cell office:value-type="float" office:value="139.673085" calcext:value-type="float">
            <text:p>139.673085</text:p>
          </table:table-cell>
          <table:table-cell office:value-type="float" office:value="126.102" calcext:value-type="float">
            <text:p>126.102</text:p>
          </table:table-cell>
          <table:table-cell office:value-type="float" office:value="33" calcext:value-type="float">
            <text:p>33</text:p>
          </table:table-cell>
          <table:table-cell office:value-type="float" office:value="922331221000" calcext:value-type="float">
            <text:p>922331221000</text:p>
          </table:table-cell>
          <table:table-cell office:value-type="string" calcext:value-type="string">
            <text:p>1999-03-25T12:07:01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01.403S" calcext:value-type="time">
            <text:p>12:07:01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278" calcext:value-type="float">
            <text:p>35.22353278</text:p>
          </table:table-cell>
          <table:table-cell office:value-type="float" office:value="139.67308498" calcext:value-type="float">
            <text:p>139.67308498</text:p>
          </table:table-cell>
          <table:table-cell office:value-type="float" office:value="126.303" calcext:value-type="float">
            <text:p>126.303</text:p>
          </table:table-cell>
          <table:table-cell office:value-type="float" office:value="32" calcext:value-type="float">
            <text:p>32</text:p>
          </table:table-cell>
          <table:table-cell office:value-type="float" office:value="922331222000" calcext:value-type="float">
            <text:p>922331222000</text:p>
          </table:table-cell>
          <table:table-cell office:value-type="string" calcext:value-type="string">
            <text:p>1999-03-25T12:07:02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26.748S" calcext:value-type="time">
            <text:p>12:07:26.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176" calcext:value-type="float">
            <text:p>35.22353176</text:p>
          </table:table-cell>
          <table:table-cell office:value-type="float" office:value="139.67308558" calcext:value-type="float">
            <text:p>139.67308558</text:p>
          </table:table-cell>
          <table:table-cell office:value-type="float" office:value="151.648" calcext:value-type="float">
            <text:p>151.648</text:p>
          </table:table-cell>
          <table:table-cell office:value-type="float" office:value="31" calcext:value-type="float">
            <text:p>31</text:p>
          </table:table-cell>
          <table:table-cell office:value-type="float" office:value="922331236000" calcext:value-type="float">
            <text:p>922331236000</text:p>
          </table:table-cell>
          <table:table-cell office:value-type="string" calcext:value-type="string">
            <text:p>1999-03-25T12:07:16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26.784S" calcext:value-type="time">
            <text:p>12:07:26.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192" calcext:value-type="float">
            <text:p>35.22353192</text:p>
          </table:table-cell>
          <table:table-cell office:value-type="float" office:value="139.67308527" calcext:value-type="float">
            <text:p>139.67308527</text:p>
          </table:table-cell>
          <table:table-cell office:value-type="float" office:value="151.684" calcext:value-type="float">
            <text:p>151.684</text:p>
          </table:table-cell>
          <table:table-cell office:value-type="float" office:value="27" calcext:value-type="float">
            <text:p>27</text:p>
          </table:table-cell>
          <table:table-cell office:value-type="float" office:value="922331245000" calcext:value-type="float">
            <text:p>922331245000</text:p>
          </table:table-cell>
          <table:table-cell office:value-type="string" calcext:value-type="string">
            <text:p>1999-03-25T12:07:25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26.834S" calcext:value-type="time">
            <text:p>12:07:26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2" calcext:value-type="float">
            <text:p>35.223532</text:p>
          </table:table-cell>
          <table:table-cell office:value-type="float" office:value="139.67308525" calcext:value-type="float">
            <text:p>139.67308525</text:p>
          </table:table-cell>
          <table:table-cell office:value-type="float" office:value="151.734" calcext:value-type="float">
            <text:p>151.734</text:p>
          </table:table-cell>
          <table:table-cell office:value-type="float" office:value="27" calcext:value-type="float">
            <text:p>27</text:p>
          </table:table-cell>
          <table:table-cell office:value-type="float" office:value="922331246000" calcext:value-type="float">
            <text:p>922331246000</text:p>
          </table:table-cell>
          <table:table-cell office:value-type="string" calcext:value-type="string">
            <text:p>1999-03-25T12:07:26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26.877S" calcext:value-type="time">
            <text:p>12:07:26.8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53199" calcext:value-type="float">
            <text:p>35.22353199</text:p>
          </table:table-cell>
          <table:table-cell office:value-type="float" office:value="139.67308527" calcext:value-type="float">
            <text:p>139.67308527</text:p>
          </table:table-cell>
          <table:table-cell office:value-type="float" office:value="151.777" calcext:value-type="float">
            <text:p>151.777</text:p>
          </table:table-cell>
          <table:table-cell office:value-type="float" office:value="27" calcext:value-type="float">
            <text:p>27</text:p>
          </table:table-cell>
          <table:table-cell office:value-type="float" office:value="922331247000" calcext:value-type="float">
            <text:p>922331247000</text:p>
          </table:table-cell>
          <table:table-cell office:value-type="string" calcext:value-type="string">
            <text:p>1999-03-25T12:07:27+0900</text:p>
          </table:table-cell>
        </table:table-row>
        <table:table-row table:style-name="ro1">
          <table:table-cell office:value-type="time" office:time-value="PT12H04M55.1S" calcext:value-type="time">
            <text:p>12:04:55.10</text:p>
          </table:table-cell>
          <table:table-cell office:value-type="time" office:time-value="PT12H07M27.1S" calcext:value-type="time">
            <text:p>12:07:27.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3M40.46S" calcext:value-type="time">
            <text:p>12:23:40.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073" calcext:value-type="float">
            <text:p>35.22387073</text:p>
          </table:table-cell>
          <table:table-cell office:value-type="float" office:value="139.67286932" calcext:value-type="float">
            <text:p>139.67286932</text:p>
          </table:table-cell>
          <table:table-cell office:value-type="float" office:value="4.884" calcext:value-type="float">
            <text:p>4.884</text:p>
          </table:table-cell>
          <table:table-cell office:value-type="float" office:value="25" calcext:value-type="float">
            <text:p>25</text:p>
          </table:table-cell>
          <table:table-cell office:value-type="float" office:value="922332221000" calcext:value-type="float">
            <text:p>922332221000</text:p>
          </table:table-cell>
          <table:table-cell office:value-type="string" calcext:value-type="string">
            <text:p>1999-03-25T12:23:41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49.92S" calcext:value-type="time">
            <text:p>12:24:49.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6" calcext:value-type="float">
            <text:p>35.2238796</text:p>
          </table:table-cell>
          <table:table-cell office:value-type="float" office:value="139.67339004" calcext:value-type="float">
            <text:p>139.67339004</text:p>
          </table:table-cell>
          <table:table-cell office:value-type="float" office:value="74.344" calcext:value-type="float">
            <text:p>74.344</text:p>
          </table:table-cell>
          <table:table-cell office:value-type="float" office:value="15" calcext:value-type="float">
            <text:p>15</text:p>
          </table:table-cell>
          <table:table-cell office:value-type="float" office:value="922332263000" calcext:value-type="float">
            <text:p>922332263000</text:p>
          </table:table-cell>
          <table:table-cell office:value-type="string" calcext:value-type="string">
            <text:p>1999-03-25T12:24:23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50.289S" calcext:value-type="time">
            <text:p>12:24:50.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93" calcext:value-type="float">
            <text:p>35.22387993</text:p>
          </table:table-cell>
          <table:table-cell office:value-type="float" office:value="139.67338846" calcext:value-type="float">
            <text:p>139.67338846</text:p>
          </table:table-cell>
          <table:table-cell office:value-type="float" office:value="74.713" calcext:value-type="float">
            <text:p>74.713</text:p>
          </table:table-cell>
          <table:table-cell office:value-type="float" office:value="15" calcext:value-type="float">
            <text:p>15</text:p>
          </table:table-cell>
          <table:table-cell office:value-type="float" office:value="922332271000" calcext:value-type="float">
            <text:p>922332271000</text:p>
          </table:table-cell>
          <table:table-cell office:value-type="string" calcext:value-type="string">
            <text:p>1999-03-25T12:24:31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50.324S" calcext:value-type="time">
            <text:p>12:24:50.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81" calcext:value-type="float">
            <text:p>35.22387981</text:p>
          </table:table-cell>
          <table:table-cell office:value-type="float" office:value="139.67338782" calcext:value-type="float">
            <text:p>139.67338782</text:p>
          </table:table-cell>
          <table:table-cell office:value-type="float" office:value="74.748" calcext:value-type="float">
            <text:p>74.748</text:p>
          </table:table-cell>
          <table:table-cell office:value-type="float" office:value="15" calcext:value-type="float">
            <text:p>15</text:p>
          </table:table-cell>
          <table:table-cell office:value-type="float" office:value="922332274000" calcext:value-type="float">
            <text:p>922332274000</text:p>
          </table:table-cell>
          <table:table-cell office:value-type="string" calcext:value-type="string">
            <text:p>1999-03-25T12:24:34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50.357S" calcext:value-type="time">
            <text:p>12:24:50.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34" calcext:value-type="float">
            <text:p>35.22387934</text:p>
          </table:table-cell>
          <table:table-cell office:value-type="float" office:value="139.67338315" calcext:value-type="float">
            <text:p>139.67338315</text:p>
          </table:table-cell>
          <table:table-cell office:value-type="float" office:value="74.781" calcext:value-type="float">
            <text:p>74.781</text:p>
          </table:table-cell>
          <table:table-cell office:value-type="float" office:value="15" calcext:value-type="float">
            <text:p>15</text:p>
          </table:table-cell>
          <table:table-cell office:value-type="float" office:value="922332285000" calcext:value-type="float">
            <text:p>922332285000</text:p>
          </table:table-cell>
          <table:table-cell office:value-type="string" calcext:value-type="string">
            <text:p>1999-03-25T12:24:45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50.387S" calcext:value-type="time">
            <text:p>12:24:50.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21" calcext:value-type="float">
            <text:p>35.22387921</text:p>
          </table:table-cell>
          <table:table-cell office:value-type="float" office:value="139.67338021" calcext:value-type="float">
            <text:p>139.67338021</text:p>
          </table:table-cell>
          <table:table-cell office:value-type="float" office:value="74.811" calcext:value-type="float">
            <text:p>74.811</text:p>
          </table:table-cell>
          <table:table-cell office:value-type="float" office:value="15" calcext:value-type="float">
            <text:p>15</text:p>
          </table:table-cell>
          <table:table-cell office:value-type="float" office:value="922332290000" calcext:value-type="float">
            <text:p>922332290000</text:p>
          </table:table-cell>
          <table:table-cell office:value-type="string" calcext:value-type="string">
            <text:p>1999-03-25T12:24:50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50.403S" calcext:value-type="time">
            <text:p>12:24:50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37" calcext:value-type="float">
            <text:p>35.22387937</text:p>
          </table:table-cell>
          <table:table-cell office:value-type="float" office:value="139.67337967" calcext:value-type="float">
            <text:p>139.67337967</text:p>
          </table:table-cell>
          <table:table-cell office:value-type="float" office:value="74.827" calcext:value-type="float">
            <text:p>74.827</text:p>
          </table:table-cell>
          <table:table-cell office:value-type="float" office:value="16" calcext:value-type="float">
            <text:p>16</text:p>
          </table:table-cell>
          <table:table-cell office:value-type="float" office:value="922332291000" calcext:value-type="float">
            <text:p>922332291000</text:p>
          </table:table-cell>
          <table:table-cell office:value-type="string" calcext:value-type="string">
            <text:p>1999-03-25T12:24:51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4M51.399S" calcext:value-type="time">
            <text:p>12:24:51.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949" calcext:value-type="float">
            <text:p>35.22387949</text:p>
          </table:table-cell>
          <table:table-cell office:value-type="float" office:value="139.67337921" calcext:value-type="float">
            <text:p>139.67337921</text:p>
          </table:table-cell>
          <table:table-cell office:value-type="float" office:value="75.823" calcext:value-type="float">
            <text:p>75.823</text:p>
          </table:table-cell>
          <table:table-cell office:value-type="float" office:value="17" calcext:value-type="float">
            <text:p>17</text:p>
          </table:table-cell>
          <table:table-cell office:value-type="float" office:value="922332292000" calcext:value-type="float">
            <text:p>922332292000</text:p>
          </table:table-cell>
          <table:table-cell office:value-type="string" calcext:value-type="string">
            <text:p>1999-03-25T12:24:52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5M00.526S" calcext:value-type="time">
            <text:p>12:25:00.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82" calcext:value-type="float">
            <text:p>35.2238782</text:p>
          </table:table-cell>
          <table:table-cell office:value-type="float" office:value="139.67337294" calcext:value-type="float">
            <text:p>139.67337294</text:p>
          </table:table-cell>
          <table:table-cell office:value-type="float" office:value="84.95" calcext:value-type="float">
            <text:p>84.95</text:p>
          </table:table-cell>
          <table:table-cell office:value-type="float" office:value="18" calcext:value-type="float">
            <text:p>18</text:p>
          </table:table-cell>
          <table:table-cell office:value-type="float" office:value="922332301000" calcext:value-type="float">
            <text:p>922332301000</text:p>
          </table:table-cell>
          <table:table-cell office:value-type="string" calcext:value-type="string">
            <text:p>1999-03-25T12:25:01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0.646S" calcext:value-type="time">
            <text:p>12:26:00.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804" calcext:value-type="float">
            <text:p>35.22387804</text:p>
          </table:table-cell>
          <table:table-cell office:value-type="float" office:value="139.67337237" calcext:value-type="float">
            <text:p>139.67337237</text:p>
          </table:table-cell>
          <table:table-cell office:value-type="float" office:value="145.07" calcext:value-type="float">
            <text:p>145.07</text:p>
          </table:table-cell>
          <table:table-cell office:value-type="float" office:value="18" calcext:value-type="float">
            <text:p>18</text:p>
          </table:table-cell>
          <table:table-cell office:value-type="float" office:value="922332302000" calcext:value-type="float">
            <text:p>922332302000</text:p>
          </table:table-cell>
          <table:table-cell office:value-type="string" calcext:value-type="string">
            <text:p>1999-03-25T12:25:02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7.698S" calcext:value-type="time">
            <text:p>12:26:07.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704" calcext:value-type="float">
            <text:p>35.22387704</text:p>
          </table:table-cell>
          <table:table-cell office:value-type="float" office:value="139.6733701" calcext:value-type="float">
            <text:p>139.6733701</text:p>
          </table:table-cell>
          <table:table-cell office:value-type="float" office:value="152.122" calcext:value-type="float">
            <text:p>152.122</text:p>
          </table:table-cell>
          <table:table-cell office:value-type="float" office:value="16" calcext:value-type="float">
            <text:p>16</text:p>
          </table:table-cell>
          <table:table-cell office:value-type="float" office:value="922332306000" calcext:value-type="float">
            <text:p>922332306000</text:p>
          </table:table-cell>
          <table:table-cell office:value-type="string" calcext:value-type="string">
            <text:p>1999-03-25T12:25:06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7.718S" calcext:value-type="time">
            <text:p>12:26:07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573" calcext:value-type="float">
            <text:p>35.22387573</text:p>
          </table:table-cell>
          <table:table-cell office:value-type="float" office:value="139.67336521" calcext:value-type="float">
            <text:p>139.67336521</text:p>
          </table:table-cell>
          <table:table-cell office:value-type="float" office:value="152.142" calcext:value-type="float">
            <text:p>152.142</text:p>
          </table:table-cell>
          <table:table-cell office:value-type="float" office:value="14" calcext:value-type="float">
            <text:p>14</text:p>
          </table:table-cell>
          <table:table-cell office:value-type="float" office:value="922332312000" calcext:value-type="float">
            <text:p>922332312000</text:p>
          </table:table-cell>
          <table:table-cell office:value-type="string" calcext:value-type="string">
            <text:p>1999-03-25T12:25:12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7.795S" calcext:value-type="time">
            <text:p>12:26:07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351" calcext:value-type="float">
            <text:p>35.22387351</text:p>
          </table:table-cell>
          <table:table-cell office:value-type="float" office:value="139.67335935" calcext:value-type="float">
            <text:p>139.67335935</text:p>
          </table:table-cell>
          <table:table-cell office:value-type="float" office:value="152.219" calcext:value-type="float">
            <text:p>152.219</text:p>
          </table:table-cell>
          <table:table-cell office:value-type="float" office:value="13" calcext:value-type="float">
            <text:p>13</text:p>
          </table:table-cell>
          <table:table-cell office:value-type="float" office:value="922332321000" calcext:value-type="float">
            <text:p>922332321000</text:p>
          </table:table-cell>
          <table:table-cell office:value-type="string" calcext:value-type="string">
            <text:p>1999-03-25T12:25:21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7.901S" calcext:value-type="time">
            <text:p>12:26:07.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597" calcext:value-type="float">
            <text:p>35.22385597</text:p>
          </table:table-cell>
          <table:table-cell office:value-type="float" office:value="139.67331306" calcext:value-type="float">
            <text:p>139.67331306</text:p>
          </table:table-cell>
          <table:table-cell office:value-type="float" office:value="152.325" calcext:value-type="float">
            <text:p>152.325</text:p>
          </table:table-cell>
          <table:table-cell office:value-type="float" office:value="11" calcext:value-type="float">
            <text:p>11</text:p>
          </table:table-cell>
          <table:table-cell office:value-type="float" office:value="922332340000" calcext:value-type="float">
            <text:p>922332340000</text:p>
          </table:table-cell>
          <table:table-cell office:value-type="string" calcext:value-type="string">
            <text:p>1999-03-25T12:25:40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8.04S" calcext:value-type="time">
            <text:p>12:26:08.0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82" calcext:value-type="float">
            <text:p>35.22388882</text:p>
          </table:table-cell>
          <table:table-cell office:value-type="float" office:value="139.6731927" calcext:value-type="float">
            <text:p>139.6731927</text:p>
          </table:table-cell>
          <table:table-cell office:value-type="float" office:value="152.464" calcext:value-type="float">
            <text:p>152.464</text:p>
          </table:table-cell>
          <table:table-cell office:value-type="float" office:value="11" calcext:value-type="float">
            <text:p>11</text:p>
          </table:table-cell>
          <table:table-cell office:value-type="float" office:value="922332356000" calcext:value-type="float">
            <text:p>922332356000</text:p>
          </table:table-cell>
          <table:table-cell office:value-type="string" calcext:value-type="string">
            <text:p>1999-03-25T12:25:56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8.089S" calcext:value-type="time">
            <text:p>12:26:08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44" calcext:value-type="float">
            <text:p>35.22388844</text:p>
          </table:table-cell>
          <table:table-cell office:value-type="float" office:value="139.67319097" calcext:value-type="float">
            <text:p>139.67319097</text:p>
          </table:table-cell>
          <table:table-cell office:value-type="float" office:value="152.513" calcext:value-type="float">
            <text:p>152.513</text:p>
          </table:table-cell>
          <table:table-cell office:value-type="float" office:value="11" calcext:value-type="float">
            <text:p>11</text:p>
          </table:table-cell>
          <table:table-cell office:value-type="float" office:value="922332368000" calcext:value-type="float">
            <text:p>922332368000</text:p>
          </table:table-cell>
          <table:table-cell office:value-type="string" calcext:value-type="string">
            <text:p>1999-03-25T12:26:08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08.146S" calcext:value-type="time">
            <text:p>12:26:08.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44" calcext:value-type="float">
            <text:p>35.22388844</text:p>
          </table:table-cell>
          <table:table-cell office:value-type="float" office:value="139.6731909" calcext:value-type="float">
            <text:p>139.6731909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" calcext:value-type="float">
            <text:p>10</text:p>
          </table:table-cell>
          <table:table-cell office:value-type="float" office:value="922332369000" calcext:value-type="float">
            <text:p>922332369000</text:p>
          </table:table-cell>
          <table:table-cell office:value-type="string" calcext:value-type="string">
            <text:p>1999-03-25T12:26:09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27.907S" calcext:value-type="time">
            <text:p>12:26:27.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46" calcext:value-type="float">
            <text:p>35.22388846</text:p>
          </table:table-cell>
          <table:table-cell office:value-type="float" office:value="139.67318913" calcext:value-type="float">
            <text:p>139.67318913</text:p>
          </table:table-cell>
          <table:table-cell office:value-type="float" office:value="172.331" calcext:value-type="float">
            <text:p>172.331</text:p>
          </table:table-cell>
          <table:table-cell office:value-type="float" office:value="10" calcext:value-type="float">
            <text:p>10</text:p>
          </table:table-cell>
          <table:table-cell office:value-type="float" office:value="922332375000" calcext:value-type="float">
            <text:p>922332375000</text:p>
          </table:table-cell>
          <table:table-cell office:value-type="string" calcext:value-type="string">
            <text:p>1999-03-25T12:26:15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28.076S" calcext:value-type="time">
            <text:p>12:26:28.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71" calcext:value-type="float">
            <text:p>35.22388871</text:p>
          </table:table-cell>
          <table:table-cell office:value-type="float" office:value="139.67318521" calcext:value-type="float">
            <text:p>139.67318521</text:p>
          </table:table-cell>
          <table:table-cell office:value-type="float" office:value="172.5" calcext:value-type="float">
            <text:p>172.5</text:p>
          </table:table-cell>
          <table:table-cell office:value-type="float" office:value="9" calcext:value-type="float">
            <text:p>9</text:p>
          </table:table-cell>
          <table:table-cell office:value-type="float" office:value="922332386000" calcext:value-type="float">
            <text:p>922332386000</text:p>
          </table:table-cell>
          <table:table-cell office:value-type="string" calcext:value-type="string">
            <text:p>1999-03-25T12:26:26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28.203S" calcext:value-type="time">
            <text:p>12:26:28.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84" calcext:value-type="float">
            <text:p>35.22388884</text:p>
          </table:table-cell>
          <table:table-cell office:value-type="float" office:value="139.67318434" calcext:value-type="float">
            <text:p>139.67318434</text:p>
          </table:table-cell>
          <table:table-cell office:value-type="float" office:value="172.627" calcext:value-type="float">
            <text:p>172.627</text:p>
          </table:table-cell>
          <table:table-cell office:value-type="float" office:value="10" calcext:value-type="float">
            <text:p>10</text:p>
          </table:table-cell>
          <table:table-cell office:value-type="float" office:value="922332388000" calcext:value-type="float">
            <text:p>922332388000</text:p>
          </table:table-cell>
          <table:table-cell office:value-type="string" calcext:value-type="string">
            <text:p>1999-03-25T12:26:28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28.518S" calcext:value-type="time">
            <text:p>12:26:28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898" calcext:value-type="float">
            <text:p>35.22388898</text:p>
          </table:table-cell>
          <table:table-cell office:value-type="float" office:value="139.67318386" calcext:value-type="float">
            <text:p>139.67318386</text:p>
          </table:table-cell>
          <table:table-cell office:value-type="float" office:value="172.942" calcext:value-type="float">
            <text:p>172.942</text:p>
          </table:table-cell>
          <table:table-cell office:value-type="float" office:value="10" calcext:value-type="float">
            <text:p>10</text:p>
          </table:table-cell>
          <table:table-cell office:value-type="float" office:value="922332389000" calcext:value-type="float">
            <text:p>922332389000</text:p>
          </table:table-cell>
          <table:table-cell office:value-type="string" calcext:value-type="string">
            <text:p>1999-03-25T12:26:29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29.434S" calcext:value-type="time">
            <text:p>12:26:29.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8902" calcext:value-type="float">
            <text:p>35.22388902</text:p>
          </table:table-cell>
          <table:table-cell office:value-type="float" office:value="139.67318346" calcext:value-type="float">
            <text:p>139.67318346</text:p>
          </table:table-cell>
          <table:table-cell office:value-type="float" office:value="173.858" calcext:value-type="float">
            <text:p>173.858</text:p>
          </table:table-cell>
          <table:table-cell office:value-type="float" office:value="10" calcext:value-type="float">
            <text:p>10</text:p>
          </table:table-cell>
          <table:table-cell office:value-type="float" office:value="922332390000" calcext:value-type="float">
            <text:p>922332390000</text:p>
          </table:table-cell>
          <table:table-cell office:value-type="string" calcext:value-type="string">
            <text:p>1999-03-25T12:26:30+0900</text:p>
          </table:table-cell>
        </table:table-row>
        <table:table-row table:style-name="ro1">
          <table:table-cell office:value-type="time" office:time-value="PT12H23M35.576S" calcext:value-type="time">
            <text:p>12:23:35.58</text:p>
          </table:table-cell>
          <table:table-cell office:value-type="time" office:time-value="PT12H26M29.644S" calcext:value-type="time">
            <text:p>12:26:29.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068" calcext:value-type="float">
            <text:p>174.0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5M00.44S" calcext:value-type="time">
            <text:p>12:35:00.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7373" calcext:value-type="float">
            <text:p>35.22387373</text:p>
          </table:table-cell>
          <table:table-cell office:value-type="float" office:value="139.67318374" calcext:value-type="float">
            <text:p>139.67318374</text:p>
          </table:table-cell>
          <table:table-cell office:value-type="float" office:value="4.769" calcext:value-type="float">
            <text:p>4.769</text:p>
          </table:table-cell>
          <table:table-cell office:value-type="float" office:value="23" calcext:value-type="float">
            <text:p>23</text:p>
          </table:table-cell>
          <table:table-cell office:value-type="float" office:value="922332901000" calcext:value-type="float">
            <text:p>922332901000</text:p>
          </table:table-cell>
          <table:table-cell office:value-type="string" calcext:value-type="string">
            <text:p>1999-03-25T12:35:01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00.656S" calcext:value-type="time">
            <text:p>12:36:00.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11" calcext:value-type="float">
            <text:p>35.2238511</text:p>
          </table:table-cell>
          <table:table-cell office:value-type="float" office:value="139.67314833" calcext:value-type="float">
            <text:p>139.67314833</text:p>
          </table:table-cell>
          <table:table-cell office:value-type="float" office:value="64.985" calcext:value-type="float">
            <text:p>64.985</text:p>
          </table:table-cell>
          <table:table-cell office:value-type="float" office:value="9" calcext:value-type="float">
            <text:p>9</text:p>
          </table:table-cell>
          <table:table-cell office:value-type="float" office:value="922332939000" calcext:value-type="float">
            <text:p>922332939000</text:p>
          </table:table-cell>
          <table:table-cell office:value-type="string" calcext:value-type="string">
            <text:p>1999-03-25T12:35:39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00.969S" calcext:value-type="time">
            <text:p>12:36:00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112" calcext:value-type="float">
            <text:p>35.22385112</text:p>
          </table:table-cell>
          <table:table-cell office:value-type="float" office:value="139.67314616" calcext:value-type="float">
            <text:p>139.67314616</text:p>
          </table:table-cell>
          <table:table-cell office:value-type="float" office:value="65.298" calcext:value-type="float">
            <text:p>65.298</text:p>
          </table:table-cell>
          <table:table-cell office:value-type="float" office:value="8" calcext:value-type="float">
            <text:p>8</text:p>
          </table:table-cell>
          <table:table-cell office:value-type="float" office:value="922332943000" calcext:value-type="float">
            <text:p>922332943000</text:p>
          </table:table-cell>
          <table:table-cell office:value-type="string" calcext:value-type="string">
            <text:p>1999-03-25T12:35:43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00.969S" calcext:value-type="time">
            <text:p>12:36:00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79" calcext:value-type="float">
            <text:p>35.22385079</text:p>
          </table:table-cell>
          <table:table-cell office:value-type="float" office:value="139.67314548" calcext:value-type="float">
            <text:p>139.67314548</text:p>
          </table:table-cell>
          <table:table-cell office:value-type="float" office:value="65.298" calcext:value-type="float">
            <text:p>65.298</text:p>
          </table:table-cell>
          <table:table-cell office:value-type="float" office:value="8" calcext:value-type="float">
            <text:p>8</text:p>
          </table:table-cell>
          <table:table-cell office:value-type="float" office:value="922332957000" calcext:value-type="float">
            <text:p>922332957000</text:p>
          </table:table-cell>
          <table:table-cell office:value-type="string" calcext:value-type="string">
            <text:p>1999-03-25T12:35:57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01.006S" calcext:value-type="time">
            <text:p>12:36:01.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62" calcext:value-type="float">
            <text:p>35.22385062</text:p>
          </table:table-cell>
          <table:table-cell office:value-type="float" office:value="139.67314537" calcext:value-type="float">
            <text:p>139.67314537</text:p>
          </table:table-cell>
          <table:table-cell office:value-type="float" office:value="65.335" calcext:value-type="float">
            <text:p>65.335</text:p>
          </table:table-cell>
          <table:table-cell office:value-type="float" office:value="8" calcext:value-type="float">
            <text:p>8</text:p>
          </table:table-cell>
          <table:table-cell office:value-type="float" office:value="922332961000" calcext:value-type="float">
            <text:p>922332961000</text:p>
          </table:table-cell>
          <table:table-cell office:value-type="string" calcext:value-type="string">
            <text:p>1999-03-25T12:36:01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5.721S" calcext:value-type="time">
            <text:p>12:36:55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1" calcext:value-type="float">
            <text:p>35.2238501</text:p>
          </table:table-cell>
          <table:table-cell office:value-type="float" office:value="139.6731451" calcext:value-type="float">
            <text:p>139.6731451</text:p>
          </table:table-cell>
          <table:table-cell office:value-type="float" office:value="120.05" calcext:value-type="float">
            <text:p>120.05</text:p>
          </table:table-cell>
          <table:table-cell office:value-type="float" office:value="9" calcext:value-type="float">
            <text:p>9</text:p>
          </table:table-cell>
          <table:table-cell office:value-type="float" office:value="922332970000" calcext:value-type="float">
            <text:p>922332970000</text:p>
          </table:table-cell>
          <table:table-cell office:value-type="string" calcext:value-type="string">
            <text:p>1999-03-25T12:36:10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5.802S" calcext:value-type="time">
            <text:p>12:36:55.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04" calcext:value-type="float">
            <text:p>35.22385004</text:p>
          </table:table-cell>
          <table:table-cell office:value-type="float" office:value="139.67314508" calcext:value-type="float">
            <text:p>139.67314508</text:p>
          </table:table-cell>
          <table:table-cell office:value-type="float" office:value="120.131" calcext:value-type="float">
            <text:p>120.131</text:p>
          </table:table-cell>
          <table:table-cell office:value-type="float" office:value="9" calcext:value-type="float">
            <text:p>9</text:p>
          </table:table-cell>
          <table:table-cell office:value-type="float" office:value="922332971000" calcext:value-type="float">
            <text:p>922332971000</text:p>
          </table:table-cell>
          <table:table-cell office:value-type="string" calcext:value-type="string">
            <text:p>1999-03-25T12:36:11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5.852S" calcext:value-type="time">
            <text:p>12:36:55.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989" calcext:value-type="float">
            <text:p>35.22384989</text:p>
          </table:table-cell>
          <table:table-cell office:value-type="float" office:value="139.67314482" calcext:value-type="float">
            <text:p>139.67314482</text:p>
          </table:table-cell>
          <table:table-cell office:value-type="float" office:value="120.181" calcext:value-type="float">
            <text:p>120.181</text:p>
          </table:table-cell>
          <table:table-cell office:value-type="float" office:value="8" calcext:value-type="float">
            <text:p>8</text:p>
          </table:table-cell>
          <table:table-cell office:value-type="float" office:value="922332975000" calcext:value-type="float">
            <text:p>922332975000</text:p>
          </table:table-cell>
          <table:table-cell office:value-type="string" calcext:value-type="string">
            <text:p>1999-03-25T12:36:15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5.899S" calcext:value-type="time">
            <text:p>12:36:55.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973" calcext:value-type="float">
            <text:p>35.22384973</text:p>
          </table:table-cell>
          <table:table-cell office:value-type="float" office:value="139.67314434" calcext:value-type="float">
            <text:p>139.67314434</text:p>
          </table:table-cell>
          <table:table-cell office:value-type="float" office:value="120.228" calcext:value-type="float">
            <text:p>120.228</text:p>
          </table:table-cell>
          <table:table-cell office:value-type="float" office:value="6" calcext:value-type="float">
            <text:p>6</text:p>
          </table:table-cell>
          <table:table-cell office:value-type="float" office:value="922332982000" calcext:value-type="float">
            <text:p>922332982000</text:p>
          </table:table-cell>
          <table:table-cell office:value-type="string" calcext:value-type="string">
            <text:p>1999-03-25T12:36:22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5.952S" calcext:value-type="time">
            <text:p>12:36:55.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4968" calcext:value-type="float">
            <text:p>35.22384968</text:p>
          </table:table-cell>
          <table:table-cell office:value-type="float" office:value="139.67314337" calcext:value-type="float">
            <text:p>139.67314337</text:p>
          </table:table-cell>
          <table:table-cell office:value-type="float" office:value="120.281" calcext:value-type="float">
            <text:p>120.281</text:p>
          </table:table-cell>
          <table:table-cell office:value-type="float" office:value="11" calcext:value-type="float">
            <text:p>11</text:p>
          </table:table-cell>
          <table:table-cell office:value-type="float" office:value="922332999000" calcext:value-type="float">
            <text:p>922332999000</text:p>
          </table:table-cell>
          <table:table-cell office:value-type="string" calcext:value-type="string">
            <text:p>1999-03-25T12:36:39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6.104S" calcext:value-type="time">
            <text:p>12:36:56.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18" calcext:value-type="float">
            <text:p>35.22385018</text:p>
          </table:table-cell>
          <table:table-cell office:value-type="float" office:value="139.67314224" calcext:value-type="float">
            <text:p>139.67314224</text:p>
          </table:table-cell>
          <table:table-cell office:value-type="float" office:value="120.433" calcext:value-type="float">
            <text:p>120.433</text:p>
          </table:table-cell>
          <table:table-cell office:value-type="float" office:value="10" calcext:value-type="float">
            <text:p>10</text:p>
          </table:table-cell>
          <table:table-cell office:value-type="float" office:value="922333016000" calcext:value-type="float">
            <text:p>922333016000</text:p>
          </table:table-cell>
          <table:table-cell office:value-type="string" calcext:value-type="string">
            <text:p>1999-03-25T12:36:56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6.405S" calcext:value-type="time">
            <text:p>12:36:56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19" calcext:value-type="float">
            <text:p>35.22385019</text:p>
          </table:table-cell>
          <table:table-cell office:value-type="float" office:value="139.67314221" calcext:value-type="float">
            <text:p>139.67314221</text:p>
          </table:table-cell>
          <table:table-cell office:value-type="float" office:value="120.734" calcext:value-type="float">
            <text:p>120.734</text:p>
          </table:table-cell>
          <table:table-cell office:value-type="float" office:value="11" calcext:value-type="float">
            <text:p>11</text:p>
          </table:table-cell>
          <table:table-cell office:value-type="float" office:value="922333017000" calcext:value-type="float">
            <text:p>922333017000</text:p>
          </table:table-cell>
          <table:table-cell office:value-type="string" calcext:value-type="string">
            <text:p>1999-03-25T12:36:57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6M57.449S" calcext:value-type="time">
            <text:p>12:36:57.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23" calcext:value-type="float">
            <text:p>35.22385023</text:p>
          </table:table-cell>
          <table:table-cell office:value-type="float" office:value="139.67314217" calcext:value-type="float">
            <text:p>139.67314217</text:p>
          </table:table-cell>
          <table:table-cell office:value-type="float" office:value="121.778" calcext:value-type="float">
            <text:p>121.778</text:p>
          </table:table-cell>
          <table:table-cell office:value-type="float" office:value="11" calcext:value-type="float">
            <text:p>11</text:p>
          </table:table-cell>
          <table:table-cell office:value-type="float" office:value="922333018000" calcext:value-type="float">
            <text:p>922333018000</text:p>
          </table:table-cell>
          <table:table-cell office:value-type="string" calcext:value-type="string">
            <text:p>1999-03-25T12:36:58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7M00.469S" calcext:value-type="time">
            <text:p>12:37:00.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3" calcext:value-type="float">
            <text:p>35.2238503</text:p>
          </table:table-cell>
          <table:table-cell office:value-type="float" office:value="139.67314198" calcext:value-type="float">
            <text:p>139.67314198</text:p>
          </table:table-cell>
          <table:table-cell office:value-type="float" office:value="124.798" calcext:value-type="float">
            <text:p>124.798</text:p>
          </table:table-cell>
          <table:table-cell office:value-type="float" office:value="11" calcext:value-type="float">
            <text:p>11</text:p>
          </table:table-cell>
          <table:table-cell office:value-type="float" office:value="922333020000" calcext:value-type="float">
            <text:p>922333020000</text:p>
          </table:table-cell>
          <table:table-cell office:value-type="string" calcext:value-type="string">
            <text:p>1999-03-25T12:37:00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7M00.517S" calcext:value-type="time">
            <text:p>12:37:00.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34" calcext:value-type="float">
            <text:p>35.22385034</text:p>
          </table:table-cell>
          <table:table-cell office:value-type="float" office:value="139.67314188" calcext:value-type="float">
            <text:p>139.67314188</text:p>
          </table:table-cell>
          <table:table-cell office:value-type="float" office:value="124.846" calcext:value-type="float">
            <text:p>124.846</text:p>
          </table:table-cell>
          <table:table-cell office:value-type="float" office:value="11" calcext:value-type="float">
            <text:p>11</text:p>
          </table:table-cell>
          <table:table-cell office:value-type="float" office:value="922333021000" calcext:value-type="float">
            <text:p>922333021000</text:p>
          </table:table-cell>
          <table:table-cell office:value-type="string" calcext:value-type="string">
            <text:p>1999-03-25T12:37:01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7M27.709S" calcext:value-type="time">
            <text:p>12:37:27.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5037" calcext:value-type="float">
            <text:p>35.22385037</text:p>
          </table:table-cell>
          <table:table-cell office:value-type="float" office:value="139.67314177" calcext:value-type="float">
            <text:p>139.67314177</text:p>
          </table:table-cell>
          <table:table-cell office:value-type="float" office:value="152.038" calcext:value-type="float">
            <text:p>152.038</text:p>
          </table:table-cell>
          <table:table-cell office:value-type="float" office:value="11" calcext:value-type="float">
            <text:p>11</text:p>
          </table:table-cell>
          <table:table-cell office:value-type="float" office:value="922333022000" calcext:value-type="float">
            <text:p>922333022000</text:p>
          </table:table-cell>
          <table:table-cell office:value-type="string" calcext:value-type="string">
            <text:p>1999-03-25T12:37:02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7M27.83S" calcext:value-type="time">
            <text:p>12:37:27.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89795" calcext:value-type="float">
            <text:p>35.22389795</text:p>
          </table:table-cell>
          <table:table-cell office:value-type="float" office:value="139.6730089" calcext:value-type="float">
            <text:p>139.6730089</text:p>
          </table:table-cell>
          <table:table-cell office:value-type="float" office:value="152.159" calcext:value-type="float">
            <text:p>152.159</text:p>
          </table:table-cell>
          <table:table-cell office:value-type="float" office:value="11" calcext:value-type="float">
            <text:p>11</text:p>
          </table:table-cell>
          <table:table-cell office:value-type="float" office:value="922333048000" calcext:value-type="float">
            <text:p>922333048000</text:p>
          </table:table-cell>
          <table:table-cell office:value-type="string" calcext:value-type="string">
            <text:p>1999-03-25T12:37:28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7M28.086S" calcext:value-type="time">
            <text:p>12:37:28.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137" calcext:value-type="float">
            <text:p>35.22390137</text:p>
          </table:table-cell>
          <table:table-cell office:value-type="float" office:value="139.67299872" calcext:value-type="float">
            <text:p>139.67299872</text:p>
          </table:table-cell>
          <table:table-cell office:value-type="float" office:value="152.415" calcext:value-type="float">
            <text:p>152.415</text:p>
          </table:table-cell>
          <table:table-cell office:value-type="float" office:value="11" calcext:value-type="float">
            <text:p>11</text:p>
          </table:table-cell>
          <table:table-cell office:value-type="float" office:value="922333049000" calcext:value-type="float">
            <text:p>922333049000</text:p>
          </table:table-cell>
          <table:table-cell office:value-type="string" calcext:value-type="string">
            <text:p>1999-03-25T12:37:29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8M00.593S" calcext:value-type="time">
            <text:p>12:38:00.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390288" calcext:value-type="float">
            <text:p>35.22390288</text:p>
          </table:table-cell>
          <table:table-cell office:value-type="float" office:value="139.67299096" calcext:value-type="float">
            <text:p>139.67299096</text:p>
          </table:table-cell>
          <table:table-cell office:value-type="float" office:value="184.922" calcext:value-type="float">
            <text:p>184.922</text:p>
          </table:table-cell>
          <table:table-cell office:value-type="float" office:value="11" calcext:value-type="float">
            <text:p>11</text:p>
          </table:table-cell>
          <table:table-cell office:value-type="float" office:value="922333050000" calcext:value-type="float">
            <text:p>922333050000</text:p>
          </table:table-cell>
          <table:table-cell office:value-type="string" calcext:value-type="string">
            <text:p>1999-03-25T12:37:30+0900</text:p>
          </table:table-cell>
        </table:table-row>
        <table:table-row table:style-name="ro1">
          <table:table-cell office:value-type="time" office:time-value="PT12H34M55.671S" calcext:value-type="time">
            <text:p>12:34:55.67</text:p>
          </table:table-cell>
          <table:table-cell office:value-type="time" office:time-value="PT12H39M00.508S" calcext:value-type="time">
            <text:p>12:39:00.5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2M58.647S" calcext:value-type="time">
            <text:p>12:52:58.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12431" calcext:value-type="float">
            <text:p>35.22412431</text:p>
          </table:table-cell>
          <table:table-cell office:value-type="float" office:value="139.67246102" calcext:value-type="float">
            <text:p>139.67246102</text:p>
          </table:table-cell>
          <table:table-cell office:value-type="float" office:value="4.196" calcext:value-type="float">
            <text:p>4.196</text:p>
          </table:table-cell>
          <table:table-cell office:value-type="float" office:value="18" calcext:value-type="float">
            <text:p>18</text:p>
          </table:table-cell>
          <table:table-cell office:value-type="float" office:value="922333979000" calcext:value-type="float">
            <text:p>922333979000</text:p>
          </table:table-cell>
          <table:table-cell office:value-type="string" calcext:value-type="string">
            <text:p>1999-03-25T12:52:59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3M54.973S" calcext:value-type="time">
            <text:p>12:53:54.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908" calcext:value-type="float">
            <text:p>35.22402908</text:p>
          </table:table-cell>
          <table:table-cell office:value-type="float" office:value="139.67271747" calcext:value-type="float">
            <text:p>139.67271747</text:p>
          </table:table-cell>
          <table:table-cell office:value-type="float" office:value="60.522" calcext:value-type="float">
            <text:p>60.522</text:p>
          </table:table-cell>
          <table:table-cell office:value-type="float" office:value="5" calcext:value-type="float">
            <text:p>5</text:p>
          </table:table-cell>
          <table:table-cell office:value-type="float" office:value="922334019000" calcext:value-type="float">
            <text:p>922334019000</text:p>
          </table:table-cell>
          <table:table-cell office:value-type="string" calcext:value-type="string">
            <text:p>1999-03-25T12:53:39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3M55.314S" calcext:value-type="time">
            <text:p>12:53:55.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982" calcext:value-type="float">
            <text:p>35.22402982</text:p>
          </table:table-cell>
          <table:table-cell office:value-type="float" office:value="139.67271946" calcext:value-type="float">
            <text:p>139.67271946</text:p>
          </table:table-cell>
          <table:table-cell office:value-type="float" office:value="60.863" calcext:value-type="float">
            <text:p>60.863</text:p>
          </table:table-cell>
          <table:table-cell office:value-type="float" office:value="4" calcext:value-type="float">
            <text:p>4</text:p>
          </table:table-cell>
          <table:table-cell office:value-type="float" office:value="922334033000" calcext:value-type="float">
            <text:p>922334033000</text:p>
          </table:table-cell>
          <table:table-cell office:value-type="string" calcext:value-type="string">
            <text:p>1999-03-25T12:53:53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3M55.358S" calcext:value-type="time">
            <text:p>12:53:55.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02" calcext:value-type="float">
            <text:p>35.22403002</text:p>
          </table:table-cell>
          <table:table-cell office:value-type="float" office:value="139.67271961" calcext:value-type="float">
            <text:p>139.67271961</text:p>
          </table:table-cell>
          <table:table-cell office:value-type="float" office:value="60.907" calcext:value-type="float">
            <text:p>60.907</text:p>
          </table:table-cell>
          <table:table-cell office:value-type="float" office:value="4" calcext:value-type="float">
            <text:p>4</text:p>
          </table:table-cell>
          <table:table-cell office:value-type="float" office:value="922334035000" calcext:value-type="float">
            <text:p>922334035000</text:p>
          </table:table-cell>
          <table:table-cell office:value-type="string" calcext:value-type="string">
            <text:p>1999-03-25T12:53:55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3M55.411S" calcext:value-type="time">
            <text:p>12:53:55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11" calcext:value-type="float">
            <text:p>35.22403011</text:p>
          </table:table-cell>
          <table:table-cell office:value-type="float" office:value="139.67271971" calcext:value-type="float">
            <text:p>139.67271971</text:p>
          </table:table-cell>
          <table:table-cell office:value-type="float" office:value="60.96" calcext:value-type="float">
            <text:p>60.96</text:p>
          </table:table-cell>
          <table:table-cell office:value-type="float" office:value="4" calcext:value-type="float">
            <text:p>4</text:p>
          </table:table-cell>
          <table:table-cell office:value-type="float" office:value="922334036000" calcext:value-type="float">
            <text:p>922334036000</text:p>
          </table:table-cell>
          <table:table-cell office:value-type="string" calcext:value-type="string">
            <text:p>1999-03-25T12:53:56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3M59.586S" calcext:value-type="time">
            <text:p>12:53:59.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21" calcext:value-type="float">
            <text:p>35.22403021</text:p>
          </table:table-cell>
          <table:table-cell office:value-type="float" office:value="139.67271978" calcext:value-type="float">
            <text:p>139.67271978</text:p>
          </table:table-cell>
          <table:table-cell office:value-type="float" office:value="65.135" calcext:value-type="float">
            <text:p>65.135</text:p>
          </table:table-cell>
          <table:table-cell office:value-type="float" office:value="4" calcext:value-type="float">
            <text:p>4</text:p>
          </table:table-cell>
          <table:table-cell office:value-type="float" office:value="922334037000" calcext:value-type="float">
            <text:p>922334037000</text:p>
          </table:table-cell>
          <table:table-cell office:value-type="string" calcext:value-type="string">
            <text:p>1999-03-25T12:53:57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3M59.619S" calcext:value-type="time">
            <text:p>12:53:59.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33" calcext:value-type="float">
            <text:p>35.22403033</text:p>
          </table:table-cell>
          <table:table-cell office:value-type="float" office:value="139.67272008" calcext:value-type="float">
            <text:p>139.67272008</text:p>
          </table:table-cell>
          <table:table-cell office:value-type="float" office:value="65.168" calcext:value-type="float">
            <text:p>65.168</text:p>
          </table:table-cell>
          <table:table-cell office:value-type="float" office:value="4" calcext:value-type="float">
            <text:p>4</text:p>
          </table:table-cell>
          <table:table-cell office:value-type="float" office:value="922334040000" calcext:value-type="float">
            <text:p>922334040000</text:p>
          </table:table-cell>
          <table:table-cell office:value-type="string" calcext:value-type="string">
            <text:p>1999-03-25T12:54:00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4M00.416S" calcext:value-type="time">
            <text:p>12:54:00.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37" calcext:value-type="float">
            <text:p>35.22403037</text:p>
          </table:table-cell>
          <table:table-cell office:value-type="float" office:value="139.67272022" calcext:value-type="float">
            <text:p>139.67272022</text:p>
          </table:table-cell>
          <table:table-cell office:value-type="float" office:value="65.965" calcext:value-type="float">
            <text:p>65.965</text:p>
          </table:table-cell>
          <table:table-cell office:value-type="float" office:value="4" calcext:value-type="float">
            <text:p>4</text:p>
          </table:table-cell>
          <table:table-cell office:value-type="float" office:value="922334041000" calcext:value-type="float">
            <text:p>922334041000</text:p>
          </table:table-cell>
          <table:table-cell office:value-type="string" calcext:value-type="string">
            <text:p>1999-03-25T12:54:01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00.491S" calcext:value-type="time">
            <text:p>12:55:00.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42" calcext:value-type="float">
            <text:p>35.22403042</text:p>
          </table:table-cell>
          <table:table-cell office:value-type="float" office:value="139.67272032" calcext:value-type="float">
            <text:p>139.67272032</text:p>
          </table:table-cell>
          <table:table-cell office:value-type="float" office:value="126.04" calcext:value-type="float">
            <text:p>126.04</text:p>
          </table:table-cell>
          <table:table-cell office:value-type="float" office:value="4" calcext:value-type="float">
            <text:p>4</text:p>
          </table:table-cell>
          <table:table-cell office:value-type="float" office:value="922334042000" calcext:value-type="float">
            <text:p>922334042000</text:p>
          </table:table-cell>
          <table:table-cell office:value-type="string" calcext:value-type="string">
            <text:p>1999-03-25T12:54:02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00.64S" calcext:value-type="time">
            <text:p>12:55:00.6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76" calcext:value-type="float">
            <text:p>35.22403076</text:p>
          </table:table-cell>
          <table:table-cell office:value-type="float" office:value="139.67272071" calcext:value-type="float">
            <text:p>139.67272071</text:p>
          </table:table-cell>
          <table:table-cell office:value-type="float" office:value="126.189" calcext:value-type="float">
            <text:p>126.189</text:p>
          </table:table-cell>
          <table:table-cell office:value-type="float" office:value="4" calcext:value-type="float">
            <text:p>4</text:p>
          </table:table-cell>
          <table:table-cell office:value-type="float" office:value="922334046000" calcext:value-type="float">
            <text:p>922334046000</text:p>
          </table:table-cell>
          <table:table-cell office:value-type="string" calcext:value-type="string">
            <text:p>1999-03-25T12:54:06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00.685S" calcext:value-type="time">
            <text:p>12:55:00.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96" calcext:value-type="float">
            <text:p>35.22403096</text:p>
          </table:table-cell>
          <table:table-cell office:value-type="float" office:value="139.67272213" calcext:value-type="float">
            <text:p>139.67272213</text:p>
          </table:table-cell>
          <table:table-cell office:value-type="float" office:value="126.234" calcext:value-type="float">
            <text:p>126.234</text:p>
          </table:table-cell>
          <table:table-cell office:value-type="float" office:value="4" calcext:value-type="float">
            <text:p>4</text:p>
          </table:table-cell>
          <table:table-cell office:value-type="float" office:value="922334060000" calcext:value-type="float">
            <text:p>922334060000</text:p>
          </table:table-cell>
          <table:table-cell office:value-type="string" calcext:value-type="string">
            <text:p>1999-03-25T12:54:20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25.847S" calcext:value-type="time">
            <text:p>12:55:25.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87" calcext:value-type="float">
            <text:p>35.22403087</text:p>
          </table:table-cell>
          <table:table-cell office:value-type="float" office:value="139.67272326" calcext:value-type="float">
            <text:p>139.67272326</text:p>
          </table:table-cell>
          <table:table-cell office:value-type="float" office:value="151.396" calcext:value-type="float">
            <text:p>151.396</text:p>
          </table:table-cell>
          <table:table-cell office:value-type="float" office:value="10" calcext:value-type="float">
            <text:p>10</text:p>
          </table:table-cell>
          <table:table-cell office:value-type="float" office:value="922334075000" calcext:value-type="float">
            <text:p>922334075000</text:p>
          </table:table-cell>
          <table:table-cell office:value-type="string" calcext:value-type="string">
            <text:p>1999-03-25T12:54:35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25.943S" calcext:value-type="time">
            <text:p>12:55:25.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93" calcext:value-type="float">
            <text:p>35.22403093</text:p>
          </table:table-cell>
          <table:table-cell office:value-type="float" office:value="139.67272333" calcext:value-type="float">
            <text:p>139.67272333</text:p>
          </table:table-cell>
          <table:table-cell office:value-type="float" office:value="151.492" calcext:value-type="float">
            <text:p>151.492</text:p>
          </table:table-cell>
          <table:table-cell office:value-type="float" office:value="10" calcext:value-type="float">
            <text:p>10</text:p>
          </table:table-cell>
          <table:table-cell office:value-type="float" office:value="922334076000" calcext:value-type="float">
            <text:p>922334076000</text:p>
          </table:table-cell>
          <table:table-cell office:value-type="string" calcext:value-type="string">
            <text:p>1999-03-25T12:54:36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26.015S" calcext:value-type="time">
            <text:p>12:55:26.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43" calcext:value-type="float">
            <text:p>35.22403043</text:p>
          </table:table-cell>
          <table:table-cell office:value-type="float" office:value="139.67272406" calcext:value-type="float">
            <text:p>139.67272406</text:p>
          </table:table-cell>
          <table:table-cell office:value-type="float" office:value="151.564" calcext:value-type="float">
            <text:p>151.564</text:p>
          </table:table-cell>
          <table:table-cell office:value-type="float" office:value="10" calcext:value-type="float">
            <text:p>10</text:p>
          </table:table-cell>
          <table:table-cell office:value-type="float" office:value="922334090000" calcext:value-type="float">
            <text:p>922334090000</text:p>
          </table:table-cell>
          <table:table-cell office:value-type="string" calcext:value-type="string">
            <text:p>1999-03-25T12:54:50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26.137S" calcext:value-type="time">
            <text:p>12:55:26.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022" calcext:value-type="float">
            <text:p>35.22403022</text:p>
          </table:table-cell>
          <table:table-cell office:value-type="float" office:value="139.67272434" calcext:value-type="float">
            <text:p>139.67272434</text:p>
          </table:table-cell>
          <table:table-cell office:value-type="float" office:value="151.686" calcext:value-type="float">
            <text:p>151.686</text:p>
          </table:table-cell>
          <table:table-cell office:value-type="float" office:value="10" calcext:value-type="float">
            <text:p>10</text:p>
          </table:table-cell>
          <table:table-cell office:value-type="float" office:value="922334097000" calcext:value-type="float">
            <text:p>922334097000</text:p>
          </table:table-cell>
          <table:table-cell office:value-type="string" calcext:value-type="string">
            <text:p>1999-03-25T12:54:57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26.173S" calcext:value-type="time">
            <text:p>12:55:26.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97" calcext:value-type="float">
            <text:p>35.2240297</text:p>
          </table:table-cell>
          <table:table-cell office:value-type="float" office:value="139.67272501" calcext:value-type="float">
            <text:p>139.67272501</text:p>
          </table:table-cell>
          <table:table-cell office:value-type="float" office:value="151.722" calcext:value-type="float">
            <text:p>151.722</text:p>
          </table:table-cell>
          <table:table-cell office:value-type="float" office:value="10" calcext:value-type="float">
            <text:p>10</text:p>
          </table:table-cell>
          <table:table-cell office:value-type="float" office:value="922334105000" calcext:value-type="float">
            <text:p>922334105000</text:p>
          </table:table-cell>
          <table:table-cell office:value-type="string" calcext:value-type="string">
            <text:p>1999-03-25T12:55:05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5M26.254S" calcext:value-type="time">
            <text:p>12:55:26.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856" calcext:value-type="float">
            <text:p>35.22402856</text:p>
          </table:table-cell>
          <table:table-cell office:value-type="float" office:value="139.67272713" calcext:value-type="float">
            <text:p>139.67272713</text:p>
          </table:table-cell>
          <table:table-cell office:value-type="float" office:value="151.803" calcext:value-type="float">
            <text:p>151.803</text:p>
          </table:table-cell>
          <table:table-cell office:value-type="float" office:value="3" calcext:value-type="float">
            <text:p>3</text:p>
          </table:table-cell>
          <table:table-cell office:value-type="float" office:value="922334127000" calcext:value-type="float">
            <text:p>922334127000</text:p>
          </table:table-cell>
          <table:table-cell office:value-type="string" calcext:value-type="string">
            <text:p>1999-03-25T12:55:27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6M00.622S" calcext:value-type="time">
            <text:p>12:56:00.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869" calcext:value-type="float">
            <text:p>35.22402869</text:p>
          </table:table-cell>
          <table:table-cell office:value-type="float" office:value="139.67272785" calcext:value-type="float">
            <text:p>139.67272785</text:p>
          </table:table-cell>
          <table:table-cell office:value-type="float" office:value="186.171" calcext:value-type="float">
            <text:p>186.171</text:p>
          </table:table-cell>
          <table:table-cell office:value-type="float" office:value="3" calcext:value-type="float">
            <text:p>3</text:p>
          </table:table-cell>
          <table:table-cell office:value-type="float" office:value="922334138000" calcext:value-type="float">
            <text:p>922334138000</text:p>
          </table:table-cell>
          <table:table-cell office:value-type="string" calcext:value-type="string">
            <text:p>1999-03-25T12:55:38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6M00.72S" calcext:value-type="time">
            <text:p>12:56:00.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866" calcext:value-type="float">
            <text:p>35.22402866</text:p>
          </table:table-cell>
          <table:table-cell office:value-type="float" office:value="139.67272798" calcext:value-type="float">
            <text:p>139.67272798</text:p>
          </table:table-cell>
          <table:table-cell office:value-type="float" office:value="186.269" calcext:value-type="float">
            <text:p>186.269</text:p>
          </table:table-cell>
          <table:table-cell office:value-type="float" office:value="3" calcext:value-type="float">
            <text:p>3</text:p>
          </table:table-cell>
          <table:table-cell office:value-type="float" office:value="922334141000" calcext:value-type="float">
            <text:p>922334141000</text:p>
          </table:table-cell>
          <table:table-cell office:value-type="string" calcext:value-type="string">
            <text:p>1999-03-25T12:55:41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6M00.866S" calcext:value-type="time">
            <text:p>12:56:00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86" calcext:value-type="float">
            <text:p>35.2240286</text:p>
          </table:table-cell>
          <table:table-cell office:value-type="float" office:value="139.67272806" calcext:value-type="float">
            <text:p>139.67272806</text:p>
          </table:table-cell>
          <table:table-cell office:value-type="float" office:value="186.415" calcext:value-type="float">
            <text:p>186.415</text:p>
          </table:table-cell>
          <table:table-cell office:value-type="float" office:value="3" calcext:value-type="float">
            <text:p>3</text:p>
          </table:table-cell>
          <table:table-cell office:value-type="float" office:value="922334142000" calcext:value-type="float">
            <text:p>922334142000</text:p>
          </table:table-cell>
          <table:table-cell office:value-type="string" calcext:value-type="string">
            <text:p>1999-03-25T12:55:42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6M00.885S" calcext:value-type="time">
            <text:p>12:56:00.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717" calcext:value-type="float">
            <text:p>35.22402717</text:p>
          </table:table-cell>
          <table:table-cell office:value-type="float" office:value="139.67272968" calcext:value-type="float">
            <text:p>139.67272968</text:p>
          </table:table-cell>
          <table:table-cell office:value-type="float" office:value="186.434" calcext:value-type="float">
            <text:p>186.434</text:p>
          </table:table-cell>
          <table:table-cell office:value-type="float" office:value="3" calcext:value-type="float">
            <text:p>3</text:p>
          </table:table-cell>
          <table:table-cell office:value-type="float" office:value="922334161000" calcext:value-type="float">
            <text:p>922334161000</text:p>
          </table:table-cell>
          <table:table-cell office:value-type="string" calcext:value-type="string">
            <text:p>1999-03-25T12:56:01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6M01.413S" calcext:value-type="time">
            <text:p>12:56:01.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2708" calcext:value-type="float">
            <text:p>35.22402708</text:p>
          </table:table-cell>
          <table:table-cell office:value-type="float" office:value="139.67272974" calcext:value-type="float">
            <text:p>139.67272974</text:p>
          </table:table-cell>
          <table:table-cell office:value-type="float" office:value="186.962" calcext:value-type="float">
            <text:p>186.962</text:p>
          </table:table-cell>
          <table:table-cell office:value-type="float" office:value="3" calcext:value-type="float">
            <text:p>3</text:p>
          </table:table-cell>
          <table:table-cell office:value-type="float" office:value="922334162000" calcext:value-type="float">
            <text:p>922334162000</text:p>
          </table:table-cell>
          <table:table-cell office:value-type="string" calcext:value-type="string">
            <text:p>1999-03-25T12:56:02+0900</text:p>
          </table:table-cell>
        </table:table-row>
        <table:table-row table:style-name="ro1">
          <table:table-cell office:value-type="time" office:time-value="PT12H52M54.451S" calcext:value-type="time">
            <text:p>12:52:54.45</text:p>
          </table:table-cell>
          <table:table-cell office:value-type="time" office:time-value="PT12H56M01.688S" calcext:value-type="time">
            <text:p>12:56:01.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237" calcext:value-type="float">
            <text:p>187.2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3H00M46.248S" calcext:value-type="time">
            <text:p>13:00:46.25</text:p>
          </table:table-cell>
          <table:table-cell office:value-type="time" office:time-value="PT13H01M16.824S" calcext:value-type="time">
            <text:p>13:01:16.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658" calcext:value-type="float">
            <text:p>35.2240658</text:p>
          </table:table-cell>
          <table:table-cell office:value-type="float" office:value="139.67270232" calcext:value-type="float">
            <text:p>139.67270232</text:p>
          </table:table-cell>
          <table:table-cell office:value-type="float" office:value="30.576" calcext:value-type="float">
            <text:p>30.576</text:p>
          </table:table-cell>
          <table:table-cell office:value-type="float" office:value="31" calcext:value-type="float">
            <text:p>31</text:p>
          </table:table-cell>
          <table:table-cell office:value-type="float" office:value="922334453971" calcext:value-type="float">
            <text:p>922334453971</text:p>
          </table:table-cell>
          <table:table-cell office:value-type="string" calcext:value-type="string">
            <text:p>1999-03-25T13:00:53+0900</text:p>
          </table:table-cell>
        </table:table-row>
        <table:table-row table:style-name="ro1">
          <table:table-cell office:value-type="time" office:time-value="PT13H00M46.248S" calcext:value-type="time">
            <text:p>13:00:46.25</text:p>
          </table:table-cell>
          <table:table-cell office:value-type="time" office:time-value="PT13H01M42.867S" calcext:value-type="time">
            <text:p>13:01:42.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782" calcext:value-type="float">
            <text:p>35.22403782</text:p>
          </table:table-cell>
          <table:table-cell office:value-type="float" office:value="139.67278652" calcext:value-type="float">
            <text:p>139.67278652</text:p>
          </table:table-cell>
          <table:table-cell office:value-type="float" office:value="56.619" calcext:value-type="float">
            <text:p>56.619</text:p>
          </table:table-cell>
          <table:table-cell office:value-type="float" office:value="5" calcext:value-type="float">
            <text:p>5</text:p>
          </table:table-cell>
          <table:table-cell office:value-type="float" office:value="922334503000" calcext:value-type="float">
            <text:p>922334503000</text:p>
          </table:table-cell>
          <table:table-cell office:value-type="string" calcext:value-type="string">
            <text:p>1999-03-25T13:01:43+0900</text:p>
          </table:table-cell>
        </table:table-row>
        <table:table-row table:style-name="ro1">
          <table:table-cell office:value-type="time" office:time-value="PT13H00M46.248S" calcext:value-type="time">
            <text:p>13:00:46.25</text:p>
          </table:table-cell>
          <table:table-cell office:value-type="time" office:time-value="PT13H01M43.336S" calcext:value-type="time">
            <text:p>13:01:43.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785" calcext:value-type="float">
            <text:p>35.22403785</text:p>
          </table:table-cell>
          <table:table-cell office:value-type="float" office:value="139.67278658" calcext:value-type="float">
            <text:p>139.67278658</text:p>
          </table:table-cell>
          <table:table-cell office:value-type="float" office:value="57.088" calcext:value-type="float">
            <text:p>57.088</text:p>
          </table:table-cell>
          <table:table-cell office:value-type="float" office:value="4" calcext:value-type="float">
            <text:p>4</text:p>
          </table:table-cell>
          <table:table-cell office:value-type="float" office:value="922334504000" calcext:value-type="float">
            <text:p>922334504000</text:p>
          </table:table-cell>
          <table:table-cell office:value-type="string" calcext:value-type="string">
            <text:p>1999-03-25T13:01:44+0900</text:p>
          </table:table-cell>
        </table:table-row>
        <table:table-row table:style-name="ro1">
          <table:table-cell office:value-type="time" office:time-value="PT13H00M46.248S" calcext:value-type="time">
            <text:p>13:00:46.25</text:p>
          </table:table-cell>
          <table:table-cell office:value-type="time" office:time-value="PT13H01M44.355S" calcext:value-type="time">
            <text:p>13:01:44.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789" calcext:value-type="float">
            <text:p>35.22403789</text:p>
          </table:table-cell>
          <table:table-cell office:value-type="float" office:value="139.67278658" calcext:value-type="float">
            <text:p>139.67278658</text:p>
          </table:table-cell>
          <table:table-cell office:value-type="float" office:value="58.107" calcext:value-type="float">
            <text:p>58.107</text:p>
          </table:table-cell>
          <table:table-cell office:value-type="float" office:value="4" calcext:value-type="float">
            <text:p>4</text:p>
          </table:table-cell>
          <table:table-cell office:value-type="float" office:value="922334505000" calcext:value-type="float">
            <text:p>922334505000</text:p>
          </table:table-cell>
          <table:table-cell office:value-type="string" calcext:value-type="string">
            <text:p>1999-03-25T13:01:45+0900</text:p>
          </table:table-cell>
        </table:table-row>
        <table:table-row table:style-name="ro1">
          <table:table-cell office:value-type="time" office:time-value="PT13H00M46.248S" calcext:value-type="time">
            <text:p>13:00:46.25</text:p>
          </table:table-cell>
          <table:table-cell office:value-type="time" office:time-value="PT13H01M45.361S" calcext:value-type="time">
            <text:p>13:01:45.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.22403788" calcext:value-type="float">
            <text:p>35.22403788</text:p>
          </table:table-cell>
          <table:table-cell office:value-type="float" office:value="139.67278665" calcext:value-type="float">
            <text:p>139.67278665</text:p>
          </table:table-cell>
          <table:table-cell office:value-type="float" office:value="59.113" calcext:value-type="float">
            <text:p>59.113</text:p>
          </table:table-cell>
          <table:table-cell office:value-type="float" office:value="4" calcext:value-type="float">
            <text:p>4</text:p>
          </table:table-cell>
          <table:table-cell office:value-type="float" office:value="922334506000" calcext:value-type="float">
            <text:p>922334506000</text:p>
          </table:table-cell>
          <table:table-cell office:value-type="string" calcext:value-type="string">
            <text:p>1999-03-25T13:01:46+0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0:44:54.853000000</meta:creation-date>
    <dc:date>2018-11-08T18:53:14.017000000</dc:date>
    <meta:editing-duration>PT6H7M14S</meta:editing-duration>
    <meta:editing-cycles>7</meta:editing-cycles>
    <meta:generator>LibreOffice/6.0.2.1$Windows_X86_64 LibreOffice_project/f7f06a8f319e4b62f9bc5095aa112a65d2f3ac89</meta:generator>
    <meta:document-statistic meta:table-count="5" meta:cell-count="7496" meta:object-count="0"/>
  </office:meta>
</office:document-meta>
</file>